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 style:data-style-name="N100"/>
    <style:style style:name="ce3" style:family="table-cell" style:parent-style-name="Default" style:data-style-name="N10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valence_history_2022040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e_cases</text:p>
          </table:table-cell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1225225.65325367" calcext:value-type="float">
            <text:p>1225225.65325367</text:p>
          </table:table-cell>
        </table:table-row>
        <table:table-row table:style-name="ro1">
          <table:table-cell office:value-type="string" calcext:value-type="string">
            <text:p>2021-11-02</text:p>
          </table:table-cell>
          <table:table-cell office:value-type="float" office:value="1221161.83661904" calcext:value-type="float">
            <text:p>1221161.83661904</text:p>
          </table:table-cell>
        </table:table-row>
        <table:table-row table:style-name="ro1">
          <table:table-cell office:value-type="string" calcext:value-type="string">
            <text:p>2021-11-03</text:p>
          </table:table-cell>
          <table:table-cell office:value-type="float" office:value="1213497.14986412" calcext:value-type="float">
            <text:p>1213497.14986412</text:p>
          </table:table-cell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1202131.65993773" calcext:value-type="float">
            <text:p>1202131.65993773</text:p>
          </table:table-cell>
        </table:table-row>
        <table:table-row table:style-name="ro1">
          <table:table-cell office:value-type="string" calcext:value-type="string">
            <text:p>2021-11-05</text:p>
          </table:table-cell>
          <table:table-cell office:value-type="float" office:value="1188396.01801115" calcext:value-type="float">
            <text:p>1188396.01801115</text:p>
          </table:table-cell>
        </table:table-row>
        <table:table-row table:style-name="ro1">
          <table:table-cell office:value-type="string" calcext:value-type="string">
            <text:p>2021-11-06</text:p>
          </table:table-cell>
          <table:table-cell office:value-type="float" office:value="1172661.9625553" calcext:value-type="float">
            <text:p>1172661.9625553</text:p>
          </table:table-cell>
        </table:table-row>
        <table:table-row table:style-name="ro1">
          <table:table-cell office:value-type="string" calcext:value-type="string">
            <text:p>2021-11-07</text:p>
          </table:table-cell>
          <table:table-cell office:value-type="float" office:value="1154803.05304939" calcext:value-type="float">
            <text:p>1154803.05304939</text:p>
          </table:table-cell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1134519.5457792" calcext:value-type="float">
            <text:p>1134519.5457792</text:p>
          </table:table-cell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1112818.16170476" calcext:value-type="float">
            <text:p>1112818.16170476</text:p>
          </table:table-cell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1091519.54804676" calcext:value-type="float">
            <text:p>1091519.54804676</text:p>
          </table:table-cell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1070837.04337689" calcext:value-type="float">
            <text:p>1070837.04337689</text:p>
          </table:table-cell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1050768.13430284" calcext:value-type="float">
            <text:p>1050768.13430284</text:p>
          </table:table-cell>
        </table:table-row>
        <table:table-row table:style-name="ro1">
          <table:table-cell office:value-type="string" calcext:value-type="string">
            <text:p>2021-11-13</text:p>
          </table:table-cell>
          <table:table-cell office:value-type="float" office:value="1032717.10448078" calcext:value-type="float">
            <text:p>1032717.10448078</text:p>
          </table:table-cell>
        </table:table-row>
        <table:table-row table:style-name="ro1">
          <table:table-cell office:value-type="string" calcext:value-type="string">
            <text:p>2021-11-14</text:p>
          </table:table-cell>
          <table:table-cell office:value-type="float" office:value="1016582.37337023" calcext:value-type="float">
            <text:p>1016582.37337023</text:p>
          </table:table-cell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1003487.52279245" calcext:value-type="float">
            <text:p>1003487.52279245</text:p>
          </table:table-cell>
        </table:table-row>
        <table:table-row table:style-name="ro1">
          <table:table-cell office:value-type="string" calcext:value-type="string">
            <text:p>2021-11-16</text:p>
          </table:table-cell>
          <table:table-cell office:value-type="float" office:value="993886.608771427" calcext:value-type="float">
            <text:p>993886.608771427</text:p>
          </table:table-cell>
        </table:table-row>
        <table:table-row table:style-name="ro1">
          <table:table-cell office:value-type="string" calcext:value-type="string">
            <text:p>2021-11-17</text:p>
          </table:table-cell>
          <table:table-cell office:value-type="float" office:value="987724.832476748" calcext:value-type="float">
            <text:p>987724.832476748</text:p>
          </table:table-cell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985140.282204749" calcext:value-type="float">
            <text:p>985140.282204749</text:p>
          </table:table-cell>
        </table:table-row>
        <table:table-row table:style-name="ro1">
          <table:table-cell office:value-type="string" calcext:value-type="string">
            <text:p>2021-11-19</text:p>
          </table:table-cell>
          <table:table-cell office:value-type="float" office:value="986208.452628364" calcext:value-type="float">
            <text:p>986208.452628364</text:p>
          </table:table-cell>
        </table:table-row>
        <table:table-row table:style-name="ro1">
          <table:table-cell office:value-type="string" calcext:value-type="string">
            <text:p>2021-11-20</text:p>
          </table:table-cell>
          <table:table-cell office:value-type="float" office:value="990776.779205306" calcext:value-type="float">
            <text:p>990776.779205306</text:p>
          </table:table-cell>
        </table:table-row>
        <table:table-row table:style-name="ro1">
          <table:table-cell office:value-type="string" calcext:value-type="string">
            <text:p>2021-11-21</text:p>
          </table:table-cell>
          <table:table-cell office:value-type="float" office:value="997231.967933214" calcext:value-type="float">
            <text:p>997231.967933214</text:p>
          </table:table-cell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1006581.75691971" calcext:value-type="float">
            <text:p>1006581.75691971</text:p>
          </table:table-cell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1016791.52573228" calcext:value-type="float">
            <text:p>1016791.52573228</text:p>
          </table:table-cell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1027264.39287272" calcext:value-type="float">
            <text:p>1027264.39287272</text:p>
          </table:table-cell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1037108.1322188" calcext:value-type="float">
            <text:p>1037108.1322188</text:p>
          </table:table-cell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1046606.19079905" calcext:value-type="float">
            <text:p>1046606.19079905</text:p>
          </table:table-cell>
        </table:table-row>
        <table:table-row table:style-name="ro1">
          <table:table-cell office:value-type="string" calcext:value-type="string">
            <text:p>2021-11-27</text:p>
          </table:table-cell>
          <table:table-cell office:value-type="float" office:value="1055100.25457194" calcext:value-type="float">
            <text:p>1055100.25457194</text:p>
          </table:table-cell>
        </table:table-row>
        <table:table-row table:style-name="ro1">
          <table:table-cell office:value-type="string" calcext:value-type="string">
            <text:p>2021-11-28</text:p>
          </table:table-cell>
          <table:table-cell office:value-type="float" office:value="1062844.93468102" calcext:value-type="float">
            <text:p>1062844.93468102</text:p>
          </table:table-cell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1069182.23509926" calcext:value-type="float">
            <text:p>1069182.23509926</text:p>
          </table:table-cell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1074578.80594417" calcext:value-type="float">
            <text:p>1074578.80594417</text:p>
          </table:table-cell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1079282.99854664" calcext:value-type="float">
            <text:p>1079282.99854664</text:p>
          </table:table-cell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1084176.64488056" calcext:value-type="float">
            <text:p>1084176.64488056</text:p>
          </table:table-cell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1088964.73051117" calcext:value-type="float">
            <text:p>1088964.73051117</text:p>
          </table:table-cell>
        </table:table-row>
        <table:table-row table:style-name="ro1">
          <table:table-cell office:value-type="string" calcext:value-type="string">
            <text:p>2021-12-04</text:p>
          </table:table-cell>
          <table:table-cell office:value-type="float" office:value="1093775.99829496" calcext:value-type="float">
            <text:p>1093775.99829496</text:p>
          </table:table-cell>
        </table:table-row>
        <table:table-row table:style-name="ro1">
          <table:table-cell office:value-type="string" calcext:value-type="string">
            <text:p>2021-12-05</text:p>
          </table:table-cell>
          <table:table-cell office:value-type="float" office:value="1099070.70362963" calcext:value-type="float">
            <text:p>1099070.70362963</text:p>
          </table:table-cell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1103638.67736126" calcext:value-type="float">
            <text:p>1103638.67736126</text:p>
          </table:table-cell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1107611.78444115" calcext:value-type="float">
            <text:p>1107611.78444115</text:p>
          </table:table-cell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1112247.7745548" calcext:value-type="float">
            <text:p>1112247.7745548</text:p>
          </table:table-cell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1118021.2044387" calcext:value-type="float">
            <text:p>1118021.2044387</text:p>
          </table:table-cell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1124891.06437716" calcext:value-type="float">
            <text:p>1124891.06437716</text:p>
          </table:table-cell>
        </table:table-row>
        <table:table-row table:style-name="ro1">
          <table:table-cell office:value-type="string" calcext:value-type="string">
            <text:p>2021-12-11</text:p>
          </table:table-cell>
          <table:table-cell office:value-type="float" office:value="1132961.24402994" calcext:value-type="float">
            <text:p>1132961.24402994</text:p>
          </table:table-cell>
        </table:table-row>
        <table:table-row table:style-name="ro1">
          <table:table-cell office:value-type="string" calcext:value-type="string">
            <text:p>2021-12-12</text:p>
          </table:table-cell>
          <table:table-cell office:value-type="float" office:value="1142942.97691262" calcext:value-type="float">
            <text:p>1142942.97691262</text:p>
          </table:table-cell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1155368.48174719" calcext:value-type="float">
            <text:p>1155368.48174719</text:p>
          </table:table-cell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1171934.93729835" calcext:value-type="float">
            <text:p>1171934.93729835</text:p>
          </table:table-cell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1196707.86614131" calcext:value-type="float">
            <text:p>1196707.86614131</text:p>
          </table:table-cell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1229409.73091686" calcext:value-type="float">
            <text:p>1229409.73091686</text:p>
          </table:table-cell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1269200.43706022" calcext:value-type="float">
            <text:p>1269200.43706022</text:p>
          </table:table-cell>
        </table:table-row>
        <table:table-row table:style-name="ro1">
          <table:table-cell office:value-type="string" calcext:value-type="string">
            <text:p>2021-12-18</text:p>
          </table:table-cell>
          <table:table-cell office:value-type="float" office:value="1315981.43205328" calcext:value-type="float">
            <text:p>1315981.43205328</text:p>
          </table:table-cell>
        </table:table-row>
        <table:table-row table:style-name="ro1">
          <table:table-cell office:value-type="string" calcext:value-type="string">
            <text:p>2021-12-19</text:p>
          </table:table-cell>
          <table:table-cell office:value-type="float" office:value="1370710.61757525" calcext:value-type="float">
            <text:p>1370710.61757525</text:p>
          </table:table-cell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1432303.1275663" calcext:value-type="float">
            <text:p>1432303.1275663</text:p>
          </table:table-cell>
        </table:table-row>
        <table:table-row table:style-name="ro1">
          <table:table-cell office:value-type="string" calcext:value-type="string">
            <text:p>2021-12-21</text:p>
          </table:table-cell>
          <table:table-cell office:value-type="float" office:value="1500933.82501413" calcext:value-type="float">
            <text:p>1500933.82501413</text:p>
          </table:table-cell>
        </table:table-row>
        <table:table-row table:style-name="ro1">
          <table:table-cell office:value-type="string" calcext:value-type="string">
            <text:p>2021-12-22</text:p>
          </table:table-cell>
          <table:table-cell office:value-type="float" office:value="1575673.97506158" calcext:value-type="float">
            <text:p>1575673.97506158</text:p>
          </table:table-cell>
        </table:table-row>
        <table:table-row table:style-name="ro1">
          <table:table-cell office:value-type="string" calcext:value-type="string">
            <text:p>2021-12-23</text:p>
          </table:table-cell>
          <table:table-cell office:value-type="float" office:value="1656593.63105086" calcext:value-type="float">
            <text:p>1656593.63105086</text:p>
          </table:table-cell>
        </table:table-row>
        <table:table-row table:style-name="ro1">
          <table:table-cell office:value-type="string" calcext:value-type="string">
            <text:p>2021-12-24</text:p>
          </table:table-cell>
          <table:table-cell office:value-type="float" office:value="1742628.07986191" calcext:value-type="float">
            <text:p>1742628.07986191</text:p>
          </table:table-cell>
        </table:table-row>
        <table:table-row table:style-name="ro1">
          <table:table-cell office:value-type="string" calcext:value-type="string">
            <text:p>2021-12-25</text:p>
          </table:table-cell>
          <table:table-cell office:value-type="float" office:value="1830702.95432837" calcext:value-type="float">
            <text:p>1830702.95432837</text:p>
          </table:table-cell>
        </table:table-row>
        <table:table-row table:style-name="ro1">
          <table:table-cell office:value-type="string" calcext:value-type="string">
            <text:p>2021-12-26</text:p>
          </table:table-cell>
          <table:table-cell office:value-type="float" office:value="1919438.10352442" calcext:value-type="float">
            <text:p>1919438.10352442</text:p>
          </table:table-cell>
        </table:table-row>
        <table:table-row table:style-name="ro1">
          <table:table-cell office:value-type="string" calcext:value-type="string">
            <text:p>2021-12-27</text:p>
          </table:table-cell>
          <table:table-cell office:value-type="float" office:value="2007610.66064007" calcext:value-type="float">
            <text:p>2007610.66064007</text:p>
          </table:table-cell>
        </table:table-row>
        <table:table-row table:style-name="ro1">
          <table:table-cell office:value-type="string" calcext:value-type="string">
            <text:p>2021-12-28</text:p>
          </table:table-cell>
          <table:table-cell office:value-type="float" office:value="2094060.70716616" calcext:value-type="float">
            <text:p>2094060.70716616</text:p>
          </table:table-cell>
        </table:table-row>
        <table:table-row table:style-name="ro1">
          <table:table-cell office:value-type="string" calcext:value-type="string">
            <text:p>2021-12-29</text:p>
          </table:table-cell>
          <table:table-cell office:value-type="float" office:value="2177312.82952321" calcext:value-type="float">
            <text:p>2177312.82952321</text:p>
          </table:table-cell>
        </table:table-row>
        <table:table-row table:style-name="ro1">
          <table:table-cell office:value-type="string" calcext:value-type="string">
            <text:p>2021-12-30</text:p>
          </table:table-cell>
          <table:table-cell office:value-type="float" office:value="2258299.42138797" calcext:value-type="float">
            <text:p>2258299.42138797</text:p>
          </table:table-cell>
        </table:table-row>
        <table:table-row table:style-name="ro1">
          <table:table-cell office:value-type="string" calcext:value-type="string">
            <text:p>2021-12-31</text:p>
          </table:table-cell>
          <table:table-cell office:value-type="float" office:value="2336172.54667223" calcext:value-type="float">
            <text:p>2336172.54667223</text:p>
          </table:table-cell>
        </table:table-row>
        <table:table-row table:style-name="ro1">
          <table:table-cell office:value-type="string" calcext:value-type="string">
            <text:p>2022-01-01</text:p>
          </table:table-cell>
          <table:table-cell office:value-type="float" office:value="2409954.4467259" calcext:value-type="float">
            <text:p>2409954.4467259</text:p>
          </table:table-cell>
        </table:table-row>
        <table:table-row table:style-name="ro1">
          <table:table-cell office:value-type="string" calcext:value-type="string">
            <text:p>2022-01-02</text:p>
          </table:table-cell>
          <table:table-cell office:value-type="float" office:value="2477673.60128534" calcext:value-type="float">
            <text:p>2477673.60128534</text:p>
          </table:table-cell>
        </table:table-row>
        <table:table-row table:style-name="ro1">
          <table:table-cell office:value-type="string" calcext:value-type="string">
            <text:p>2022-01-03</text:p>
          </table:table-cell>
          <table:table-cell office:value-type="float" office:value="2539531.79667837" calcext:value-type="float">
            <text:p>2539531.79667837</text:p>
          </table:table-cell>
        </table:table-row>
        <table:table-row table:style-name="ro1">
          <table:table-cell office:value-type="string" calcext:value-type="string">
            <text:p>2022-01-04</text:p>
          </table:table-cell>
          <table:table-cell office:value-type="float" office:value="2594926.84368055" calcext:value-type="float">
            <text:p>2594926.84368055</text:p>
          </table:table-cell>
        </table:table-row>
        <table:table-row table:style-name="ro1">
          <table:table-cell office:value-type="string" calcext:value-type="string">
            <text:p>2022-01-05</text:p>
          </table:table-cell>
          <table:table-cell office:value-type="float" office:value="2642460.38602982" calcext:value-type="float">
            <text:p>2642460.38602982</text:p>
          </table:table-cell>
        </table:table-row>
        <table:table-row table:style-name="ro1">
          <table:table-cell office:value-type="string" calcext:value-type="string">
            <text:p>2022-01-06</text:p>
          </table:table-cell>
          <table:table-cell office:value-type="float" office:value="2681354.24460668" calcext:value-type="float">
            <text:p>2681354.24460668</text:p>
          </table:table-cell>
        </table:table-row>
        <table:table-row table:style-name="ro1">
          <table:table-cell office:value-type="string" calcext:value-type="string">
            <text:p>2022-01-07</text:p>
          </table:table-cell>
          <table:table-cell office:value-type="float" office:value="2711498.80222384" calcext:value-type="float">
            <text:p>2711498.80222384</text:p>
          </table:table-cell>
        </table:table-row>
        <table:table-row table:style-name="ro1">
          <table:table-cell office:value-type="string" calcext:value-type="string">
            <text:p>2022-01-08</text:p>
          </table:table-cell>
          <table:table-cell office:value-type="float" office:value="2733235.20342781" calcext:value-type="float">
            <text:p>2733235.20342781</text:p>
          </table:table-cell>
        </table:table-row>
        <table:table-row table:style-name="ro1">
          <table:table-cell office:value-type="string" calcext:value-type="string">
            <text:p>2022-01-09</text:p>
          </table:table-cell>
          <table:table-cell office:value-type="float" office:value="2746377.06056317" calcext:value-type="float">
            <text:p>2746377.06056317</text:p>
          </table:table-cell>
        </table:table-row>
        <table:table-row table:style-name="ro1">
          <table:table-cell office:value-type="string" calcext:value-type="string">
            <text:p>2022-01-10</text:p>
          </table:table-cell>
          <table:table-cell office:value-type="float" office:value="2750193.9517426" calcext:value-type="float">
            <text:p>2750193.9517426</text:p>
          </table:table-cell>
        </table:table-row>
        <table:table-row table:style-name="ro1">
          <table:table-cell office:value-type="string" calcext:value-type="string">
            <text:p>2022-01-11</text:p>
          </table:table-cell>
          <table:table-cell office:value-type="float" office:value="2743510.53346998" calcext:value-type="float">
            <text:p>2743510.53346998</text:p>
          </table:table-cell>
        </table:table-row>
        <table:table-row table:style-name="ro1">
          <table:table-cell office:value-type="string" calcext:value-type="string">
            <text:p>2022-01-12</text:p>
          </table:table-cell>
          <table:table-cell office:value-type="float" office:value="2725973.07078637" calcext:value-type="float">
            <text:p>2725973.07078637</text:p>
          </table:table-cell>
        </table:table-row>
        <table:table-row table:style-name="ro1">
          <table:table-cell office:value-type="string" calcext:value-type="string">
            <text:p>2022-01-13</text:p>
          </table:table-cell>
          <table:table-cell office:value-type="float" office:value="2697898.94109244" calcext:value-type="float">
            <text:p>2697898.94109244</text:p>
          </table:table-cell>
        </table:table-row>
        <table:table-row table:style-name="ro1">
          <table:table-cell office:value-type="string" calcext:value-type="string">
            <text:p>2022-01-14</text:p>
          </table:table-cell>
          <table:table-cell office:value-type="float" office:value="2661183.24560049" calcext:value-type="float">
            <text:p>2661183.24560049</text:p>
          </table:table-cell>
        </table:table-row>
        <table:table-row table:style-name="ro1">
          <table:table-cell office:value-type="string" calcext:value-type="string">
            <text:p>2022-01-15</text:p>
          </table:table-cell>
          <table:table-cell office:value-type="float" office:value="2617601.06895556" calcext:value-type="float">
            <text:p>2617601.06895556</text:p>
          </table:table-cell>
        </table:table-row>
        <table:table-row table:style-name="ro1">
          <table:table-cell office:value-type="string" calcext:value-type="string">
            <text:p>2022-01-16</text:p>
          </table:table-cell>
          <table:table-cell office:value-type="float" office:value="2569289.07254374" calcext:value-type="float">
            <text:p>2569289.07254374</text:p>
          </table:table-cell>
        </table:table-row>
        <table:table-row table:style-name="ro1">
          <table:table-cell office:value-type="string" calcext:value-type="string">
            <text:p>2022-01-17</text:p>
          </table:table-cell>
          <table:table-cell office:value-type="float" office:value="2517512.20846105" calcext:value-type="float">
            <text:p>2517512.20846105</text:p>
          </table:table-cell>
        </table:table-row>
        <table:table-row table:style-name="ro1">
          <table:table-cell office:value-type="string" calcext:value-type="string">
            <text:p>2022-01-18</text:p>
          </table:table-cell>
          <table:table-cell office:value-type="float" office:value="2462507.47281987" calcext:value-type="float">
            <text:p>2462507.47281987</text:p>
          </table:table-cell>
        </table:table-row>
        <table:table-row table:style-name="ro1">
          <table:table-cell office:value-type="string" calcext:value-type="string">
            <text:p>2022-01-19</text:p>
          </table:table-cell>
          <table:table-cell office:value-type="float" office:value="2407604.16338639" calcext:value-type="float">
            <text:p>2407604.16338639</text:p>
          </table:table-cell>
        </table:table-row>
        <table:table-row table:style-name="ro1">
          <table:table-cell office:value-type="string" calcext:value-type="string">
            <text:p>2022-01-20</text:p>
          </table:table-cell>
          <table:table-cell office:value-type="float" office:value="2355591.37419954" calcext:value-type="float">
            <text:p>2355591.37419954</text:p>
          </table:table-cell>
        </table:table-row>
        <table:table-row table:style-name="ro1">
          <table:table-cell office:value-type="string" calcext:value-type="string">
            <text:p>2022-01-21</text:p>
          </table:table-cell>
          <table:table-cell office:value-type="float" office:value="2308789.26745214" calcext:value-type="float">
            <text:p>2308789.26745214</text:p>
          </table:table-cell>
        </table:table-row>
        <table:table-row table:style-name="ro1">
          <table:table-cell office:value-type="string" calcext:value-type="string">
            <text:p>2022-01-22</text:p>
          </table:table-cell>
          <table:table-cell office:value-type="float" office:value="2268097.03744749" calcext:value-type="float">
            <text:p>2268097.03744749</text:p>
          </table:table-cell>
        </table:table-row>
        <table:table-row table:style-name="ro1">
          <table:table-cell office:value-type="string" calcext:value-type="string">
            <text:p>2022-01-23</text:p>
          </table:table-cell>
          <table:table-cell office:value-type="float" office:value="2235066.91831615" calcext:value-type="float">
            <text:p>2235066.91831615</text:p>
          </table:table-cell>
        </table:table-row>
        <table:table-row table:style-name="ro1">
          <table:table-cell office:value-type="string" calcext:value-type="string">
            <text:p>2022-01-24</text:p>
          </table:table-cell>
          <table:table-cell office:value-type="float" office:value="2210771.93688579" calcext:value-type="float">
            <text:p>2210771.93688579</text:p>
          </table:table-cell>
        </table:table-row>
        <table:table-row table:style-name="ro1">
          <table:table-cell office:value-type="string" calcext:value-type="string">
            <text:p>2022-01-25</text:p>
          </table:table-cell>
          <table:table-cell office:value-type="float" office:value="2195530.43039408" calcext:value-type="float">
            <text:p>2195530.43039408</text:p>
          </table:table-cell>
        </table:table-row>
        <table:table-row table:style-name="ro1">
          <table:table-cell office:value-type="string" calcext:value-type="string">
            <text:p>2022-01-26</text:p>
          </table:table-cell>
          <table:table-cell office:value-type="float" office:value="2189752.56706795" calcext:value-type="float">
            <text:p>2189752.56706795</text:p>
          </table:table-cell>
        </table:table-row>
        <table:table-row table:style-name="ro1">
          <table:table-cell office:value-type="string" calcext:value-type="string">
            <text:p>2022-01-27</text:p>
          </table:table-cell>
          <table:table-cell office:value-type="float" office:value="2193745.30893546" calcext:value-type="float">
            <text:p>2193745.30893546</text:p>
          </table:table-cell>
        </table:table-row>
        <table:table-row table:style-name="ro1">
          <table:table-cell office:value-type="string" calcext:value-type="string">
            <text:p>2022-01-28</text:p>
          </table:table-cell>
          <table:table-cell office:value-type="float" office:value="2206545.57952518" calcext:value-type="float">
            <text:p>2206545.57952518</text:p>
          </table:table-cell>
        </table:table-row>
        <table:table-row table:style-name="ro1">
          <table:table-cell office:value-type="string" calcext:value-type="string">
            <text:p>2022-01-29</text:p>
          </table:table-cell>
          <table:table-cell office:value-type="float" office:value="2227761.58783144" calcext:value-type="float">
            <text:p>2227761.58783144</text:p>
          </table:table-cell>
        </table:table-row>
        <table:table-row table:style-name="ro1">
          <table:table-cell office:value-type="string" calcext:value-type="string">
            <text:p>2022-01-30</text:p>
          </table:table-cell>
          <table:table-cell office:value-type="float" office:value="2256169.1758445" calcext:value-type="float">
            <text:p>2256169.1758445</text:p>
          </table:table-cell>
        </table:table-row>
        <table:table-row table:style-name="ro1">
          <table:table-cell office:value-type="string" calcext:value-type="string">
            <text:p>2022-01-31</text:p>
          </table:table-cell>
          <table:table-cell office:value-type="float" office:value="2289912.32492456" calcext:value-type="float">
            <text:p>2289912.32492456</text:p>
          </table:table-cell>
        </table:table-row>
        <table:table-row table:style-name="ro1">
          <table:table-cell office:value-type="string" calcext:value-type="string">
            <text:p>2022-02-01</text:p>
          </table:table-cell>
          <table:table-cell office:value-type="float" office:value="2327811.4902091" calcext:value-type="float">
            <text:p>2327811.4902091</text:p>
          </table:table-cell>
        </table:table-row>
        <table:table-row table:style-name="ro1">
          <table:table-cell office:value-type="string" calcext:value-type="string">
            <text:p>2022-02-02</text:p>
          </table:table-cell>
          <table:table-cell office:value-type="float" office:value="2369461.69461441" calcext:value-type="float">
            <text:p>2369461.69461441</text:p>
          </table:table-cell>
        </table:table-row>
        <table:table-row table:style-name="ro1">
          <table:table-cell office:value-type="string" calcext:value-type="string">
            <text:p>2022-02-03</text:p>
          </table:table-cell>
          <table:table-cell office:value-type="float" office:value="2413683.82807985" calcext:value-type="float">
            <text:p>2413683.82807985</text:p>
          </table:table-cell>
        </table:table-row>
        <table:table-row table:style-name="ro1">
          <table:table-cell office:value-type="string" calcext:value-type="string">
            <text:p>2022-02-04</text:p>
          </table:table-cell>
          <table:table-cell office:value-type="float" office:value="2458228.38040988" calcext:value-type="float">
            <text:p>2458228.38040988</text:p>
          </table:table-cell>
        </table:table-row>
        <table:table-row table:style-name="ro1">
          <table:table-cell office:value-type="string" calcext:value-type="string">
            <text:p>2022-02-05</text:p>
          </table:table-cell>
          <table:table-cell office:value-type="float" office:value="2502201.10270068" calcext:value-type="float">
            <text:p>2502201.10270068</text:p>
          </table:table-cell>
        </table:table-row>
        <table:table-row table:style-name="ro1">
          <table:table-cell office:value-type="string" calcext:value-type="string">
            <text:p>2022-02-06</text:p>
          </table:table-cell>
          <table:table-cell office:value-type="float" office:value="2543736.01503" calcext:value-type="float">
            <text:p>2543736.01503</text:p>
          </table:table-cell>
        </table:table-row>
        <table:table-row table:style-name="ro1">
          <table:table-cell office:value-type="string" calcext:value-type="string">
            <text:p>2022-02-07</text:p>
          </table:table-cell>
          <table:table-cell office:value-type="float" office:value="2581133.71089688" calcext:value-type="float">
            <text:p>2581133.71089688</text:p>
          </table:table-cell>
        </table:table-row>
        <table:table-row table:style-name="ro1">
          <table:table-cell office:value-type="string" calcext:value-type="string">
            <text:p>2022-02-08</text:p>
          </table:table-cell>
          <table:table-cell office:value-type="float" office:value="2613437.72736932" calcext:value-type="float">
            <text:p>2613437.72736932</text:p>
          </table:table-cell>
        </table:table-row>
        <table:table-row table:style-name="ro1">
          <table:table-cell office:value-type="string" calcext:value-type="string">
            <text:p>2022-02-09</text:p>
          </table:table-cell>
          <table:table-cell office:value-type="float" office:value="2639851.50049568" calcext:value-type="float">
            <text:p>2639851.50049568</text:p>
          </table:table-cell>
        </table:table-row>
        <table:table-row table:style-name="ro1">
          <table:table-cell office:value-type="string" calcext:value-type="string">
            <text:p>2022-02-10</text:p>
          </table:table-cell>
          <table:table-cell office:value-type="float" office:value="2659850.21328853" calcext:value-type="float">
            <text:p>2659850.21328853</text:p>
          </table:table-cell>
        </table:table-row>
        <table:table-row table:style-name="ro1">
          <table:table-cell office:value-type="string" calcext:value-type="string">
            <text:p>2022-02-11</text:p>
          </table:table-cell>
          <table:table-cell office:value-type="float" office:value="2674163.45907564" calcext:value-type="float">
            <text:p>2674163.45907564</text:p>
          </table:table-cell>
        </table:table-row>
        <table:table-row table:style-name="ro1">
          <table:table-cell office:value-type="string" calcext:value-type="string">
            <text:p>2022-02-12</text:p>
          </table:table-cell>
          <table:table-cell office:value-type="float" office:value="2682372.13425227" calcext:value-type="float">
            <text:p>2682372.13425227</text:p>
          </table:table-cell>
        </table:table-row>
        <table:table-row table:style-name="ro1">
          <table:table-cell office:value-type="string" calcext:value-type="string">
            <text:p>2022-02-13</text:p>
          </table:table-cell>
          <table:table-cell office:value-type="float" office:value="2683736.42491193" calcext:value-type="float">
            <text:p>2683736.42491193</text:p>
          </table:table-cell>
        </table:table-row>
        <table:table-row table:style-name="ro1">
          <table:table-cell office:value-type="string" calcext:value-type="string">
            <text:p>2022-02-14</text:p>
          </table:table-cell>
          <table:table-cell office:value-type="float" office:value="2678949.47448495" calcext:value-type="float">
            <text:p>2678949.47448495</text:p>
          </table:table-cell>
        </table:table-row>
        <table:table-row table:style-name="ro1">
          <table:table-cell office:value-type="string" calcext:value-type="string">
            <text:p>2022-02-15</text:p>
          </table:table-cell>
          <table:table-cell office:value-type="float" office:value="2667597.84886694" calcext:value-type="float">
            <text:p>2667597.84886694</text:p>
          </table:table-cell>
        </table:table-row>
        <table:table-row table:style-name="ro1">
          <table:table-cell office:value-type="string" calcext:value-type="string">
            <text:p>2022-02-16</text:p>
          </table:table-cell>
          <table:table-cell office:value-type="float" office:value="2649263.43745461" calcext:value-type="float">
            <text:p>2649263.43745461</text:p>
          </table:table-cell>
        </table:table-row>
        <table:table-row table:style-name="ro1">
          <table:table-cell office:value-type="string" calcext:value-type="string">
            <text:p>2022-02-17</text:p>
          </table:table-cell>
          <table:table-cell office:value-type="float" office:value="2627171.16641734" calcext:value-type="float">
            <text:p>2627171.16641734</text:p>
          </table:table-cell>
        </table:table-row>
        <table:table-row table:style-name="ro1">
          <table:table-cell office:value-type="string" calcext:value-type="string">
            <text:p>2022-02-18</text:p>
          </table:table-cell>
          <table:table-cell office:value-type="float" office:value="2601043.58100839" calcext:value-type="float">
            <text:p>2601043.58100839</text:p>
          </table:table-cell>
        </table:table-row>
        <table:table-row table:style-name="ro1">
          <table:table-cell office:value-type="string" calcext:value-type="string">
            <text:p>2022-02-19</text:p>
          </table:table-cell>
          <table:table-cell office:value-type="float" office:value="2571559.92090826" calcext:value-type="float">
            <text:p>2571559.92090826</text:p>
          </table:table-cell>
        </table:table-row>
        <table:table-row table:style-name="ro1">
          <table:table-cell office:value-type="string" calcext:value-type="string">
            <text:p>2022-02-20</text:p>
          </table:table-cell>
          <table:table-cell office:value-type="float" office:value="2539288.38834797" calcext:value-type="float">
            <text:p>2539288.38834797</text:p>
          </table:table-cell>
        </table:table-row>
        <table:table-row table:style-name="ro1">
          <table:table-cell office:value-type="string" calcext:value-type="string">
            <text:p>2022-02-21</text:p>
          </table:table-cell>
          <table:table-cell office:value-type="float" office:value="2504998.25170073" calcext:value-type="float">
            <text:p>2504998.25170073</text:p>
          </table:table-cell>
        </table:table-row>
        <table:table-row table:style-name="ro1">
          <table:table-cell office:value-type="string" calcext:value-type="string">
            <text:p>2022-02-22</text:p>
          </table:table-cell>
          <table:table-cell office:value-type="float" office:value="2468326.10256982" calcext:value-type="float">
            <text:p>2468326.10256982</text:p>
          </table:table-cell>
        </table:table-row>
        <table:table-row table:style-name="ro1">
          <table:table-cell office:value-type="string" calcext:value-type="string">
            <text:p>2022-02-23</text:p>
          </table:table-cell>
          <table:table-cell office:value-type="float" office:value="2429999.26432166" calcext:value-type="float">
            <text:p>2429999.26432166</text:p>
          </table:table-cell>
        </table:table-row>
        <table:table-row table:style-name="ro1">
          <table:table-cell office:value-type="string" calcext:value-type="string">
            <text:p>2022-02-24</text:p>
          </table:table-cell>
          <table:table-cell office:value-type="float" office:value="2391305.93631846" calcext:value-type="float">
            <text:p>2391305.93631846</text:p>
          </table:table-cell>
        </table:table-row>
        <table:table-row table:style-name="ro1">
          <table:table-cell office:value-type="string" calcext:value-type="string">
            <text:p>2022-02-25</text:p>
          </table:table-cell>
          <table:table-cell office:value-type="float" office:value="2353562.91433675" calcext:value-type="float">
            <text:p>2353562.91433675</text:p>
          </table:table-cell>
        </table:table-row>
        <table:table-row table:style-name="ro1">
          <table:table-cell office:value-type="string" calcext:value-type="string">
            <text:p>2022-02-26</text:p>
          </table:table-cell>
          <table:table-cell office:value-type="float" office:value="2317026.76331251" calcext:value-type="float">
            <text:p>2317026.76331251</text:p>
          </table:table-cell>
        </table:table-row>
        <table:table-row table:style-name="ro1">
          <table:table-cell office:value-type="string" calcext:value-type="string">
            <text:p>2022-02-27</text:p>
          </table:table-cell>
          <table:table-cell office:value-type="float" office:value="2283198.30916072" calcext:value-type="float">
            <text:p>2283198.30916072</text:p>
          </table:table-cell>
        </table:table-row>
        <table:table-row table:style-name="ro1">
          <table:table-cell office:value-type="string" calcext:value-type="string">
            <text:p>2022-02-28</text:p>
          </table:table-cell>
          <table:table-cell office:value-type="float" office:value="2252301.14240576" calcext:value-type="float">
            <text:p>2252301.14240576</text:p>
          </table:table-cell>
        </table:table-row>
        <table:table-row table:style-name="ro1">
          <table:table-cell office:value-type="string" calcext:value-type="string">
            <text:p>2022-03-01</text:p>
          </table:table-cell>
          <table:table-cell office:value-type="float" office:value="2224037.58753879" calcext:value-type="float">
            <text:p>2224037.58753879</text:p>
          </table:table-cell>
        </table:table-row>
        <table:table-row table:style-name="ro1">
          <table:table-cell office:value-type="string" calcext:value-type="string">
            <text:p>2022-03-02</text:p>
          </table:table-cell>
          <table:table-cell office:value-type="float" office:value="2200829.21195052" calcext:value-type="float">
            <text:p>2200829.21195052</text:p>
          </table:table-cell>
        </table:table-row>
        <table:table-row table:style-name="ro1">
          <table:table-cell office:value-type="string" calcext:value-type="string">
            <text:p>2022-03-03</text:p>
          </table:table-cell>
          <table:table-cell office:value-type="float" office:value="2182742.76225924" calcext:value-type="float">
            <text:p>2182742.76225924</text:p>
          </table:table-cell>
        </table:table-row>
        <table:table-row table:style-name="ro1">
          <table:table-cell office:value-type="string" calcext:value-type="string">
            <text:p>2022-03-04</text:p>
          </table:table-cell>
          <table:table-cell office:value-type="float" office:value="2171214.31829348" calcext:value-type="float">
            <text:p>2171214.31829348</text:p>
          </table:table-cell>
        </table:table-row>
        <table:table-row table:style-name="ro1">
          <table:table-cell office:value-type="string" calcext:value-type="string">
            <text:p>2022-03-05</text:p>
          </table:table-cell>
          <table:table-cell office:value-type="float" office:value="2166601.80342667" calcext:value-type="float">
            <text:p>2166601.80342667</text:p>
          </table:table-cell>
        </table:table-row>
        <table:table-row table:style-name="ro1">
          <table:table-cell office:value-type="string" calcext:value-type="string">
            <text:p>2022-03-06</text:p>
          </table:table-cell>
          <table:table-cell office:value-type="float" office:value="2169494.96638992" calcext:value-type="float">
            <text:p>2169494.96638992</text:p>
          </table:table-cell>
        </table:table-row>
        <table:table-row table:style-name="ro1">
          <table:table-cell office:value-type="string" calcext:value-type="string">
            <text:p>2022-03-07</text:p>
          </table:table-cell>
          <table:table-cell office:value-type="float" office:value="2181524.36625129" calcext:value-type="float">
            <text:p>2181524.36625129</text:p>
          </table:table-cell>
        </table:table-row>
        <table:table-row table:style-name="ro1">
          <table:table-cell office:value-type="string" calcext:value-type="string">
            <text:p>2022-03-08</text:p>
          </table:table-cell>
          <table:table-cell office:value-type="float" office:value="2205095.87533586" calcext:value-type="float">
            <text:p>2205095.87533586</text:p>
          </table:table-cell>
        </table:table-row>
        <table:table-row table:style-name="ro1">
          <table:table-cell office:value-type="string" calcext:value-type="string">
            <text:p>2022-03-09</text:p>
          </table:table-cell>
          <table:table-cell office:value-type="float" office:value="2240462.42999339" calcext:value-type="float">
            <text:p>2240462.42999339</text:p>
          </table:table-cell>
        </table:table-row>
        <table:table-row table:style-name="ro1">
          <table:table-cell office:value-type="string" calcext:value-type="string">
            <text:p>2022-03-10</text:p>
          </table:table-cell>
          <table:table-cell office:value-type="float" office:value="2288746.80929362" calcext:value-type="float">
            <text:p>2288746.80929362</text:p>
          </table:table-cell>
        </table:table-row>
        <table:table-row table:style-name="ro1">
          <table:table-cell office:value-type="string" calcext:value-type="string">
            <text:p>2022-03-11</text:p>
          </table:table-cell>
          <table:table-cell office:value-type="float" office:value="2349851.60354518" calcext:value-type="float">
            <text:p>2349851.60354518</text:p>
          </table:table-cell>
        </table:table-row>
        <table:table-row table:style-name="ro1">
          <table:table-cell office:value-type="string" calcext:value-type="string">
            <text:p>2022-03-12</text:p>
          </table:table-cell>
          <table:table-cell office:value-type="float" office:value="2423082.56816634" calcext:value-type="float">
            <text:p>2423082.56816634</text:p>
          </table:table-cell>
        </table:table-row>
        <table:table-row table:style-name="ro1">
          <table:table-cell office:value-type="string" calcext:value-type="string">
            <text:p>2022-03-13</text:p>
          </table:table-cell>
          <table:table-cell office:value-type="float" office:value="2507133.86324099" calcext:value-type="float">
            <text:p>2507133.86324099</text:p>
          </table:table-cell>
        </table:table-row>
        <table:table-row table:style-name="ro1">
          <table:table-cell office:value-type="string" calcext:value-type="string">
            <text:p>2022-03-14</text:p>
          </table:table-cell>
          <table:table-cell office:value-type="float" office:value="2601933.58163299" calcext:value-type="float">
            <text:p>2601933.58163299</text:p>
          </table:table-cell>
        </table:table-row>
        <table:table-row table:style-name="ro1">
          <table:table-cell office:value-type="string" calcext:value-type="string">
            <text:p>2022-03-15</text:p>
          </table:table-cell>
          <table:table-cell office:value-type="float" office:value="2706486.36889106" calcext:value-type="float">
            <text:p>2706486.36889106</text:p>
          </table:table-cell>
        </table:table-row>
        <table:table-row table:style-name="ro1">
          <table:table-cell office:value-type="string" calcext:value-type="string">
            <text:p>2022-03-16</text:p>
          </table:table-cell>
          <table:table-cell office:value-type="float" office:value="2818667.58447118" calcext:value-type="float">
            <text:p>2818667.58447118</text:p>
          </table:table-cell>
        </table:table-row>
        <table:table-row table:style-name="ro1">
          <table:table-cell office:value-type="string" calcext:value-type="string">
            <text:p>2022-03-17</text:p>
          </table:table-cell>
          <table:table-cell office:value-type="float" office:value="2940192.23220466" calcext:value-type="float">
            <text:p>2940192.23220466</text:p>
          </table:table-cell>
        </table:table-row>
        <table:table-row table:style-name="ro1">
          <table:table-cell office:value-type="string" calcext:value-type="string">
            <text:p>2022-03-18</text:p>
          </table:table-cell>
          <table:table-cell office:value-type="float" office:value="3068345.72817281" calcext:value-type="float">
            <text:p>3068345.72817281</text:p>
          </table:table-cell>
        </table:table-row>
        <table:table-row table:style-name="ro1">
          <table:table-cell office:value-type="string" calcext:value-type="string">
            <text:p>2022-03-19</text:p>
          </table:table-cell>
          <table:table-cell office:value-type="float" office:value="3200283.6560356" calcext:value-type="float">
            <text:p>3200283.6560356</text:p>
          </table:table-cell>
        </table:table-row>
        <table:table-row table:style-name="ro1">
          <table:table-cell office:value-type="string" calcext:value-type="string">
            <text:p>2022-03-20</text:p>
          </table:table-cell>
          <table:table-cell office:value-type="float" office:value="3335465.81380341" calcext:value-type="float">
            <text:p>3335465.81380341</text:p>
          </table:table-cell>
        </table:table-row>
        <table:table-row table:style-name="ro1">
          <table:table-cell office:value-type="string" calcext:value-type="string">
            <text:p>2022-03-21</text:p>
          </table:table-cell>
          <table:table-cell office:value-type="float" office:value="3471048.87935953" calcext:value-type="float">
            <text:p>3471048.87935953</text:p>
          </table:table-cell>
        </table:table-row>
        <table:table-row table:style-name="ro1">
          <table:table-cell office:value-type="string" calcext:value-type="string">
            <text:p>2022-03-22</text:p>
          </table:table-cell>
          <table:table-cell office:value-type="float" office:value="3605768.98110139" calcext:value-type="float">
            <text:p>3605768.98110139</text:p>
          </table:table-cell>
        </table:table-row>
        <table:table-row table:style-name="ro1">
          <table:table-cell office:value-type="string" calcext:value-type="string">
            <text:p>2022-03-23</text:p>
          </table:table-cell>
          <table:table-cell office:value-type="float" office:value="3737106.98740981" calcext:value-type="float">
            <text:p>3737106.98740981</text:p>
          </table:table-cell>
        </table:table-row>
        <table:table-row table:style-name="ro1">
          <table:table-cell office:value-type="string" calcext:value-type="string">
            <text:p>2022-03-24</text:p>
          </table:table-cell>
          <table:table-cell office:value-type="float" office:value="3863465.45636865" calcext:value-type="float">
            <text:p>3863465.45636865</text:p>
          </table:table-cell>
        </table:table-row>
        <table:table-row table:style-name="ro1">
          <table:table-cell office:value-type="string" calcext:value-type="string">
            <text:p>2022-03-25</text:p>
          </table:table-cell>
          <table:table-cell office:value-type="float" office:value="3984019.16781891" calcext:value-type="float">
            <text:p>3984019.16781891</text:p>
          </table:table-cell>
        </table:table-row>
        <table:table-row table:style-name="ro1">
          <table:table-cell office:value-type="string" calcext:value-type="string">
            <text:p>2022-03-26</text:p>
          </table:table-cell>
          <table:table-cell office:value-type="float" office:value="4097863.08988523" calcext:value-type="float">
            <text:p>4097863.08988523</text:p>
          </table:table-cell>
        </table:table-row>
        <table:table-row table:style-name="ro1">
          <table:table-cell office:value-type="string" calcext:value-type="string">
            <text:p>2022-03-27</text:p>
          </table:table-cell>
          <table:table-cell office:value-type="float" office:value="4201714.98265371" calcext:value-type="float">
            <text:p>4201714.98265371</text:p>
          </table:table-cell>
        </table:table-row>
        <table:table-row table:style-name="ro1">
          <table:table-cell office:value-type="string" calcext:value-type="string">
            <text:p>2022-03-28</text:p>
          </table:table-cell>
          <table:table-cell office:value-type="float" office:value="4293484.03910085" calcext:value-type="float">
            <text:p>4293484.03910085</text:p>
          </table:table-cell>
        </table:table-row>
        <table:table-row table:style-name="ro1">
          <table:table-cell office:value-type="string" calcext:value-type="string">
            <text:p>2022-03-29</text:p>
          </table:table-cell>
          <table:table-cell office:value-type="float" office:value="4374572.90902805" calcext:value-type="float">
            <text:p>4374572.90902805</text:p>
          </table:table-cell>
        </table:table-row>
        <table:table-row table:style-name="ro1">
          <table:table-cell office:value-type="string" calcext:value-type="string">
            <text:p>2022-03-30</text:p>
          </table:table-cell>
          <table:table-cell office:value-type="float" office:value="4442987.31516464" calcext:value-type="float">
            <text:p>4442987.31516464</text:p>
          </table:table-cell>
        </table:table-row>
        <table:table-row table:style-name="ro1">
          <table:table-cell office:value-type="string" calcext:value-type="string">
            <text:p>2022-03-31</text:p>
          </table:table-cell>
          <table:table-cell office:value-type="float" office:value="4498791.40002867" calcext:value-type="float">
            <text:p>4498791.40002867</text:p>
          </table:table-cell>
        </table:table-row>
      </table:table>
      <table:table table:name="p_from_i_UK" table:style-name="ta1">
        <table:table-column table:style-name="co1" table:default-cell-style-name="ce3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2020-06-10</text:p>
          </table:table-cell>
          <table:table-cell office:value-type="float" office:value="2973.93654829277" calcext:value-type="float">
            <text:p>2973.93654829277</text:p>
          </table:table-cell>
          <table:table-cell office:value-type="float" office:value="55942.5890334668" calcext:value-type="float">
            <text:p>55942.5890334668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2755.33720560688" calcext:value-type="float">
            <text:p>2755.33720560688</text:p>
          </table:table-cell>
          <table:table-cell office:value-type="float" office:value="53193.6700236167" calcext:value-type="float">
            <text:p>53193.6700236167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2565.69858181582" calcext:value-type="float">
            <text:p>2565.69858181582</text:p>
          </table:table-cell>
          <table:table-cell office:value-type="float" office:value="50495.0156482192" calcext:value-type="float">
            <text:p>50495.0156482192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2596.35819237395" calcext:value-type="float">
            <text:p>2596.35819237395</text:p>
          </table:table-cell>
          <table:table-cell office:value-type="float" office:value="48070.7732641947" calcext:value-type="float">
            <text:p>48070.7732641947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2605.67695044539" calcext:value-type="float">
            <text:p>2605.67695044539</text:p>
          </table:table-cell>
          <table:table-cell office:value-type="float" office:value="45909.3783402662" calcext:value-type="float">
            <text:p>45909.3783402662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2584.2502621236" calcext:value-type="float">
            <text:p>2584.2502621236</text:p>
          </table:table-cell>
          <table:table-cell office:value-type="float" office:value="43936.7393421164" calcext:value-type="float">
            <text:p>43936.7393421164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2638.42432744262" calcext:value-type="float">
            <text:p>2638.42432744262</text:p>
          </table:table-cell>
          <table:table-cell office:value-type="float" office:value="42221.1627417743" calcext:value-type="float">
            <text:p>42221.1627417743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2715.3725124689" calcext:value-type="float">
            <text:p>2715.3725124689</text:p>
          </table:table-cell>
          <table:table-cell office:value-type="float" office:value="40772.2850406479" calcext:value-type="float">
            <text:p>40772.2850406479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2685.59420114453" calcext:value-type="float">
            <text:p>2685.59420114453</text:p>
          </table:table-cell>
          <table:table-cell office:value-type="float" office:value="39479.7198702956" calcext:value-type="float">
            <text:p>39479.7198702956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2588.42281811591" calcext:value-type="float">
            <text:p>2588.42281811591</text:p>
          </table:table-cell>
          <table:table-cell office:value-type="float" office:value="38258.1943277706" calcext:value-type="float">
            <text:p>38258.1943277706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2550.10613474723" calcext:value-type="float">
            <text:p>2550.10613474723</text:p>
          </table:table-cell>
          <table:table-cell office:value-type="float" office:value="37150.8673536544" calcext:value-type="float">
            <text:p>37150.8673536544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2337.83516295002" calcext:value-type="float">
            <text:p>2337.83516295002</text:p>
          </table:table-cell>
          <table:table-cell office:value-type="float" office:value="35963.6915293024" calcext:value-type="float">
            <text:p>35963.6915293024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2185.10869616025" calcext:value-type="float">
            <text:p>2185.10869616025</text:p>
          </table:table-cell>
          <table:table-cell office:value-type="float" office:value="34740.1613695007" calcext:value-type="float">
            <text:p>34740.1613695007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2074.67633405553" calcext:value-type="float">
            <text:p>2074.67633405553</text:p>
          </table:table-cell>
          <table:table-cell office:value-type="float" office:value="33516.5855689074" calcext:value-type="float">
            <text:p>33516.5855689074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1896.49460696724" calcext:value-type="float">
            <text:p>1896.49460696724</text:p>
          </table:table-cell>
          <table:table-cell office:value-type="float" office:value="32228.8172117281" calcext:value-type="float">
            <text:p>32228.8172117281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1897.44580829375" calcext:value-type="float">
            <text:p>1897.44580829375</text:p>
          </table:table-cell>
          <table:table-cell office:value-type="float" office:value="31049.9650336303" calcext:value-type="float">
            <text:p>31049.9650336303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1917.14392182821" calcext:value-type="float">
            <text:p>1917.14392182821</text:p>
          </table:table-cell>
          <table:table-cell office:value-type="float" office:value="30000.3590621316" calcext:value-type="float">
            <text:p>30000.3590621316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1905.949201655" calcext:value-type="float">
            <text:p>1905.949201655</text:p>
          </table:table-cell>
          <table:table-cell office:value-type="float" office:value="29042.3097126325" calcext:value-type="float">
            <text:p>29042.3097126325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2021.87289953493" calcext:value-type="float">
            <text:p>2021.87289953493</text:p>
          </table:table-cell>
          <table:table-cell office:value-type="float" office:value="28301.5089524708" calcext:value-type="float">
            <text:p>28301.5089524708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1825.79297139433" calcext:value-type="float">
            <text:p>1825.79297139433</text:p>
          </table:table-cell>
          <table:table-cell office:value-type="float" office:value="27448.5835182354" calcext:value-type="float">
            <text:p>27448.5835182354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1973.23553777764" calcext:value-type="float">
            <text:p>1973.23553777764</text:p>
          </table:table-cell>
          <table:table-cell office:value-type="float" office:value="26832.5334793438" calcext:value-type="float">
            <text:p>26832.5334793438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1723.16549429498" calcext:value-type="float">
            <text:p>1723.16549429498</text:p>
          </table:table-cell>
          <table:table-cell office:value-type="float" office:value="26053.6085951647" calcext:value-type="float">
            <text:p>26053.6085951647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1559.23444900944" calcext:value-type="float">
            <text:p>1559.23444900944</text:p>
          </table:table-cell>
          <table:table-cell office:value-type="float" office:value="25195.8774421348" calcext:value-type="float">
            <text:p>25195.8774421348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1626.68384353983" calcext:value-type="float">
            <text:p>1626.68384353983</text:p>
          </table:table-cell>
          <table:table-cell office:value-type="float" office:value="24467.8563765423" calcext:value-type="float">
            <text:p>24467.8563765423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1458.11597453266" calcext:value-type="float">
            <text:p>1458.11597453266</text:p>
          </table:table-cell>
          <table:table-cell office:value-type="float" office:value="23640.6013044297" calcext:value-type="float">
            <text:p>23640.6013044297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1570.07885312019" calcext:value-type="float">
            <text:p>1570.07885312019</text:p>
          </table:table-cell>
          <table:table-cell office:value-type="float" office:value="23001.5437034659" calcext:value-type="float">
            <text:p>23001.5437034659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1610.43624970089" calcext:value-type="float">
            <text:p>1610.43624970089</text:p>
          </table:table-cell>
          <table:table-cell office:value-type="float" office:value="22476.7979789872" calcext:value-type="float">
            <text:p>22476.7979789872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1670.21905085277" calcext:value-type="float">
            <text:p>1670.21905085277</text:p>
          </table:table-cell>
          <table:table-cell office:value-type="float" office:value="22069.1731915068" calcext:value-type="float">
            <text:p>22069.1731915068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1768.85802190101" calcext:value-type="float">
            <text:p>1768.85802190101</text:p>
          </table:table-cell>
          <table:table-cell office:value-type="float" office:value="21815.936668015" calcext:value-type="float">
            <text:p>21815.936668015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1976.69875685769" calcext:value-type="float">
            <text:p>1976.69875685769</text:p>
          </table:table-cell>
          <table:table-cell office:value-type="float" office:value="21824.4094597435" calcext:value-type="float">
            <text:p>21824.4094597435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1929.63258867734" calcext:value-type="float">
            <text:p>1929.63258867734</text:p>
          </table:table-cell>
          <table:table-cell office:value-type="float" office:value="21832.5363206762" calcext:value-type="float">
            <text:p>21832.5363206762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1950.54511238531" calcext:value-type="float">
            <text:p>1950.54511238531</text:p>
          </table:table-cell>
          <table:table-cell office:value-type="float" office:value="21895.6959544632" calcext:value-type="float">
            <text:p>21895.6959544632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2001.572680727" calcext:value-type="float">
            <text:p>2001.572680727</text:p>
          </table:table-cell>
          <table:table-cell office:value-type="float" office:value="22033.9400062338" calcext:value-type="float">
            <text:p>22033.9400062338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2000.91707469644" calcext:value-type="float">
            <text:p>2000.91707469644</text:p>
          </table:table-cell>
          <table:table-cell office:value-type="float" office:value="22182.2994062272" calcext:value-type="float">
            <text:p>22182.2994062272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1971.71181206204" calcext:value-type="float">
            <text:p>1971.71181206204</text:p>
          </table:table-cell>
          <table:table-cell office:value-type="float" office:value="22306.1784150263" calcext:value-type="float">
            <text:p>22306.1784150263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1955.25242215483" calcext:value-type="float">
            <text:p>1955.25242215483</text:p>
          </table:table-cell>
          <table:table-cell office:value-type="float" office:value="22413.8176335536" calcext:value-type="float">
            <text:p>22413.8176335536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1864.53082394952" calcext:value-type="float">
            <text:p>1864.53082394952</text:p>
          </table:table-cell>
          <table:table-cell office:value-type="float" office:value="22425.6152748511" calcext:value-type="float">
            <text:p>22425.6152748511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1808.94801283361" calcext:value-type="float">
            <text:p>1808.94801283361</text:p>
          </table:table-cell>
          <table:table-cell office:value-type="float" office:value="22374.6573215404" calcext:value-type="float">
            <text:p>22374.6573215404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1982.22601490232" calcext:value-type="float">
            <text:p>1982.22601490232</text:p>
          </table:table-cell>
          <table:table-cell office:value-type="float" office:value="22492.8445208468" calcext:value-type="float">
            <text:p>22492.8445208468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1936.98062844071" calcext:value-type="float">
            <text:p>1936.98062844071</text:p>
          </table:table-cell>
          <table:table-cell office:value-type="float" office:value="22563.8334064698" calcext:value-type="float">
            <text:p>22563.8334064698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032.02518973151" calcext:value-type="float">
            <text:p>2032.02518973151</text:p>
          </table:table-cell>
          <table:table-cell office:value-type="float" office:value="22725.7162005928" calcext:value-type="float">
            <text:p>22725.7162005928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1883.03213305529" calcext:value-type="float">
            <text:p>1883.03213305529</text:p>
          </table:table-cell>
          <table:table-cell office:value-type="float" office:value="22737.522685696" calcext:value-type="float">
            <text:p>22737.522685696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1996.83388425125" calcext:value-type="float">
            <text:p>1996.83388425125</text:p>
          </table:table-cell>
          <table:table-cell office:value-type="float" office:value="22859.1250498101" calcext:value-type="float">
            <text:p>22859.1250498101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2028.77084331823" calcext:value-type="float">
            <text:p>2028.77084331823</text:p>
          </table:table-cell>
          <table:table-cell office:value-type="float" office:value="23007.5207274426" calcext:value-type="float">
            <text:p>23007.5207274426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2110.74662598503" calcext:value-type="float">
            <text:p>2110.74662598503</text:p>
          </table:table-cell>
          <table:table-cell office:value-type="float" office:value="23233.5149850707" calcext:value-type="float">
            <text:p>23233.5149850707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2288.35600082827" calcext:value-type="float">
            <text:p>2288.35600082827</text:p>
          </table:table-cell>
          <table:table-cell office:value-type="float" office:value="23626.9245128743" calcext:value-type="float">
            <text:p>23626.9245128743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2367.99349594336" calcext:value-type="float">
            <text:p>2367.99349594336</text:p>
          </table:table-cell>
          <table:table-cell office:value-type="float" office:value="24086.7943736958" calcext:value-type="float">
            <text:p>24086.7943736958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2334.97028463035" calcext:value-type="float">
            <text:p>2334.97028463035</text:p>
          </table:table-cell>
          <table:table-cell office:value-type="float" office:value="24496.6767702896" calcext:value-type="float">
            <text:p>24496.6767702896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2281.54703581614" calcext:value-type="float">
            <text:p>2281.54703581614</text:p>
          </table:table-cell>
          <table:table-cell office:value-type="float" office:value="24828.3721225004" calcext:value-type="float">
            <text:p>24828.3721225004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2377.71872528365" calcext:value-type="float">
            <text:p>2377.71872528365</text:p>
          </table:table-cell>
          <table:table-cell office:value-type="float" office:value="25235.6335849465" calcext:value-type="float">
            <text:p>25235.6335849465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2370.76827623511" calcext:value-type="float">
            <text:p>2370.76827623511</text:p>
          </table:table-cell>
          <table:table-cell office:value-type="float" office:value="25604.868349548" calcext:value-type="float">
            <text:p>25604.868349548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2173.28069208374" calcext:value-type="float">
            <text:p>2173.28069208374</text:p>
          </table:table-cell>
          <table:table-cell office:value-type="float" office:value="25753.5567326004" calcext:value-type="float">
            <text:p>25753.5567326004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2108.65893686377" calcext:value-type="float">
            <text:p>2108.65893686377</text:p>
          </table:table-cell>
          <table:table-cell office:value-type="float" office:value="25811.8381748947" calcext:value-type="float">
            <text:p>25811.8381748947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2036.29273162934" calcext:value-type="float">
            <text:p>2036.29273162934</text:p>
          </table:table-cell>
          <table:table-cell office:value-type="float" office:value="25769.5769279769" calcext:value-type="float">
            <text:p>25769.5769279769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2250.8900637023" calcext:value-type="float">
            <text:p>2250.8900637023</text:p>
          </table:table-cell>
          <table:table-cell office:value-type="float" office:value="25924.7228828072" calcext:value-type="float">
            <text:p>25924.7228828072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2034.60189838171" calcext:value-type="float">
            <text:p>2034.60189838171</text:p>
          </table:table-cell>
          <table:table-cell office:value-type="float" office:value="25844.5103334438" calcext:value-type="float">
            <text:p>25844.5103334438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2000.58470757384" calcext:value-type="float">
            <text:p>2000.58470757384</text:p>
          </table:table-cell>
          <table:table-cell office:value-type="float" office:value="25716.8051389033" calcext:value-type="float">
            <text:p>25716.8051389033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1727.57030188161" calcext:value-type="float">
            <text:p>1727.57030188161</text:p>
          </table:table-cell>
          <table:table-cell office:value-type="float" office:value="25307.0768428276" calcext:value-type="float">
            <text:p>25307.0768428276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1471.11525620652" calcext:value-type="float">
            <text:p>1471.11525620652</text:p>
          </table:table-cell>
          <table:table-cell office:value-type="float" office:value="24637.3458202067" calcext:value-type="float">
            <text:p>24637.3458202067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1566.97821544811" calcext:value-type="float">
            <text:p>1566.97821544811</text:p>
          </table:table-cell>
          <table:table-cell office:value-type="float" office:value="24067.1767362798" calcext:value-type="float">
            <text:p>24067.1767362798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1504.42143758683" calcext:value-type="float">
            <text:p>1504.42143758683</text:p>
          </table:table-cell>
          <table:table-cell office:value-type="float" office:value="23455.4550471733" calcext:value-type="float">
            <text:p>23455.4550471733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1424.51374643561" calcext:value-type="float">
            <text:p>1424.51374643561</text:p>
          </table:table-cell>
          <table:table-cell office:value-type="float" office:value="22791.671010937" calcext:value-type="float">
            <text:p>22791.671010937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1629.2831547348" calcext:value-type="float">
            <text:p>1629.2831547348</text:p>
          </table:table-cell>
          <table:table-cell office:value-type="float" office:value="22366.9976671071" calcext:value-type="float">
            <text:p>22366.9976671071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1416.67280106318" calcext:value-type="float">
            <text:p>1416.67280106318</text:p>
          </table:table-cell>
          <table:table-cell office:value-type="float" office:value="21770.1590821717" calcext:value-type="float">
            <text:p>21770.1590821717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1426.30535289298" calcext:value-type="float">
            <text:p>1426.30535289298</text:p>
          </table:table-cell>
          <table:table-cell office:value-type="float" office:value="21225.6909244746" calcext:value-type="float">
            <text:p>21225.6909244746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1516.83541603053" calcext:value-type="float">
            <text:p>1516.83541603053</text:p>
          </table:table-cell>
          <table:table-cell office:value-type="float" office:value="20815.7694013032" calcext:value-type="float">
            <text:p>20815.7694013032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1730.95084253432" calcext:value-type="float">
            <text:p>1730.95084253432</text:p>
          </table:table-cell>
          <table:table-cell office:value-type="float" office:value="20665.86383549" calcext:value-type="float">
            <text:p>20665.86383549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1752.7624049186" calcext:value-type="float">
            <text:p>1752.7624049186</text:p>
          </table:table-cell>
          <table:table-cell office:value-type="float" office:value="20579.7646870944" calcext:value-type="float">
            <text:p>20579.7646870944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1755.61042531859" calcext:value-type="float">
            <text:p>1755.61042531859</text:p>
          </table:table-cell>
          <table:table-cell office:value-type="float" office:value="20527.0957461442" calcext:value-type="float">
            <text:p>20527.0957461442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1990.99548352604" calcext:value-type="float">
            <text:p>1990.99548352604</text:p>
          </table:table-cell>
          <table:table-cell office:value-type="float" office:value="20739.1023986701" calcext:value-type="float">
            <text:p>20739.1023986701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2066.41270346136" calcext:value-type="float">
            <text:p>2066.41270346136</text:p>
          </table:table-cell>
          <table:table-cell office:value-type="float" office:value="21044.722045433" calcext:value-type="float">
            <text:p>21044.722045433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2053.47804294677" calcext:value-type="float">
            <text:p>2053.47804294677</text:p>
          </table:table-cell>
          <table:table-cell office:value-type="float" office:value="21351.8550067814" calcext:value-type="float">
            <text:p>21351.8550067814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2046.50391148038" calcext:value-type="float">
            <text:p>2046.50391148038</text:p>
          </table:table-cell>
          <table:table-cell office:value-type="float" office:value="21650.3519999574" calcext:value-type="float">
            <text:p>21650.3519999574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2058.4093237404" calcext:value-type="float">
            <text:p>2058.4093237404</text:p>
          </table:table-cell>
          <table:table-cell office:value-type="float" office:value="21953.5401929742" calcext:value-type="float">
            <text:p>21953.5401929742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2148.2133281478" calcext:value-type="float">
            <text:p>2148.2133281478</text:p>
          </table:table-cell>
          <table:table-cell office:value-type="float" office:value="22332.3244296892" calcext:value-type="float">
            <text:p>22332.3244296892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2208.74915605067" calcext:value-type="float">
            <text:p>2208.74915605067</text:p>
          </table:table-cell>
          <table:table-cell office:value-type="float" office:value="22750.8351753085" calcext:value-type="float">
            <text:p>22750.8351753085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2210.73450292211" calcext:value-type="float">
            <text:p>2210.73450292211</text:p>
          </table:table-cell>
          <table:table-cell office:value-type="float" office:value="23148.9372714928" calcext:value-type="float">
            <text:p>23148.9372714928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2141.64364277135" calcext:value-type="float">
            <text:p>2141.64364277135</text:p>
          </table:table-cell>
          <table:table-cell office:value-type="float" office:value="23454.417567082" calcext:value-type="float">
            <text:p>23454.417567082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2199.0629506403" calcext:value-type="float">
            <text:p>2199.0629506403</text:p>
          </table:table-cell>
          <table:table-cell office:value-type="float" office:value="23791.6174687032" calcext:value-type="float">
            <text:p>23791.6174687032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2333.6118519329" calcext:value-type="float">
            <text:p>2333.6118519329</text:p>
          </table:table-cell>
          <table:table-cell office:value-type="float" office:value="24233.2857666178" calcext:value-type="float">
            <text:p>24233.2857666178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2292.13346826121" calcext:value-type="float">
            <text:p>2292.13346826121</text:p>
          </table:table-cell>
          <table:table-cell office:value-type="float" office:value="24605.2620597789" calcext:value-type="float">
            <text:p>24605.2620597789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2546.5106068965" calcext:value-type="float">
            <text:p>2546.5106068965</text:p>
          </table:table-cell>
          <table:table-cell office:value-type="float" office:value="25206.2829103285" calcext:value-type="float">
            <text:p>25206.2829103285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2915.60524290058" calcext:value-type="float">
            <text:p>2915.60524290058</text:p>
          </table:table-cell>
          <table:table-cell office:value-type="float" office:value="26145.6057568029" calcext:value-type="float">
            <text:p>26145.6057568029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3182.84116068829" calcext:value-type="float">
            <text:p>3182.84116068829</text:p>
          </table:table-cell>
          <table:table-cell office:value-type="float" office:value="27316.2000258385" calcext:value-type="float">
            <text:p>27316.2000258385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3366.82003280956" calcext:value-type="float">
            <text:p>3366.82003280956</text:p>
          </table:table-cell>
          <table:table-cell office:value-type="float" office:value="28618.394457136" calcext:value-type="float">
            <text:p>28618.394457136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3770.72554920242" calcext:value-type="float">
            <text:p>3770.72554920242</text:p>
          </table:table-cell>
          <table:table-cell office:value-type="float" office:value="30270.3419177996" calcext:value-type="float">
            <text:p>30270.3419177996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4183.61427297246" calcext:value-type="float">
            <text:p>4183.61427297246</text:p>
          </table:table-cell>
          <table:table-cell office:value-type="float" office:value="32261.8705136789" calcext:value-type="float">
            <text:p>32261.8705136789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4488.72394306608" calcext:value-type="float">
            <text:p>4488.72394306608</text:p>
          </table:table-cell>
          <table:table-cell office:value-type="float" office:value="34473.3260922309" calcext:value-type="float">
            <text:p>34473.3260922309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4996.34133910694" calcext:value-type="float">
            <text:p>4996.34133910694</text:p>
          </table:table-cell>
          <table:table-cell office:value-type="float" office:value="37086.331045806" calcext:value-type="float">
            <text:p>37086.331045806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5413.39205217709" calcext:value-type="float">
            <text:p>5413.39205217709</text:p>
          </table:table-cell>
          <table:table-cell office:value-type="float" office:value="39980.6567565653" calcext:value-type="float">
            <text:p>39980.6567565653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6128.23965150458" calcext:value-type="float">
            <text:p>6128.23965150458</text:p>
          </table:table-cell>
          <table:table-cell office:value-type="float" office:value="43435.4145691677" calcext:value-type="float">
            <text:p>43435.4145691677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6523.04766201627" calcext:value-type="float">
            <text:p>6523.04766201627</text:p>
          </table:table-cell>
          <table:table-cell office:value-type="float" office:value="47105.866799757" calcext:value-type="float">
            <text:p>47105.866799757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7295.49394146364" calcext:value-type="float">
            <text:p>7295.49394146364</text:p>
          </table:table-cell>
          <table:table-cell office:value-type="float" office:value="51335.3015209645" calcext:value-type="float">
            <text:p>51335.3015209645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7398.79243883544" calcext:value-type="float">
            <text:p>7398.79243883544</text:p>
          </table:table-cell>
          <table:table-cell office:value-type="float" office:value="55436.2908457282" calcext:value-type="float">
            <text:p>55436.2908457282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7948.40935382211" calcext:value-type="float">
            <text:p>7948.40935382211</text:p>
          </table:table-cell>
          <table:table-cell office:value-type="float" office:value="59820.5659143669" calcext:value-type="float">
            <text:p>59820.5659143669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8832.40785737887" calcext:value-type="float">
            <text:p>8832.40785737887</text:p>
          </table:table-cell>
          <table:table-cell office:value-type="float" office:value="64796.8095247804" calcext:value-type="float">
            <text:p>64796.8095247804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9256.63963903878" calcext:value-type="float">
            <text:p>9256.63963903878</text:p>
          </table:table-cell>
          <table:table-cell office:value-type="float" office:value="69879.0936992445" calcext:value-type="float">
            <text:p>69879.0936992445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10231.2337920624" calcext:value-type="float">
            <text:p>10231.2337920624</text:p>
          </table:table-cell>
          <table:table-cell office:value-type="float" office:value="75597.2052723224" calcext:value-type="float">
            <text:p>75597.2052723224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10508.7702175624" calcext:value-type="float">
            <text:p>10508.7702175624</text:p>
          </table:table-cell>
          <table:table-cell office:value-type="float" office:value="81228.4818746667" calcext:value-type="float">
            <text:p>81228.4818746667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11897.6320454039" calcext:value-type="float">
            <text:p>11897.6320454039</text:p>
          </table:table-cell>
          <table:table-cell office:value-type="float" office:value="87851.6866788971" calcext:value-type="float">
            <text:p>87851.6866788971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12658.6531114266" calcext:value-type="float">
            <text:p>12658.6531114266</text:p>
          </table:table-cell>
          <table:table-cell office:value-type="float" office:value="94816.5407174282" calcext:value-type="float">
            <text:p>94816.5407174282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3504.6272678441" calcext:value-type="float">
            <text:p>13504.6272678441</text:p>
          </table:table-cell>
          <table:table-cell office:value-type="float" office:value="102176.955618061" calcext:value-type="float">
            <text:p>102176.955618061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5027.2896004888" calcext:value-type="float">
            <text:p>15027.2896004888</text:p>
          </table:table-cell>
          <table:table-cell office:value-type="float" office:value="110574.547699298" calcext:value-type="float">
            <text:p>110574.547699298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5989.3850785938" calcext:value-type="float">
            <text:p>15989.3850785938</text:p>
          </table:table-cell>
          <table:table-cell office:value-type="float" office:value="119410.251778349" calcext:value-type="float">
            <text:p>119410.251778349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6862.4633151515" calcext:value-type="float">
            <text:p>16862.4633151515</text:p>
          </table:table-cell>
          <table:table-cell office:value-type="float" office:value="128548.84809209" calcext:value-type="float">
            <text:p>128548.84809209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7300.0413762495" calcext:value-type="float">
            <text:p>17300.0413762495</text:p>
          </table:table-cell>
          <table:table-cell office:value-type="float" office:value="137511.154877189" calcext:value-type="float">
            <text:p>137511.154877189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8367.6002172198" calcext:value-type="float">
            <text:p>18367.6002172198</text:p>
          </table:table-cell>
          <table:table-cell office:value-type="float" office:value="146889.44551324" calcext:value-type="float">
            <text:p>146889.44551324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9139.9915010132" calcext:value-type="float">
            <text:p>19139.9915010132</text:p>
          </table:table-cell>
          <table:table-cell office:value-type="float" office:value="156359.061034405" calcext:value-type="float">
            <text:p>156359.061034405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9548.8580049901" calcext:value-type="float">
            <text:p>19548.8580049901</text:p>
          </table:table-cell>
          <table:table-cell office:value-type="float" office:value="165526.010782536" calcext:value-type="float">
            <text:p>165526.010782536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20486.2623537536" calcext:value-type="float">
            <text:p>20486.2623537536</text:p>
          </table:table-cell>
          <table:table-cell office:value-type="float" office:value="174896.584970919" calcext:value-type="float">
            <text:p>174896.584970919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20973.2226944556" calcext:value-type="float">
            <text:p>20973.2226944556</text:p>
          </table:table-cell>
          <table:table-cell office:value-type="float" office:value="184011.819337535" calcext:value-type="float">
            <text:p>184011.819337535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21384.6051502769" calcext:value-type="float">
            <text:p>21384.6051502769</text:p>
          </table:table-cell>
          <table:table-cell office:value-type="float" office:value="192780.411987695" calcext:value-type="float">
            <text:p>192780.411987695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22128.7949536428" calcext:value-type="float">
            <text:p>22128.7949536428</text:p>
          </table:table-cell>
          <table:table-cell office:value-type="float" office:value="201531.745926482" calcext:value-type="float">
            <text:p>201531.745926482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22646.1679165568" calcext:value-type="float">
            <text:p>22646.1679165568</text:p>
          </table:table-cell>
          <table:table-cell office:value-type="float" office:value="210046.84241582" calcext:value-type="float">
            <text:p>210046.84241582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24099.3618221979" calcext:value-type="float">
            <text:p>24099.3618221979</text:p>
          </table:table-cell>
          <table:table-cell office:value-type="float" office:value="219270.992765361" calcext:value-type="float">
            <text:p>219270.992765361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25196.3069111594" calcext:value-type="float">
            <text:p>25196.3069111594</text:p>
          </table:table-cell>
          <table:table-cell office:value-type="float" office:value="228848.802934209" calcext:value-type="float">
            <text:p>228848.802934209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26308.11301673" calcext:value-type="float">
            <text:p>26308.11301673</text:p>
          </table:table-cell>
          <table:table-cell office:value-type="float" office:value="238791.870704906" calcext:value-type="float">
            <text:p>238791.870704906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27494.4087444483" calcext:value-type="float">
            <text:p>27494.4087444483</text:p>
          </table:table-cell>
          <table:table-cell office:value-type="float" office:value="249166.276971565" calcext:value-type="float">
            <text:p>249166.276971565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29195.0668295336" calcext:value-type="float">
            <text:p>29195.0668295336</text:p>
          </table:table-cell>
          <table:table-cell office:value-type="float" office:value="260464.268642114" calcext:value-type="float">
            <text:p>260464.268642114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30141.6951212223" calcext:value-type="float">
            <text:p>30141.6951212223</text:p>
          </table:table-cell>
          <table:table-cell office:value-type="float" office:value="271909.445634077" calcext:value-type="float">
            <text:p>271909.445634077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31149.5192419894" calcext:value-type="float">
            <text:p>31149.5192419894</text:p>
          </table:table-cell>
          <table:table-cell office:value-type="float" office:value="283523.547044709" calcext:value-type="float">
            <text:p>283523.547044709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32403.0425050582" calcext:value-type="float">
            <text:p>32403.0425050582</text:p>
          </table:table-cell>
          <table:table-cell office:value-type="float" office:value="295528.486350883" calcext:value-type="float">
            <text:p>295528.486350883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33559.6398343429" calcext:value-type="float">
            <text:p>33559.6398343429</text:p>
          </table:table-cell>
          <table:table-cell office:value-type="float" office:value="307788.462881245" calcext:value-type="float">
            <text:p>307788.462881245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34745.7331917343" calcext:value-type="float">
            <text:p>34745.7331917343</text:p>
          </table:table-cell>
          <table:table-cell office:value-type="float" office:value="320320.087546956" calcext:value-type="float">
            <text:p>320320.087546956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35330.3799997902" calcext:value-type="float">
            <text:p>35330.3799997902</text:p>
          </table:table-cell>
          <table:table-cell office:value-type="float" office:value="332482.645593814" calcext:value-type="float">
            <text:p>332482.645593814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36465.77285285" calcext:value-type="float">
            <text:p>36465.77285285</text:p>
          </table:table-cell>
          <table:table-cell office:value-type="float" office:value="344796.550328188" calcext:value-type="float">
            <text:p>344796.550328188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37052.9832109015" calcext:value-type="float">
            <text:p>37052.9832109015</text:p>
          </table:table-cell>
          <table:table-cell office:value-type="float" office:value="356710.640466173" calcext:value-type="float">
            <text:p>356710.640466173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37130.5787619672" calcext:value-type="float">
            <text:p>37130.5787619672</text:p>
          </table:table-cell>
          <table:table-cell office:value-type="float" office:value="367693.248145763" calcext:value-type="float">
            <text:p>367693.248145763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36631.7392055333" calcext:value-type="float">
            <text:p>36631.7392055333</text:p>
          </table:table-cell>
          <table:table-cell office:value-type="float" office:value="377187.954399773" calcext:value-type="float">
            <text:p>377187.954399773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37409.3415389122" calcext:value-type="float">
            <text:p>37409.3415389122</text:p>
          </table:table-cell>
          <table:table-cell office:value-type="float" office:value="386466.758523799" calcext:value-type="float">
            <text:p>386466.758523799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38083.7454265725" calcext:value-type="float">
            <text:p>38083.7454265725</text:p>
          </table:table-cell>
          <table:table-cell office:value-type="float" office:value="395483.647824174" calcext:value-type="float">
            <text:p>395483.647824174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39511.8298770703" calcext:value-type="float">
            <text:p>39511.8298770703</text:p>
          </table:table-cell>
          <table:table-cell office:value-type="float" office:value="405033.105905023" calcext:value-type="float">
            <text:p>405033.105905023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40140.2694881088" calcext:value-type="float">
            <text:p>40140.2694881088</text:p>
          </table:table-cell>
          <table:table-cell office:value-type="float" office:value="414336.983942102" calcext:value-type="float">
            <text:p>414336.983942102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41406.6968571905" calcext:value-type="float">
            <text:p>41406.6968571905</text:p>
          </table:table-cell>
          <table:table-cell office:value-type="float" office:value="424073.211406602" calcext:value-type="float">
            <text:p>424073.211406602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41842.0327182432" calcext:value-type="float">
            <text:p>41842.0327182432</text:p>
          </table:table-cell>
          <table:table-cell office:value-type="float" office:value="433429.371555167" calcext:value-type="float">
            <text:p>433429.371555167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42792.3960620531" calcext:value-type="float">
            <text:p>42792.3960620531</text:p>
          </table:table-cell>
          <table:table-cell office:value-type="float" office:value="442938.772988695" calcext:value-type="float">
            <text:p>442938.772988695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44244.7967481921" calcext:value-type="float">
            <text:p>44244.7967481921</text:p>
          </table:table-cell>
          <table:table-cell office:value-type="float" office:value="453094.637618813" calcext:value-type="float">
            <text:p>453094.637618813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45066.1188065672" calcext:value-type="float">
            <text:p>45066.1188065672</text:p>
          </table:table-cell>
          <table:table-cell office:value-type="float" office:value="463274.400203601" calcext:value-type="float">
            <text:p>463274.400203601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44913.0524998588" calcext:value-type="float">
            <text:p>44913.0524998588</text:p>
          </table:table-cell>
          <table:table-cell office:value-type="float" office:value="472503.879873859" calcext:value-type="float">
            <text:p>472503.879873859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43853.9996748488" calcext:value-type="float">
            <text:p>43853.9996748488</text:p>
          </table:table-cell>
          <table:table-cell office:value-type="float" office:value="479858.412072782" calcext:value-type="float">
            <text:p>479858.412072782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43669.9055374849" calcext:value-type="float">
            <text:p>43669.9055374849</text:p>
          </table:table-cell>
          <table:table-cell office:value-type="float" office:value="486238.139399178" calcext:value-type="float">
            <text:p>486238.139399178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44616.5587734788" calcext:value-type="float">
            <text:p>44616.5587734788</text:p>
          </table:table-cell>
          <table:table-cell office:value-type="float" office:value="492815.006855492" calcext:value-type="float">
            <text:p>492815.006855492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44528.2756442872" calcext:value-type="float">
            <text:p>44528.2756442872</text:p>
          </table:table-cell>
          <table:table-cell office:value-type="float" office:value="498596.297581816" calcext:value-type="float">
            <text:p>498596.297581816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44807.6470573144" calcext:value-type="float">
            <text:p>44807.6470573144</text:p>
          </table:table-cell>
          <table:table-cell office:value-type="float" office:value="504003.015377255" calcext:value-type="float">
            <text:p>504003.015377255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45704.6397679594" calcext:value-type="float">
            <text:p>45704.6397679594</text:p>
          </table:table-cell>
          <table:table-cell office:value-type="float" office:value="509679.275990675" calcext:value-type="float">
            <text:p>509679.275990675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44195.9295740707" calcext:value-type="float">
            <text:p>44195.9295740707</text:p>
          </table:table-cell>
          <table:table-cell office:value-type="float" office:value="513272.964072337" calcext:value-type="float">
            <text:p>513272.964072337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43265.5468296843" calcext:value-type="float">
            <text:p>43265.5468296843</text:p>
          </table:table-cell>
          <table:table-cell office:value-type="float" office:value="515403.70280688" calcext:value-type="float">
            <text:p>515403.70280688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41967.2614947308" calcext:value-type="float">
            <text:p>41967.2614947308</text:p>
          </table:table-cell>
          <table:table-cell office:value-type="float" office:value="515762.133176179" calcext:value-type="float">
            <text:p>515762.133176179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42296.9179038542" calcext:value-type="float">
            <text:p>42296.9179038542</text:p>
          </table:table-cell>
          <table:table-cell office:value-type="float" office:value="516043.097155377" calcext:value-type="float">
            <text:p>516043.097155377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41233.49371503" calcext:value-type="float">
            <text:p>41233.49371503</text:p>
          </table:table-cell>
          <table:table-cell office:value-type="float" office:value="514960.728981931" calcext:value-type="float">
            <text:p>514960.728981931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41722.1615864854" calcext:value-type="float">
            <text:p>41722.1615864854</text:p>
          </table:table-cell>
          <table:table-cell office:value-type="float" office:value="514148.284864557" calcext:value-type="float">
            <text:p>514148.284864557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42449.8023024928" calcext:value-type="float">
            <text:p>42449.8023024928</text:p>
          </table:table-cell>
          <table:table-cell office:value-type="float" office:value="513918.160358374" calcext:value-type="float">
            <text:p>513918.160358374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42736.3860332536" calcext:value-type="float">
            <text:p>42736.3860332536</text:p>
          </table:table-cell>
          <table:table-cell office:value-type="float" office:value="513891.452010095" calcext:value-type="float">
            <text:p>513891.452010095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42969.8879185127" calcext:value-type="float">
            <text:p>42969.8879185127</text:p>
          </table:table-cell>
          <table:table-cell office:value-type="float" office:value="514050.508034323" calcext:value-type="float">
            <text:p>514050.508034323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43097.3477069003" calcext:value-type="float">
            <text:p>43097.3477069003</text:p>
          </table:table-cell>
          <table:table-cell office:value-type="float" office:value="514322.103135539" calcext:value-type="float">
            <text:p>514322.103135539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42461.959580146" calcext:value-type="float">
            <text:p>42461.959580146</text:p>
          </table:table-cell>
          <table:table-cell office:value-type="float" office:value="513936.325337003" calcext:value-type="float">
            <text:p>513936.325337003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43706.5817454005" calcext:value-type="float">
            <text:p>43706.5817454005</text:p>
          </table:table-cell>
          <table:table-cell office:value-type="float" office:value="514789.986376259" calcext:value-type="float">
            <text:p>514789.986376259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43381.3144521114" calcext:value-type="float">
            <text:p>43381.3144521114</text:p>
          </table:table-cell>
          <table:table-cell office:value-type="float" office:value="515325.273859889" calcext:value-type="float">
            <text:p>515325.273859889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43869.558364397" calcext:value-type="float">
            <text:p>43869.558364397</text:p>
          </table:table-cell>
          <table:table-cell office:value-type="float" office:value="516356.52432165" calcext:value-type="float">
            <text:p>516356.52432165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44447.6481904678" calcext:value-type="float">
            <text:p>44447.6481904678</text:p>
          </table:table-cell>
          <table:table-cell office:value-type="float" office:value="517929.40829412" calcext:value-type="float">
            <text:p>517929.40829412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43429.4362957505" calcext:value-type="float">
            <text:p>43429.4362957505</text:p>
          </table:table-cell>
          <table:table-cell office:value-type="float" office:value="518434.441281506" calcext:value-type="float">
            <text:p>518434.441281506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43221.9590970643" calcext:value-type="float">
            <text:p>43221.9590970643</text:p>
          </table:table-cell>
          <table:table-cell office:value-type="float" office:value="518649.840152524" calcext:value-type="float">
            <text:p>518649.840152524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41880.5619087632" calcext:value-type="float">
            <text:p>41880.5619087632</text:p>
          </table:table-cell>
          <table:table-cell office:value-type="float" office:value="517461.188100805" calcext:value-type="float">
            <text:p>517461.188100805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41313.6735896398" calcext:value-type="float">
            <text:p>41313.6735896398</text:p>
          </table:table-cell>
          <table:table-cell office:value-type="float" office:value="515640.658499478" calcext:value-type="float">
            <text:p>515640.658499478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40281.7679843988" calcext:value-type="float">
            <text:p>40281.7679843988</text:p>
          </table:table-cell>
          <table:table-cell office:value-type="float" office:value="512775.419743069" calcext:value-type="float">
            <text:p>512775.419743069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39029.4150670983" calcext:value-type="float">
            <text:p>39029.4150670983</text:p>
          </table:table-cell>
          <table:table-cell office:value-type="float" office:value="508675.313841397" calcext:value-type="float">
            <text:p>508675.313841397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36522.8245484568" calcext:value-type="float">
            <text:p>36522.8245484568</text:p>
          </table:table-cell>
          <table:table-cell office:value-type="float" office:value="502131.386685706" calcext:value-type="float">
            <text:p>502131.386685706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34849.8789554042" calcext:value-type="float">
            <text:p>34849.8789554042</text:p>
          </table:table-cell>
          <table:table-cell office:value-type="float" office:value="494067.964761209" calcext:value-type="float">
            <text:p>494067.964761209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33156.4412093139" calcext:value-type="float">
            <text:p>33156.4412093139</text:p>
          </table:table-cell>
          <table:table-cell office:value-type="float" office:value="484583.991994232" calcext:value-type="float">
            <text:p>484583.991994232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32083.5748040479" calcext:value-type="float">
            <text:p>32083.5748040479</text:p>
          </table:table-cell>
          <table:table-cell office:value-type="float" office:value="474427.089300705" calcext:value-type="float">
            <text:p>474427.089300705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31407.0172756772" calcext:value-type="float">
            <text:p>31407.0172756772</text:p>
          </table:table-cell>
          <table:table-cell office:value-type="float" office:value="464080.231983342" calcext:value-type="float">
            <text:p>464080.231983342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31608.3738579437" calcext:value-type="float">
            <text:p>31608.3738579437</text:p>
          </table:table-cell>
          <table:table-cell office:value-type="float" office:value="454496.094132614" calcext:value-type="float">
            <text:p>454496.094132614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31255.2783824029" calcext:value-type="float">
            <text:p>31255.2783824029</text:p>
          </table:table-cell>
          <table:table-cell office:value-type="float" office:value="445226.02129406" calcext:value-type="float">
            <text:p>445226.02129406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30870.8029384443" calcext:value-type="float">
            <text:p>30870.8029384443</text:p>
          </table:table-cell>
          <table:table-cell office:value-type="float" office:value="436278.482030936" calcext:value-type="float">
            <text:p>436278.482030936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30449.4345858242" calcext:value-type="float">
            <text:p>30449.4345858242</text:p>
          </table:table-cell>
          <table:table-cell office:value-type="float" office:value="427629.193002989" calcext:value-type="float">
            <text:p>427629.193002989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30420.3878300248" calcext:value-type="float">
            <text:p>30420.3878300248</text:p>
          </table:table-cell>
          <table:table-cell office:value-type="float" office:value="419736.617835955" calcext:value-type="float">
            <text:p>419736.617835955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31600.0613723789" calcext:value-type="float">
            <text:p>31600.0613723789</text:p>
          </table:table-cell>
          <table:table-cell office:value-type="float" office:value="413784.576153384" calcext:value-type="float">
            <text:p>413784.576153384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30884.1056921442" calcext:value-type="float">
            <text:p>30884.1056921442</text:p>
          </table:table-cell>
          <table:table-cell office:value-type="float" office:value="407857.073765842" calcext:value-type="float">
            <text:p>407857.073765842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31762.2692253463" calcext:value-type="float">
            <text:p>31762.2692253463</text:p>
          </table:table-cell>
          <table:table-cell office:value-type="float" office:value="403460.954176092" calcext:value-type="float">
            <text:p>403460.954176092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33483.1640963326" calcext:value-type="float">
            <text:p>33483.1640963326</text:p>
          </table:table-cell>
          <table:table-cell office:value-type="float" office:value="401419.997443866" calcext:value-type="float">
            <text:p>401419.997443866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34194.3796822816" calcext:value-type="float">
            <text:p>34194.3796822816</text:p>
          </table:table-cell>
          <table:table-cell office:value-type="float" office:value="400614.180209488" calcext:value-type="float">
            <text:p>400614.180209488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35490.931443585" calcext:value-type="float">
            <text:p>35490.931443585</text:p>
          </table:table-cell>
          <table:table-cell office:value-type="float" office:value="401532.087913187" calcext:value-type="float">
            <text:p>401532.087913187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35847.4067206362" calcext:value-type="float">
            <text:p>35847.4067206362</text:p>
          </table:table-cell>
          <table:table-cell office:value-type="float" office:value="403140.971524258" calcext:value-type="float">
            <text:p>403140.971524258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37203.9196280804" calcext:value-type="float">
            <text:p>37203.9196280804</text:p>
          </table:table-cell>
          <table:table-cell office:value-type="float" office:value="406331.364458774" calcext:value-type="float">
            <text:p>406331.364458774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38678.0769169588" calcext:value-type="float">
            <text:p>38678.0769169588</text:p>
          </table:table-cell>
          <table:table-cell office:value-type="float" office:value="411114.962797153" calcext:value-type="float">
            <text:p>411114.962797153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39912.9270509675" calcext:value-type="float">
            <text:p>39912.9270509675</text:p>
          </table:table-cell>
          <table:table-cell office:value-type="float" office:value="417157.806466096" calcext:value-type="float">
            <text:p>417157.806466096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41923.0600541513" calcext:value-type="float">
            <text:p>41923.0600541513</text:p>
          </table:table-cell>
          <table:table-cell office:value-type="float" office:value="425074.941859532" calcext:value-type="float">
            <text:p>425074.941859532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43699.0092207243" calcext:value-type="float">
            <text:p>43699.0092207243</text:p>
          </table:table-cell>
          <table:table-cell office:value-type="float" office:value="434555.470203728" calcext:value-type="float">
            <text:p>434555.470203728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46171.829033395" calcext:value-type="float">
            <text:p>46171.829033395</text:p>
          </table:table-cell>
          <table:table-cell office:value-type="float" office:value="446153.079006232" calcext:value-type="float">
            <text:p>446153.079006232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49142.8400160479" calcext:value-type="float">
            <text:p>49142.8400160479</text:p>
          </table:table-cell>
          <table:table-cell office:value-type="float" office:value="460236.81184103" calcext:value-type="float">
            <text:p>460236.81184103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51275.601367409" calcext:value-type="float">
            <text:p>51275.601367409</text:p>
          </table:table-cell>
          <table:table-cell office:value-type="float" office:value="475865.855300815" calcext:value-type="float">
            <text:p>475865.855300815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53001.1576559269" calcext:value-type="float">
            <text:p>53001.1576559269</text:p>
          </table:table-cell>
          <table:table-cell office:value-type="float" office:value="492459.07960073" calcext:value-type="float">
            <text:p>492459.07960073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55855.9434406569" calcext:value-type="float">
            <text:p>55855.9434406569</text:p>
          </table:table-cell>
          <table:table-cell office:value-type="float" office:value="511022.851308005" calcext:value-type="float">
            <text:p>511022.851308005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58928.1111568735" calcext:value-type="float">
            <text:p>58928.1111568735</text:p>
          </table:table-cell>
          <table:table-cell office:value-type="float" office:value="531612.453593307" calcext:value-type="float">
            <text:p>531612.453593307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60342.2529282712" calcext:value-type="float">
            <text:p>60342.2529282712</text:p>
          </table:table-cell>
          <table:table-cell office:value-type="float" office:value="552438.230963519" calcext:value-type="float">
            <text:p>552438.230963519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65125.7392153528" calcext:value-type="float">
            <text:p>65125.7392153528</text:p>
          </table:table-cell>
          <table:table-cell office:value-type="float" office:value="576734.512846043" calcext:value-type="float">
            <text:p>576734.512846043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66099.9123397573" calcext:value-type="float">
            <text:p>66099.9123397573</text:p>
          </table:table-cell>
          <table:table-cell office:value-type="float" office:value="600586.476182744" calcext:value-type="float">
            <text:p>600586.476182744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68040.3264333875" calcext:value-type="float">
            <text:p>68040.3264333875</text:p>
          </table:table-cell>
          <table:table-cell office:value-type="float" office:value="624797.880074369" calcext:value-type="float">
            <text:p>624797.880074369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68706.133068651" calcext:value-type="float">
            <text:p>68706.133068651</text:p>
          </table:table-cell>
          <table:table-cell office:value-type="float" office:value="647979.669490628" calcext:value-type="float">
            <text:p>647979.669490628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71896.9025298722" calcext:value-type="float">
            <text:p>71896.9025298722</text:p>
          </table:table-cell>
          <table:table-cell office:value-type="float" office:value="672557.484844933" calcext:value-type="float">
            <text:p>672557.484844933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74303.1837197279" calcext:value-type="float">
            <text:p>74303.1837197279</text:p>
          </table:table-cell>
          <table:table-cell office:value-type="float" office:value="697682.686087309" calcext:value-type="float">
            <text:p>697682.686087309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76960.5276377793" calcext:value-type="float">
            <text:p>76960.5276377793</text:p>
          </table:table-cell>
          <table:table-cell office:value-type="float" office:value="723536.086329928" calcext:value-type="float">
            <text:p>723536.086329928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79691.8644819011" calcext:value-type="float">
            <text:p>79691.8644819011</text:p>
          </table:table-cell>
          <table:table-cell office:value-type="float" office:value="750158.542196726" calcext:value-type="float">
            <text:p>750158.542196726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81109.8940684515" calcext:value-type="float">
            <text:p>81109.8940684515</text:p>
          </table:table-cell>
          <table:table-cell office:value-type="float" office:value="776187.778409923" calcext:value-type="float">
            <text:p>776187.778409923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82679.1944532953" calcext:value-type="float">
            <text:p>82679.1944532953</text:p>
          </table:table-cell>
          <table:table-cell office:value-type="float" office:value="801729.819720513" calcext:value-type="float">
            <text:p>801729.819720513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83245.2346299049" calcext:value-type="float">
            <text:p>83245.2346299049</text:p>
          </table:table-cell>
          <table:table-cell office:value-type="float" office:value="825743.406281829" calcext:value-type="float">
            <text:p>825743.406281829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82885.8179762234" calcext:value-type="float">
            <text:p>82885.8179762234</text:p>
          </table:table-cell>
          <table:table-cell office:value-type="float" office:value="847270.622141375" calcext:value-type="float">
            <text:p>847270.622141375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82708.7254778706" calcext:value-type="float">
            <text:p>82708.7254778706</text:p>
          </table:table-cell>
          <table:table-cell office:value-type="float" office:value="866570.627239958" calcext:value-type="float">
            <text:p>866570.627239958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82071.3046117372" calcext:value-type="float">
            <text:p>82071.3046117372</text:p>
          </table:table-cell>
          <table:table-cell office:value-type="float" office:value="883213.797726399" calcext:value-type="float">
            <text:p>883213.797726399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80445.4684865057" calcext:value-type="float">
            <text:p>80445.4684865057</text:p>
          </table:table-cell>
          <table:table-cell office:value-type="float" office:value="896301.610280715" calcext:value-type="float">
            <text:p>896301.610280715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77906.1066455508" calcext:value-type="float">
            <text:p>77906.1066455508</text:p>
          </table:table-cell>
          <table:table-cell office:value-type="float" office:value="905090.997321164" calcext:value-type="float">
            <text:p>905090.997321164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75818.7595181698" calcext:value-type="float">
            <text:p>75818.7595181698</text:p>
          </table:table-cell>
          <table:table-cell office:value-type="float" office:value="910205.577291576" calcext:value-type="float">
            <text:p>910205.577291576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74761.7925426474" calcext:value-type="float">
            <text:p>74761.7925426474</text:p>
          </table:table-cell>
          <table:table-cell office:value-type="float" office:value="912924.912130906" calcext:value-type="float">
            <text:p>912924.912130906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72156.5625925264" calcext:value-type="float">
            <text:p>72156.5625925264</text:p>
          </table:table-cell>
          <table:table-cell office:value-type="float" office:value="911923.873280804" calcext:value-type="float">
            <text:p>911923.873280804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68599.1708361881" calcext:value-type="float">
            <text:p>68599.1708361881</text:p>
          </table:table-cell>
          <table:table-cell office:value-type="float" office:value="906503.255398081" calcext:value-type="float">
            <text:p>906503.255398081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65116.4382661127" calcext:value-type="float">
            <text:p>65116.4382661127</text:p>
          </table:table-cell>
          <table:table-cell office:value-type="float" office:value="897013.766808281" calcext:value-type="float">
            <text:p>897013.766808281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60846.9537363925" calcext:value-type="float">
            <text:p>60846.9537363925</text:p>
          </table:table-cell>
          <table:table-cell office:value-type="float" office:value="882940.656379791" calcext:value-type="float">
            <text:p>882940.656379791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56832.5726808897" calcext:value-type="float">
            <text:p>56832.5726808897</text:p>
          </table:table-cell>
          <table:table-cell office:value-type="float" office:value="864854.069867434" calcext:value-type="float">
            <text:p>864854.069867434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55292.19022187" calcext:value-type="float">
            <text:p>55292.19022187</text:p>
          </table:table-cell>
          <table:table-cell office:value-type="float" office:value="845536.121037223" calcext:value-type="float">
            <text:p>845536.121037223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53654.0536085564" calcext:value-type="float">
            <text:p>53654.0536085564</text:p>
          </table:table-cell>
          <table:table-cell office:value-type="float" office:value="825197.812520495" calcext:value-type="float">
            <text:p>825197.812520495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51992.3225370416" calcext:value-type="float">
            <text:p>51992.3225370416</text:p>
          </table:table-cell>
          <table:table-cell office:value-type="float" office:value="804115.990356948" calcext:value-type="float">
            <text:p>804115.990356948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50511.8766177165" calcext:value-type="float">
            <text:p>50511.8766177165</text:p>
          </table:table-cell>
          <table:table-cell office:value-type="float" office:value="782710.902130189" calcext:value-type="float">
            <text:p>782710.902130189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48817.2437707967" calcext:value-type="float">
            <text:p>48817.2437707967</text:p>
          </table:table-cell>
          <table:table-cell office:value-type="float" office:value="760923.845281232" calcext:value-type="float">
            <text:p>760923.845281232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46751.1859325692" calcext:value-type="float">
            <text:p>46751.1859325692</text:p>
          </table:table-cell>
          <table:table-cell office:value-type="float" office:value="738521.018172857" calcext:value-type="float">
            <text:p>738521.018172857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44447.5738867867" calcext:value-type="float">
            <text:p>44447.5738867867</text:p>
          </table:table-cell>
          <table:table-cell office:value-type="float" office:value="715412.350624708" calcext:value-type="float">
            <text:p>715412.350624708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42924.6346328031" calcext:value-type="float">
            <text:p>42924.6346328031</text:p>
          </table:table-cell>
          <table:table-cell office:value-type="float" office:value="692384.231015419" calcext:value-type="float">
            <text:p>692384.231015419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42512.7602058357" calcext:value-type="float">
            <text:p>42512.7602058357</text:p>
          </table:table-cell>
          <table:table-cell office:value-type="float" office:value="670712.635974133" calcext:value-type="float">
            <text:p>670712.635974133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41462.1502469961" calcext:value-type="float">
            <text:p>41462.1502469961</text:p>
          </table:table-cell>
          <table:table-cell office:value-type="float" office:value="649774.414054458" calcext:value-type="float">
            <text:p>649774.414054458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40662.9864921547" calcext:value-type="float">
            <text:p>40662.9864921547</text:p>
          </table:table-cell>
          <table:table-cell office:value-type="float" office:value="629859.45037029" calcext:value-type="float">
            <text:p>629859.45037029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38425.8896663569" calcext:value-type="float">
            <text:p>38425.8896663569</text:p>
          </table:table-cell>
          <table:table-cell office:value-type="float" office:value="609452.891372098" calcext:value-type="float">
            <text:p>609452.891372098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36774.4722607811" calcext:value-type="float">
            <text:p>36774.4722607811</text:p>
          </table:table-cell>
          <table:table-cell office:value-type="float" office:value="589135.080220152" calcext:value-type="float">
            <text:p>589135.080220152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35891.6171485836" calcext:value-type="float">
            <text:p>35891.6171485836</text:p>
          </table:table-cell>
          <table:table-cell office:value-type="float" office:value="569645.624747057" calcext:value-type="float">
            <text:p>569645.624747057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34052.7671315959" calcext:value-type="float">
            <text:p>34052.7671315959</text:p>
          </table:table-cell>
          <table:table-cell office:value-type="float" office:value="550004.386285724" calcext:value-type="float">
            <text:p>550004.386285724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32246.0021388789" calcext:value-type="float">
            <text:p>32246.0021388789</text:p>
          </table:table-cell>
          <table:table-cell office:value-type="float" office:value="530247.37290699" calcext:value-type="float">
            <text:p>530247.37290699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30342.3990908912" calcext:value-type="float">
            <text:p>30342.3990908912</text:p>
          </table:table-cell>
          <table:table-cell office:value-type="float" office:value="510248.793423044" calcext:value-type="float">
            <text:p>510248.793423044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28497.5256633457" calcext:value-type="float">
            <text:p>28497.5256633457</text:p>
          </table:table-cell>
          <table:table-cell office:value-type="float" office:value="490073.724499117" calcext:value-type="float">
            <text:p>490073.724499117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27487.5525471957" calcext:value-type="float">
            <text:p>27487.5525471957</text:p>
          </table:table-cell>
          <table:table-cell office:value-type="float" office:value="470566.802227689" calcext:value-type="float">
            <text:p>470566.802227689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26229.1479961226" calcext:value-type="float">
            <text:p>26229.1479961226</text:p>
          </table:table-cell>
          <table:table-cell office:value-type="float" office:value="451464.67337419" calcext:value-type="float">
            <text:p>451464.67337419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25095.3276701255" calcext:value-type="float">
            <text:p>25095.3276701255</text:p>
          </table:table-cell>
          <table:table-cell office:value-type="float" office:value="432887.557743329" calcext:value-type="float">
            <text:p>432887.557743329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24384.1768064736" calcext:value-type="float">
            <text:p>24384.1768064736</text:p>
          </table:table-cell>
          <table:table-cell office:value-type="float" office:value="415258.840540448" calcext:value-type="float">
            <text:p>415258.840540448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23341.4475418759" calcext:value-type="float">
            <text:p>23341.4475418759</text:p>
          </table:table-cell>
          <table:table-cell office:value-type="float" office:value="398235.156203709" calcext:value-type="float">
            <text:p>398235.156203709</text:p>
          </table:table-cell>
        </table:table-row>
        <table:table-row table:style-name="ro1">
          <table:table-cell office:value-type="string" calcext:value-type="string">
            <text:p>2021-02-06</text:p>
          </table:table-cell>
          <table:table-cell office:value-type="float" office:value="23443.2225385012" calcext:value-type="float">
            <text:p>23443.2225385012</text:p>
          </table:table-cell>
          <table:table-cell office:value-type="float" office:value="382906.60435921" calcext:value-type="float">
            <text:p>382906.60435921</text:p>
          </table:table-cell>
        </table:table-row>
        <table:table-row table:style-name="ro1">
          <table:table-cell office:value-type="string" calcext:value-type="string">
            <text:p>2021-02-07</text:p>
          </table:table-cell>
          <table:table-cell office:value-type="float" office:value="24028.8830908653" calcext:value-type="float">
            <text:p>24028.8830908653</text:p>
          </table:table-cell>
          <table:table-cell office:value-type="float" office:value="369682.432568624" calcext:value-type="float">
            <text:p>369682.432568624</text:p>
          </table:table-cell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23728.6395254679" calcext:value-type="float">
            <text:p>23728.6395254679</text:p>
          </table:table-cell>
          <table:table-cell office:value-type="float" office:value="357643.976811611" calcext:value-type="float">
            <text:p>357643.976811611</text:p>
          </table:table-cell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22295.5136344634" calcext:value-type="float">
            <text:p>22295.5136344634</text:p>
          </table:table-cell>
          <table:table-cell office:value-type="float" office:value="345585.470087968" calcext:value-type="float">
            <text:p>345585.470087968</text:p>
          </table:table-cell>
        </table:table-row>
        <table:table-row table:style-name="ro1">
          <table:table-cell office:value-type="string" calcext:value-type="string">
            <text:p>2021-02-10</text:p>
          </table:table-cell>
          <table:table-cell office:value-type="float" office:value="21529.8399095264" calcext:value-type="float">
            <text:p>21529.8399095264</text:p>
          </table:table-cell>
          <table:table-cell office:value-type="float" office:value="334072.977598231" calcext:value-type="float">
            <text:p>334072.977598231</text:p>
          </table:table-cell>
        </table:table-row>
        <table:table-row table:style-name="ro1">
          <table:table-cell office:value-type="string" calcext:value-type="string">
            <text:p>2021-02-11</text:p>
          </table:table-cell>
          <table:table-cell office:value-type="float" office:value="20833.9163785642" calcext:value-type="float">
            <text:p>20833.9163785642</text:p>
          </table:table-cell>
          <table:table-cell office:value-type="float" office:value="323108.673742786" calcext:value-type="float">
            <text:p>323108.673742786</text:p>
          </table:table-cell>
        </table:table-row>
        <table:table-row table:style-name="ro1">
          <table:table-cell office:value-type="string" calcext:value-type="string">
            <text:p>2021-02-12</text:p>
          </table:table-cell>
          <table:table-cell office:value-type="float" office:value="19996.5675400008" calcext:value-type="float">
            <text:p>19996.5675400008</text:p>
          </table:table-cell>
          <table:table-cell office:value-type="float" office:value="312468.520751202" calcext:value-type="float">
            <text:p>312468.520751202</text:p>
          </table:table-cell>
        </table:table-row>
        <table:table-row table:style-name="ro1">
          <table:table-cell office:value-type="string" calcext:value-type="string">
            <text:p>2021-02-13</text:p>
          </table:table-cell>
          <table:table-cell office:value-type="float" office:value="19903.868465731" calcext:value-type="float">
            <text:p>19903.868465731</text:p>
          </table:table-cell>
          <table:table-cell office:value-type="float" office:value="302775.7017404" calcext:value-type="float">
            <text:p>302775.7017404</text:p>
          </table:table-cell>
        </table:table-row>
        <table:table-row table:style-name="ro1">
          <table:table-cell office:value-type="string" calcext:value-type="string">
            <text:p>2021-02-14</text:p>
          </table:table-cell>
          <table:table-cell office:value-type="float" office:value="19997.7909986316" calcext:value-type="float">
            <text:p>19997.7909986316</text:p>
          </table:table-cell>
          <table:table-cell office:value-type="float" office:value="294169.825237311" calcext:value-type="float">
            <text:p>294169.825237311</text:p>
          </table:table-cell>
        </table:table-row>
        <table:table-row table:style-name="ro1">
          <table:table-cell office:value-type="string" calcext:value-type="string">
            <text:p>2021-02-15</text:p>
          </table:table-cell>
          <table:table-cell office:value-type="float" office:value="19702.9920065027" calcext:value-type="float">
            <text:p>19702.9920065027</text:p>
          </table:table-cell>
          <table:table-cell office:value-type="float" office:value="286209.465859515" calcext:value-type="float">
            <text:p>286209.465859515</text:p>
          </table:table-cell>
        </table:table-row>
        <table:table-row table:style-name="ro1">
          <table:table-cell office:value-type="string" calcext:value-type="string">
            <text:p>2021-02-16</text:p>
          </table:table-cell>
          <table:table-cell office:value-type="float" office:value="19525.5974140513" calcext:value-type="float">
            <text:p>19525.5974140513</text:p>
          </table:table-cell>
          <table:table-cell office:value-type="float" office:value="278949.354777682" calcext:value-type="float">
            <text:p>278949.354777682</text:p>
          </table:table-cell>
        </table:table-row>
        <table:table-row table:style-name="ro1">
          <table:table-cell office:value-type="string" calcext:value-type="string">
            <text:p>2021-02-17</text:p>
          </table:table-cell>
          <table:table-cell office:value-type="float" office:value="18894.6835360128" calcext:value-type="float">
            <text:p>18894.6835360128</text:p>
          </table:table-cell>
          <table:table-cell office:value-type="float" office:value="271881.862513757" calcext:value-type="float">
            <text:p>271881.862513757</text:p>
          </table:table-cell>
        </table:table-row>
        <table:table-row table:style-name="ro1">
          <table:table-cell office:value-type="string" calcext:value-type="string">
            <text:p>2021-02-18</text:p>
          </table:table-cell>
          <table:table-cell office:value-type="float" office:value="18122.5744678758" calcext:value-type="float">
            <text:p>18122.5744678758</text:p>
          </table:table-cell>
          <table:table-cell office:value-type="float" office:value="264816.651395148" calcext:value-type="float">
            <text:p>264816.651395148</text:p>
          </table:table-cell>
        </table:table-row>
        <table:table-row table:style-name="ro1">
          <table:table-cell office:value-type="string" calcext:value-type="string">
            <text:p>2021-02-19</text:p>
          </table:table-cell>
          <table:table-cell office:value-type="float" office:value="17900.626033567" calcext:value-type="float">
            <text:p>17900.626033567</text:p>
          </table:table-cell>
          <table:table-cell office:value-type="float" office:value="258259.145624493" calcext:value-type="float">
            <text:p>258259.145624493</text:p>
          </table:table-cell>
        </table:table-row>
        <table:table-row table:style-name="ro1">
          <table:table-cell office:value-type="string" calcext:value-type="string">
            <text:p>2021-02-20</text:p>
          </table:table-cell>
          <table:table-cell office:value-type="float" office:value="18195.8703931642" calcext:value-type="float">
            <text:p>18195.8703931642</text:p>
          </table:table-cell>
          <table:table-cell office:value-type="float" office:value="252667.11824618" calcext:value-type="float">
            <text:p>252667.11824618</text:p>
          </table:table-cell>
        </table:table-row>
        <table:table-row table:style-name="ro1">
          <table:table-cell office:value-type="string" calcext:value-type="string">
            <text:p>2021-02-21</text:p>
          </table:table-cell>
          <table:table-cell office:value-type="float" office:value="17274.7267723127" calcext:value-type="float">
            <text:p>17274.7267723127</text:p>
          </table:table-cell>
          <table:table-cell office:value-type="float" office:value="246761.16237925" calcext:value-type="float">
            <text:p>246761.16237925</text:p>
          </table:table-cell>
        </table:table-row>
        <table:table-row table:style-name="ro1">
          <table:table-cell office:value-type="string" calcext:value-type="string">
            <text:p>2021-02-22</text:p>
          </table:table-cell>
          <table:table-cell office:value-type="float" office:value="16616.4112035158" calcext:value-type="float">
            <text:p>16616.4112035158</text:p>
          </table:table-cell>
          <table:table-cell office:value-type="float" office:value="240783.86437133" calcext:value-type="float">
            <text:p>240783.86437133</text:p>
          </table:table-cell>
        </table:table-row>
        <table:table-row table:style-name="ro1">
          <table:table-cell office:value-type="string" calcext:value-type="string">
            <text:p>2021-02-23</text:p>
          </table:table-cell>
          <table:table-cell office:value-type="float" office:value="16406.3039245536" calcext:value-type="float">
            <text:p>16406.3039245536</text:p>
          </table:table-cell>
          <table:table-cell office:value-type="float" office:value="235149.446210237" calcext:value-type="float">
            <text:p>235149.446210237</text:p>
          </table:table-cell>
        </table:table-row>
        <table:table-row table:style-name="ro1">
          <table:table-cell office:value-type="string" calcext:value-type="string">
            <text:p>2021-02-24</text:p>
          </table:table-cell>
          <table:table-cell office:value-type="float" office:value="16068.5675829636" calcext:value-type="float">
            <text:p>16068.5675829636</text:p>
          </table:table-cell>
          <table:table-cell office:value-type="float" office:value="229742.539976576" calcext:value-type="float">
            <text:p>229742.539976576</text:p>
          </table:table-cell>
        </table:table-row>
        <table:table-row table:style-name="ro1">
          <table:table-cell office:value-type="string" calcext:value-type="string">
            <text:p>2021-02-25</text:p>
          </table:table-cell>
          <table:table-cell office:value-type="float" office:value="15540.5910741356" calcext:value-type="float">
            <text:p>15540.5910741356</text:p>
          </table:table-cell>
          <table:table-cell office:value-type="float" office:value="224335.713910796" calcext:value-type="float">
            <text:p>224335.713910796</text:p>
          </table:table-cell>
        </table:table-row>
        <table:table-row table:style-name="ro1">
          <table:table-cell office:value-type="string" calcext:value-type="string">
            <text:p>2021-02-26</text:p>
          </table:table-cell>
          <table:table-cell office:value-type="float" office:value="14908.1865131871" calcext:value-type="float">
            <text:p>14908.1865131871</text:p>
          </table:table-cell>
          <table:table-cell office:value-type="float" office:value="218788.314974189" calcext:value-type="float">
            <text:p>218788.314974189</text:p>
          </table:table-cell>
        </table:table-row>
        <table:table-row table:style-name="ro1">
          <table:table-cell office:value-type="string" calcext:value-type="string">
            <text:p>2021-02-27</text:p>
          </table:table-cell>
          <table:table-cell office:value-type="float" office:value="14436.6388449861" calcext:value-type="float">
            <text:p>14436.6388449861</text:p>
          </table:table-cell>
          <table:table-cell office:value-type="float" office:value="213271.662171995" calcext:value-type="float">
            <text:p>213271.662171995</text:p>
          </table:table-cell>
        </table:table-row>
        <table:table-row table:style-name="ro1">
          <table:table-cell office:value-type="string" calcext:value-type="string">
            <text:p>2021-02-28</text:p>
          </table:table-cell>
          <table:table-cell office:value-type="float" office:value="13756.2147688107" calcext:value-type="float">
            <text:p>13756.2147688107</text:p>
          </table:table-cell>
          <table:table-cell office:value-type="float" office:value="207566.117796919" calcext:value-type="float">
            <text:p>207566.117796919</text:p>
          </table:table-cell>
        </table:table-row>
        <table:table-row table:style-name="ro1">
          <table:table-cell office:value-type="string" calcext:value-type="string">
            <text:p>2021-03-01</text:p>
          </table:table-cell>
          <table:table-cell office:value-type="float" office:value="12956.1221358826" calcext:value-type="float">
            <text:p>12956.1221358826</text:p>
          </table:table-cell>
          <table:table-cell office:value-type="float" office:value="201548.499176132" calcext:value-type="float">
            <text:p>201548.499176132</text:p>
          </table:table-cell>
        </table:table-row>
        <table:table-row table:style-name="ro1">
          <table:table-cell office:value-type="string" calcext:value-type="string">
            <text:p>2021-03-02</text:p>
          </table:table-cell>
          <table:table-cell office:value-type="float" office:value="12686.0591918372" calcext:value-type="float">
            <text:p>12686.0591918372</text:p>
          </table:table-cell>
          <table:table-cell office:value-type="float" office:value="195747.182142058" calcext:value-type="float">
            <text:p>195747.182142058</text:p>
          </table:table-cell>
        </table:table-row>
        <table:table-row table:style-name="ro1">
          <table:table-cell office:value-type="string" calcext:value-type="string">
            <text:p>2021-03-03</text:p>
          </table:table-cell>
          <table:table-cell office:value-type="float" office:value="11941.6625455097" calcext:value-type="float">
            <text:p>11941.6625455097</text:p>
          </table:table-cell>
          <table:table-cell office:value-type="float" office:value="189672.8461275" calcext:value-type="float">
            <text:p>189672.8461275</text:p>
          </table:table-cell>
        </table:table-row>
        <table:table-row table:style-name="ro1">
          <table:table-cell office:value-type="string" calcext:value-type="string">
            <text:p>2021-03-04</text:p>
          </table:table-cell>
          <table:table-cell office:value-type="float" office:value="11041.7028692655" calcext:value-type="float">
            <text:p>11041.7028692655</text:p>
          </table:table-cell>
          <table:table-cell office:value-type="float" office:value="183182.513894016" calcext:value-type="float">
            <text:p>183182.513894016</text:p>
          </table:table-cell>
        </table:table-row>
        <table:table-row table:style-name="ro1">
          <table:table-cell office:value-type="string" calcext:value-type="string">
            <text:p>2021-03-05</text:p>
          </table:table-cell>
          <table:table-cell office:value-type="float" office:value="10107.9660231099" calcext:value-type="float">
            <text:p>10107.9660231099</text:p>
          </table:table-cell>
          <table:table-cell office:value-type="float" office:value="176248.848954324" calcext:value-type="float">
            <text:p>176248.848954324</text:p>
          </table:table-cell>
        </table:table-row>
        <table:table-row table:style-name="ro1">
          <table:table-cell office:value-type="string" calcext:value-type="string">
            <text:p>2021-03-06</text:p>
          </table:table-cell>
          <table:table-cell office:value-type="float" office:value="9414.71149660574" calcext:value-type="float">
            <text:p>9414.71149660574</text:p>
          </table:table-cell>
          <table:table-cell office:value-type="float" office:value="169118.096463256" calcext:value-type="float">
            <text:p>169118.096463256</text:p>
          </table:table-cell>
        </table:table-row>
        <table:table-row table:style-name="ro1">
          <table:table-cell office:value-type="string" calcext:value-type="string">
            <text:p>2021-03-07</text:p>
          </table:table-cell>
          <table:table-cell office:value-type="float" office:value="8845.41357959153" calcext:value-type="float">
            <text:p>8845.41357959153</text:p>
          </table:table-cell>
          <table:table-cell office:value-type="float" office:value="161942.963418757" calcext:value-type="float">
            <text:p>161942.963418757</text:p>
          </table:table-cell>
        </table:table-row>
        <table:table-row table:style-name="ro1">
          <table:table-cell office:value-type="string" calcext:value-type="string">
            <text:p>2021-03-08</text:p>
          </table:table-cell>
          <table:table-cell office:value-type="float" office:value="8081.36459657665" calcext:value-type="float">
            <text:p>8081.36459657665</text:p>
          </table:table-cell>
          <table:table-cell office:value-type="float" office:value="154522.67715877" calcext:value-type="float">
            <text:p>154522.67715877</text:p>
          </table:table-cell>
        </table:table-row>
        <table:table-row table:style-name="ro1">
          <table:table-cell office:value-type="string" calcext:value-type="string">
            <text:p>2021-03-09</text:p>
          </table:table-cell>
          <table:table-cell office:value-type="float" office:value="7185.33003780314" calcext:value-type="float">
            <text:p>7185.33003780314</text:p>
          </table:table-cell>
          <table:table-cell office:value-type="float" office:value="146736.594706488" calcext:value-type="float">
            <text:p>146736.594706488</text:p>
          </table:table-cell>
        </table:table-row>
        <table:table-row table:style-name="ro1">
          <table:table-cell office:value-type="string" calcext:value-type="string">
            <text:p>2021-03-10</text:p>
          </table:table-cell>
          <table:table-cell office:value-type="float" office:value="6979.69793571608" calcext:value-type="float">
            <text:p>6979.69793571608</text:p>
          </table:table-cell>
          <table:table-cell office:value-type="float" office:value="139318.595048505" calcext:value-type="float">
            <text:p>139318.595048505</text:p>
          </table:table-cell>
        </table:table-row>
        <table:table-row table:style-name="ro1">
          <table:table-cell office:value-type="string" calcext:value-type="string">
            <text:p>2021-03-11</text:p>
          </table:table-cell>
          <table:table-cell office:value-type="float" office:value="6569.44012663962" calcext:value-type="float">
            <text:p>6569.44012663962</text:p>
          </table:table-cell>
          <table:table-cell office:value-type="float" office:value="132107.293275358" calcext:value-type="float">
            <text:p>132107.293275358</text:p>
          </table:table-cell>
        </table:table-row>
        <table:table-row table:style-name="ro1">
          <table:table-cell office:value-type="string" calcext:value-type="string">
            <text:p>2021-03-12</text:p>
          </table:table-cell>
          <table:table-cell office:value-type="float" office:value="6381.52796227391" calcext:value-type="float">
            <text:p>6381.52796227391</text:p>
          </table:table-cell>
          <table:table-cell office:value-type="float" office:value="125315.314448572" calcext:value-type="float">
            <text:p>125315.314448572</text:p>
          </table:table-cell>
        </table:table-row>
        <table:table-row table:style-name="ro1">
          <table:table-cell office:value-type="string" calcext:value-type="string">
            <text:p>2021-03-13</text:p>
          </table:table-cell>
          <table:table-cell office:value-type="float" office:value="6203.90530974383" calcext:value-type="float">
            <text:p>6203.90530974383</text:p>
          </table:table-cell>
          <table:table-cell office:value-type="float" office:value="118951.881083498" calcext:value-type="float">
            <text:p>118951.881083498</text:p>
          </table:table-cell>
        </table:table-row>
        <table:table-row table:style-name="ro1">
          <table:table-cell office:value-type="string" calcext:value-type="string">
            <text:p>2021-03-14</text:p>
          </table:table-cell>
          <table:table-cell office:value-type="float" office:value="5963.4172307646" calcext:value-type="float">
            <text:p>5963.4172307646</text:p>
          </table:table-cell>
          <table:table-cell office:value-type="float" office:value="112949.355143334" calcext:value-type="float">
            <text:p>112949.355143334</text:p>
          </table:table-cell>
        </table:table-row>
        <table:table-row table:style-name="ro1">
          <table:table-cell office:value-type="string" calcext:value-type="string">
            <text:p>2021-03-15</text:p>
          </table:table-cell>
          <table:table-cell office:value-type="float" office:value="5954.87721803988" calcext:value-type="float">
            <text:p>5954.87721803988</text:p>
          </table:table-cell>
          <table:table-cell office:value-type="float" office:value="107506.871131291" calcext:value-type="float">
            <text:p>107506.871131291</text:p>
          </table:table-cell>
        </table:table-row>
        <table:table-row table:style-name="ro1">
          <table:table-cell office:value-type="string" calcext:value-type="string">
            <text:p>2021-03-16</text:p>
          </table:table-cell>
          <table:table-cell office:value-type="float" office:value="6194.24911976521" calcext:value-type="float">
            <text:p>6194.24911976521</text:p>
          </table:table-cell>
          <table:table-cell office:value-type="float" office:value="102848.914362028" calcext:value-type="float">
            <text:p>102848.914362028</text:p>
          </table:table-cell>
        </table:table-row>
        <table:table-row table:style-name="ro1">
          <table:table-cell office:value-type="string" calcext:value-type="string">
            <text:p>2021-03-17</text:p>
          </table:table-cell>
          <table:table-cell office:value-type="float" office:value="6496.66751658586" calcext:value-type="float">
            <text:p>6496.66751658586</text:p>
          </table:table-cell>
          <table:table-cell office:value-type="float" office:value="99020.7632283096" calcext:value-type="float">
            <text:p>99020.7632283096</text:p>
          </table:table-cell>
        </table:table-row>
        <table:table-row table:style-name="ro1">
          <table:table-cell office:value-type="string" calcext:value-type="string">
            <text:p>2021-03-18</text:p>
          </table:table-cell>
          <table:table-cell office:value-type="float" office:value="6554.35711843553" calcext:value-type="float">
            <text:p>6554.35711843553</text:p>
          </table:table-cell>
          <table:table-cell office:value-type="float" office:value="95737.3875872557" calcext:value-type="float">
            <text:p>95737.3875872557</text:p>
          </table:table-cell>
        </table:table-row>
        <table:table-row table:style-name="ro1">
          <table:table-cell office:value-type="string" calcext:value-type="string">
            <text:p>2021-03-19</text:p>
          </table:table-cell>
          <table:table-cell office:value-type="float" office:value="6670.57735998802" calcext:value-type="float">
            <text:p>6670.57735998802</text:p>
          </table:table-cell>
          <table:table-cell office:value-type="float" office:value="93023.1276528271" calcext:value-type="float">
            <text:p>93023.1276528271</text:p>
          </table:table-cell>
        </table:table-row>
        <table:table-row table:style-name="ro1">
          <table:table-cell office:value-type="string" calcext:value-type="string">
            <text:p>2021-03-20</text:p>
          </table:table-cell>
          <table:table-cell office:value-type="float" office:value="6792.77051792807" calcext:value-type="float">
            <text:p>6792.77051792807</text:p>
          </table:table-cell>
          <table:table-cell office:value-type="float" office:value="90838.2184598184" calcext:value-type="float">
            <text:p>90838.2184598184</text:p>
          </table:table-cell>
        </table:table-row>
        <table:table-row table:style-name="ro1">
          <table:table-cell office:value-type="string" calcext:value-type="string">
            <text:p>2021-03-21</text:p>
          </table:table-cell>
          <table:table-cell office:value-type="float" office:value="6786.09023020165" calcext:value-type="float">
            <text:p>6786.09023020165</text:p>
          </table:table-cell>
          <table:table-cell office:value-type="float" office:value="88991.4100938986" calcext:value-type="float">
            <text:p>88991.4100938986</text:p>
          </table:table-cell>
        </table:table-row>
        <table:table-row table:style-name="ro1">
          <table:table-cell office:value-type="string" calcext:value-type="string">
            <text:p>2021-03-22</text:p>
          </table:table-cell>
          <table:table-cell office:value-type="float" office:value="6628.63997314237" calcext:value-type="float">
            <text:p>6628.63997314237</text:p>
          </table:table-cell>
          <table:table-cell office:value-type="float" office:value="87274.0025054836" calcext:value-type="float">
            <text:p>87274.0025054836</text:p>
          </table:table-cell>
        </table:table-row>
        <table:table-row table:style-name="ro1">
          <table:table-cell office:value-type="string" calcext:value-type="string">
            <text:p>2021-03-23</text:p>
          </table:table-cell>
          <table:table-cell office:value-type="float" office:value="6421.31965566888" calcext:value-type="float">
            <text:p>6421.31965566888</text:p>
          </table:table-cell>
          <table:table-cell office:value-type="float" office:value="85623.7997073925" calcext:value-type="float">
            <text:p>85623.7997073925</text:p>
          </table:table-cell>
        </table:table-row>
        <table:table-row table:style-name="ro1">
          <table:table-cell office:value-type="string" calcext:value-type="string">
            <text:p>2021-03-24</text:p>
          </table:table-cell>
          <table:table-cell office:value-type="float" office:value="6094.41604344265" calcext:value-type="float">
            <text:p>6094.41604344265</text:p>
          </table:table-cell>
          <table:table-cell office:value-type="float" office:value="83877.6350684159" calcext:value-type="float">
            <text:p>83877.6350684159</text:p>
          </table:table-cell>
        </table:table-row>
        <table:table-row table:style-name="ro1">
          <table:table-cell office:value-type="string" calcext:value-type="string">
            <text:p>2021-03-25</text:p>
          </table:table-cell>
          <table:table-cell office:value-type="float" office:value="6221.30430998242" calcext:value-type="float">
            <text:p>6221.30430998242</text:p>
          </table:table-cell>
          <table:table-cell office:value-type="float" office:value="82451.3156353672" calcext:value-type="float">
            <text:p>82451.3156353672</text:p>
          </table:table-cell>
        </table:table-row>
        <table:table-row table:style-name="ro1">
          <table:table-cell office:value-type="string" calcext:value-type="string">
            <text:p>2021-03-26</text:p>
          </table:table-cell>
          <table:table-cell office:value-type="float" office:value="6193.8888498607" calcext:value-type="float">
            <text:p>6193.8888498607</text:p>
          </table:table-cell>
          <table:table-cell office:value-type="float" office:value="81174.3693436253" calcext:value-type="float">
            <text:p>81174.3693436253</text:p>
          </table:table-cell>
        </table:table-row>
        <table:table-row table:style-name="ro1">
          <table:table-cell office:value-type="string" calcext:value-type="string">
            <text:p>2021-03-27</text:p>
          </table:table-cell>
          <table:table-cell office:value-type="float" office:value="6183.27766406049" calcext:value-type="float">
            <text:p>6183.27766406049</text:p>
          </table:table-cell>
          <table:table-cell office:value-type="float" office:value="80050.36281919" calcext:value-type="float">
            <text:p>80050.36281919</text:p>
          </table:table-cell>
        </table:table-row>
        <table:table-row table:style-name="ro1">
          <table:table-cell office:value-type="string" calcext:value-type="string">
            <text:p>2021-03-28</text:p>
          </table:table-cell>
          <table:table-cell office:value-type="float" office:value="6087.46927458803" calcext:value-type="float">
            <text:p>6087.46927458803</text:p>
          </table:table-cell>
          <table:table-cell office:value-type="float" office:value="78979.9430989603" calcext:value-type="float">
            <text:p>78979.9430989603</text:p>
          </table:table-cell>
        </table:table-row>
        <table:table-row table:style-name="ro1">
          <table:table-cell office:value-type="string" calcext:value-type="string">
            <text:p>2021-03-29</text:p>
          </table:table-cell>
          <table:table-cell office:value-type="float" office:value="5874.77049126256" calcext:value-type="float">
            <text:p>5874.77049126256</text:p>
          </table:table-cell>
          <table:table-cell office:value-type="float" office:value="77827.5632654867" calcext:value-type="float">
            <text:p>77827.5632654867</text:p>
          </table:table-cell>
        </table:table-row>
        <table:table-row table:style-name="ro1">
          <table:table-cell office:value-type="string" calcext:value-type="string">
            <text:p>2021-03-30</text:p>
          </table:table-cell>
          <table:table-cell office:value-type="float" office:value="5572.0098800637" calcext:value-type="float">
            <text:p>5572.0098800637</text:p>
          </table:table-cell>
          <table:table-cell office:value-type="float" office:value="76496.6486776585" calcext:value-type="float">
            <text:p>76496.6486776585</text:p>
          </table:table-cell>
        </table:table-row>
        <table:table-row table:style-name="ro1">
          <table:table-cell office:value-type="string" calcext:value-type="string">
            <text:p>2021-03-31</text:p>
          </table:table-cell>
          <table:table-cell office:value-type="float" office:value="5284.46441768612" calcext:value-type="float">
            <text:p>5284.46441768612</text:p>
          </table:table-cell>
          <table:table-cell office:value-type="float" office:value="74997.7571416893" calcext:value-type="float">
            <text:p>74997.7571416893</text:p>
          </table:table-cell>
        </table:table-row>
        <table:table-row table:style-name="ro1">
          <table:table-cell office:value-type="string" calcext:value-type="string">
            <text:p>2021-04-01</text:p>
          </table:table-cell>
          <table:table-cell office:value-type="float" office:value="5037.03158039255" calcext:value-type="float">
            <text:p>5037.03158039255</text:p>
          </table:table-cell>
          <table:table-cell office:value-type="float" office:value="73356.6052874181" calcext:value-type="float">
            <text:p>73356.6052874181</text:p>
          </table:table-cell>
        </table:table-row>
        <table:table-row table:style-name="ro1">
          <table:table-cell office:value-type="string" calcext:value-type="string">
            <text:p>2021-04-02</text:p>
          </table:table-cell>
          <table:table-cell office:value-type="float" office:value="5071.05605311345" calcext:value-type="float">
            <text:p>5071.05605311345</text:p>
          </table:table-cell>
          <table:table-cell office:value-type="float" office:value="71869.5072877158" calcext:value-type="float">
            <text:p>71869.5072877158</text:p>
          </table:table-cell>
        </table:table-row>
        <table:table-row table:style-name="ro1">
          <table:table-cell office:value-type="string" calcext:value-type="string">
            <text:p>2021-04-03</text:p>
          </table:table-cell>
          <table:table-cell office:value-type="float" office:value="5214.13886580768" calcext:value-type="float">
            <text:p>5214.13886580768</text:p>
          </table:table-cell>
          <table:table-cell office:value-type="float" office:value="70652.8585951961" calcext:value-type="float">
            <text:p>70652.8585951961</text:p>
          </table:table-cell>
        </table:table-row>
        <table:table-row table:style-name="ro1">
          <table:table-cell office:value-type="string" calcext:value-type="string">
            <text:p>2021-04-04</text:p>
          </table:table-cell>
          <table:table-cell office:value-type="float" office:value="5450.82712267641" calcext:value-type="float">
            <text:p>5450.82712267641</text:p>
          </table:table-cell>
          <table:table-cell office:value-type="float" office:value="69801.6122320716" calcext:value-type="float">
            <text:p>69801.6122320716</text:p>
          </table:table-cell>
        </table:table-row>
        <table:table-row table:style-name="ro1">
          <table:table-cell office:value-type="string" calcext:value-type="string">
            <text:p>2021-04-05</text:p>
          </table:table-cell>
          <table:table-cell office:value-type="float" office:value="5529.67828123227" calcext:value-type="float">
            <text:p>5529.67828123227</text:p>
          </table:table-cell>
          <table:table-cell office:value-type="float" office:value="69147.7989928249" calcext:value-type="float">
            <text:p>69147.7989928249</text:p>
          </table:table-cell>
        </table:table-row>
        <table:table-row table:style-name="ro1">
          <table:table-cell office:value-type="string" calcext:value-type="string">
            <text:p>2021-04-06</text:p>
          </table:table-cell>
          <table:table-cell office:value-type="float" office:value="5604.61913136835" calcext:value-type="float">
            <text:p>5604.61913136835</text:p>
          </table:table-cell>
          <table:table-cell office:value-type="float" office:value="68675.6183232243" calcext:value-type="float">
            <text:p>68675.6183232243</text:p>
          </table:table-cell>
        </table:table-row>
        <table:table-row table:style-name="ro1">
          <table:table-cell office:value-type="string" calcext:value-type="string">
            <text:p>2021-04-07</text:p>
          </table:table-cell>
          <table:table-cell office:value-type="float" office:value="5824.61396936745" calcext:value-type="float">
            <text:p>5824.61396936745</text:p>
          </table:table-cell>
          <table:table-cell office:value-type="float" office:value="68522.8638346521" calcext:value-type="float">
            <text:p>68522.8638346521</text:p>
          </table:table-cell>
        </table:table-row>
        <table:table-row table:style-name="ro1">
          <table:table-cell office:value-type="string" calcext:value-type="string">
            <text:p>2021-04-08</text:p>
          </table:table-cell>
          <table:table-cell office:value-type="float" office:value="5856.57166359287" calcext:value-type="float">
            <text:p>5856.57166359287</text:p>
          </table:table-cell>
          <table:table-cell office:value-type="float" office:value="68489.7690051914" calcext:value-type="float">
            <text:p>68489.7690051914</text:p>
          </table:table-cell>
        </table:table-row>
        <table:table-row table:style-name="ro1">
          <table:table-cell office:value-type="string" calcext:value-type="string">
            <text:p>2021-04-09</text:p>
          </table:table-cell>
          <table:table-cell office:value-type="float" office:value="5730.17140034589" calcext:value-type="float">
            <text:p>5730.17140034589</text:p>
          </table:table-cell>
          <table:table-cell office:value-type="float" office:value="68385.2729649827" calcext:value-type="float">
            <text:p>68385.2729649827</text:p>
          </table:table-cell>
        </table:table-row>
        <table:table-row table:style-name="ro1">
          <table:table-cell office:value-type="string" calcext:value-type="string">
            <text:p>2021-04-10</text:p>
          </table:table-cell>
          <table:table-cell office:value-type="float" office:value="5161.00260847112" calcext:value-type="float">
            <text:p>5161.00260847112</text:p>
          </table:table-cell>
          <table:table-cell office:value-type="float" office:value="67758.1312505784" calcext:value-type="float">
            <text:p>67758.1312505784</text:p>
          </table:table-cell>
        </table:table-row>
        <table:table-row table:style-name="ro1">
          <table:table-cell office:value-type="string" calcext:value-type="string">
            <text:p>2021-04-11</text:p>
          </table:table-cell>
          <table:table-cell office:value-type="float" office:value="4729.21931754147" calcext:value-type="float">
            <text:p>4729.21931754147</text:p>
          </table:table-cell>
          <table:table-cell office:value-type="float" office:value="66732.4742042612" calcext:value-type="float">
            <text:p>66732.4742042612</text:p>
          </table:table-cell>
        </table:table-row>
        <table:table-row table:style-name="ro1">
          <table:table-cell office:value-type="string" calcext:value-type="string">
            <text:p>2021-04-12</text:p>
          </table:table-cell>
          <table:table-cell office:value-type="float" office:value="4112.90672797998" calcext:value-type="float">
            <text:p>4112.90672797998</text:p>
          </table:table-cell>
          <table:table-cell office:value-type="float" office:value="65126.2434079355" calcext:value-type="float">
            <text:p>65126.2434079355</text:p>
          </table:table-cell>
        </table:table-row>
        <table:table-row table:style-name="ro1">
          <table:table-cell office:value-type="string" calcext:value-type="string">
            <text:p>2021-04-13</text:p>
          </table:table-cell>
          <table:table-cell office:value-type="float" office:value="3687.36098229157" calcext:value-type="float">
            <text:p>3687.36098229157</text:p>
          </table:table-cell>
          <table:table-cell office:value-type="float" office:value="63143.7795802365" calcext:value-type="float">
            <text:p>63143.7795802365</text:p>
          </table:table-cell>
        </table:table-row>
        <table:table-row table:style-name="ro1">
          <table:table-cell office:value-type="string" calcext:value-type="string">
            <text:p>2021-04-14</text:p>
          </table:table-cell>
          <table:table-cell office:value-type="float" office:value="3020.94410608046" calcext:value-type="float">
            <text:p>3020.94410608046</text:p>
          </table:table-cell>
          <table:table-cell office:value-type="float" office:value="60559.3045413665" calcext:value-type="float">
            <text:p>60559.3045413665</text:p>
          </table:table-cell>
        </table:table-row>
        <table:table-row table:style-name="ro1">
          <table:table-cell office:value-type="string" calcext:value-type="string">
            <text:p>2021-04-15</text:p>
          </table:table-cell>
          <table:table-cell office:value-type="float" office:value="2450.00166061455" calcext:value-type="float">
            <text:p>2450.00166061455</text:p>
          </table:table-cell>
          <table:table-cell office:value-type="float" office:value="57489.7692262799" calcext:value-type="float">
            <text:p>57489.7692262799</text:p>
          </table:table-cell>
        </table:table-row>
        <table:table-row table:style-name="ro1">
          <table:table-cell office:value-type="string" calcext:value-type="string">
            <text:p>2021-04-16</text:p>
          </table:table-cell>
          <table:table-cell office:value-type="float" office:value="2252.85685111228" calcext:value-type="float">
            <text:p>2252.85685111228</text:p>
          </table:table-cell>
          <table:table-cell office:value-type="float" office:value="54340.9304573505" calcext:value-type="float">
            <text:p>54340.9304573505</text:p>
          </table:table-cell>
        </table:table-row>
        <table:table-row table:style-name="ro1">
          <table:table-cell office:value-type="string" calcext:value-type="string">
            <text:p>2021-04-17</text:p>
          </table:table-cell>
          <table:table-cell office:value-type="float" office:value="2147.37468532682" calcext:value-type="float">
            <text:p>2147.37468532682</text:p>
          </table:table-cell>
          <table:table-cell office:value-type="float" office:value="51244.7427132548" calcext:value-type="float">
            <text:p>51244.7427132548</text:p>
          </table:table-cell>
        </table:table-row>
        <table:table-row table:style-name="ro1">
          <table:table-cell office:value-type="string" calcext:value-type="string">
            <text:p>2021-04-18</text:p>
          </table:table-cell>
          <table:table-cell office:value-type="float" office:value="2091.61832763264" calcext:value-type="float">
            <text:p>2091.61832763264</text:p>
          </table:table-cell>
          <table:table-cell office:value-type="float" office:value="48278.5158252482" calcext:value-type="float">
            <text:p>48278.5158252482</text:p>
          </table:table-cell>
        </table:table-row>
        <table:table-row table:style-name="ro1">
          <table:table-cell office:value-type="string" calcext:value-type="string">
            <text:p>2021-04-19</text:p>
          </table:table-cell>
          <table:table-cell office:value-type="float" office:value="2305.66389285093" calcext:value-type="float">
            <text:p>2305.66389285093</text:p>
          </table:table-cell>
          <table:table-cell office:value-type="float" office:value="45733.462862195" calcext:value-type="float">
            <text:p>45733.462862195</text:p>
          </table:table-cell>
        </table:table-row>
        <table:table-row table:style-name="ro1">
          <table:table-cell office:value-type="string" calcext:value-type="string">
            <text:p>2021-04-20</text:p>
          </table:table-cell>
          <table:table-cell office:value-type="float" office:value="2247.82852726806" calcext:value-type="float">
            <text:p>2247.82852726806</text:p>
          </table:table-cell>
          <table:table-cell office:value-type="float" office:value="43352.7445774933" calcext:value-type="float">
            <text:p>43352.7445774933</text:p>
          </table:table-cell>
        </table:table-row>
        <table:table-row table:style-name="ro1">
          <table:table-cell office:value-type="string" calcext:value-type="string">
            <text:p>2021-04-21</text:p>
          </table:table-cell>
          <table:table-cell office:value-type="float" office:value="2282.68656881206" calcext:value-type="float">
            <text:p>2282.68656881206</text:p>
          </table:table-cell>
          <table:table-cell office:value-type="float" office:value="41234.064854806" calcext:value-type="float">
            <text:p>41234.064854806</text:p>
          </table:table-cell>
        </table:table-row>
        <table:table-row table:style-name="ro1">
          <table:table-cell office:value-type="string" calcext:value-type="string">
            <text:p>2021-04-22</text:p>
          </table:table-cell>
          <table:table-cell office:value-type="float" office:value="2291.2591208212" calcext:value-type="float">
            <text:p>2291.2591208212</text:p>
          </table:table-cell>
          <table:table-cell office:value-type="float" office:value="39346.7773971886" calcext:value-type="float">
            <text:p>39346.7773971886</text:p>
          </table:table-cell>
        </table:table-row>
        <table:table-row table:style-name="ro1">
          <table:table-cell office:value-type="string" calcext:value-type="string">
            <text:p>2021-04-23</text:p>
          </table:table-cell>
          <table:table-cell office:value-type="float" office:value="2344.1843463704" calcext:value-type="float">
            <text:p>2344.1843463704</text:p>
          </table:table-cell>
          <table:table-cell office:value-type="float" office:value="37727.3361087449" calcext:value-type="float">
            <text:p>37727.3361087449</text:p>
          </table:table-cell>
        </table:table-row>
        <table:table-row table:style-name="ro1">
          <table:table-cell office:value-type="string" calcext:value-type="string">
            <text:p>2021-04-24</text:p>
          </table:table-cell>
          <table:table-cell office:value-type="float" office:value="2218.7486551775" calcext:value-type="float">
            <text:p>2218.7486551775</text:p>
          </table:table-cell>
          <table:table-cell office:value-type="float" office:value="36172.6216359423" calcext:value-type="float">
            <text:p>36172.6216359423</text:p>
          </table:table-cell>
        </table:table-row>
        <table:table-row table:style-name="ro1">
          <table:table-cell office:value-type="string" calcext:value-type="string">
            <text:p>2021-04-25</text:p>
          </table:table-cell>
          <table:table-cell office:value-type="float" office:value="2129.1305047035" calcext:value-type="float">
            <text:p>2129.1305047035</text:p>
          </table:table-cell>
          <table:table-cell office:value-type="float" office:value="34707.4908218785" calcext:value-type="float">
            <text:p>34707.4908218785</text:p>
          </table:table-cell>
        </table:table-row>
        <table:table-row table:style-name="ro1">
          <table:table-cell office:value-type="string" calcext:value-type="string">
            <text:p>2021-04-26</text:p>
          </table:table-cell>
          <table:table-cell office:value-type="float" office:value="2025.07529880248" calcext:value-type="float">
            <text:p>2025.07529880248</text:p>
          </table:table-cell>
          <table:table-cell office:value-type="float" office:value="33302.77826878" calcext:value-type="float">
            <text:p>33302.77826878</text:p>
          </table:table-cell>
        </table:table-row>
        <table:table-row table:style-name="ro1">
          <table:table-cell office:value-type="string" calcext:value-type="string">
            <text:p>2021-04-27</text:p>
          </table:table-cell>
          <table:table-cell office:value-type="float" office:value="1941.92772087417" calcext:value-type="float">
            <text:p>1941.92772087417</text:p>
          </table:table-cell>
          <table:table-cell office:value-type="float" office:value="31968.5499637271" calcext:value-type="float">
            <text:p>31968.5499637271</text:p>
          </table:table-cell>
        </table:table-row>
        <table:table-row table:style-name="ro1">
          <table:table-cell office:value-type="string" calcext:value-type="string">
            <text:p>2021-04-28</text:p>
          </table:table-cell>
          <table:table-cell office:value-type="float" office:value="1782.08395618327" calcext:value-type="float">
            <text:p>1782.08395618327</text:p>
          </table:table-cell>
          <table:table-cell office:value-type="float" office:value="30619.4288228971" calcext:value-type="float">
            <text:p>30619.4288228971</text:p>
          </table:table-cell>
        </table:table-row>
        <table:table-row table:style-name="ro1">
          <table:table-cell office:value-type="string" calcext:value-type="string">
            <text:p>2021-04-29</text:p>
          </table:table-cell>
          <table:table-cell office:value-type="float" office:value="1696.47047334802" calcext:value-type="float">
            <text:p>1696.47047334802</text:p>
          </table:table-cell>
          <table:table-cell office:value-type="float" office:value="29321.8912858384" calcext:value-type="float">
            <text:p>29321.8912858384</text:p>
          </table:table-cell>
        </table:table-row>
        <table:table-row table:style-name="ro1">
          <table:table-cell office:value-type="string" calcext:value-type="string">
            <text:p>2021-04-30</text:p>
          </table:table-cell>
          <table:table-cell office:value-type="float" office:value="1714.65281147502" calcext:value-type="float">
            <text:p>1714.65281147502</text:p>
          </table:table-cell>
          <table:table-cell office:value-type="float" office:value="28171.5530970561" calcext:value-type="float">
            <text:p>28171.5530970561</text:p>
          </table:table-cell>
        </table:table-row>
        <table:table-row table:style-name="ro1">
          <table:table-cell office:value-type="string" calcext:value-type="string">
            <text:p>2021-05-01</text:p>
          </table:table-cell>
          <table:table-cell office:value-type="float" office:value="1642.6546304163" calcext:value-type="float">
            <text:p>1642.6546304163</text:p>
          </table:table-cell>
          <table:table-cell office:value-type="float" office:value="27070.5348418891" calcext:value-type="float">
            <text:p>27070.5348418891</text:p>
          </table:table-cell>
        </table:table-row>
        <table:table-row table:style-name="ro1">
          <table:table-cell office:value-type="string" calcext:value-type="string">
            <text:p>2021-05-02</text:p>
          </table:table-cell>
          <table:table-cell office:value-type="float" office:value="1686.06096808014" calcext:value-type="float">
            <text:p>1686.06096808014</text:p>
          </table:table-cell>
          <table:table-cell office:value-type="float" office:value="26121.1311192375" calcext:value-type="float">
            <text:p>26121.1311192375</text:p>
          </table:table-cell>
        </table:table-row>
        <table:table-row table:style-name="ro1">
          <table:table-cell office:value-type="string" calcext:value-type="string">
            <text:p>2021-05-03</text:p>
          </table:table-cell>
          <table:table-cell office:value-type="float" office:value="1571.73082999394" calcext:value-type="float">
            <text:p>1571.73082999394</text:p>
          </table:table-cell>
          <table:table-cell office:value-type="float" office:value="25157.3786221078" calcext:value-type="float">
            <text:p>25157.3786221078</text:p>
          </table:table-cell>
        </table:table-row>
        <table:table-row table:style-name="ro1">
          <table:table-cell office:value-type="string" calcext:value-type="string">
            <text:p>2021-05-04</text:p>
          </table:table-cell>
          <table:table-cell office:value-type="float" office:value="1496.19209903114" calcext:value-type="float">
            <text:p>1496.19209903114</text:p>
          </table:table-cell>
          <table:table-cell office:value-type="float" office:value="24210.1388042586" calcext:value-type="float">
            <text:p>24210.1388042586</text:p>
          </table:table-cell>
        </table:table-row>
        <table:table-row table:style-name="ro1">
          <table:table-cell office:value-type="string" calcext:value-type="string">
            <text:p>2021-05-05</text:p>
          </table:table-cell>
          <table:table-cell office:value-type="float" office:value="1476.2777645089" calcext:value-type="float">
            <text:p>1476.2777645089</text:p>
          </table:table-cell>
          <table:table-cell office:value-type="float" office:value="23334.0078147928" calcext:value-type="float">
            <text:p>23334.0078147928</text:p>
          </table:table-cell>
        </table:table-row>
        <table:table-row table:style-name="ro1">
          <table:table-cell office:value-type="string" calcext:value-type="string">
            <text:p>2021-05-06</text:p>
          </table:table-cell>
          <table:table-cell office:value-type="float" office:value="1479.12249314607" calcext:value-type="float">
            <text:p>1479.12249314607</text:p>
          </table:table-cell>
          <table:table-cell office:value-type="float" office:value="22547.2258677268" calcext:value-type="float">
            <text:p>22547.2258677268</text:p>
          </table:table-cell>
        </table:table-row>
        <table:table-row table:style-name="ro1">
          <table:table-cell office:value-type="string" calcext:value-type="string">
            <text:p>2021-05-07</text:p>
          </table:table-cell>
          <table:table-cell office:value-type="float" office:value="1616.53079300821" calcext:value-type="float">
            <text:p>1616.53079300821</text:p>
          </table:table-cell>
          <table:table-cell office:value-type="float" office:value="21976.3811761201" calcext:value-type="float">
            <text:p>21976.3811761201</text:p>
          </table:table-cell>
        </table:table-row>
        <table:table-row table:style-name="ro1">
          <table:table-cell office:value-type="string" calcext:value-type="string">
            <text:p>2021-05-08</text:p>
          </table:table-cell>
          <table:table-cell office:value-type="float" office:value="1779.78439955285" calcext:value-type="float">
            <text:p>1779.78439955285</text:p>
          </table:table-cell>
          <table:table-cell office:value-type="float" office:value="21646.3445291979" calcext:value-type="float">
            <text:p>21646.3445291979</text:p>
          </table:table-cell>
        </table:table-row>
        <table:table-row table:style-name="ro1">
          <table:table-cell office:value-type="string" calcext:value-type="string">
            <text:p>2021-05-09</text:p>
          </table:table-cell>
          <table:table-cell office:value-type="float" office:value="1966.26934385386" calcext:value-type="float">
            <text:p>1966.26934385386</text:p>
          </table:table-cell>
          <table:table-cell office:value-type="float" office:value="21575.3628715994" calcext:value-type="float">
            <text:p>21575.3628715994</text:p>
          </table:table-cell>
        </table:table-row>
        <table:table-row table:style-name="ro1">
          <table:table-cell office:value-type="string" calcext:value-type="string">
            <text:p>2021-05-10</text:p>
          </table:table-cell>
          <table:table-cell office:value-type="float" office:value="2207.63417775779" calcext:value-type="float">
            <text:p>2207.63417775779</text:p>
          </table:table-cell>
          <table:table-cell office:value-type="float" office:value="21816.3358779972" calcext:value-type="float">
            <text:p>21816.3358779972</text:p>
          </table:table-cell>
        </table:table-row>
        <table:table-row table:style-name="ro1">
          <table:table-cell office:value-type="string" calcext:value-type="string">
            <text:p>2021-05-11</text:p>
          </table:table-cell>
          <table:table-cell office:value-type="float" office:value="2251.95054689805" calcext:value-type="float">
            <text:p>2251.95054689805</text:p>
          </table:table-cell>
          <table:table-cell office:value-type="float" office:value="22152.7069105853" calcext:value-type="float">
            <text:p>22152.7069105853</text:p>
          </table:table-cell>
        </table:table-row>
        <table:table-row table:style-name="ro1">
          <table:table-cell office:value-type="string" calcext:value-type="string">
            <text:p>2021-05-12</text:p>
          </table:table-cell>
          <table:table-cell office:value-type="float" office:value="2404.20392397868" calcext:value-type="float">
            <text:p>2404.20392397868</text:p>
          </table:table-cell>
          <table:table-cell office:value-type="float" office:value="22679.2592692027" calcext:value-type="float">
            <text:p>22679.2592692027</text:p>
          </table:table-cell>
        </table:table-row>
        <table:table-row table:style-name="ro1">
          <table:table-cell office:value-type="string" calcext:value-type="string">
            <text:p>2021-05-13</text:p>
          </table:table-cell>
          <table:table-cell office:value-type="float" office:value="2582.09613029957" calcext:value-type="float">
            <text:p>2582.09613029957</text:p>
          </table:table-cell>
          <table:table-cell office:value-type="float" office:value="23399.9230940117" calcext:value-type="float">
            <text:p>23399.9230940117</text:p>
          </table:table-cell>
        </table:table-row>
        <table:table-row table:style-name="ro1">
          <table:table-cell office:value-type="string" calcext:value-type="string">
            <text:p>2021-05-14</text:p>
          </table:table-cell>
          <table:table-cell office:value-type="float" office:value="2677.21821658605" calcext:value-type="float">
            <text:p>2677.21821658605</text:p>
          </table:table-cell>
          <table:table-cell office:value-type="float" office:value="24221.1778305017" calcext:value-type="float">
            <text:p>24221.1778305017</text:p>
          </table:table-cell>
        </table:table-row>
        <table:table-row table:style-name="ro1">
          <table:table-cell office:value-type="string" calcext:value-type="string">
            <text:p>2021-05-15</text:p>
          </table:table-cell>
          <table:table-cell office:value-type="float" office:value="2753.55783530366" calcext:value-type="float">
            <text:p>2753.55783530366</text:p>
          </table:table-cell>
          <table:table-cell office:value-type="float" office:value="25105.5706150899" calcext:value-type="float">
            <text:p>25105.5706150899</text:p>
          </table:table-cell>
        </table:table-row>
        <table:table-row table:style-name="ro1">
          <table:table-cell office:value-type="string" calcext:value-type="string">
            <text:p>2021-05-16</text:p>
          </table:table-cell>
          <table:table-cell office:value-type="float" office:value="2865.78739912906" calcext:value-type="float">
            <text:p>2865.78739912906</text:p>
          </table:table-cell>
          <table:table-cell office:value-type="float" office:value="26066.1949974934" calcext:value-type="float">
            <text:p>26066.1949974934</text:p>
          </table:table-cell>
        </table:table-row>
        <table:table-row table:style-name="ro1">
          <table:table-cell office:value-type="string" calcext:value-type="string">
            <text:p>2021-05-17</text:p>
          </table:table-cell>
          <table:table-cell office:value-type="float" office:value="2999.25661082733" calcext:value-type="float">
            <text:p>2999.25661082733</text:p>
          </table:table-cell>
          <table:table-cell office:value-type="float" office:value="27111.3283142893" calcext:value-type="float">
            <text:p>27111.3283142893</text:p>
          </table:table-cell>
        </table:table-row>
        <table:table-row table:style-name="ro1">
          <table:table-cell office:value-type="string" calcext:value-type="string">
            <text:p>2021-05-18</text:p>
          </table:table-cell>
          <table:table-cell office:value-type="float" office:value="3005.69413394698" calcext:value-type="float">
            <text:p>3005.69413394698</text:p>
          </table:table-cell>
          <table:table-cell office:value-type="float" office:value="28103.6215493474" calcext:value-type="float">
            <text:p>28103.6215493474</text:p>
          </table:table-cell>
        </table:table-row>
        <table:table-row table:style-name="ro1">
          <table:table-cell office:value-type="string" calcext:value-type="string">
            <text:p>2021-05-19</text:p>
          </table:table-cell>
          <table:table-cell office:value-type="float" office:value="3012.86014289182" calcext:value-type="float">
            <text:p>3012.86014289182</text:p>
          </table:table-cell>
          <table:table-cell office:value-type="float" office:value="29030.16142923" calcext:value-type="float">
            <text:p>29030.16142923</text:p>
          </table:table-cell>
        </table:table-row>
        <table:table-row table:style-name="ro1">
          <table:table-cell office:value-type="string" calcext:value-type="string">
            <text:p>2021-05-20</text:p>
          </table:table-cell>
          <table:table-cell office:value-type="float" office:value="3125.45799621527" calcext:value-type="float">
            <text:p>3125.45799621527</text:p>
          </table:table-cell>
          <table:table-cell office:value-type="float" office:value="29998.58529991" calcext:value-type="float">
            <text:p>29998.58529991</text:p>
          </table:table-cell>
        </table:table-row>
        <table:table-row table:style-name="ro1">
          <table:table-cell office:value-type="string" calcext:value-type="string">
            <text:p>2021-05-21</text:p>
          </table:table-cell>
          <table:table-cell office:value-type="float" office:value="3073.6670089595" calcext:value-type="float">
            <text:p>3073.6670089595</text:p>
          </table:table-cell>
          <table:table-cell office:value-type="float" office:value="30839.4035575229" calcext:value-type="float">
            <text:p>30839.4035575229</text:p>
          </table:table-cell>
        </table:table-row>
        <table:table-row table:style-name="ro1">
          <table:table-cell office:value-type="string" calcext:value-type="string">
            <text:p>2021-05-22</text:p>
          </table:table-cell>
          <table:table-cell office:value-type="float" office:value="3071.2746028" calcext:value-type="float">
            <text:p>3071.2746028</text:p>
          </table:table-cell>
          <table:table-cell office:value-type="float" office:value="31601.4222417921" calcext:value-type="float">
            <text:p>31601.4222417921</text:p>
          </table:table-cell>
        </table:table-row>
        <table:table-row table:style-name="ro1">
          <table:table-cell office:value-type="string" calcext:value-type="string">
            <text:p>2021-05-23</text:p>
          </table:table-cell>
          <table:table-cell office:value-type="float" office:value="2944.27189382879" calcext:value-type="float">
            <text:p>2944.27189382879</text:p>
          </table:table-cell>
          <table:table-cell office:value-type="float" office:value="32160.0327494343" calcext:value-type="float">
            <text:p>32160.0327494343</text:p>
          </table:table-cell>
        </table:table-row>
        <table:table-row table:style-name="ro1">
          <table:table-cell office:value-type="string" calcext:value-type="string">
            <text:p>2021-05-24</text:p>
          </table:table-cell>
          <table:table-cell office:value-type="float" office:value="2868.87801063685" calcext:value-type="float">
            <text:p>2868.87801063685</text:p>
          </table:table-cell>
          <table:table-cell office:value-type="float" office:value="32574.3990737899" calcext:value-type="float">
            <text:p>32574.3990737899</text:p>
          </table:table-cell>
        </table:table-row>
        <table:table-row table:style-name="ro1">
          <table:table-cell office:value-type="string" calcext:value-type="string">
            <text:p>2021-05-25</text:p>
          </table:table-cell>
          <table:table-cell office:value-type="float" office:value="2921.59147667592" calcext:value-type="float">
            <text:p>2921.59147667592</text:p>
          </table:table-cell>
          <table:table-cell office:value-type="float" office:value="32977.4998056721" calcext:value-type="float">
            <text:p>32977.4998056721</text:p>
          </table:table-cell>
        </table:table-row>
        <table:table-row table:style-name="ro1">
          <table:table-cell office:value-type="string" calcext:value-type="string">
            <text:p>2021-05-26</text:p>
          </table:table-cell>
          <table:table-cell office:value-type="float" office:value="2887.95763956064" calcext:value-type="float">
            <text:p>2887.95763956064</text:p>
          </table:table-cell>
          <table:table-cell office:value-type="float" office:value="33290.6099975078" calcext:value-type="float">
            <text:p>33290.6099975078</text:p>
          </table:table-cell>
        </table:table-row>
        <table:table-row table:style-name="ro1">
          <table:table-cell office:value-type="string" calcext:value-type="string">
            <text:p>2021-05-27</text:p>
          </table:table-cell>
          <table:table-cell office:value-type="float" office:value="2836.17740352718" calcext:value-type="float">
            <text:p>2836.17740352718</text:p>
          </table:table-cell>
          <table:table-cell office:value-type="float" office:value="33502.176749122" calcext:value-type="float">
            <text:p>33502.176749122</text:p>
          </table:table-cell>
        </table:table-row>
        <table:table-row table:style-name="ro1">
          <table:table-cell office:value-type="string" calcext:value-type="string">
            <text:p>2021-05-28</text:p>
          </table:table-cell>
          <table:table-cell office:value-type="float" office:value="3040.49196897232" calcext:value-type="float">
            <text:p>3040.49196897232</text:p>
          </table:table-cell>
          <table:table-cell office:value-type="float" office:value="33877.2803182392" calcext:value-type="float">
            <text:p>33877.2803182392</text:p>
          </table:table-cell>
        </table:table-row>
        <table:table-row table:style-name="ro1">
          <table:table-cell office:value-type="string" calcext:value-type="string">
            <text:p>2021-05-29</text:p>
          </table:table-cell>
          <table:table-cell office:value-type="float" office:value="3314.77411384575" calcext:value-type="float">
            <text:p>3314.77411384575</text:p>
          </table:table-cell>
          <table:table-cell office:value-type="float" office:value="34490.1844644871" calcext:value-type="float">
            <text:p>34490.1844644871</text:p>
          </table:table-cell>
        </table:table-row>
        <table:table-row table:style-name="ro1">
          <table:table-cell office:value-type="string" calcext:value-type="string">
            <text:p>2021-05-30</text:p>
          </table:table-cell>
          <table:table-cell office:value-type="float" office:value="3560.58445696877" calcext:value-type="float">
            <text:p>3560.58445696877</text:p>
          </table:table-cell>
          <table:table-cell office:value-type="float" office:value="35312.3285669331" calcext:value-type="float">
            <text:p>35312.3285669331</text:p>
          </table:table-cell>
        </table:table-row>
        <table:table-row table:style-name="ro1">
          <table:table-cell office:value-type="string" calcext:value-type="string">
            <text:p>2021-05-31</text:p>
          </table:table-cell>
          <table:table-cell office:value-type="float" office:value="4116.11914456574" calcext:value-type="float">
            <text:p>4116.11914456574</text:p>
          </table:table-cell>
          <table:table-cell office:value-type="float" office:value="36653.1379223869" calcext:value-type="float">
            <text:p>36653.1379223869</text:p>
          </table:table-cell>
        </table:table-row>
        <table:table-row table:style-name="ro1">
          <table:table-cell office:value-type="string" calcext:value-type="string">
            <text:p>2021-06-01</text:p>
          </table:table-cell>
          <table:table-cell office:value-type="float" office:value="4851.63299487397" calcext:value-type="float">
            <text:p>4851.63299487397</text:p>
          </table:table-cell>
          <table:table-cell office:value-type="float" office:value="38681.5620044512" calcext:value-type="float">
            <text:p>38681.5620044512</text:p>
          </table:table-cell>
        </table:table-row>
        <table:table-row table:style-name="ro1">
          <table:table-cell office:value-type="string" calcext:value-type="string">
            <text:p>2021-06-02</text:p>
          </table:table-cell>
          <table:table-cell office:value-type="float" office:value="5622.99540806826" calcext:value-type="float">
            <text:p>5622.99540806826</text:p>
          </table:table-cell>
          <table:table-cell office:value-type="float" office:value="41420.3651635834" calcext:value-type="float">
            <text:p>41420.3651635834</text:p>
          </table:table-cell>
        </table:table-row>
        <table:table-row table:style-name="ro1">
          <table:table-cell office:value-type="string" calcext:value-type="string">
            <text:p>2021-06-03</text:p>
          </table:table-cell>
          <table:table-cell office:value-type="float" office:value="6308.09724256209" calcext:value-type="float">
            <text:p>6308.09724256209</text:p>
          </table:table-cell>
          <table:table-cell office:value-type="float" office:value="44755.1706704221" calcext:value-type="float">
            <text:p>44755.1706704221</text:p>
          </table:table-cell>
        </table:table-row>
        <table:table-row table:style-name="ro1">
          <table:table-cell office:value-type="string" calcext:value-type="string">
            <text:p>2021-06-04</text:p>
          </table:table-cell>
          <table:table-cell office:value-type="float" office:value="6943.59667931659" calcext:value-type="float">
            <text:p>6943.59667931659</text:p>
          </table:table-cell>
          <table:table-cell office:value-type="float" office:value="48599.7278840011" calcext:value-type="float">
            <text:p>48599.7278840011</text:p>
          </table:table-cell>
        </table:table-row>
        <table:table-row table:style-name="ro1">
          <table:table-cell office:value-type="string" calcext:value-type="string">
            <text:p>2021-06-05</text:p>
          </table:table-cell>
          <table:table-cell office:value-type="float" office:value="7577.09510042606" calcext:value-type="float">
            <text:p>7577.09510042606</text:p>
          </table:table-cell>
          <table:table-cell office:value-type="float" office:value="52911.409355492" calcext:value-type="float">
            <text:p>52911.409355492</text:p>
          </table:table-cell>
        </table:table-row>
        <table:table-row table:style-name="ro1">
          <table:table-cell office:value-type="string" calcext:value-type="string">
            <text:p>2021-06-06</text:p>
          </table:table-cell>
          <table:table-cell office:value-type="float" office:value="7995.40851031816" calcext:value-type="float">
            <text:p>7995.40851031816</text:p>
          </table:table-cell>
          <table:table-cell office:value-type="float" office:value="57429.969421776" calcext:value-type="float">
            <text:p>57429.969421776</text:p>
          </table:table-cell>
        </table:table-row>
        <table:table-row table:style-name="ro1">
          <table:table-cell office:value-type="string" calcext:value-type="string">
            <text:p>2021-06-07</text:p>
          </table:table-cell>
          <table:table-cell office:value-type="float" office:value="8692.33266413863" calcext:value-type="float">
            <text:p>8692.33266413863</text:p>
          </table:table-cell>
          <table:table-cell office:value-type="float" office:value="62392.8961852607" calcext:value-type="float">
            <text:p>62392.8961852607</text:p>
          </table:table-cell>
        </table:table-row>
        <table:table-row table:style-name="ro1">
          <table:table-cell office:value-type="string" calcext:value-type="string">
            <text:p>2021-06-08</text:p>
          </table:table-cell>
          <table:table-cell office:value-type="float" office:value="9214.13989608618" calcext:value-type="float">
            <text:p>9214.13989608618</text:p>
          </table:table-cell>
          <table:table-cell office:value-type="float" office:value="67587.1894040716" calcext:value-type="float">
            <text:p>67587.1894040716</text:p>
          </table:table-cell>
        </table:table-row>
        <table:table-row table:style-name="ro1">
          <table:table-cell office:value-type="string" calcext:value-type="string">
            <text:p>2021-06-09</text:p>
          </table:table-cell>
          <table:table-cell office:value-type="float" office:value="9573.44578329911" calcext:value-type="float">
            <text:p>9573.44578329911</text:p>
          </table:table-cell>
          <table:table-cell office:value-type="float" office:value="72813.9380891314" calcext:value-type="float">
            <text:p>72813.9380891314</text:p>
          </table:table-cell>
        </table:table-row>
        <table:table-row table:style-name="ro1">
          <table:table-cell office:value-type="string" calcext:value-type="string">
            <text:p>2021-06-10</text:p>
          </table:table-cell>
          <table:table-cell office:value-type="float" office:value="10131.0530893875" calcext:value-type="float">
            <text:p>10131.0530893875</text:p>
          </table:table-cell>
          <table:table-cell office:value-type="float" office:value="78245.3225757036" calcext:value-type="float">
            <text:p>78245.3225757036</text:p>
          </table:table-cell>
        </table:table-row>
        <table:table-row table:style-name="ro1">
          <table:table-cell office:value-type="string" calcext:value-type="string">
            <text:p>2021-06-11</text:p>
          </table:table-cell>
          <table:table-cell office:value-type="float" office:value="10808.9274157169" calcext:value-type="float">
            <text:p>10808.9274157169</text:p>
          </table:table-cell>
          <table:table-cell office:value-type="float" office:value="83973.3318633763" calcext:value-type="float">
            <text:p>83973.3318633763</text:p>
          </table:table-cell>
        </table:table-row>
        <table:table-row table:style-name="ro1">
          <table:table-cell office:value-type="string" calcext:value-type="string">
            <text:p>2021-06-12</text:p>
          </table:table-cell>
          <table:table-cell office:value-type="float" office:value="11428.6837507283" calcext:value-type="float">
            <text:p>11428.6837507283</text:p>
          </table:table-cell>
          <table:table-cell office:value-type="float" office:value="89916.8711023602" calcext:value-type="float">
            <text:p>89916.8711023602</text:p>
          </table:table-cell>
        </table:table-row>
        <table:table-row table:style-name="ro1">
          <table:table-cell office:value-type="string" calcext:value-type="string">
            <text:p>2021-06-13</text:p>
          </table:table-cell>
          <table:table-cell office:value-type="float" office:value="11981.7167150134" calcext:value-type="float">
            <text:p>11981.7167150134</text:p>
          </table:table-cell>
          <table:table-cell office:value-type="float" office:value="95989.8913475043" calcext:value-type="float">
            <text:p>95989.8913475043</text:p>
          </table:table-cell>
        </table:table-row>
        <table:table-row table:style-name="ro1">
          <table:table-cell office:value-type="string" calcext:value-type="string">
            <text:p>2021-06-14</text:p>
          </table:table-cell>
          <table:table-cell office:value-type="float" office:value="12591.0369914357" calcext:value-type="float">
            <text:p>12591.0369914357</text:p>
          </table:table-cell>
          <table:table-cell office:value-type="float" office:value="102229.044656623" calcext:value-type="float">
            <text:p>102229.044656623</text:p>
          </table:table-cell>
        </table:table-row>
        <table:table-row table:style-name="ro1">
          <table:table-cell office:value-type="string" calcext:value-type="string">
            <text:p>2021-06-15</text:p>
          </table:table-cell>
          <table:table-cell office:value-type="float" office:value="13040.246393505" calcext:value-type="float">
            <text:p>13040.246393505</text:p>
          </table:table-cell>
          <table:table-cell office:value-type="float" office:value="108455.280169687" calcext:value-type="float">
            <text:p>108455.280169687</text:p>
          </table:table-cell>
        </table:table-row>
        <table:table-row table:style-name="ro1">
          <table:table-cell office:value-type="string" calcext:value-type="string">
            <text:p>2021-06-16</text:p>
          </table:table-cell>
          <table:table-cell office:value-type="float" office:value="13684.2580917175" calcext:value-type="float">
            <text:p>13684.2580917175</text:p>
          </table:table-cell>
          <table:table-cell office:value-type="float" office:value="114847.245363453" calcext:value-type="float">
            <text:p>114847.245363453</text:p>
          </table:table-cell>
        </table:table-row>
        <table:table-row table:style-name="ro1">
          <table:table-cell office:value-type="string" calcext:value-type="string">
            <text:p>2021-06-17</text:p>
          </table:table-cell>
          <table:table-cell office:value-type="float" office:value="13905.944641542" calcext:value-type="float">
            <text:p>13905.944641542</text:p>
          </table:table-cell>
          <table:table-cell office:value-type="float" office:value="120972.733093517" calcext:value-type="float">
            <text:p>120972.733093517</text:p>
          </table:table-cell>
        </table:table-row>
        <table:table-row table:style-name="ro1">
          <table:table-cell office:value-type="string" calcext:value-type="string">
            <text:p>2021-06-18</text:p>
          </table:table-cell>
          <table:table-cell office:value-type="float" office:value="14098.133402362" calcext:value-type="float">
            <text:p>14098.133402362</text:p>
          </table:table-cell>
          <table:table-cell office:value-type="float" office:value="126791.891424834" calcext:value-type="float">
            <text:p>126791.891424834</text:p>
          </table:table-cell>
        </table:table-row>
        <table:table-row table:style-name="ro1">
          <table:table-cell office:value-type="string" calcext:value-type="string">
            <text:p>2021-06-19</text:p>
          </table:table-cell>
          <table:table-cell office:value-type="float" office:value="14438.4944981675" calcext:value-type="float">
            <text:p>14438.4944981675</text:p>
          </table:table-cell>
          <table:table-cell office:value-type="float" office:value="132446.93972947" calcext:value-type="float">
            <text:p>132446.93972947</text:p>
          </table:table-cell>
        </table:table-row>
        <table:table-row table:style-name="ro1">
          <table:table-cell office:value-type="string" calcext:value-type="string">
            <text:p>2021-06-20</text:p>
          </table:table-cell>
          <table:table-cell office:value-type="float" office:value="15003.1738560666" calcext:value-type="float">
            <text:p>15003.1738560666</text:p>
          </table:table-cell>
          <table:table-cell office:value-type="float" office:value="138169.351450839" calcext:value-type="float">
            <text:p>138169.351450839</text:p>
          </table:table-cell>
        </table:table-row>
        <table:table-row table:style-name="ro1">
          <table:table-cell office:value-type="string" calcext:value-type="string">
            <text:p>2021-06-21</text:p>
          </table:table-cell>
          <table:table-cell office:value-type="float" office:value="15546.6110795985" calcext:value-type="float">
            <text:p>15546.6110795985</text:p>
          </table:table-cell>
          <table:table-cell office:value-type="float" office:value="143942.533084856" calcext:value-type="float">
            <text:p>143942.533084856</text:p>
          </table:table-cell>
        </table:table-row>
        <table:table-row table:style-name="ro1">
          <table:table-cell office:value-type="string" calcext:value-type="string">
            <text:p>2021-06-22</text:p>
          </table:table-cell>
          <table:table-cell office:value-type="float" office:value="16633.8814446111" calcext:value-type="float">
            <text:p>16633.8814446111</text:p>
          </table:table-cell>
          <table:table-cell office:value-type="float" office:value="150318.373724456" calcext:value-type="float">
            <text:p>150318.373724456</text:p>
          </table:table-cell>
        </table:table-row>
        <table:table-row table:style-name="ro1">
          <table:table-cell office:value-type="string" calcext:value-type="string">
            <text:p>2021-06-23</text:p>
          </table:table-cell>
          <table:table-cell office:value-type="float" office:value="17716.2857204008" calcext:value-type="float">
            <text:p>17716.2857204008</text:p>
          </table:table-cell>
          <table:table-cell office:value-type="float" office:value="157291.262417751" calcext:value-type="float">
            <text:p>157291.262417751</text:p>
          </table:table-cell>
        </table:table-row>
        <table:table-row table:style-name="ro1">
          <table:table-cell office:value-type="string" calcext:value-type="string">
            <text:p>2021-06-24</text:p>
          </table:table-cell>
          <table:table-cell office:value-type="float" office:value="19005.0620004416" calcext:value-type="float">
            <text:p>19005.0620004416</text:p>
          </table:table-cell>
          <table:table-cell office:value-type="float" office:value="165055.350086856" calcext:value-type="float">
            <text:p>165055.350086856</text:p>
          </table:table-cell>
        </table:table-row>
        <table:table-row table:style-name="ro1">
          <table:table-cell office:value-type="string" calcext:value-type="string">
            <text:p>2021-06-25</text:p>
          </table:table-cell>
          <table:table-cell office:value-type="float" office:value="20408.9024221826" calcext:value-type="float">
            <text:p>20408.9024221826</text:p>
          </table:table-cell>
          <table:table-cell office:value-type="float" office:value="173707.672471366" calcext:value-type="float">
            <text:p>173707.672471366</text:p>
          </table:table-cell>
        </table:table-row>
        <table:table-row table:style-name="ro1">
          <table:table-cell office:value-type="string" calcext:value-type="string">
            <text:p>2021-06-26</text:p>
          </table:table-cell>
          <table:table-cell office:value-type="float" office:value="22308.8768523937" calcext:value-type="float">
            <text:p>22308.8768523937</text:p>
          </table:table-cell>
          <table:table-cell office:value-type="float" office:value="183712.400670325" calcext:value-type="float">
            <text:p>183712.400670325</text:p>
          </table:table-cell>
        </table:table-row>
        <table:table-row table:style-name="ro1">
          <table:table-cell office:value-type="string" calcext:value-type="string">
            <text:p>2021-06-27</text:p>
          </table:table-cell>
          <table:table-cell office:value-type="float" office:value="24390.4830163986" calcext:value-type="float">
            <text:p>24390.4830163986</text:p>
          </table:table-cell>
          <table:table-cell office:value-type="float" office:value="195199.52558386" calcext:value-type="float">
            <text:p>195199.52558386</text:p>
          </table:table-cell>
        </table:table-row>
        <table:table-row table:style-name="ro1">
          <table:table-cell office:value-type="string" calcext:value-type="string">
            <text:p>2021-06-28</text:p>
          </table:table-cell>
          <table:table-cell office:value-type="float" office:value="26284.1532565555" calcext:value-type="float">
            <text:p>26284.1532565555</text:p>
          </table:table-cell>
          <table:table-cell office:value-type="float" office:value="207918.029343425" calcext:value-type="float">
            <text:p>207918.029343425</text:p>
          </table:table-cell>
        </table:table-row>
        <table:table-row table:style-name="ro1">
          <table:table-cell office:value-type="string" calcext:value-type="string">
            <text:p>2021-06-29</text:p>
          </table:table-cell>
          <table:table-cell office:value-type="float" office:value="28236.9788474795" calcext:value-type="float">
            <text:p>28236.9788474795</text:p>
          </table:table-cell>
          <table:table-cell office:value-type="float" office:value="221851.334775134" calcext:value-type="float">
            <text:p>221851.334775134</text:p>
          </table:table-cell>
        </table:table-row>
        <table:table-row table:style-name="ro1">
          <table:table-cell office:value-type="string" calcext:value-type="string">
            <text:p>2021-06-30</text:p>
          </table:table-cell>
          <table:table-cell office:value-type="float" office:value="30441.0483868692" calcext:value-type="float">
            <text:p>30441.0483868692</text:p>
          </table:table-cell>
          <table:table-cell office:value-type="float" office:value="237157.543349594" calcext:value-type="float">
            <text:p>237157.543349594</text:p>
          </table:table-cell>
        </table:table-row>
        <table:table-row table:style-name="ro1">
          <table:table-cell office:value-type="string" calcext:value-type="string">
            <text:p>2021-07-01</text:p>
          </table:table-cell>
          <table:table-cell office:value-type="float" office:value="32399.6586700646" calcext:value-type="float">
            <text:p>32399.6586700646</text:p>
          </table:table-cell>
          <table:table-cell office:value-type="float" office:value="253495.397467272" calcext:value-type="float">
            <text:p>253495.397467272</text:p>
          </table:table-cell>
        </table:table-row>
        <table:table-row table:style-name="ro1">
          <table:table-cell office:value-type="string" calcext:value-type="string">
            <text:p>2021-07-02</text:p>
          </table:table-cell>
          <table:table-cell office:value-type="float" office:value="34601.1199545283" calcext:value-type="float">
            <text:p>34601.1199545283</text:p>
          </table:table-cell>
          <table:table-cell office:value-type="float" office:value="271011.152567061" calcext:value-type="float">
            <text:p>271011.152567061</text:p>
          </table:table-cell>
        </table:table-row>
        <table:table-row table:style-name="ro1">
          <table:table-cell office:value-type="string" calcext:value-type="string">
            <text:p>2021-07-03</text:p>
          </table:table-cell>
          <table:table-cell office:value-type="float" office:value="37394.184597552" calcext:value-type="float">
            <text:p>37394.184597552</text:p>
          </table:table-cell>
          <table:table-cell office:value-type="float" office:value="290201.984629749" calcext:value-type="float">
            <text:p>290201.984629749</text:p>
          </table:table-cell>
        </table:table-row>
        <table:table-row table:style-name="ro1">
          <table:table-cell office:value-type="string" calcext:value-type="string">
            <text:p>2021-07-04</text:p>
          </table:table-cell>
          <table:table-cell office:value-type="float" office:value="39288.4771153534" calcext:value-type="float">
            <text:p>39288.4771153534</text:p>
          </table:table-cell>
          <table:table-cell office:value-type="float" office:value="310070.662517993" calcext:value-type="float">
            <text:p>310070.662517993</text:p>
          </table:table-cell>
        </table:table-row>
        <table:table-row table:style-name="ro1">
          <table:table-cell office:value-type="string" calcext:value-type="string">
            <text:p>2021-07-05</text:p>
          </table:table-cell>
          <table:table-cell office:value-type="float" office:value="41549.9451935352" calcext:value-type="float">
            <text:p>41549.9451935352</text:p>
          </table:table-cell>
          <table:table-cell office:value-type="float" office:value="330881.67421068" calcext:value-type="float">
            <text:p>330881.67421068</text:p>
          </table:table-cell>
        </table:table-row>
        <table:table-row table:style-name="ro1">
          <table:table-cell office:value-type="string" calcext:value-type="string">
            <text:p>2021-07-06</text:p>
          </table:table-cell>
          <table:table-cell office:value-type="float" office:value="43024.5518504661" calcext:value-type="float">
            <text:p>43024.5518504661</text:p>
          </table:table-cell>
          <table:table-cell office:value-type="float" office:value="351755.989532717" calcext:value-type="float">
            <text:p>351755.989532717</text:p>
          </table:table-cell>
        </table:table-row>
        <table:table-row table:style-name="ro1">
          <table:table-cell office:value-type="string" calcext:value-type="string">
            <text:p>2021-07-07</text:p>
          </table:table-cell>
          <table:table-cell office:value-type="float" office:value="45063.8159682711" calcext:value-type="float">
            <text:p>45063.8159682711</text:p>
          </table:table-cell>
          <table:table-cell office:value-type="float" office:value="373163.458257121" calcext:value-type="float">
            <text:p>373163.458257121</text:p>
          </table:table-cell>
        </table:table-row>
        <table:table-row table:style-name="ro1">
          <table:table-cell office:value-type="string" calcext:value-type="string">
            <text:p>2021-07-08</text:p>
          </table:table-cell>
          <table:table-cell office:value-type="float" office:value="46273.42230973" calcext:value-type="float">
            <text:p>46273.42230973</text:p>
          </table:table-cell>
          <table:table-cell office:value-type="float" office:value="394206.118591825" calcext:value-type="float">
            <text:p>394206.118591825</text:p>
          </table:table-cell>
        </table:table-row>
        <table:table-row table:style-name="ro1">
          <table:table-cell office:value-type="string" calcext:value-type="string">
            <text:p>2021-07-09</text:p>
          </table:table-cell>
          <table:table-cell office:value-type="float" office:value="47751.4362298497" calcext:value-type="float">
            <text:p>47751.4362298497</text:p>
          </table:table-cell>
          <table:table-cell office:value-type="float" office:value="415097.395029825" calcext:value-type="float">
            <text:p>415097.395029825</text:p>
          </table:table-cell>
        </table:table-row>
        <table:table-row table:style-name="ro1">
          <table:table-cell office:value-type="string" calcext:value-type="string">
            <text:p>2021-07-10</text:p>
          </table:table-cell>
          <table:table-cell office:value-type="float" office:value="49509.6105345979" calcext:value-type="float">
            <text:p>49509.6105345979</text:p>
          </table:table-cell>
          <table:table-cell office:value-type="float" office:value="436072.910365631" calcext:value-type="float">
            <text:p>436072.910365631</text:p>
          </table:table-cell>
        </table:table-row>
        <table:table-row table:style-name="ro1">
          <table:table-cell office:value-type="string" calcext:value-type="string">
            <text:p>2021-07-11</text:p>
          </table:table-cell>
          <table:table-cell office:value-type="float" office:value="51297.5514982438" calcext:value-type="float">
            <text:p>51297.5514982438</text:p>
          </table:table-cell>
          <table:table-cell office:value-type="float" office:value="457135.053082469" calcext:value-type="float">
            <text:p>457135.053082469</text:p>
          </table:table-cell>
        </table:table-row>
        <table:table-row table:style-name="ro1">
          <table:table-cell office:value-type="string" calcext:value-type="string">
            <text:p>2021-07-12</text:p>
          </table:table-cell>
          <table:table-cell office:value-type="float" office:value="53531.1168029945" calcext:value-type="float">
            <text:p>53531.1168029945</text:p>
          </table:table-cell>
          <table:table-cell office:value-type="float" office:value="478714.761041035" calcext:value-type="float">
            <text:p>478714.761041035</text:p>
          </table:table-cell>
        </table:table-row>
        <table:table-row table:style-name="ro1">
          <table:table-cell office:value-type="string" calcext:value-type="string">
            <text:p>2021-07-13</text:p>
          </table:table-cell>
          <table:table-cell office:value-type="float" office:value="55796.6605690844" calcext:value-type="float">
            <text:p>55796.6605690844</text:p>
          </table:table-cell>
          <table:table-cell office:value-type="float" office:value="500831.865170921" calcext:value-type="float">
            <text:p>500831.865170921</text:p>
          </table:table-cell>
        </table:table-row>
        <table:table-row table:style-name="ro1">
          <table:table-cell office:value-type="string" calcext:value-type="string">
            <text:p>2021-07-14</text:p>
          </table:table-cell>
          <table:table-cell office:value-type="float" office:value="58493.0699835177" calcext:value-type="float">
            <text:p>58493.0699835177</text:p>
          </table:table-cell>
          <table:table-cell office:value-type="float" office:value="523898.148211161" calcext:value-type="float">
            <text:p>523898.148211161</text:p>
          </table:table-cell>
        </table:table-row>
        <table:table-row table:style-name="ro1">
          <table:table-cell office:value-type="string" calcext:value-type="string">
            <text:p>2021-07-15</text:p>
          </table:table-cell>
          <table:table-cell office:value-type="float" office:value="61543.2254126811" calcext:value-type="float">
            <text:p>61543.2254126811</text:p>
          </table:table-cell>
          <table:table-cell office:value-type="float" office:value="548245.775556377" calcext:value-type="float">
            <text:p>548245.775556377</text:p>
          </table:table-cell>
        </table:table-row>
        <table:table-row table:style-name="ro1">
          <table:table-cell office:value-type="string" calcext:value-type="string">
            <text:p>2021-07-16</text:p>
          </table:table-cell>
          <table:table-cell office:value-type="float" office:value="64281.2016534468" calcext:value-type="float">
            <text:p>64281.2016534468</text:p>
          </table:table-cell>
          <table:table-cell office:value-type="float" office:value="573519.219623456" calcext:value-type="float">
            <text:p>573519.219623456</text:p>
          </table:table-cell>
        </table:table-row>
        <table:table-row table:style-name="ro1">
          <table:table-cell office:value-type="string" calcext:value-type="string">
            <text:p>2021-07-17</text:p>
          </table:table-cell>
          <table:table-cell office:value-type="float" office:value="66023.5570925775" calcext:value-type="float">
            <text:p>66023.5570925775</text:p>
          </table:table-cell>
          <table:table-cell office:value-type="float" office:value="598680.009518291" calcext:value-type="float">
            <text:p>598680.009518291</text:p>
          </table:table-cell>
        </table:table-row>
        <table:table-row table:style-name="ro1">
          <table:table-cell office:value-type="string" calcext:value-type="string">
            <text:p>2021-07-18</text:p>
          </table:table-cell>
          <table:table-cell office:value-type="float" office:value="67518.2127288323" calcext:value-type="float">
            <text:p>67518.2127288323</text:p>
          </table:table-cell>
          <table:table-cell office:value-type="float" office:value="623422.991684235" calcext:value-type="float">
            <text:p>623422.991684235</text:p>
          </table:table-cell>
        </table:table-row>
        <table:table-row table:style-name="ro1">
          <table:table-cell office:value-type="string" calcext:value-type="string">
            <text:p>2021-07-19</text:p>
          </table:table-cell>
          <table:table-cell office:value-type="float" office:value="68397.4640875835" calcext:value-type="float">
            <text:p>68397.4640875835</text:p>
          </table:table-cell>
          <table:table-cell office:value-type="float" office:value="647082.647138421" calcext:value-type="float">
            <text:p>647082.647138421</text:p>
          </table:table-cell>
        </table:table-row>
        <table:table-row table:style-name="ro1">
          <table:table-cell office:value-type="string" calcext:value-type="string">
            <text:p>2021-07-20</text:p>
          </table:table-cell>
          <table:table-cell office:value-type="float" office:value="68242.5985480695" calcext:value-type="float">
            <text:p>68242.5985480695</text:p>
          </table:table-cell>
          <table:table-cell office:value-type="float" office:value="668594.293511344" calcext:value-type="float">
            <text:p>668594.293511344</text:p>
          </table:table-cell>
        </table:table-row>
        <table:table-row table:style-name="ro1">
          <table:table-cell office:value-type="string" calcext:value-type="string">
            <text:p>2021-07-21</text:p>
          </table:table-cell>
          <table:table-cell office:value-type="float" office:value="68229.7105380744" calcext:value-type="float">
            <text:p>68229.7105380744</text:p>
          </table:table-cell>
          <table:table-cell office:value-type="float" office:value="688107.306375867" calcext:value-type="float">
            <text:p>688107.306375867</text:p>
          </table:table-cell>
        </table:table-row>
        <table:table-row table:style-name="ro1">
          <table:table-cell office:value-type="string" calcext:value-type="string">
            <text:p>2021-07-22</text:p>
          </table:table-cell>
          <table:table-cell office:value-type="float" office:value="67769.3385729548" calcext:value-type="float">
            <text:p>67769.3385729548</text:p>
          </table:table-cell>
          <table:table-cell office:value-type="float" office:value="705207.940330958" calcext:value-type="float">
            <text:p>705207.940330958</text:p>
          </table:table-cell>
        </table:table-row>
        <table:table-row table:style-name="ro1">
          <table:table-cell office:value-type="string" calcext:value-type="string">
            <text:p>2021-07-23</text:p>
          </table:table-cell>
          <table:table-cell office:value-type="float" office:value="67238.6556464083" calcext:value-type="float">
            <text:p>67238.6556464083</text:p>
          </table:table-cell>
          <table:table-cell office:value-type="float" office:value="719909.922833564" calcext:value-type="float">
            <text:p>719909.922833564</text:p>
          </table:table-cell>
        </table:table-row>
        <table:table-row table:style-name="ro1">
          <table:table-cell office:value-type="string" calcext:value-type="string">
            <text:p>2021-07-24</text:p>
          </table:table-cell>
          <table:table-cell office:value-type="float" office:value="66414.9883069605" calcext:value-type="float">
            <text:p>66414.9883069605</text:p>
          </table:table-cell>
          <table:table-cell office:value-type="float" office:value="732031.664447423" calcext:value-type="float">
            <text:p>732031.664447423</text:p>
          </table:table-cell>
        </table:table-row>
        <table:table-row table:style-name="ro1">
          <table:table-cell office:value-type="string" calcext:value-type="string">
            <text:p>2021-07-25</text:p>
          </table:table-cell>
          <table:table-cell office:value-type="float" office:value="64585.8625156421" calcext:value-type="float">
            <text:p>64585.8625156421</text:p>
          </table:table-cell>
          <table:table-cell office:value-type="float" office:value="740708.300340994" calcext:value-type="float">
            <text:p>740708.300340994</text:p>
          </table:table-cell>
        </table:table-row>
        <table:table-row table:style-name="ro1">
          <table:table-cell office:value-type="string" calcext:value-type="string">
            <text:p>2021-07-26</text:p>
          </table:table-cell>
          <table:table-cell office:value-type="float" office:value="62906.948935905" calcext:value-type="float">
            <text:p>62906.948935905</text:p>
          </table:table-cell>
          <table:table-cell office:value-type="float" office:value="746247.931562488" calcext:value-type="float">
            <text:p>746247.931562488</text:p>
          </table:table-cell>
        </table:table-row>
        <table:table-row table:style-name="ro1">
          <table:table-cell office:value-type="string" calcext:value-type="string">
            <text:p>2021-07-27</text:p>
          </table:table-cell>
          <table:table-cell office:value-type="float" office:value="60739.4612189833" calcext:value-type="float">
            <text:p>60739.4612189833</text:p>
          </table:table-cell>
          <table:table-cell office:value-type="float" office:value="748356.228835647" calcext:value-type="float">
            <text:p>748356.228835647</text:p>
          </table:table-cell>
        </table:table-row>
        <table:table-row table:style-name="ro1">
          <table:table-cell office:value-type="string" calcext:value-type="string">
            <text:p>2021-07-28</text:p>
          </table:table-cell>
          <table:table-cell office:value-type="float" office:value="58061.3105826416" calcext:value-type="float">
            <text:p>58061.3105826416</text:p>
          </table:table-cell>
          <table:table-cell office:value-type="float" office:value="746747.236920207" calcext:value-type="float">
            <text:p>746747.236920207</text:p>
          </table:table-cell>
        </table:table-row>
        <table:table-row table:style-name="ro1">
          <table:table-cell office:value-type="string" calcext:value-type="string">
            <text:p>2021-07-29</text:p>
          </table:table-cell>
          <table:table-cell office:value-type="float" office:value="55007.4300555481" calcext:value-type="float">
            <text:p>55007.4300555481</text:p>
          </table:table-cell>
          <table:table-cell office:value-type="float" office:value="741283.447971773" calcext:value-type="float">
            <text:p>741283.447971773</text:p>
          </table:table-cell>
        </table:table-row>
        <table:table-row table:style-name="ro1">
          <table:table-cell office:value-type="string" calcext:value-type="string">
            <text:p>2021-07-30</text:p>
          </table:table-cell>
          <table:table-cell office:value-type="float" office:value="52003.8085179941" calcext:value-type="float">
            <text:p>52003.8085179941</text:p>
          </table:table-cell>
          <table:table-cell office:value-type="float" office:value="732268.59122525" calcext:value-type="float">
            <text:p>732268.59122525</text:p>
          </table:table-cell>
        </table:table-row>
        <table:table-row table:style-name="ro1">
          <table:table-cell office:value-type="string" calcext:value-type="string">
            <text:p>2021-07-31</text:p>
          </table:table-cell>
          <table:table-cell office:value-type="float" office:value="50190.0731225125" calcext:value-type="float">
            <text:p>50190.0731225125</text:p>
          </table:table-cell>
          <table:table-cell office:value-type="float" office:value="721173.817077942" calcext:value-type="float">
            <text:p>721173.817077942</text:p>
          </table:table-cell>
        </table:table-row>
        <table:table-row table:style-name="ro1">
          <table:table-cell office:value-type="string" calcext:value-type="string">
            <text:p>2021-08-01</text:p>
          </table:table-cell>
          <table:table-cell office:value-type="float" office:value="48377.5515140589" calcext:value-type="float">
            <text:p>48377.5515140589</text:p>
          </table:table-cell>
          <table:table-cell office:value-type="float" office:value="708271.329112751" calcext:value-type="float">
            <text:p>708271.329112751</text:p>
          </table:table-cell>
        </table:table-row>
        <table:table-row table:style-name="ro1">
          <table:table-cell office:value-type="string" calcext:value-type="string">
            <text:p>2021-08-02</text:p>
          </table:table-cell>
          <table:table-cell office:value-type="float" office:value="47588.8115891305" calcext:value-type="float">
            <text:p>47588.8115891305</text:p>
          </table:table-cell>
          <table:table-cell office:value-type="float" office:value="694830.658773331" calcext:value-type="float">
            <text:p>694830.658773331</text:p>
          </table:table-cell>
        </table:table-row>
        <table:table-row table:style-name="ro1">
          <table:table-cell office:value-type="string" calcext:value-type="string">
            <text:p>2021-08-03</text:p>
          </table:table-cell>
          <table:table-cell office:value-type="float" office:value="46671.9604110063" calcext:value-type="float">
            <text:p>46671.9604110063</text:p>
          </table:table-cell>
          <table:table-cell office:value-type="float" office:value="680974.558576763" calcext:value-type="float">
            <text:p>680974.558576763</text:p>
          </table:table-cell>
        </table:table-row>
        <table:table-row table:style-name="ro1">
          <table:table-cell office:value-type="string" calcext:value-type="string">
            <text:p>2021-08-04</text:p>
          </table:table-cell>
          <table:table-cell office:value-type="float" office:value="46755.1014591928" calcext:value-type="float">
            <text:p>46755.1014591928</text:p>
          </table:table-cell>
          <table:table-cell office:value-type="float" office:value="667879.011893575" calcext:value-type="float">
            <text:p>667879.011893575</text:p>
          </table:table-cell>
        </table:table-row>
        <table:table-row table:style-name="ro1">
          <table:table-cell office:value-type="string" calcext:value-type="string">
            <text:p>2021-08-05</text:p>
          </table:table-cell>
          <table:table-cell office:value-type="float" office:value="47117.0549501837" calcext:value-type="float">
            <text:p>47117.0549501837</text:p>
          </table:table-cell>
          <table:table-cell office:value-type="float" office:value="655980.513232478" calcext:value-type="float">
            <text:p>655980.513232478</text:p>
          </table:table-cell>
        </table:table-row>
        <table:table-row table:style-name="ro1">
          <table:table-cell office:value-type="string" calcext:value-type="string">
            <text:p>2021-08-06</text:p>
          </table:table-cell>
          <table:table-cell office:value-type="float" office:value="47083.3258134965" calcext:value-type="float">
            <text:p>47083.3258134965</text:p>
          </table:table-cell>
          <table:table-cell office:value-type="float" office:value="644954.803426328" calcext:value-type="float">
            <text:p>644954.803426328</text:p>
          </table:table-cell>
        </table:table-row>
        <table:table-row table:style-name="ro1">
          <table:table-cell office:value-type="string" calcext:value-type="string">
            <text:p>2021-08-07</text:p>
          </table:table-cell>
          <table:table-cell office:value-type="float" office:value="47829.0080016926" calcext:value-type="float">
            <text:p>47829.0080016926</text:p>
          </table:table-cell>
          <table:table-cell office:value-type="float" office:value="635638.175210907" calcext:value-type="float">
            <text:p>635638.175210907</text:p>
          </table:table-cell>
        </table:table-row>
        <table:table-row table:style-name="ro1">
          <table:table-cell office:value-type="string" calcext:value-type="string">
            <text:p>2021-08-08</text:p>
          </table:table-cell>
          <table:table-cell office:value-type="float" office:value="48392.3015900056" calcext:value-type="float">
            <text:p>48392.3015900056</text:p>
          </table:table-cell>
          <table:table-cell office:value-type="float" office:value="627837.180674808" calcext:value-type="float">
            <text:p>627837.180674808</text:p>
          </table:table-cell>
        </table:table-row>
        <table:table-row table:style-name="ro1">
          <table:table-cell office:value-type="string" calcext:value-type="string">
            <text:p>2021-08-09</text:p>
          </table:table-cell>
          <table:table-cell office:value-type="float" office:value="48964.3544157132" calcext:value-type="float">
            <text:p>48964.3544157132</text:p>
          </table:table-cell>
          <table:table-cell office:value-type="float" office:value="621513.589207221" calcext:value-type="float">
            <text:p>621513.589207221</text:p>
          </table:table-cell>
        </table:table-row>
        <table:table-row table:style-name="ro1">
          <table:table-cell office:value-type="string" calcext:value-type="string">
            <text:p>2021-08-10</text:p>
          </table:table-cell>
          <table:table-cell office:value-type="float" office:value="49294.0303970248" calcext:value-type="float">
            <text:p>49294.0303970248</text:p>
          </table:table-cell>
          <table:table-cell office:value-type="float" office:value="616357.06533051" calcext:value-type="float">
            <text:p>616357.06533051</text:p>
          </table:table-cell>
        </table:table-row>
        <table:table-row table:style-name="ro1">
          <table:table-cell office:value-type="string" calcext:value-type="string">
            <text:p>2021-08-11</text:p>
          </table:table-cell>
          <table:table-cell office:value-type="float" office:value="49683.1981069544" calcext:value-type="float">
            <text:p>49683.1981069544</text:p>
          </table:table-cell>
          <table:table-cell office:value-type="float" office:value="612331.682321358" calcext:value-type="float">
            <text:p>612331.682321358</text:p>
          </table:table-cell>
        </table:table-row>
        <table:table-row table:style-name="ro1">
          <table:table-cell office:value-type="string" calcext:value-type="string">
            <text:p>2021-08-12</text:p>
          </table:table-cell>
          <table:table-cell office:value-type="float" office:value="50652.1262010445" calcext:value-type="float">
            <text:p>50652.1262010445</text:p>
          </table:table-cell>
          <table:table-cell office:value-type="float" office:value="609924.150896936" calcext:value-type="float">
            <text:p>609924.150896936</text:p>
          </table:table-cell>
        </table:table-row>
        <table:table-row table:style-name="ro1">
          <table:table-cell office:value-type="string" calcext:value-type="string">
            <text:p>2021-08-13</text:p>
          </table:table-cell>
          <table:table-cell office:value-type="float" office:value="51429.5403356151" calcext:value-type="float">
            <text:p>51429.5403356151</text:p>
          </table:table-cell>
          <table:table-cell office:value-type="float" office:value="608834.891634986" calcext:value-type="float">
            <text:p>608834.891634986</text:p>
          </table:table-cell>
        </table:table-row>
        <table:table-row table:style-name="ro1">
          <table:table-cell office:value-type="string" calcext:value-type="string">
            <text:p>2021-08-14</text:p>
          </table:table-cell>
          <table:table-cell office:value-type="float" office:value="52337.5929857859" calcext:value-type="float">
            <text:p>52337.5929857859</text:p>
          </table:table-cell>
          <table:table-cell office:value-type="float" office:value="609082.663310371" calcext:value-type="float">
            <text:p>609082.663310371</text:p>
          </table:table-cell>
        </table:table-row>
        <table:table-row table:style-name="ro1">
          <table:table-cell office:value-type="string" calcext:value-type="string">
            <text:p>2021-08-15</text:p>
          </table:table-cell>
          <table:table-cell office:value-type="float" office:value="52795.7634493623" calcext:value-type="float">
            <text:p>52795.7634493623</text:p>
          </table:table-cell>
          <table:table-cell office:value-type="float" office:value="610118.314192416" calcext:value-type="float">
            <text:p>610118.314192416</text:p>
          </table:table-cell>
        </table:table-row>
        <table:table-row table:style-name="ro1">
          <table:table-cell office:value-type="string" calcext:value-type="string">
            <text:p>2021-08-16</text:p>
          </table:table-cell>
          <table:table-cell office:value-type="float" office:value="53860.2571760909" calcext:value-type="float">
            <text:p>53860.2571760909</text:p>
          </table:table-cell>
          <table:table-cell office:value-type="float" office:value="612463.587602888" calcext:value-type="float">
            <text:p>612463.587602888</text:p>
          </table:table-cell>
        </table:table-row>
        <table:table-row table:style-name="ro1">
          <table:table-cell office:value-type="string" calcext:value-type="string">
            <text:p>2021-08-17</text:p>
          </table:table-cell>
          <table:table-cell office:value-type="float" office:value="54631.92760166" calcext:value-type="float">
            <text:p>54631.92760166</text:p>
          </table:table-cell>
          <table:table-cell office:value-type="float" office:value="615725.337782254" calcext:value-type="float">
            <text:p>615725.337782254</text:p>
          </table:table-cell>
        </table:table-row>
        <table:table-row table:style-name="ro1">
          <table:table-cell office:value-type="string" calcext:value-type="string">
            <text:p>2021-08-18</text:p>
          </table:table-cell>
          <table:table-cell office:value-type="float" office:value="54387.4410326177" calcext:value-type="float">
            <text:p>54387.4410326177</text:p>
          </table:table-cell>
          <table:table-cell office:value-type="float" office:value="618797.833419679" calcext:value-type="float">
            <text:p>618797.833419679</text:p>
          </table:table-cell>
        </table:table-row>
        <table:table-row table:style-name="ro1">
          <table:table-cell office:value-type="string" calcext:value-type="string">
            <text:p>2021-08-19</text:p>
          </table:table-cell>
          <table:table-cell office:value-type="float" office:value="55042.4479249049" calcext:value-type="float">
            <text:p>55042.4479249049</text:p>
          </table:table-cell>
          <table:table-cell office:value-type="float" office:value="622509.433693552" calcext:value-type="float">
            <text:p>622509.433693552</text:p>
          </table:table-cell>
        </table:table-row>
        <table:table-row table:style-name="ro1">
          <table:table-cell office:value-type="string" calcext:value-type="string">
            <text:p>2021-08-20</text:p>
          </table:table-cell>
          <table:table-cell office:value-type="float" office:value="55478.732163633" calcext:value-type="float">
            <text:p>55478.732163633</text:p>
          </table:table-cell>
          <table:table-cell office:value-type="float" office:value="626558.886620299" calcext:value-type="float">
            <text:p>626558.886620299</text:p>
          </table:table-cell>
        </table:table-row>
        <table:table-row table:style-name="ro1">
          <table:table-cell office:value-type="string" calcext:value-type="string">
            <text:p>2021-08-21</text:p>
          </table:table-cell>
          <table:table-cell office:value-type="float" office:value="55711.3792615635" calcext:value-type="float">
            <text:p>55711.3792615635</text:p>
          </table:table-cell>
          <table:table-cell office:value-type="float" office:value="630686.701482298" calcext:value-type="float">
            <text:p>630686.701482298</text:p>
          </table:table-cell>
        </table:table-row>
        <table:table-row table:style-name="ro1">
          <table:table-cell office:value-type="string" calcext:value-type="string">
            <text:p>2021-08-22</text:p>
          </table:table-cell>
          <table:table-cell office:value-type="float" office:value="56107.4119789179" calcext:value-type="float">
            <text:p>56107.4119789179</text:p>
          </table:table-cell>
          <table:table-cell office:value-type="float" office:value="635002.523210597" calcext:value-type="float">
            <text:p>635002.523210597</text:p>
          </table:table-cell>
        </table:table-row>
        <table:table-row table:style-name="ro1">
          <table:table-cell office:value-type="string" calcext:value-type="string">
            <text:p>2021-08-23</text:p>
          </table:table-cell>
          <table:table-cell office:value-type="float" office:value="56610.863145264" calcext:value-type="float">
            <text:p>56610.863145264</text:p>
          </table:table-cell>
          <table:table-cell office:value-type="float" office:value="639577.242956486" calcext:value-type="float">
            <text:p>639577.242956486</text:p>
          </table:table-cell>
        </table:table-row>
        <table:table-row table:style-name="ro1">
          <table:table-cell office:value-type="string" calcext:value-type="string">
            <text:p>2021-08-24</text:p>
          </table:table-cell>
          <table:table-cell office:value-type="float" office:value="56965.8206221057" calcext:value-type="float">
            <text:p>56965.8206221057</text:p>
          </table:table-cell>
          <table:table-cell office:value-type="float" office:value="644249.828577549" calcext:value-type="float">
            <text:p>644249.828577549</text:p>
          </table:table-cell>
        </table:table-row>
        <table:table-row table:style-name="ro1">
          <table:table-cell office:value-type="string" calcext:value-type="string">
            <text:p>2021-08-25</text:p>
          </table:table-cell>
          <table:table-cell office:value-type="float" office:value="57021.2144986739" calcext:value-type="float">
            <text:p>57021.2144986739</text:p>
          </table:table-cell>
          <table:table-cell office:value-type="float" office:value="648684.893670914" calcext:value-type="float">
            <text:p>648684.893670914</text:p>
          </table:table-cell>
        </table:table-row>
        <table:table-row table:style-name="ro1">
          <table:table-cell office:value-type="string" calcext:value-type="string">
            <text:p>2021-08-26</text:p>
          </table:table-cell>
          <table:table-cell office:value-type="float" office:value="57399.7431598693" calcext:value-type="float">
            <text:p>57399.7431598693</text:p>
          </table:table-cell>
          <table:table-cell office:value-type="float" office:value="653193.244061796" calcext:value-type="float">
            <text:p>653193.244061796</text:p>
          </table:table-cell>
        </table:table-row>
        <table:table-row table:style-name="ro1">
          <table:table-cell office:value-type="string" calcext:value-type="string">
            <text:p>2021-08-27</text:p>
          </table:table-cell>
          <table:table-cell office:value-type="float" office:value="57288.1472817625" calcext:value-type="float">
            <text:p>57288.1472817625</text:p>
          </table:table-cell>
          <table:table-cell office:value-type="float" office:value="657280.113424454" calcext:value-type="float">
            <text:p>657280.113424454</text:p>
          </table:table-cell>
        </table:table-row>
        <table:table-row table:style-name="ro1">
          <table:table-cell office:value-type="string" calcext:value-type="string">
            <text:p>2021-08-28</text:p>
          </table:table-cell>
          <table:table-cell office:value-type="float" office:value="57385.5628151469" calcext:value-type="float">
            <text:p>57385.5628151469</text:p>
          </table:table-cell>
          <table:table-cell office:value-type="float" office:value="661152.407833954" calcext:value-type="float">
            <text:p>661152.407833954</text:p>
          </table:table-cell>
        </table:table-row>
        <table:table-row table:style-name="ro1">
          <table:table-cell office:value-type="string" calcext:value-type="string">
            <text:p>2021-08-29</text:p>
          </table:table-cell>
          <table:table-cell office:value-type="float" office:value="57185.0839057945" calcext:value-type="float">
            <text:p>57185.0839057945</text:p>
          </table:table-cell>
          <table:table-cell office:value-type="float" office:value="664508.766382721" calcext:value-type="float">
            <text:p>664508.766382721</text:p>
          </table:table-cell>
        </table:table-row>
        <table:table-row table:style-name="ro1">
          <table:table-cell office:value-type="string" calcext:value-type="string">
            <text:p>2021-08-30</text:p>
          </table:table-cell>
          <table:table-cell office:value-type="float" office:value="56274.6587006346" calcext:value-type="float">
            <text:p>56274.6587006346</text:p>
          </table:table-cell>
          <table:table-cell office:value-type="float" office:value="666618.555169346" calcext:value-type="float">
            <text:p>666618.555169346</text:p>
          </table:table-cell>
        </table:table-row>
        <table:table-row table:style-name="ro1">
          <table:table-cell office:value-type="string" calcext:value-type="string">
            <text:p>2021-08-31</text:p>
          </table:table-cell>
          <table:table-cell office:value-type="float" office:value="55575.6411090817" calcext:value-type="float">
            <text:p>55575.6411090817</text:p>
          </table:table-cell>
          <table:table-cell office:value-type="float" office:value="667716.36295436" calcext:value-type="float">
            <text:p>667716.36295436</text:p>
          </table:table-cell>
        </table:table-row>
        <table:table-row table:style-name="ro1">
          <table:table-cell office:value-type="string" calcext:value-type="string">
            <text:p>2021-09-01</text:p>
          </table:table-cell>
          <table:table-cell office:value-type="float" office:value="55637.4408754906" calcext:value-type="float">
            <text:p>55637.4408754906</text:p>
          </table:table-cell>
          <table:table-cell office:value-type="float" office:value="668579.679126169" calcext:value-type="float">
            <text:p>668579.679126169</text:p>
          </table:table-cell>
        </table:table-row>
        <table:table-row table:style-name="ro1">
          <table:table-cell office:value-type="string" calcext:value-type="string">
            <text:p>2021-09-02</text:p>
          </table:table-cell>
          <table:table-cell office:value-type="float" office:value="55311.6349732967" calcext:value-type="float">
            <text:p>55311.6349732967</text:p>
          </table:table-cell>
          <table:table-cell office:value-type="float" office:value="668876.967288687" calcext:value-type="float">
            <text:p>668876.967288687</text:p>
          </table:table-cell>
        </table:table-row>
        <table:table-row table:style-name="ro1">
          <table:table-cell office:value-type="string" calcext:value-type="string">
            <text:p>2021-09-03</text:p>
          </table:table-cell>
          <table:table-cell office:value-type="float" office:value="55403.042476929" calcext:value-type="float">
            <text:p>55403.042476929</text:p>
          </table:table-cell>
          <table:table-cell office:value-type="float" office:value="669054.466727552" calcext:value-type="float">
            <text:p>669054.466727552</text:p>
          </table:table-cell>
        </table:table-row>
        <table:table-row table:style-name="ro1">
          <table:table-cell office:value-type="string" calcext:value-type="string">
            <text:p>2021-09-04</text:p>
          </table:table-cell>
          <table:table-cell office:value-type="float" office:value="55843.6582141563" calcext:value-type="float">
            <text:p>55843.6582141563</text:p>
          </table:table-cell>
          <table:table-cell office:value-type="float" office:value="669507.303002846" calcext:value-type="float">
            <text:p>669507.303002846</text:p>
          </table:table-cell>
        </table:table-row>
        <table:table-row table:style-name="ro1">
          <table:table-cell office:value-type="string" calcext:value-type="string">
            <text:p>2021-09-05</text:p>
          </table:table-cell>
          <table:table-cell office:value-type="float" office:value="55852.819038442" calcext:value-type="float">
            <text:p>55852.819038442</text:p>
          </table:table-cell>
          <table:table-cell office:value-type="float" office:value="669855.959049377" calcext:value-type="float">
            <text:p>669855.959049377</text:p>
          </table:table-cell>
        </table:table-row>
        <table:table-row table:style-name="ro1">
          <table:table-cell office:value-type="string" calcext:value-type="string">
            <text:p>2021-09-06</text:p>
          </table:table-cell>
          <table:table-cell office:value-type="float" office:value="55477.5858770357" calcext:value-type="float">
            <text:p>55477.5858770357</text:p>
          </table:table-cell>
          <table:table-cell office:value-type="float" office:value="669726.951416589" calcext:value-type="float">
            <text:p>669726.951416589</text:p>
          </table:table-cell>
        </table:table-row>
        <table:table-row table:style-name="ro1">
          <table:table-cell office:value-type="string" calcext:value-type="string">
            <text:p>2021-09-07</text:p>
          </table:table-cell>
          <table:table-cell office:value-type="float" office:value="55290.0327180482" calcext:value-type="float">
            <text:p>55290.0327180482</text:p>
          </table:table-cell>
          <table:table-cell office:value-type="float" office:value="669337.44502265" calcext:value-type="float">
            <text:p>669337.44502265</text:p>
          </table:table-cell>
        </table:table-row>
        <table:table-row table:style-name="ro1">
          <table:table-cell office:value-type="string" calcext:value-type="string">
            <text:p>2021-09-08</text:p>
          </table:table-cell>
          <table:table-cell office:value-type="float" office:value="54552.5730047808" calcext:value-type="float">
            <text:p>54552.5730047808</text:p>
          </table:table-cell>
          <table:table-cell office:value-type="float" office:value="668161.006055987" calcext:value-type="float">
            <text:p>668161.006055987</text:p>
          </table:table-cell>
        </table:table-row>
        <table:table-row table:style-name="ro1">
          <table:table-cell office:value-type="string" calcext:value-type="string">
            <text:p>2021-09-09</text:p>
          </table:table-cell>
          <table:table-cell office:value-type="float" office:value="54319.5410071101" calcext:value-type="float">
            <text:p>54319.5410071101</text:p>
          </table:table-cell>
          <table:table-cell office:value-type="float" office:value="666732.882336308" calcext:value-type="float">
            <text:p>666732.882336308</text:p>
          </table:table-cell>
        </table:table-row>
        <table:table-row table:style-name="ro1">
          <table:table-cell office:value-type="string" calcext:value-type="string">
            <text:p>2021-09-10</text:p>
          </table:table-cell>
          <table:table-cell office:value-type="float" office:value="54046.1582600618" calcext:value-type="float">
            <text:p>54046.1582600618</text:p>
          </table:table-cell>
          <table:table-cell office:value-type="float" office:value="665040.5087036" calcext:value-type="float">
            <text:p>665040.5087036</text:p>
          </table:table-cell>
        </table:table-row>
        <table:table-row table:style-name="ro1">
          <table:table-cell office:value-type="string" calcext:value-type="string">
            <text:p>2021-09-11</text:p>
          </table:table-cell>
          <table:table-cell office:value-type="float" office:value="53867.4910615991" calcext:value-type="float">
            <text:p>53867.4910615991</text:p>
          </table:table-cell>
          <table:table-cell office:value-type="float" office:value="663195.051681237" calcext:value-type="float">
            <text:p>663195.051681237</text:p>
          </table:table-cell>
        </table:table-row>
        <table:table-row table:style-name="ro1">
          <table:table-cell office:value-type="string" calcext:value-type="string">
            <text:p>2021-09-12</text:p>
          </table:table-cell>
          <table:table-cell office:value-type="float" office:value="54097.0569126593" calcext:value-type="float">
            <text:p>54097.0569126593</text:p>
          </table:table-cell>
          <table:table-cell office:value-type="float" office:value="661638.963738474" calcext:value-type="float">
            <text:p>661638.963738474</text:p>
          </table:table-cell>
        </table:table-row>
        <table:table-row table:style-name="ro1">
          <table:table-cell office:value-type="string" calcext:value-type="string">
            <text:p>2021-09-13</text:p>
          </table:table-cell>
          <table:table-cell office:value-type="float" office:value="52809.3491194112" calcext:value-type="float">
            <text:p>52809.3491194112</text:p>
          </table:table-cell>
          <table:table-cell office:value-type="float" office:value="658875.43476673" calcext:value-type="float">
            <text:p>658875.43476673</text:p>
          </table:table-cell>
        </table:table-row>
        <table:table-row table:style-name="ro1">
          <table:table-cell office:value-type="string" calcext:value-type="string">
            <text:p>2021-09-14</text:p>
          </table:table-cell>
          <table:table-cell office:value-type="float" office:value="52815.4873850327" calcext:value-type="float">
            <text:p>52815.4873850327</text:p>
          </table:table-cell>
          <table:table-cell office:value-type="float" office:value="656229.443245006" calcext:value-type="float">
            <text:p>656229.443245006</text:p>
          </table:table-cell>
        </table:table-row>
        <table:table-row table:style-name="ro1">
          <table:table-cell office:value-type="string" calcext:value-type="string">
            <text:p>2021-09-15</text:p>
          </table:table-cell>
          <table:table-cell office:value-type="float" office:value="51926.2926345138" calcext:value-type="float">
            <text:p>51926.2926345138</text:p>
          </table:table-cell>
          <table:table-cell office:value-type="float" office:value="652817.371613894" calcext:value-type="float">
            <text:p>652817.371613894</text:p>
          </table:table-cell>
        </table:table-row>
        <table:table-row table:style-name="ro1">
          <table:table-cell office:value-type="string" calcext:value-type="string">
            <text:p>2021-09-16</text:p>
          </table:table-cell>
          <table:table-cell office:value-type="float" office:value="51666.0427862813" calcext:value-type="float">
            <text:p>51666.0427862813</text:p>
          </table:table-cell>
          <table:table-cell office:value-type="float" office:value="649302.72860669" calcext:value-type="float">
            <text:p>649302.72860669</text:p>
          </table:table-cell>
        </table:table-row>
        <table:table-row table:style-name="ro1">
          <table:table-cell office:value-type="string" calcext:value-type="string">
            <text:p>2021-09-17</text:p>
          </table:table-cell>
          <table:table-cell office:value-type="float" office:value="51423.4132179221" calcext:value-type="float">
            <text:p>51423.4132179221</text:p>
          </table:table-cell>
          <table:table-cell office:value-type="float" office:value="645755.838035145" calcext:value-type="float">
            <text:p>645755.838035145</text:p>
          </table:table-cell>
        </table:table-row>
        <table:table-row table:style-name="ro1">
          <table:table-cell office:value-type="string" calcext:value-type="string">
            <text:p>2021-09-18</text:p>
          </table:table-cell>
          <table:table-cell office:value-type="float" office:value="51861.3720068528" calcext:value-type="float">
            <text:p>51861.3720068528</text:p>
          </table:table-cell>
          <table:table-cell office:value-type="float" office:value="642860.06256244" calcext:value-type="float">
            <text:p>642860.06256244</text:p>
          </table:table-cell>
        </table:table-row>
        <table:table-row table:style-name="ro1">
          <table:table-cell office:value-type="string" calcext:value-type="string">
            <text:p>2021-09-19</text:p>
          </table:table-cell>
          <table:table-cell office:value-type="float" office:value="52672.4006630503" calcext:value-type="float">
            <text:p>52672.4006630503</text:p>
          </table:table-cell>
          <table:table-cell office:value-type="float" office:value="641012.419376617" calcext:value-type="float">
            <text:p>641012.419376617</text:p>
          </table:table-cell>
        </table:table-row>
        <table:table-row table:style-name="ro1">
          <table:table-cell office:value-type="string" calcext:value-type="string">
            <text:p>2021-09-20</text:p>
          </table:table-cell>
          <table:table-cell office:value-type="float" office:value="53976.3711870082" calcext:value-type="float">
            <text:p>53976.3711870082</text:p>
          </table:table-cell>
          <table:table-cell office:value-type="float" office:value="640711.642868603" calcext:value-type="float">
            <text:p>640711.642868603</text:p>
          </table:table-cell>
        </table:table-row>
        <table:table-row table:style-name="ro1">
          <table:table-cell office:value-type="string" calcext:value-type="string">
            <text:p>2021-09-21</text:p>
          </table:table-cell>
          <table:table-cell office:value-type="float" office:value="56042.4434451053" calcext:value-type="float">
            <text:p>56042.4434451053</text:p>
          </table:table-cell>
          <table:table-cell office:value-type="float" office:value="642693.478825422" calcext:value-type="float">
            <text:p>642693.478825422</text:p>
          </table:table-cell>
        </table:table-row>
        <table:table-row table:style-name="ro1">
          <table:table-cell office:value-type="string" calcext:value-type="string">
            <text:p>2021-09-22</text:p>
          </table:table-cell>
          <table:table-cell office:value-type="float" office:value="57169.1891480114" calcext:value-type="float">
            <text:p>57169.1891480114</text:p>
          </table:table-cell>
          <table:table-cell office:value-type="float" office:value="645964.763182541" calcext:value-type="float">
            <text:p>645964.763182541</text:p>
          </table:table-cell>
        </table:table-row>
        <table:table-row table:style-name="ro1">
          <table:table-cell office:value-type="string" calcext:value-type="string">
            <text:p>2021-09-23</text:p>
          </table:table-cell>
          <table:table-cell office:value-type="float" office:value="59970.251284035" calcext:value-type="float">
            <text:p>59970.251284035</text:p>
          </table:table-cell>
          <table:table-cell office:value-type="float" office:value="652123.148111259" calcext:value-type="float">
            <text:p>652123.148111259</text:p>
          </table:table-cell>
        </table:table-row>
        <table:table-row table:style-name="ro1">
          <table:table-cell office:value-type="string" calcext:value-type="string">
            <text:p>2021-09-24</text:p>
          </table:table-cell>
          <table:table-cell office:value-type="float" office:value="62473.4713925701" calcext:value-type="float">
            <text:p>62473.4713925701</text:p>
          </table:table-cell>
          <table:table-cell office:value-type="float" office:value="660774.710725458" calcext:value-type="float">
            <text:p>660774.710725458</text:p>
          </table:table-cell>
        </table:table-row>
        <table:table-row table:style-name="ro1">
          <table:table-cell office:value-type="string" calcext:value-type="string">
            <text:p>2021-09-25</text:p>
          </table:table-cell>
          <table:table-cell office:value-type="float" office:value="64536.9073718431" calcext:value-type="float">
            <text:p>64536.9073718431</text:p>
          </table:table-cell>
          <table:table-cell office:value-type="float" office:value="671339.113965502" calcext:value-type="float">
            <text:p>671339.113965502</text:p>
          </table:table-cell>
        </table:table-row>
        <table:table-row table:style-name="ro1">
          <table:table-cell office:value-type="string" calcext:value-type="string">
            <text:p>2021-09-26</text:p>
          </table:table-cell>
          <table:table-cell office:value-type="float" office:value="67046.1416033577" calcext:value-type="float">
            <text:p>67046.1416033577</text:p>
          </table:table-cell>
          <table:table-cell office:value-type="float" office:value="684121.165559889" calcext:value-type="float">
            <text:p>684121.165559889</text:p>
          </table:table-cell>
        </table:table-row>
        <table:table-row table:style-name="ro1">
          <table:table-cell office:value-type="string" calcext:value-type="string">
            <text:p>2021-09-27</text:p>
          </table:table-cell>
          <table:table-cell office:value-type="float" office:value="68339.6560088182" calcext:value-type="float">
            <text:p>68339.6560088182</text:p>
          </table:table-cell>
          <table:table-cell office:value-type="float" office:value="697736.783308887" calcext:value-type="float">
            <text:p>697736.783308887</text:p>
          </table:table-cell>
        </table:table-row>
        <table:table-row table:style-name="ro1">
          <table:table-cell office:value-type="string" calcext:value-type="string">
            <text:p>2021-09-28</text:p>
          </table:table-cell>
          <table:table-cell office:value-type="float" office:value="69315.5414089326" calcext:value-type="float">
            <text:p>69315.5414089326</text:p>
          </table:table-cell>
          <table:table-cell office:value-type="float" office:value="711711.7515556" calcext:value-type="float">
            <text:p>711711.7515556</text:p>
          </table:table-cell>
        </table:table-row>
        <table:table-row table:style-name="ro1">
          <table:table-cell office:value-type="string" calcext:value-type="string">
            <text:p>2021-09-29</text:p>
          </table:table-cell>
          <table:table-cell office:value-type="float" office:value="70178.0624827099" calcext:value-type="float">
            <text:p>70178.0624827099</text:p>
          </table:table-cell>
          <table:table-cell office:value-type="float" office:value="725802.183547737" calcext:value-type="float">
            <text:p>725802.183547737</text:p>
          </table:table-cell>
        </table:table-row>
        <table:table-row table:style-name="ro1">
          <table:table-cell office:value-type="string" calcext:value-type="string">
            <text:p>2021-09-30</text:p>
          </table:table-cell>
          <table:table-cell office:value-type="float" office:value="71001.6018232866" calcext:value-type="float">
            <text:p>71001.6018232866</text:p>
          </table:table-cell>
          <table:table-cell office:value-type="float" office:value="739842.204190875" calcext:value-type="float">
            <text:p>739842.204190875</text:p>
          </table:table-cell>
        </table:table-row>
        <table:table-row table:style-name="ro1">
          <table:table-cell office:value-type="string" calcext:value-type="string">
            <text:p>2021-10-01</text:p>
          </table:table-cell>
          <table:table-cell office:value-type="float" office:value="71591.8376976074" calcext:value-type="float">
            <text:p>71591.8376976074</text:p>
          </table:table-cell>
          <table:table-cell office:value-type="float" office:value="753489.318675138" calcext:value-type="float">
            <text:p>753489.318675138</text:p>
          </table:table-cell>
        </table:table-row>
        <table:table-row table:style-name="ro1">
          <table:table-cell office:value-type="string" calcext:value-type="string">
            <text:p>2021-10-02</text:p>
          </table:table-cell>
          <table:table-cell office:value-type="float" office:value="71814.7422307876" calcext:value-type="float">
            <text:p>71814.7422307876</text:p>
          </table:table-cell>
          <table:table-cell office:value-type="float" office:value="766323.953016863" calcext:value-type="float">
            <text:p>766323.953016863</text:p>
          </table:table-cell>
        </table:table-row>
        <table:table-row table:style-name="ro1">
          <table:table-cell office:value-type="string" calcext:value-type="string">
            <text:p>2021-10-03</text:p>
          </table:table-cell>
          <table:table-cell office:value-type="float" office:value="72894.0331033322" calcext:value-type="float">
            <text:p>72894.0331033322</text:p>
          </table:table-cell>
          <table:table-cell office:value-type="float" office:value="779158.333839198" calcext:value-type="float">
            <text:p>779158.333839198</text:p>
          </table:table-cell>
        </table:table-row>
        <table:table-row table:style-name="ro1">
          <table:table-cell office:value-type="string" calcext:value-type="string">
            <text:p>2021-10-04</text:p>
          </table:table-cell>
          <table:table-cell office:value-type="float" office:value="72065.4503402626" calcext:value-type="float">
            <text:p>72065.4503402626</text:p>
          </table:table-cell>
          <table:table-cell office:value-type="float" office:value="790067.026911916" calcext:value-type="float">
            <text:p>790067.026911916</text:p>
          </table:table-cell>
        </table:table-row>
        <table:table-row table:style-name="ro1">
          <table:table-cell office:value-type="string" calcext:value-type="string">
            <text:p>2021-10-05</text:p>
          </table:table-cell>
          <table:table-cell office:value-type="float" office:value="71037.1207500573" calcext:value-type="float">
            <text:p>71037.1207500573</text:p>
          </table:table-cell>
          <table:table-cell office:value-type="float" office:value="798870.772352636" calcext:value-type="float">
            <text:p>798870.772352636</text:p>
          </table:table-cell>
        </table:table-row>
        <table:table-row table:style-name="ro1">
          <table:table-cell office:value-type="string" calcext:value-type="string">
            <text:p>2021-10-06</text:p>
          </table:table-cell>
          <table:table-cell office:value-type="float" office:value="71267.8352951391" calcext:value-type="float">
            <text:p>71267.8352951391</text:p>
          </table:table-cell>
          <table:table-cell office:value-type="float" office:value="806879.536596629" calcext:value-type="float">
            <text:p>806879.536596629</text:p>
          </table:table-cell>
        </table:table-row>
        <table:table-row table:style-name="ro1">
          <table:table-cell office:value-type="string" calcext:value-type="string">
            <text:p>2021-10-07</text:p>
          </table:table-cell>
          <table:table-cell office:value-type="float" office:value="71183.3550463767" calcext:value-type="float">
            <text:p>71183.3550463767</text:p>
          </table:table-cell>
          <table:table-cell office:value-type="float" office:value="813842.822075956" calcext:value-type="float">
            <text:p>813842.822075956</text:p>
          </table:table-cell>
        </table:table-row>
        <table:table-row table:style-name="ro1">
          <table:table-cell office:value-type="string" calcext:value-type="string">
            <text:p>2021-10-08</text:p>
          </table:table-cell>
          <table:table-cell office:value-type="float" office:value="71077.0691650063" calcext:value-type="float">
            <text:p>71077.0691650063</text:p>
          </table:table-cell>
          <table:table-cell office:value-type="float" office:value="819831.634913814" calcext:value-type="float">
            <text:p>819831.634913814</text:p>
          </table:table-cell>
        </table:table-row>
        <table:table-row table:style-name="ro1">
          <table:table-cell office:value-type="string" calcext:value-type="string">
            <text:p>2021-10-09</text:p>
          </table:table-cell>
          <table:table-cell office:value-type="float" office:value="70862.8534923392" calcext:value-type="float">
            <text:p>70862.8534923392</text:p>
          </table:table-cell>
          <table:table-cell office:value-type="float" office:value="824809.81525356" calcext:value-type="float">
            <text:p>824809.81525356</text:p>
          </table:table-cell>
        </table:table-row>
        <table:table-row table:style-name="ro1">
          <table:table-cell office:value-type="string" calcext:value-type="string">
            <text:p>2021-10-10</text:p>
          </table:table-cell>
          <table:table-cell office:value-type="float" office:value="71534.1625631027" calcext:value-type="float">
            <text:p>71534.1625631027</text:p>
          </table:table-cell>
          <table:table-cell office:value-type="float" office:value="829750.777409946" calcext:value-type="float">
            <text:p>829750.777409946</text:p>
          </table:table-cell>
        </table:table-row>
        <table:table-row table:style-name="ro1">
          <table:table-cell office:value-type="string" calcext:value-type="string">
            <text:p>2021-10-11</text:p>
          </table:table-cell>
          <table:table-cell office:value-type="float" office:value="73150.0618362768" calcext:value-type="float">
            <text:p>73150.0618362768</text:p>
          </table:table-cell>
          <table:table-cell office:value-type="float" office:value="835679.424535628" calcext:value-type="float">
            <text:p>835679.424535628</text:p>
          </table:table-cell>
        </table:table-row>
        <table:table-row table:style-name="ro1">
          <table:table-cell office:value-type="string" calcext:value-type="string">
            <text:p>2021-10-12</text:p>
          </table:table-cell>
          <table:table-cell office:value-type="float" office:value="74755.6410477333" calcext:value-type="float">
            <text:p>74755.6410477333</text:p>
          </table:table-cell>
          <table:table-cell office:value-type="float" office:value="842639.292991708" calcext:value-type="float">
            <text:p>842639.292991708</text:p>
          </table:table-cell>
        </table:table-row>
        <table:table-row table:style-name="ro1">
          <table:table-cell office:value-type="string" calcext:value-type="string">
            <text:p>2021-10-13</text:p>
          </table:table-cell>
          <table:table-cell office:value-type="float" office:value="76182.3515754084" calcext:value-type="float">
            <text:p>76182.3515754084</text:p>
          </table:table-cell>
          <table:table-cell office:value-type="float" office:value="850518.891698044" calcext:value-type="float">
            <text:p>850518.891698044</text:p>
          </table:table-cell>
        </table:table-row>
        <table:table-row table:style-name="ro1">
          <table:table-cell office:value-type="string" calcext:value-type="string">
            <text:p>2021-10-14</text:p>
          </table:table-cell>
          <table:table-cell office:value-type="float" office:value="78152.9493036299" calcext:value-type="float">
            <text:p>78152.9493036299</text:p>
          </table:table-cell>
          <table:table-cell office:value-type="float" office:value="859829.77321827" calcext:value-type="float">
            <text:p>859829.77321827</text:p>
          </table:table-cell>
        </table:table-row>
        <table:table-row table:style-name="ro1">
          <table:table-cell office:value-type="string" calcext:value-type="string">
            <text:p>2021-10-15</text:p>
          </table:table-cell>
          <table:table-cell office:value-type="float" office:value="80419.3284478298" calcext:value-type="float">
            <text:p>80419.3284478298</text:p>
          </table:table-cell>
          <table:table-cell office:value-type="float" office:value="870864.51358197" calcext:value-type="float">
            <text:p>870864.51358197</text:p>
          </table:table-cell>
        </table:table-row>
        <table:table-row table:style-name="ro1">
          <table:table-cell office:value-type="string" calcext:value-type="string">
            <text:p>2021-10-16</text:p>
          </table:table-cell>
          <table:table-cell office:value-type="float" office:value="83339.560991018" calcext:value-type="float">
            <text:p>83339.560991018</text:p>
          </table:table-cell>
          <table:table-cell office:value-type="float" office:value="884209.123169823" calcext:value-type="float">
            <text:p>884209.123169823</text:p>
          </table:table-cell>
        </table:table-row>
        <table:table-row table:style-name="ro1">
          <table:table-cell office:value-type="string" calcext:value-type="string">
            <text:p>2021-10-17</text:p>
          </table:table-cell>
          <table:table-cell office:value-type="float" office:value="84668.6299126904" calcext:value-type="float">
            <text:p>84668.6299126904</text:p>
          </table:table-cell>
          <table:table-cell office:value-type="float" office:value="898193.408134462" calcext:value-type="float">
            <text:p>898193.408134462</text:p>
          </table:table-cell>
        </table:table-row>
        <table:table-row table:style-name="ro1">
          <table:table-cell office:value-type="string" calcext:value-type="string">
            <text:p>2021-10-18</text:p>
          </table:table-cell>
          <table:table-cell office:value-type="float" office:value="86792.9461589465" calcext:value-type="float">
            <text:p>86792.9461589465</text:p>
          </table:table-cell>
          <table:table-cell office:value-type="float" office:value="913497.416914394" calcext:value-type="float">
            <text:p>913497.416914394</text:p>
          </table:table-cell>
        </table:table-row>
        <table:table-row table:style-name="ro1">
          <table:table-cell office:value-type="string" calcext:value-type="string">
            <text:p>2021-10-19</text:p>
          </table:table-cell>
          <table:table-cell office:value-type="float" office:value="88614.4832818384" calcext:value-type="float">
            <text:p>88614.4832818384</text:p>
          </table:table-cell>
          <table:table-cell office:value-type="float" office:value="929709.68771718" calcext:value-type="float">
            <text:p>929709.68771718</text:p>
          </table:table-cell>
        </table:table-row>
        <table:table-row table:style-name="ro1">
          <table:table-cell office:value-type="string" calcext:value-type="string">
            <text:p>2021-10-20</text:p>
          </table:table-cell>
          <table:table-cell office:value-type="float" office:value="90785.1644388286" calcext:value-type="float">
            <text:p>90785.1644388286</text:p>
          </table:table-cell>
          <table:table-cell office:value-type="float" office:value="947068.097017485" calcext:value-type="float">
            <text:p>947068.097017485</text:p>
          </table:table-cell>
        </table:table-row>
        <table:table-row table:style-name="ro1">
          <table:table-cell office:value-type="string" calcext:value-type="string">
            <text:p>2021-10-21</text:p>
          </table:table-cell>
          <table:table-cell office:value-type="float" office:value="92580.4447485047" calcext:value-type="float">
            <text:p>92580.4447485047</text:p>
          </table:table-cell>
          <table:table-cell office:value-type="float" office:value="965083.918526089" calcext:value-type="float">
            <text:p>965083.918526089</text:p>
          </table:table-cell>
        </table:table-row>
        <table:table-row table:style-name="ro1">
          <table:table-cell office:value-type="string" calcext:value-type="string">
            <text:p>2021-10-22</text:p>
          </table:table-cell>
          <table:table-cell office:value-type="float" office:value="93428.4115364016" calcext:value-type="float">
            <text:p>93428.4115364016</text:p>
          </table:table-cell>
          <table:table-cell office:value-type="float" office:value="982740.787289866" calcext:value-type="float">
            <text:p>982740.787289866</text:p>
          </table:table-cell>
        </table:table-row>
        <table:table-row table:style-name="ro1">
          <table:table-cell office:value-type="string" calcext:value-type="string">
            <text:p>2021-10-23</text:p>
          </table:table-cell>
          <table:table-cell office:value-type="float" office:value="93210.5790618936" calcext:value-type="float">
            <text:p>93210.5790618936</text:p>
          </table:table-cell>
          <table:table-cell office:value-type="float" office:value="998852.90974145" calcext:value-type="float">
            <text:p>998852.90974145</text:p>
          </table:table-cell>
        </table:table-row>
        <table:table-row table:style-name="ro1">
          <table:table-cell office:value-type="string" calcext:value-type="string">
            <text:p>2021-10-24</text:p>
          </table:table-cell>
          <table:table-cell office:value-type="float" office:value="93274.8081687197" calcext:value-type="float">
            <text:p>93274.8081687197</text:p>
          </table:table-cell>
          <table:table-cell office:value-type="float" office:value="1013661.90171602" calcext:value-type="float">
            <text:p>1013661.90171602</text:p>
          </table:table-cell>
        </table:table-row>
        <table:table-row table:style-name="ro1">
          <table:table-cell office:value-type="string" calcext:value-type="string">
            <text:p>2021-10-25</text:p>
          </table:table-cell>
          <table:table-cell office:value-type="float" office:value="92051.7594584969" calcext:value-type="float">
            <text:p>92051.7594584969</text:p>
          </table:table-cell>
          <table:table-cell office:value-type="float" office:value="1025880.28173203" calcext:value-type="float">
            <text:p>1025880.28173203</text:p>
          </table:table-cell>
        </table:table-row>
        <table:table-row table:style-name="ro1">
          <table:table-cell office:value-type="string" calcext:value-type="string">
            <text:p>2021-10-26</text:p>
          </table:table-cell>
          <table:table-cell office:value-type="float" office:value="91370.1265961594" calcext:value-type="float">
            <text:p>91370.1265961594</text:p>
          </table:table-cell>
          <table:table-cell office:value-type="float" office:value="1036067.02363068" calcext:value-type="float">
            <text:p>1036067.02363068</text:p>
          </table:table-cell>
        </table:table-row>
        <table:table-row table:style-name="ro1">
          <table:table-cell office:value-type="string" calcext:value-type="string">
            <text:p>2021-10-27</text:p>
          </table:table-cell>
          <table:table-cell office:value-type="float" office:value="90333.3357463552" calcext:value-type="float">
            <text:p>90333.3357463552</text:p>
          </table:table-cell>
          <table:table-cell office:value-type="float" office:value="1043966.88583684" calcext:value-type="float">
            <text:p>1043966.88583684</text:p>
          </table:table-cell>
        </table:table-row>
        <table:table-row table:style-name="ro1">
          <table:table-cell office:value-type="string" calcext:value-type="string">
            <text:p>2021-10-28</text:p>
          </table:table-cell>
          <table:table-cell office:value-type="float" office:value="88701.2352027469" calcext:value-type="float">
            <text:p>88701.2352027469</text:p>
          </table:table-cell>
          <table:table-cell office:value-type="float" office:value="1049092.38647706" calcext:value-type="float">
            <text:p>1049092.38647706</text:p>
          </table:table-cell>
        </table:table-row>
        <table:table-row table:style-name="ro1">
          <table:table-cell office:value-type="string" calcext:value-type="string">
            <text:p>2021-10-29</text:p>
          </table:table-cell>
          <table:table-cell office:value-type="float" office:value="87274.2164183334" calcext:value-type="float">
            <text:p>87274.2164183334</text:p>
          </table:table-cell>
          <table:table-cell office:value-type="float" office:value="1051780.13334702" calcext:value-type="float">
            <text:p>1051780.13334702</text:p>
          </table:table-cell>
        </table:table-row>
        <table:table-row table:style-name="ro1">
          <table:table-cell office:value-type="string" calcext:value-type="string">
            <text:p>2021-10-30</text:p>
          </table:table-cell>
          <table:table-cell office:value-type="float" office:value="86852.1711868102" calcext:value-type="float">
            <text:p>86852.1711868102</text:p>
          </table:table-cell>
          <table:table-cell office:value-type="float" office:value="1053190.88029367" calcext:value-type="float">
            <text:p>1053190.88029367</text:p>
          </table:table-cell>
        </table:table-row>
        <table:table-row table:style-name="ro1">
          <table:table-cell office:value-type="string" calcext:value-type="string">
            <text:p>2021-10-31</text:p>
          </table:table-cell>
          <table:table-cell office:value-type="float" office:value="84771.4311933852" calcext:value-type="float">
            <text:p>84771.4311933852</text:p>
          </table:table-cell>
          <table:table-cell office:value-type="float" office:value="1051838.06945806" calcext:value-type="float">
            <text:p>1051838.06945806</text:p>
          </table:table-cell>
        </table:table-row>
        <table:table-row table:style-name="ro1">
          <table:table-cell office:value-type="string" calcext:value-type="string">
            <text:p>2021-11-01</text:p>
          </table:table-cell>
          <table:table-cell office:value-type="float" office:value="82187.3118648699" calcext:value-type="float">
            <text:p>82187.3118648699</text:p>
          </table:table-cell>
          <table:table-cell office:value-type="float" office:value="1047393.86442809" calcext:value-type="float">
            <text:p>1047393.86442809</text:p>
          </table:table-cell>
        </table:table-row>
        <table:table-row table:style-name="ro1">
          <table:table-cell office:value-type="string" calcext:value-type="string">
            <text:p>2021-11-02</text:p>
          </table:table-cell>
          <table:table-cell office:value-type="float" office:value="79384.375202603" calcext:value-type="float">
            <text:p>79384.375202603</text:p>
          </table:table-cell>
          <table:table-cell office:value-type="float" office:value="1039798.84435169" calcext:value-type="float">
            <text:p>1039798.84435169</text:p>
          </table:table-cell>
        </table:table-row>
        <table:table-row table:style-name="ro1">
          <table:table-cell office:value-type="string" calcext:value-type="string">
            <text:p>2021-11-03</text:p>
          </table:table-cell>
          <table:table-cell office:value-type="float" office:value="76189.3892311843" calcext:value-type="float">
            <text:p>76189.3892311843</text:p>
          </table:table-cell>
          <table:table-cell office:value-type="float" office:value="1028904.17205008" calcext:value-type="float">
            <text:p>1028904.17205008</text:p>
          </table:table-cell>
        </table:table-row>
        <table:table-row table:style-name="ro1">
          <table:table-cell office:value-type="string" calcext:value-type="string">
            <text:p>2021-11-04</text:p>
          </table:table-cell>
          <table:table-cell office:value-type="float" office:value="74067.051430594" calcext:value-type="float">
            <text:p>74067.051430594</text:p>
          </table:table-cell>
          <table:table-cell office:value-type="float" office:value="1015997.21993322" calcext:value-type="float">
            <text:p>1015997.21993322</text:p>
          </table:table-cell>
        </table:table-row>
        <table:table-row table:style-name="ro1">
          <table:table-cell office:value-type="string" calcext:value-type="string">
            <text:p>2021-11-05</text:p>
          </table:table-cell>
          <table:table-cell office:value-type="float" office:value="72187.9427959957" calcext:value-type="float">
            <text:p>72187.9427959957</text:p>
          </table:table-cell>
          <table:table-cell office:value-type="float" office:value="1001513.31174973" calcext:value-type="float">
            <text:p>1001513.31174973</text:p>
          </table:table-cell>
        </table:table-row>
        <table:table-row table:style-name="ro1">
          <table:table-cell office:value-type="string" calcext:value-type="string">
            <text:p>2021-11-06</text:p>
          </table:table-cell>
          <table:table-cell office:value-type="float" office:value="70089.9946644023" calcext:value-type="float">
            <text:p>70089.9946644023</text:p>
          </table:table-cell>
          <table:table-cell office:value-type="float" office:value="985458.67854562" calcext:value-type="float">
            <text:p>985458.67854562</text:p>
          </table:table-cell>
        </table:table-row>
        <table:table-row table:style-name="ro1">
          <table:table-cell office:value-type="string" calcext:value-type="string">
            <text:p>2021-11-07</text:p>
          </table:table-cell>
          <table:table-cell office:value-type="float" office:value="67409.7277680438" calcext:value-type="float">
            <text:p>67409.7277680438</text:p>
          </table:table-cell>
          <table:table-cell office:value-type="float" office:value="967450.74660272" calcext:value-type="float">
            <text:p>967450.74660272</text:p>
          </table:table-cell>
        </table:table-row>
        <table:table-row table:style-name="ro1">
          <table:table-cell office:value-type="string" calcext:value-type="string">
            <text:p>2021-11-08</text:p>
          </table:table-cell>
          <table:table-cell office:value-type="float" office:value="65445.2671849734" calcext:value-type="float">
            <text:p>65445.2671849734</text:p>
          </table:table-cell>
          <table:table-cell office:value-type="float" office:value="948391.118988102" calcext:value-type="float">
            <text:p>948391.118988102</text:p>
          </table:table-cell>
        </table:table-row>
        <table:table-row table:style-name="ro1">
          <table:table-cell office:value-type="string" calcext:value-type="string">
            <text:p>2021-11-09</text:p>
          </table:table-cell>
          <table:table-cell office:value-type="float" office:value="65087.9514418346" calcext:value-type="float">
            <text:p>65087.9514418346</text:p>
          </table:table-cell>
          <table:table-cell office:value-type="float" office:value="930036.373496446" calcext:value-type="float">
            <text:p>930036.373496446</text:p>
          </table:table-cell>
        </table:table-row>
        <table:table-row table:style-name="ro1">
          <table:table-cell office:value-type="string" calcext:value-type="string">
            <text:p>2021-11-10</text:p>
          </table:table-cell>
          <table:table-cell office:value-type="float" office:value="64705.8052899797" calcext:value-type="float">
            <text:p>64705.8052899797</text:p>
          </table:table-cell>
          <table:table-cell office:value-type="float" office:value="912485.793450863" calcext:value-type="float">
            <text:p>912485.793450863</text:p>
          </table:table-cell>
        </table:table-row>
        <table:table-row table:style-name="ro1">
          <table:table-cell office:value-type="string" calcext:value-type="string">
            <text:p>2021-11-11</text:p>
          </table:table-cell>
          <table:table-cell office:value-type="float" office:value="64160.1915401793" calcext:value-type="float">
            <text:p>64160.1915401793</text:p>
          </table:table-cell>
          <table:table-cell office:value-type="float" office:value="895680.033860166" calcext:value-type="float">
            <text:p>895680.033860166</text:p>
          </table:table-cell>
        </table:table-row>
        <table:table-row table:style-name="ro1">
          <table:table-cell office:value-type="string" calcext:value-type="string">
            <text:p>2021-11-12</text:p>
          </table:table-cell>
          <table:table-cell office:value-type="float" office:value="64880.9397619069" calcext:value-type="float">
            <text:p>64880.9397619069</text:p>
          </table:table-cell>
          <table:table-cell office:value-type="float" office:value="880948.643122814" calcext:value-type="float">
            <text:p>880948.643122814</text:p>
          </table:table-cell>
        </table:table-row>
        <table:table-row table:style-name="ro1">
          <table:table-cell office:value-type="string" calcext:value-type="string">
            <text:p>2021-11-13</text:p>
          </table:table-cell>
          <table:table-cell office:value-type="float" office:value="65339.5904526318" calcext:value-type="float">
            <text:p>65339.5904526318</text:p>
          </table:table-cell>
          <table:table-cell office:value-type="float" office:value="868033.100204849" calcext:value-type="float">
            <text:p>868033.100204849</text:p>
          </table:table-cell>
        </table:table-row>
        <table:table-row table:style-name="ro1">
          <table:table-cell office:value-type="string" calcext:value-type="string">
            <text:p>2021-11-14</text:p>
          </table:table-cell>
          <table:table-cell office:value-type="float" office:value="66824.0117446686" calcext:value-type="float">
            <text:p>66824.0117446686</text:p>
          </table:table-cell>
          <table:table-cell office:value-type="float" office:value="857924.420838541" calcext:value-type="float">
            <text:p>857924.420838541</text:p>
          </table:table-cell>
        </table:table-row>
        <table:table-row table:style-name="ro1">
          <table:table-cell office:value-type="string" calcext:value-type="string">
            <text:p>2021-11-15</text:p>
          </table:table-cell>
          <table:table-cell office:value-type="float" office:value="68731.8818977313" calcext:value-type="float">
            <text:p>68731.8818977313</text:p>
          </table:table-cell>
          <table:table-cell office:value-type="float" office:value="850962.221935385" calcext:value-type="float">
            <text:p>850962.221935385</text:p>
          </table:table-cell>
        </table:table-row>
        <table:table-row table:style-name="ro1">
          <table:table-cell office:value-type="string" calcext:value-type="string">
            <text:p>2021-11-16</text:p>
          </table:table-cell>
          <table:table-cell office:value-type="float" office:value="70672.6211743932" calcext:value-type="float">
            <text:p>70672.6211743932</text:p>
          </table:table-cell>
          <table:table-cell office:value-type="float" office:value="847104.181712756" calcext:value-type="float">
            <text:p>847104.181712756</text:p>
          </table:table-cell>
        </table:table-row>
        <table:table-row table:style-name="ro1">
          <table:table-cell office:value-type="string" calcext:value-type="string">
            <text:p>2021-11-17</text:p>
          </table:table-cell>
          <table:table-cell office:value-type="float" office:value="72814.5214758451" calcext:value-type="float">
            <text:p>72814.5214758451</text:p>
          </table:table-cell>
          <table:table-cell office:value-type="float" office:value="846375.144732286" calcext:value-type="float">
            <text:p>846375.144732286</text:p>
          </table:table-cell>
        </table:table-row>
        <table:table-row table:style-name="ro1">
          <table:table-cell office:value-type="string" calcext:value-type="string">
            <text:p>2021-11-18</text:p>
          </table:table-cell>
          <table:table-cell office:value-type="float" office:value="75061.0529379155" calcext:value-type="float">
            <text:p>75061.0529379155</text:p>
          </table:table-cell>
          <table:table-cell office:value-type="float" office:value="848699.883029479" calcext:value-type="float">
            <text:p>848699.883029479</text:p>
          </table:table-cell>
        </table:table-row>
        <table:table-row table:style-name="ro1">
          <table:table-cell office:value-type="string" calcext:value-type="string">
            <text:p>2021-11-19</text:p>
          </table:table-cell>
          <table:table-cell office:value-type="float" office:value="77384.2880412366" calcext:value-type="float">
            <text:p>77384.2880412366</text:p>
          </table:table-cell>
          <table:table-cell office:value-type="float" office:value="853935.85462641" calcext:value-type="float">
            <text:p>853935.85462641</text:p>
          </table:table-cell>
        </table:table-row>
        <table:table-row table:style-name="ro1">
          <table:table-cell office:value-type="string" calcext:value-type="string">
            <text:p>2021-11-20</text:p>
          </table:table-cell>
          <table:table-cell office:value-type="float" office:value="78302.7248388714" calcext:value-type="float">
            <text:p>78302.7248388714</text:p>
          </table:table-cell>
          <table:table-cell office:value-type="float" office:value="860461.734719332" calcext:value-type="float">
            <text:p>860461.734719332</text:p>
          </table:table-cell>
        </table:table-row>
        <table:table-row table:style-name="ro1">
          <table:table-cell office:value-type="string" calcext:value-type="string">
            <text:p>2021-11-21</text:p>
          </table:table-cell>
          <table:table-cell office:value-type="float" office:value="80465.7848321019" calcext:value-type="float">
            <text:p>80465.7848321019</text:p>
          </table:table-cell>
          <table:table-cell office:value-type="float" office:value="869316.449446622" calcext:value-type="float">
            <text:p>869316.449446622</text:p>
          </table:table-cell>
        </table:table-row>
        <table:table-row table:style-name="ro1">
          <table:table-cell office:value-type="string" calcext:value-type="string">
            <text:p>2021-11-22</text:p>
          </table:table-cell>
          <table:table-cell office:value-type="float" office:value="80852.8231452841" calcext:value-type="float">
            <text:p>80852.8231452841</text:p>
          </table:table-cell>
          <table:table-cell office:value-type="float" office:value="878532.648877305" calcext:value-type="float">
            <text:p>878532.648877305</text:p>
          </table:table-cell>
        </table:table-row>
        <table:table-row table:style-name="ro1">
          <table:table-cell office:value-type="string" calcext:value-type="string">
            <text:p>2021-11-23</text:p>
          </table:table-cell>
          <table:table-cell office:value-type="float" office:value="80885.8098317521" calcext:value-type="float">
            <text:p>80885.8098317521</text:p>
          </table:table-cell>
          <table:table-cell office:value-type="float" office:value="887548.92763641" calcext:value-type="float">
            <text:p>887548.92763641</text:p>
          </table:table-cell>
        </table:table-row>
        <table:table-row table:style-name="ro1">
          <table:table-cell office:value-type="string" calcext:value-type="string">
            <text:p>2021-11-24</text:p>
          </table:table-cell>
          <table:table-cell office:value-type="float" office:value="80303.0156560814" calcext:value-type="float">
            <text:p>80303.0156560814</text:p>
          </table:table-cell>
          <table:table-cell office:value-type="float" office:value="895617.073202673" calcext:value-type="float">
            <text:p>895617.073202673</text:p>
          </table:table-cell>
        </table:table-row>
        <table:table-row table:style-name="ro1">
          <table:table-cell office:value-type="string" calcext:value-type="string">
            <text:p>2021-11-25</text:p>
          </table:table-cell>
          <table:table-cell office:value-type="float" office:value="80300.0357182225" calcext:value-type="float">
            <text:p>80300.0357182225</text:p>
          </table:table-cell>
          <table:table-cell office:value-type="float" office:value="903185.516002592" calcext:value-type="float">
            <text:p>903185.516002592</text:p>
          </table:table-cell>
        </table:table-row>
        <table:table-row table:style-name="ro1">
          <table:table-cell office:value-type="string" calcext:value-type="string">
            <text:p>2021-11-26</text:p>
          </table:table-cell>
          <table:table-cell office:value-type="float" office:value="79887.9680599486" calcext:value-type="float">
            <text:p>79887.9680599486</text:p>
          </table:table-cell>
          <table:table-cell office:value-type="float" office:value="909784.380273766" calcext:value-type="float">
            <text:p>909784.380273766</text:p>
          </table:table-cell>
        </table:table-row>
        <table:table-row table:style-name="ro1">
          <table:table-cell office:value-type="string" calcext:value-type="string">
            <text:p>2021-11-27</text:p>
          </table:table-cell>
          <table:table-cell office:value-type="float" office:value="79767.9799399546" calcext:value-type="float">
            <text:p>79767.9799399546</text:p>
          </table:table-cell>
          <table:table-cell office:value-type="float" office:value="915687.047102539" calcext:value-type="float">
            <text:p>915687.047102539</text:p>
          </table:table-cell>
        </table:table-row>
        <table:table-row table:style-name="ro1">
          <table:table-cell office:value-type="string" calcext:value-type="string">
            <text:p>2021-11-28</text:p>
          </table:table-cell>
          <table:table-cell office:value-type="float" office:value="79209.8202109914" calcext:value-type="float">
            <text:p>79209.8202109914</text:p>
          </table:table-cell>
          <table:table-cell office:value-type="float" office:value="920448.030427027" calcext:value-type="float">
            <text:p>920448.030427027</text:p>
          </table:table-cell>
        </table:table-row>
        <table:table-row table:style-name="ro1">
          <table:table-cell office:value-type="string" calcext:value-type="string">
            <text:p>2021-11-29</text:p>
          </table:table-cell>
          <table:table-cell office:value-type="float" office:value="79175.3356719775" calcext:value-type="float">
            <text:p>79175.3356719775</text:p>
          </table:table-cell>
          <table:table-cell office:value-type="float" office:value="924590.428901402" calcext:value-type="float">
            <text:p>924590.428901402</text:p>
          </table:table-cell>
        </table:table-row>
        <table:table-row table:style-name="ro1">
          <table:table-cell office:value-type="string" calcext:value-type="string">
            <text:p>2021-11-30</text:p>
          </table:table-cell>
          <table:table-cell office:value-type="float" office:value="79240.8960087776" calcext:value-type="float">
            <text:p>79240.8960087776</text:p>
          </table:table-cell>
          <table:table-cell office:value-type="float" office:value="928296.395418741" calcext:value-type="float">
            <text:p>928296.395418741</text:p>
          </table:table-cell>
        </table:table-row>
        <table:table-row table:style-name="ro1">
          <table:table-cell office:value-type="string" calcext:value-type="string">
            <text:p>2021-12-01</text:p>
          </table:table-cell>
          <table:table-cell office:value-type="float" office:value="80107.3739990476" calcext:value-type="float">
            <text:p>80107.3739990476</text:p>
          </table:table-cell>
          <table:table-cell office:value-type="float" office:value="932423.804058939" calcext:value-type="float">
            <text:p>932423.804058939</text:p>
          </table:table-cell>
        </table:table-row>
        <table:table-row table:style-name="ro1">
          <table:table-cell office:value-type="string" calcext:value-type="string">
            <text:p>2021-12-02</text:p>
          </table:table-cell>
          <table:table-cell office:value-type="float" office:value="80578.1133105311" calcext:value-type="float">
            <text:p>80578.1133105311</text:p>
          </table:table-cell>
          <table:table-cell office:value-type="float" office:value="936623.302119437" calcext:value-type="float">
            <text:p>936623.302119437</text:p>
          </table:table-cell>
        </table:table-row>
        <table:table-row table:style-name="ro1">
          <table:table-cell office:value-type="string" calcext:value-type="string">
            <text:p>2021-12-03</text:p>
          </table:table-cell>
          <table:table-cell office:value-type="float" office:value="81102.5878311157" calcext:value-type="float">
            <text:p>81102.5878311157</text:p>
          </table:table-cell>
          <table:table-cell office:value-type="float" office:value="940986.538856711" calcext:value-type="float">
            <text:p>940986.538856711</text:p>
          </table:table-cell>
        </table:table-row>
        <table:table-row table:style-name="ro1">
          <table:table-cell office:value-type="string" calcext:value-type="string">
            <text:p>2021-12-04</text:p>
          </table:table-cell>
          <table:table-cell office:value-type="float" office:value="82019.6804208842" calcext:value-type="float">
            <text:p>82019.6804208842</text:p>
          </table:table-cell>
          <table:table-cell office:value-type="float" office:value="945899.398959611" calcext:value-type="float">
            <text:p>945899.398959611</text:p>
          </table:table-cell>
        </table:table-row>
        <table:table-row table:style-name="ro1">
          <table:table-cell office:value-type="string" calcext:value-type="string">
            <text:p>2021-12-05</text:p>
          </table:table-cell>
          <table:table-cell office:value-type="float" office:value="81621.5627892915" calcext:value-type="float">
            <text:p>81621.5627892915</text:p>
          </table:table-cell>
          <table:table-cell office:value-type="float" office:value="950052.20812311" calcext:value-type="float">
            <text:p>950052.20812311</text:p>
          </table:table-cell>
        </table:table-row>
        <table:table-row table:style-name="ro1">
          <table:table-cell office:value-type="string" calcext:value-type="string">
            <text:p>2021-12-06</text:p>
          </table:table-cell>
          <table:table-cell office:value-type="float" office:value="81294.1359100355" calcext:value-type="float">
            <text:p>81294.1359100355</text:p>
          </table:table-cell>
          <table:table-cell office:value-type="float" office:value="953525.145476844" calcext:value-type="float">
            <text:p>953525.145476844</text:p>
          </table:table-cell>
        </table:table-row>
        <table:table-row table:style-name="ro1">
          <table:table-cell office:value-type="string" calcext:value-type="string">
            <text:p>2021-12-07</text:p>
          </table:table-cell>
          <table:table-cell office:value-type="float" office:value="82190.207915988" calcext:value-type="float">
            <text:p>82190.207915988</text:p>
          </table:table-cell>
          <table:table-cell office:value-type="float" office:value="957565.479418241" calcext:value-type="float">
            <text:p>957565.479418241</text:p>
          </table:table-cell>
        </table:table-row>
        <table:table-row table:style-name="ro1">
          <table:table-cell office:value-type="string" calcext:value-type="string">
            <text:p>2021-12-08</text:p>
          </table:table-cell>
          <table:table-cell office:value-type="float" office:value="83613.2433337079" calcext:value-type="float">
            <text:p>83613.2433337079</text:p>
          </table:table-cell>
          <table:table-cell office:value-type="float" office:value="962696.575148138" calcext:value-type="float">
            <text:p>962696.575148138</text:p>
          </table:table-cell>
        </table:table-row>
        <table:table-row table:style-name="ro1">
          <table:table-cell office:value-type="string" calcext:value-type="string">
            <text:p>2021-12-09</text:p>
          </table:table-cell>
          <table:table-cell office:value-type="float" office:value="85037.1795380872" calcext:value-type="float">
            <text:p>85037.1795380872</text:p>
          </table:table-cell>
          <table:table-cell office:value-type="float" office:value="968886.968619388" calcext:value-type="float">
            <text:p>968886.968619388</text:p>
          </table:table-cell>
        </table:table-row>
        <table:table-row table:style-name="ro1">
          <table:table-cell office:value-type="string" calcext:value-type="string">
            <text:p>2021-12-10</text:p>
          </table:table-cell>
          <table:table-cell office:value-type="float" office:value="86551.3825642854" calcext:value-type="float">
            <text:p>86551.3825642854</text:p>
          </table:table-cell>
          <table:table-cell office:value-type="float" office:value="976217.420143095" calcext:value-type="float">
            <text:p>976217.420143095</text:p>
          </table:table-cell>
        </table:table-row>
        <table:table-row table:style-name="ro1">
          <table:table-cell office:value-type="string" calcext:value-type="string">
            <text:p>2021-12-11</text:p>
          </table:table-cell>
          <table:table-cell office:value-type="float" office:value="88853.2653798098" calcext:value-type="float">
            <text:p>88853.2653798098</text:p>
          </table:table-cell>
          <table:table-cell office:value-type="float" office:value="985448.322918392" calcext:value-type="float">
            <text:p>985448.322918392</text:p>
          </table:table-cell>
        </table:table-row>
        <table:table-row table:style-name="ro1">
          <table:table-cell office:value-type="string" calcext:value-type="string">
            <text:p>2021-12-12</text:p>
          </table:table-cell>
          <table:table-cell office:value-type="float" office:value="91652.4868831668" calcext:value-type="float">
            <text:p>91652.4868831668</text:p>
          </table:table-cell>
          <table:table-cell office:value-type="float" office:value="996995.116673034" calcext:value-type="float">
            <text:p>996995.116673034</text:p>
          </table:table-cell>
        </table:table-row>
        <table:table-row table:style-name="ro1">
          <table:table-cell office:value-type="string" calcext:value-type="string">
            <text:p>2021-12-13</text:p>
          </table:table-cell>
          <table:table-cell office:value-type="float" office:value="96061.5804848213" calcext:value-type="float">
            <text:p>96061.5804848213</text:p>
          </table:table-cell>
          <table:table-cell office:value-type="float" office:value="1012397.66852681" calcext:value-type="float">
            <text:p>1012397.66852681</text:p>
          </table:table-cell>
        </table:table-row>
        <table:table-row table:style-name="ro1">
          <table:table-cell office:value-type="string" calcext:value-type="string">
            <text:p>2021-12-14</text:p>
          </table:table-cell>
          <table:table-cell office:value-type="float" office:value="104669.982858014" calcext:value-type="float">
            <text:p>104669.982858014</text:p>
          </table:table-cell>
          <table:table-cell office:value-type="float" office:value="1035718.24195431" calcext:value-type="float">
            <text:p>1035718.24195431</text:p>
          </table:table-cell>
        </table:table-row>
        <table:table-row table:style-name="ro1">
          <table:table-cell office:value-type="string" calcext:value-type="string">
            <text:p>2021-12-15</text:p>
          </table:table-cell>
          <table:table-cell office:value-type="float" office:value="113084.162474164" calcext:value-type="float">
            <text:p>113084.162474164</text:p>
          </table:table-cell>
          <table:table-cell office:value-type="float" office:value="1066575.95569419" calcext:value-type="float">
            <text:p>1066575.95569419</text:p>
          </table:table-cell>
        </table:table-row>
        <table:table-row table:style-name="ro1">
          <table:table-cell office:value-type="string" calcext:value-type="string">
            <text:p>2021-12-16</text:p>
          </table:table-cell>
          <table:table-cell office:value-type="float" office:value="120764.033664761" calcext:value-type="float">
            <text:p>120764.033664761</text:p>
          </table:table-cell>
          <table:table-cell office:value-type="float" office:value="1103957.04219194" calcext:value-type="float">
            <text:p>1103957.04219194</text:p>
          </table:table-cell>
        </table:table-row>
        <table:table-row table:style-name="ro1">
          <table:table-cell office:value-type="string" calcext:value-type="string">
            <text:p>2021-12-17</text:p>
          </table:table-cell>
          <table:table-cell office:value-type="float" office:value="128404.847188751" calcext:value-type="float">
            <text:p>128404.847188751</text:p>
          </table:table-cell>
          <table:table-cell office:value-type="float" office:value="1147449.45307923" calcext:value-type="float">
            <text:p>1147449.45307923</text:p>
          </table:table-cell>
        </table:table-row>
        <table:table-row table:style-name="ro1">
          <table:table-cell office:value-type="string" calcext:value-type="string">
            <text:p>2021-12-18</text:p>
          </table:table-cell>
          <table:table-cell office:value-type="float" office:value="137230.153699839" calcext:value-type="float">
            <text:p>137230.153699839</text:p>
          </table:table-cell>
          <table:table-cell office:value-type="float" office:value="1197808.77921066" calcext:value-type="float">
            <text:p>1197808.77921066</text:p>
          </table:table-cell>
        </table:table-row>
        <table:table-row table:style-name="ro1">
          <table:table-cell office:value-type="string" calcext:value-type="string">
            <text:p>2021-12-19</text:p>
          </table:table-cell>
          <table:table-cell office:value-type="float" office:value="145190.576077557" calcext:value-type="float">
            <text:p>145190.576077557</text:p>
          </table:table-cell>
          <table:table-cell office:value-type="float" office:value="1253703.77471849" calcext:value-type="float">
            <text:p>1253703.77471849</text:p>
          </table:table-cell>
        </table:table-row>
        <table:table-row table:style-name="ro1">
          <table:table-cell office:value-type="string" calcext:value-type="string">
            <text:p>2021-12-20</text:p>
          </table:table-cell>
          <table:table-cell office:value-type="float" office:value="153645.888844874" calcext:value-type="float">
            <text:p>153645.888844874</text:p>
          </table:table-cell>
          <table:table-cell office:value-type="float" office:value="1315171.03540889" calcext:value-type="float">
            <text:p>1315171.03540889</text:p>
          </table:table-cell>
        </table:table-row>
        <table:table-row table:style-name="ro1">
          <table:table-cell office:value-type="string" calcext:value-type="string">
            <text:p>2021-12-21</text:p>
          </table:table-cell>
          <table:table-cell office:value-type="float" office:value="161945.017086481" calcext:value-type="float">
            <text:p>161945.017086481</text:p>
          </table:table-cell>
          <table:table-cell office:value-type="float" office:value="1381526.57401905" calcext:value-type="float">
            <text:p>1381526.57401905</text:p>
          </table:table-cell>
        </table:table-row>
        <table:table-row table:style-name="ro1">
          <table:table-cell office:value-type="string" calcext:value-type="string">
            <text:p>2021-12-22</text:p>
          </table:table-cell>
          <table:table-cell office:value-type="float" office:value="170878.07609813" calcext:value-type="float">
            <text:p>170878.07609813</text:p>
          </table:table-cell>
          <table:table-cell office:value-type="float" office:value="1452957.47991208" calcext:value-type="float">
            <text:p>1452957.47991208</text:p>
          </table:table-cell>
        </table:table-row>
        <table:table-row table:style-name="ro1">
          <table:table-cell office:value-type="string" calcext:value-type="string">
            <text:p>2021-12-23</text:p>
          </table:table-cell>
          <table:table-cell office:value-type="float" office:value="179242.74193269" calcext:value-type="float">
            <text:p>179242.74193269</text:p>
          </table:table-cell>
          <table:table-cell office:value-type="float" office:value="1528425.18931274" calcext:value-type="float">
            <text:p>1528425.18931274</text:p>
          </table:table-cell>
        </table:table-row>
        <table:table-row table:style-name="ro1">
          <table:table-cell office:value-type="string" calcext:value-type="string">
            <text:p>2021-12-24</text:p>
          </table:table-cell>
          <table:table-cell office:value-type="float" office:value="185118.46164077" calcext:value-type="float">
            <text:p>185118.46164077</text:p>
          </table:table-cell>
          <table:table-cell office:value-type="float" office:value="1604995.74849834" calcext:value-type="float">
            <text:p>1604995.74849834</text:p>
          </table:table-cell>
        </table:table-row>
        <table:table-row table:style-name="ro1">
          <table:table-cell office:value-type="string" calcext:value-type="string">
            <text:p>2021-12-25</text:p>
          </table:table-cell>
          <table:table-cell office:value-type="float" office:value="190281.617586132" calcext:value-type="float">
            <text:p>190281.617586132</text:p>
          </table:table-cell>
          <table:table-cell office:value-type="float" office:value="1681524.7155518" calcext:value-type="float">
            <text:p>1681524.7155518</text:p>
          </table:table-cell>
        </table:table-row>
        <table:table-row table:style-name="ro1">
          <table:table-cell office:value-type="string" calcext:value-type="string">
            <text:p>2021-12-26</text:p>
          </table:table-cell>
          <table:table-cell office:value-type="float" office:value="194698.82661866" calcext:value-type="float">
            <text:p>194698.82661866</text:p>
          </table:table-cell>
          <table:table-cell office:value-type="float" office:value="1756934.97083924" calcext:value-type="float">
            <text:p>1756934.97083924</text:p>
          </table:table-cell>
        </table:table-row>
        <table:table-row table:style-name="ro1">
          <table:table-cell office:value-type="string" calcext:value-type="string">
            <text:p>2021-12-27</text:p>
          </table:table-cell>
          <table:table-cell office:value-type="float" office:value="198340.156925772" calcext:value-type="float">
            <text:p>198340.156925772</text:p>
          </table:table-cell>
          <table:table-cell office:value-type="float" office:value="1830192.11718779" calcext:value-type="float">
            <text:p>1830192.11718779</text:p>
          </table:table-cell>
        </table:table-row>
        <table:table-row table:style-name="ro1">
          <table:table-cell office:value-type="string" calcext:value-type="string">
            <text:p>2021-12-28</text:p>
          </table:table-cell>
          <table:table-cell office:value-type="float" office:value="200863.086344526" calcext:value-type="float">
            <text:p>200863.086344526</text:p>
          </table:table-cell>
          <table:table-cell office:value-type="float" office:value="1900032.00969607" calcext:value-type="float">
            <text:p>1900032.00969607</text:p>
          </table:table-cell>
        </table:table-row>
        <table:table-row table:style-name="ro1">
          <table:table-cell office:value-type="string" calcext:value-type="string">
            <text:p>2021-12-29</text:p>
          </table:table-cell>
          <table:table-cell office:value-type="float" office:value="204766.077724968" calcext:value-type="float">
            <text:p>204766.077724968</text:p>
          </table:table-cell>
          <table:table-cell office:value-type="float" office:value="1967762.02042705" calcext:value-type="float">
            <text:p>1967762.02042705</text:p>
          </table:table-cell>
        </table:table-row>
        <table:table-row table:style-name="ro1">
          <table:table-cell office:value-type="string" calcext:value-type="string">
            <text:p>2021-12-30</text:p>
          </table:table-cell>
          <table:table-cell office:value-type="float" office:value="208195.740313205" calcext:value-type="float">
            <text:p>208195.740313205</text:p>
          </table:table-cell>
          <table:table-cell office:value-type="float" office:value="2032934.46026395" calcext:value-type="float">
            <text:p>2032934.46026395</text:p>
          </table:table-cell>
        </table:table-row>
        <table:table-row table:style-name="ro1">
          <table:table-cell office:value-type="string" calcext:value-type="string">
            <text:p>2021-12-31</text:p>
          </table:table-cell>
          <table:table-cell office:value-type="float" office:value="210665.841681905" calcext:value-type="float">
            <text:p>210665.841681905</text:p>
          </table:table-cell>
          <table:table-cell office:value-type="float" office:value="2094658.04947091" calcext:value-type="float">
            <text:p>2094658.04947091</text:p>
          </table:table-cell>
        </table:table-row>
        <table:table-row table:style-name="ro1">
          <table:table-cell office:value-type="string" calcext:value-type="string">
            <text:p>2022-01-01</text:p>
          </table:table-cell>
          <table:table-cell office:value-type="float" office:value="211074.792126791" calcext:value-type="float">
            <text:p>211074.792126791</text:p>
          </table:table-cell>
          <table:table-cell office:value-type="float" office:value="2151016.85724656" calcext:value-type="float">
            <text:p>2151016.85724656</text:p>
          </table:table-cell>
        </table:table-row>
        <table:table-row table:style-name="ro1">
          <table:table-cell office:value-type="string" calcext:value-type="string">
            <text:p>2022-01-02</text:p>
          </table:table-cell>
          <table:table-cell office:value-type="float" office:value="211576.481048053" calcext:value-type="float">
            <text:p>211576.481048053</text:p>
          </table:table-cell>
          <table:table-cell office:value-type="float" office:value="2202288.90961288" calcext:value-type="float">
            <text:p>2202288.90961288</text:p>
          </table:table-cell>
        </table:table-row>
        <table:table-row table:style-name="ro1">
          <table:table-cell office:value-type="string" calcext:value-type="string">
            <text:p>2022-01-03</text:p>
          </table:table-cell>
          <table:table-cell office:value-type="float" office:value="211230.270904005" calcext:value-type="float">
            <text:p>211230.270904005</text:p>
          </table:table-cell>
          <table:table-cell office:value-type="float" office:value="2247865.50611742" calcext:value-type="float">
            <text:p>2247865.50611742</text:p>
          </table:table-cell>
        </table:table-row>
        <table:table-row table:style-name="ro1">
          <table:table-cell office:value-type="string" calcext:value-type="string">
            <text:p>2022-01-04</text:p>
          </table:table-cell>
          <table:table-cell office:value-type="float" office:value="209050.668831284" calcext:value-type="float">
            <text:p>209050.668831284</text:p>
          </table:table-cell>
          <table:table-cell office:value-type="float" office:value="2286246.69256902" calcext:value-type="float">
            <text:p>2286246.69256902</text:p>
          </table:table-cell>
        </table:table-row>
        <table:table-row table:style-name="ro1">
          <table:table-cell office:value-type="string" calcext:value-type="string">
            <text:p>2022-01-05</text:p>
          </table:table-cell>
          <table:table-cell office:value-type="float" office:value="205843.096437548" calcext:value-type="float">
            <text:p>205843.096437548</text:p>
          </table:table-cell>
          <table:table-cell office:value-type="float" office:value="2316756.66300903" calcext:value-type="float">
            <text:p>2316756.66300903</text:p>
          </table:table-cell>
        </table:table-row>
        <table:table-row table:style-name="ro1">
          <table:table-cell office:value-type="string" calcext:value-type="string">
            <text:p>2022-01-06</text:p>
          </table:table-cell>
          <table:table-cell office:value-type="float" office:value="202354.387150731" calcext:value-type="float">
            <text:p>202354.387150731</text:p>
          </table:table-cell>
          <table:table-cell office:value-type="float" office:value="2339504.8990124" calcext:value-type="float">
            <text:p>2339504.8990124</text:p>
          </table:table-cell>
        </table:table-row>
        <table:table-row table:style-name="ro1">
          <table:table-cell office:value-type="string" calcext:value-type="string">
            <text:p>2022-01-07</text:p>
          </table:table-cell>
          <table:table-cell office:value-type="float" office:value="198887.6976052" calcext:value-type="float">
            <text:p>198887.6976052</text:p>
          </table:table-cell>
          <table:table-cell office:value-type="float" office:value="2354986.12454453" calcext:value-type="float">
            <text:p>2354986.12454453</text:p>
          </table:table-cell>
        </table:table-row>
        <table:table-row table:style-name="ro1">
          <table:table-cell office:value-type="string" calcext:value-type="string">
            <text:p>2022-01-08</text:p>
          </table:table-cell>
          <table:table-cell office:value-type="float" office:value="194765.046476584" calcext:value-type="float">
            <text:p>194765.046476584</text:p>
          </table:table-cell>
          <table:table-cell office:value-type="float" office:value="2363076.98033158" calcext:value-type="float">
            <text:p>2363076.98033158</text:p>
          </table:table-cell>
        </table:table-row>
        <table:table-row table:style-name="ro1">
          <table:table-cell office:value-type="string" calcext:value-type="string">
            <text:p>2022-01-09</text:p>
          </table:table-cell>
          <table:table-cell office:value-type="float" office:value="189440.684461932" calcext:value-type="float">
            <text:p>189440.684461932</text:p>
          </table:table-cell>
          <table:table-cell office:value-type="float" office:value="2363135.01459034" calcext:value-type="float">
            <text:p>2363135.01459034</text:p>
          </table:table-cell>
        </table:table-row>
        <table:table-row table:style-name="ro1">
          <table:table-cell office:value-type="string" calcext:value-type="string">
            <text:p>2022-01-10</text:p>
          </table:table-cell>
          <table:table-cell office:value-type="float" office:value="182516.891185449" calcext:value-type="float">
            <text:p>182516.891185449</text:p>
          </table:table-cell>
          <table:table-cell office:value-type="float" office:value="2354126.7051024" calcext:value-type="float">
            <text:p>2354126.7051024</text:p>
          </table:table-cell>
        </table:table-row>
        <table:table-row table:style-name="ro1">
          <table:table-cell office:value-type="string" calcext:value-type="string">
            <text:p>2022-01-11</text:p>
          </table:table-cell>
          <table:table-cell office:value-type="float" office:value="174533.787236614" calcext:value-type="float">
            <text:p>174533.787236614</text:p>
          </table:table-cell>
          <table:table-cell office:value-type="float" office:value="2335594.79648438" calcext:value-type="float">
            <text:p>2335594.79648438</text:p>
          </table:table-cell>
        </table:table-row>
        <table:table-row table:style-name="ro1">
          <table:table-cell office:value-type="string" calcext:value-type="string">
            <text:p>2022-01-12</text:p>
          </table:table-cell>
          <table:table-cell office:value-type="float" office:value="166204.333464729" calcext:value-type="float">
            <text:p>166204.333464729</text:p>
          </table:table-cell>
          <table:table-cell office:value-type="float" office:value="2307806.26262926" calcext:value-type="float">
            <text:p>2307806.26262926</text:p>
          </table:table-cell>
        </table:table-row>
        <table:table-row table:style-name="ro1">
          <table:table-cell office:value-type="string" calcext:value-type="string">
            <text:p>2022-01-13</text:p>
          </table:table-cell>
          <table:table-cell office:value-type="float" office:value="159231.628853149" calcext:value-type="float">
            <text:p>159231.628853149</text:p>
          </table:table-cell>
          <table:table-cell office:value-type="float" office:value="2272712.43503872" calcext:value-type="float">
            <text:p>2272712.43503872</text:p>
          </table:table-cell>
        </table:table-row>
        <table:table-row table:style-name="ro1">
          <table:table-cell office:value-type="string" calcext:value-type="string">
            <text:p>2022-01-14</text:p>
          </table:table-cell>
          <table:table-cell office:value-type="float" office:value="153449.370026364" calcext:value-type="float">
            <text:p>153449.370026364</text:p>
          </table:table-cell>
          <table:table-cell office:value-type="float" office:value="2232228.0786976" calcext:value-type="float">
            <text:p>2232228.0786976</text:p>
          </table:table-cell>
        </table:table-row>
        <table:table-row table:style-name="ro1">
          <table:table-cell office:value-type="string" calcext:value-type="string">
            <text:p>2022-01-15</text:p>
          </table:table-cell>
          <table:table-cell office:value-type="float" office:value="149147.333602096" calcext:value-type="float">
            <text:p>149147.333602096</text:p>
          </table:table-cell>
          <table:table-cell office:value-type="float" office:value="2188544.71585116" calcext:value-type="float">
            <text:p>2188544.71585116</text:p>
          </table:table-cell>
        </table:table-row>
        <table:table-row table:style-name="ro1">
          <table:table-cell office:value-type="string" calcext:value-type="string">
            <text:p>2022-01-16</text:p>
          </table:table-cell>
          <table:table-cell office:value-type="float" office:value="145380.340106914" calcext:value-type="float">
            <text:p>145380.340106914</text:p>
          </table:table-cell>
          <table:table-cell office:value-type="float" office:value="2142829.4074777" calcext:value-type="float">
            <text:p>2142829.4074777</text:p>
          </table:table-cell>
        </table:table-row>
        <table:table-row table:style-name="ro1">
          <table:table-cell office:value-type="string" calcext:value-type="string">
            <text:p>2022-01-17</text:p>
          </table:table-cell>
          <table:table-cell office:value-type="float" office:value="141104.080147846" calcext:value-type="float">
            <text:p>141104.080147846</text:p>
          </table:table-cell>
          <table:table-cell office:value-type="float" office:value="2095088.45325318" calcext:value-type="float">
            <text:p>2095088.45325318</text:p>
          </table:table-cell>
        </table:table-row>
        <table:table-row table:style-name="ro1">
          <table:table-cell office:value-type="string" calcext:value-type="string">
            <text:p>2022-01-18</text:p>
          </table:table-cell>
          <table:table-cell office:value-type="float" office:value="139333.590130249" calcext:value-type="float">
            <text:p>139333.590130249</text:p>
          </table:table-cell>
          <table:table-cell office:value-type="float" office:value="2048299.32707704" calcext:value-type="float">
            <text:p>2048299.32707704</text:p>
          </table:table-cell>
        </table:table-row>
        <table:table-row table:style-name="ro1">
          <table:table-cell office:value-type="string" calcext:value-type="string">
            <text:p>2022-01-19</text:p>
          </table:table-cell>
          <table:table-cell office:value-type="float" office:value="139635.728798361" calcext:value-type="float">
            <text:p>139635.728798361</text:p>
          </table:table-cell>
          <table:table-cell office:value-type="float" office:value="2004876.31827579" calcext:value-type="float">
            <text:p>2004876.31827579</text:p>
          </table:table-cell>
        </table:table-row>
        <table:table-row table:style-name="ro1">
          <table:table-cell office:value-type="string" calcext:value-type="string">
            <text:p>2022-01-20</text:p>
          </table:table-cell>
          <table:table-cell office:value-type="float" office:value="141643.750733938" calcext:value-type="float">
            <text:p>141643.750733938</text:p>
          </table:table-cell>
          <table:table-cell office:value-type="float" office:value="1966764.56844957" calcext:value-type="float">
            <text:p>1966764.56844957</text:p>
          </table:table-cell>
        </table:table-row>
        <table:table-row table:style-name="ro1">
          <table:table-cell office:value-type="string" calcext:value-type="string">
            <text:p>2022-01-21</text:p>
          </table:table-cell>
          <table:table-cell office:value-type="float" office:value="144150.102309994" calcext:value-type="float">
            <text:p>144150.102309994</text:p>
          </table:table-cell>
          <table:table-cell office:value-type="float" office:value="1934544.08672485" calcext:value-type="float">
            <text:p>1934544.08672485</text:p>
          </table:table-cell>
        </table:table-row>
        <table:table-row table:style-name="ro1">
          <table:table-cell office:value-type="string" calcext:value-type="string">
            <text:p>2022-01-22</text:p>
          </table:table-cell>
          <table:table-cell office:value-type="float" office:value="147947.655905533" calcext:value-type="float">
            <text:p>147947.655905533</text:p>
          </table:table-cell>
          <table:table-cell office:value-type="float" office:value="1909474.14556335" calcext:value-type="float">
            <text:p>1909474.14556335</text:p>
          </table:table-cell>
        </table:table-row>
        <table:table-row table:style-name="ro1">
          <table:table-cell office:value-type="string" calcext:value-type="string">
            <text:p>2022-01-23</text:p>
          </table:table-cell>
          <table:table-cell office:value-type="float" office:value="152666.049827599" calcext:value-type="float">
            <text:p>152666.049827599</text:p>
          </table:table-cell>
          <table:table-cell office:value-type="float" office:value="1892352.77206213" calcext:value-type="float">
            <text:p>1892352.77206213</text:p>
          </table:table-cell>
        </table:table-row>
        <table:table-row table:style-name="ro1">
          <table:table-cell office:value-type="string" calcext:value-type="string">
            <text:p>2022-01-24</text:p>
          </table:table-cell>
          <table:table-cell office:value-type="float" office:value="157573.160292537" calcext:value-type="float">
            <text:p>157573.160292537</text:p>
          </table:table-cell>
          <table:table-cell office:value-type="float" office:value="1883075.4290445" calcext:value-type="float">
            <text:p>1883075.4290445</text:p>
          </table:table-cell>
        </table:table-row>
        <table:table-row table:style-name="ro1">
          <table:table-cell office:value-type="string" calcext:value-type="string">
            <text:p>2022-01-25</text:p>
          </table:table-cell>
          <table:table-cell office:value-type="float" office:value="163115.259678949" calcext:value-type="float">
            <text:p>163115.259678949</text:p>
          </table:table-cell>
          <table:table-cell office:value-type="float" office:value="1881880.2610442" calcext:value-type="float">
            <text:p>1881880.2610442</text:p>
          </table:table-cell>
        </table:table-row>
        <table:table-row table:style-name="ro1">
          <table:table-cell office:value-type="string" calcext:value-type="string">
            <text:p>2022-01-26</text:p>
          </table:table-cell>
          <table:table-cell office:value-type="float" office:value="169337.362999174" calcext:value-type="float">
            <text:p>169337.362999174</text:p>
          </table:table-cell>
          <table:table-cell office:value-type="float" office:value="1888970.5648998" calcext:value-type="float">
            <text:p>1888970.5648998</text:p>
          </table:table-cell>
        </table:table-row>
        <table:table-row table:style-name="ro1">
          <table:table-cell office:value-type="string" calcext:value-type="string">
            <text:p>2022-01-27</text:p>
          </table:table-cell>
          <table:table-cell office:value-type="float" office:value="175058.197092673" calcext:value-type="float">
            <text:p>175058.197092673</text:p>
          </table:table-cell>
          <table:table-cell office:value-type="float" office:value="1903314.37139617" calcext:value-type="float">
            <text:p>1903314.37139617</text:p>
          </table:table-cell>
        </table:table-row>
        <table:table-row table:style-name="ro1">
          <table:table-cell office:value-type="string" calcext:value-type="string">
            <text:p>2022-01-28</text:p>
          </table:table-cell>
          <table:table-cell office:value-type="float" office:value="180967.879246394" calcext:value-type="float">
            <text:p>180967.879246394</text:p>
          </table:table-cell>
          <table:table-cell office:value-type="float" office:value="1924470.46689723" calcext:value-type="float">
            <text:p>1924470.46689723</text:p>
          </table:table-cell>
        </table:table-row>
        <table:table-row table:style-name="ro1">
          <table:table-cell office:value-type="string" calcext:value-type="string">
            <text:p>2022-01-29</text:p>
          </table:table-cell>
          <table:table-cell office:value-type="float" office:value="186308.690013499" calcext:value-type="float">
            <text:p>186308.690013499</text:p>
          </table:table-cell>
          <table:table-cell office:value-type="float" office:value="1951274.53707582" calcext:value-type="float">
            <text:p>1951274.53707582</text:p>
          </table:table-cell>
        </table:table-row>
        <table:table-row table:style-name="ro1">
          <table:table-cell office:value-type="string" calcext:value-type="string">
            <text:p>2022-01-30</text:p>
          </table:table-cell>
          <table:table-cell office:value-type="float" office:value="190576.397116253" calcext:value-type="float">
            <text:p>190576.397116253</text:p>
          </table:table-cell>
          <table:table-cell office:value-type="float" office:value="1982074.54845613" calcext:value-type="float">
            <text:p>1982074.54845613</text:p>
          </table:table-cell>
        </table:table-row>
        <table:table-row table:style-name="ro1">
          <table:table-cell office:value-type="string" calcext:value-type="string">
            <text:p>2022-01-31</text:p>
          </table:table-cell>
          <table:table-cell office:value-type="float" office:value="194323.734126192" calcext:value-type="float">
            <text:p>194323.734126192</text:p>
          </table:table-cell>
          <table:table-cell office:value-type="float" office:value="2015825.21166942" calcext:value-type="float">
            <text:p>2015825.21166942</text:p>
          </table:table-cell>
        </table:table-row>
        <table:table-row table:style-name="ro1">
          <table:table-cell office:value-type="string" calcext:value-type="string">
            <text:p>2022-02-01</text:p>
          </table:table-cell>
          <table:table-cell office:value-type="float" office:value="198392.138173276" calcext:value-type="float">
            <text:p>198392.138173276</text:p>
          </table:table-cell>
          <table:table-cell office:value-type="float" office:value="2052323.63557476" calcext:value-type="float">
            <text:p>2052323.63557476</text:p>
          </table:table-cell>
        </table:table-row>
        <table:table-row table:style-name="ro1">
          <table:table-cell office:value-type="string" calcext:value-type="string">
            <text:p>2022-02-02</text:p>
          </table:table-cell>
          <table:table-cell office:value-type="float" office:value="201955.791917463" calcext:value-type="float">
            <text:p>201955.791917463</text:p>
          </table:table-cell>
          <table:table-cell office:value-type="float" office:value="2090631.32395198" calcext:value-type="float">
            <text:p>2090631.32395198</text:p>
          </table:table-cell>
        </table:table-row>
        <table:table-row table:style-name="ro1">
          <table:table-cell office:value-type="string" calcext:value-type="string">
            <text:p>2022-02-03</text:p>
          </table:table-cell>
          <table:table-cell office:value-type="float" office:value="203816.156717187" calcext:value-type="float">
            <text:p>203816.156717187</text:p>
          </table:table-cell>
          <table:table-cell office:value-type="float" office:value="2128697.3841837" calcext:value-type="float">
            <text:p>2128697.3841837</text:p>
          </table:table-cell>
        </table:table-row>
        <table:table-row table:style-name="ro1">
          <table:table-cell office:value-type="string" calcext:value-type="string">
            <text:p>2022-02-04</text:p>
          </table:table-cell>
          <table:table-cell office:value-type="float" office:value="205341.048090819" calcext:value-type="float">
            <text:p>205341.048090819</text:p>
          </table:table-cell>
          <table:table-cell office:value-type="float" office:value="2165888.41636083" calcext:value-type="float">
            <text:p>2165888.41636083</text:p>
          </table:table-cell>
        </table:table-row>
        <table:table-row table:style-name="ro1">
          <table:table-cell office:value-type="string" calcext:value-type="string">
            <text:p>2022-02-05</text:p>
          </table:table-cell>
          <table:table-cell office:value-type="float" office:value="205449.863080489" calcext:value-type="float">
            <text:p>205449.863080489</text:p>
          </table:table-cell>
          <table:table-cell office:value-type="float" office:value="2200558.08549805" calcext:value-type="float">
            <text:p>2200558.08549805</text:p>
          </table:table-cell>
        </table:table-row>
        <table:table-row table:style-name="ro1">
          <table:table-cell office:value-type="string" calcext:value-type="string">
            <text:p>2022-02-06</text:p>
          </table:table-cell>
          <table:table-cell office:value-type="float" office:value="204142.813601839" calcext:value-type="float">
            <text:p>204142.813601839</text:p>
          </table:table-cell>
          <table:table-cell office:value-type="float" office:value="2231144.51240422" calcext:value-type="float">
            <text:p>2231144.51240422</text:p>
          </table:table-cell>
        </table:table-row>
        <table:table-row table:style-name="ro1">
          <table:table-cell office:value-type="string" calcext:value-type="string">
            <text:p>2022-02-07</text:p>
          </table:table-cell>
          <table:table-cell office:value-type="float" office:value="202081.443774795" calcext:value-type="float">
            <text:p>202081.443774795</text:p>
          </table:table-cell>
          <table:table-cell office:value-type="float" office:value="2256863.42042988" calcext:value-type="float">
            <text:p>2256863.42042988</text:p>
          </table:table-cell>
        </table:table-row>
        <table:table-row table:style-name="ro1">
          <table:table-cell office:value-type="string" calcext:value-type="string">
            <text:p>2022-02-08</text:p>
          </table:table-cell>
          <table:table-cell office:value-type="float" office:value="199393.205092567" calcext:value-type="float">
            <text:p>199393.205092567</text:p>
          </table:table-cell>
          <table:table-cell office:value-type="float" office:value="2277172.74851037" calcext:value-type="float">
            <text:p>2277172.74851037</text:p>
          </table:table-cell>
        </table:table-row>
        <table:table-row table:style-name="ro1">
          <table:table-cell office:value-type="string" calcext:value-type="string">
            <text:p>2022-02-09</text:p>
          </table:table-cell>
          <table:table-cell office:value-type="float" office:value="196226.221512667" calcext:value-type="float">
            <text:p>196226.221512667</text:p>
          </table:table-cell>
          <table:table-cell office:value-type="float" office:value="2291782.14727807" calcext:value-type="float">
            <text:p>2291782.14727807</text:p>
          </table:table-cell>
        </table:table-row>
        <table:table-row table:style-name="ro1">
          <table:table-cell office:value-type="string" calcext:value-type="string">
            <text:p>2022-02-10</text:p>
          </table:table-cell>
          <table:table-cell office:value-type="float" office:value="193626.438907653" calcext:value-type="float">
            <text:p>193626.438907653</text:p>
          </table:table-cell>
          <table:table-cell office:value-type="float" office:value="2301516.72247637" calcext:value-type="float">
            <text:p>2301516.72247637</text:p>
          </table:table-cell>
        </table:table-row>
        <table:table-row table:style-name="ro1">
          <table:table-cell office:value-type="string" calcext:value-type="string">
            <text:p>2022-02-11</text:p>
          </table:table-cell>
          <table:table-cell office:value-type="float" office:value="190464.82507405" calcext:value-type="float">
            <text:p>190464.82507405</text:p>
          </table:table-cell>
          <table:table-cell office:value-type="float" office:value="2306121.26926321" calcext:value-type="float">
            <text:p>2306121.26926321</text:p>
          </table:table-cell>
        </table:table-row>
        <table:table-row table:style-name="ro1">
          <table:table-cell office:value-type="string" calcext:value-type="string">
            <text:p>2022-02-12</text:p>
          </table:table-cell>
          <table:table-cell office:value-type="float" office:value="186378.26591733" calcext:value-type="float">
            <text:p>186378.26591733</text:p>
          </table:table-cell>
          <table:table-cell office:value-type="float" office:value="2304982.08360062" calcext:value-type="float">
            <text:p>2304982.08360062</text:p>
          </table:table-cell>
        </table:table-row>
        <table:table-row table:style-name="ro1">
          <table:table-cell office:value-type="string" calcext:value-type="string">
            <text:p>2022-02-13</text:p>
          </table:table-cell>
          <table:table-cell office:value-type="float" office:value="182607.478745078" calcext:value-type="float">
            <text:p>182607.478745078</text:p>
          </table:table-cell>
          <table:table-cell office:value-type="float" office:value="2298768.53265705" calcext:value-type="float">
            <text:p>2298768.53265705</text:p>
          </table:table-cell>
        </table:table-row>
        <table:table-row table:style-name="ro1">
          <table:table-cell office:value-type="string" calcext:value-type="string">
            <text:p>2022-02-14</text:p>
          </table:table-cell>
          <table:table-cell office:value-type="float" office:value="178023.051514911" calcext:value-type="float">
            <text:p>178023.051514911</text:p>
          </table:table-cell>
          <table:table-cell office:value-type="float" office:value="2287043.56721106" calcext:value-type="float">
            <text:p>2287043.56721106</text:p>
          </table:table-cell>
        </table:table-row>
        <table:table-row table:style-name="ro1">
          <table:table-cell office:value-type="string" calcext:value-type="string">
            <text:p>2022-02-15</text:p>
          </table:table-cell>
          <table:table-cell office:value-type="float" office:value="172477.877264264" calcext:value-type="float">
            <text:p>172477.877264264</text:p>
          </table:table-cell>
          <table:table-cell office:value-type="float" office:value="2269262.56421693" calcext:value-type="float">
            <text:p>2269262.56421693</text:p>
          </table:table-cell>
        </table:table-row>
        <table:table-row table:style-name="ro1">
          <table:table-cell office:value-type="string" calcext:value-type="string">
            <text:p>2022-02-16</text:p>
          </table:table-cell>
          <table:table-cell office:value-type="float" office:value="169617.298346685" calcext:value-type="float">
            <text:p>169617.298346685</text:p>
          </table:table-cell>
          <table:table-cell office:value-type="float" office:value="2248563.5965798" calcext:value-type="float">
            <text:p>2248563.5965798</text:p>
          </table:table-cell>
        </table:table-row>
        <table:table-row table:style-name="ro1">
          <table:table-cell office:value-type="string" calcext:value-type="string">
            <text:p>2022-02-17</text:p>
          </table:table-cell>
          <table:table-cell office:value-type="float" office:value="166135.411180784" calcext:value-type="float">
            <text:p>166135.411180784</text:p>
          </table:table-cell>
          <table:table-cell office:value-type="float" office:value="2224708.17659741" calcext:value-type="float">
            <text:p>2224708.17659741</text:p>
          </table:table-cell>
        </table:table-row>
        <table:table-row table:style-name="ro1">
          <table:table-cell office:value-type="string" calcext:value-type="string">
            <text:p>2022-02-18</text:p>
          </table:table-cell>
          <table:table-cell office:value-type="float" office:value="162931.752270658" calcext:value-type="float">
            <text:p>162931.752270658</text:p>
          </table:table-cell>
          <table:table-cell office:value-type="float" office:value="2198343.62094084" calcext:value-type="float">
            <text:p>2198343.62094084</text:p>
          </table:table-cell>
        </table:table-row>
        <table:table-row table:style-name="ro1">
          <table:table-cell office:value-type="string" calcext:value-type="string">
            <text:p>2022-02-19</text:p>
          </table:table-cell>
          <table:table-cell office:value-type="float" office:value="159812.781985465" calcext:value-type="float">
            <text:p>159812.781985465</text:p>
          </table:table-cell>
          <table:table-cell office:value-type="float" office:value="2169898.24828498" calcext:value-type="float">
            <text:p>2169898.24828498</text:p>
          </table:table-cell>
        </table:table-row>
        <table:table-row table:style-name="ro1">
          <table:table-cell office:value-type="string" calcext:value-type="string">
            <text:p>2022-02-20</text:p>
          </table:table-cell>
          <table:table-cell office:value-type="float" office:value="157063.363896069" calcext:value-type="float">
            <text:p>157063.363896069</text:p>
          </table:table-cell>
          <table:table-cell office:value-type="float" office:value="2140072.07958393" calcext:value-type="float">
            <text:p>2140072.07958393</text:p>
          </table:table-cell>
        </table:table-row>
        <table:table-row table:style-name="ro1">
          <table:table-cell office:value-type="string" calcext:value-type="string">
            <text:p>2022-02-21</text:p>
          </table:table-cell>
          <table:table-cell office:value-type="float" office:value="153521.620472588" calcext:value-type="float">
            <text:p>153521.620472588</text:p>
          </table:table-cell>
          <table:table-cell office:value-type="float" office:value="2108337.88438727" calcext:value-type="float">
            <text:p>2108337.88438727</text:p>
          </table:table-cell>
        </table:table-row>
        <table:table-row table:style-name="ro1">
          <table:table-cell office:value-type="string" calcext:value-type="string">
            <text:p>2022-02-22</text:p>
          </table:table-cell>
          <table:table-cell office:value-type="float" office:value="150189.549152816" calcext:value-type="float">
            <text:p>150189.549152816</text:p>
          </table:table-cell>
          <table:table-cell office:value-type="float" office:value="2075137.51325818" calcext:value-type="float">
            <text:p>2075137.51325818</text:p>
          </table:table-cell>
        </table:table-row>
        <table:table-row table:style-name="ro1">
          <table:table-cell office:value-type="string" calcext:value-type="string">
            <text:p>2022-02-23</text:p>
          </table:table-cell>
          <table:table-cell office:value-type="float" office:value="147950.213305407" calcext:value-type="float">
            <text:p>147950.213305407</text:p>
          </table:table-cell>
          <table:table-cell office:value-type="float" office:value="2041780.50953347" calcext:value-type="float">
            <text:p>2041780.50953347</text:p>
          </table:table-cell>
        </table:table-row>
        <table:table-row table:style-name="ro1">
          <table:table-cell office:value-type="string" calcext:value-type="string">
            <text:p>2022-02-24</text:p>
          </table:table-cell>
          <table:table-cell office:value-type="float" office:value="146774.816768478" calcext:value-type="float">
            <text:p>146774.816768478</text:p>
          </table:table-cell>
          <table:table-cell office:value-type="float" office:value="2009501.74500341" calcext:value-type="float">
            <text:p>2009501.74500341</text:p>
          </table:table-cell>
        </table:table-row>
        <table:table-row table:style-name="ro1">
          <table:table-cell office:value-type="string" calcext:value-type="string">
            <text:p>2022-02-25</text:p>
          </table:table-cell>
          <table:table-cell office:value-type="float" office:value="145653.986806254" calcext:value-type="float">
            <text:p>145653.986806254</text:p>
          </table:table-cell>
          <table:table-cell office:value-type="float" office:value="1978479.37063151" calcext:value-type="float">
            <text:p>1978479.37063151</text:p>
          </table:table-cell>
        </table:table-row>
        <table:table-row table:style-name="ro1">
          <table:table-cell office:value-type="string" calcext:value-type="string">
            <text:p>2022-02-26</text:p>
          </table:table-cell>
          <table:table-cell office:value-type="float" office:value="145914.947436893" calcext:value-type="float">
            <text:p>145914.947436893</text:p>
          </table:table-cell>
          <table:table-cell office:value-type="float" office:value="1950190.66862863" calcext:value-type="float">
            <text:p>1950190.66862863</text:p>
          </table:table-cell>
        </table:table-row>
        <table:table-row table:style-name="ro1">
          <table:table-cell office:value-type="string" calcext:value-type="string">
            <text:p>2022-02-27</text:p>
          </table:table-cell>
          <table:table-cell office:value-type="float" office:value="146325.642949725" calcext:value-type="float">
            <text:p>146325.642949725</text:p>
          </table:table-cell>
          <table:table-cell office:value-type="float" office:value="1924803.89439313" calcext:value-type="float">
            <text:p>1924803.89439313</text:p>
          </table:table-cell>
        </table:table-row>
        <table:table-row table:style-name="ro1">
          <table:table-cell office:value-type="string" calcext:value-type="string">
            <text:p>2022-02-28</text:p>
          </table:table-cell>
          <table:table-cell office:value-type="float" office:value="146323.15120066" calcext:value-type="float">
            <text:p>146323.15120066</text:p>
          </table:table-cell>
          <table:table-cell office:value-type="float" office:value="1901877.95328444" calcext:value-type="float">
            <text:p>1901877.95328444</text:p>
          </table:table-cell>
        </table:table-row>
        <table:table-row table:style-name="ro1">
          <table:table-cell office:value-type="string" calcext:value-type="string">
            <text:p>2022-03-01</text:p>
          </table:table-cell>
          <table:table-cell office:value-type="float" office:value="148591.025807268" calcext:value-type="float">
            <text:p>148591.025807268</text:p>
          </table:table-cell>
          <table:table-cell office:value-type="float" office:value="1883609.8611376" calcext:value-type="float">
            <text:p>1883609.8611376</text:p>
          </table:table-cell>
        </table:table-row>
        <table:table-row table:style-name="ro1">
          <table:table-cell office:value-type="string" calcext:value-type="string">
            <text:p>2022-03-02</text:p>
          </table:table-cell>
          <table:table-cell office:value-type="float" office:value="150932.644230346" calcext:value-type="float">
            <text:p>150932.644230346</text:p>
          </table:table-cell>
          <table:table-cell office:value-type="float" office:value="1869935.6982572" calcext:value-type="float">
            <text:p>1869935.6982572</text:p>
          </table:table-cell>
        </table:table-row>
        <table:table-row table:style-name="ro1">
          <table:table-cell office:value-type="string" calcext:value-type="string">
            <text:p>2022-03-03</text:p>
          </table:table-cell>
          <table:table-cell office:value-type="float" office:value="154861.374359208" calcext:value-type="float">
            <text:p>154861.374359208</text:p>
          </table:table-cell>
          <table:table-cell office:value-type="float" office:value="1862227.02409792" calcext:value-type="float">
            <text:p>1862227.02409792</text:p>
          </table:table-cell>
        </table:table-row>
        <table:table-row table:style-name="ro1">
          <table:table-cell office:value-type="string" calcext:value-type="string">
            <text:p>2022-03-04</text:p>
          </table:table-cell>
          <table:table-cell office:value-type="float" office:value="159260.763981306" calcext:value-type="float">
            <text:p>159260.763981306</text:p>
          </table:table-cell>
          <table:table-cell office:value-type="float" office:value="1860702.91110706" calcext:value-type="float">
            <text:p>1860702.91110706</text:p>
          </table:table-cell>
        </table:table-row>
        <table:table-row table:style-name="ro1">
          <table:table-cell office:value-type="string" calcext:value-type="string">
            <text:p>2022-03-05</text:p>
          </table:table-cell>
          <table:table-cell office:value-type="float" office:value="164480.032216521" calcext:value-type="float">
            <text:p>164480.032216521</text:p>
          </table:table-cell>
          <table:table-cell office:value-type="float" office:value="1865896.72074856" calcext:value-type="float">
            <text:p>1865896.72074856</text:p>
          </table:table-cell>
        </table:table-row>
        <table:table-row table:style-name="ro1">
          <table:table-cell office:value-type="string" calcext:value-type="string">
            <text:p>2022-03-06</text:p>
          </table:table-cell>
          <table:table-cell office:value-type="float" office:value="171617.032826815" calcext:value-type="float">
            <text:p>171617.032826815</text:p>
          </table:table-cell>
          <table:table-cell office:value-type="float" office:value="1879347.01211457" calcext:value-type="float">
            <text:p>1879347.01211457</text:p>
          </table:table-cell>
        </table:table-row>
        <table:table-row table:style-name="ro1">
          <table:table-cell office:value-type="string" calcext:value-type="string">
            <text:p>2022-03-07</text:p>
          </table:table-cell>
          <table:table-cell office:value-type="float" office:value="181360.944920494" calcext:value-type="float">
            <text:p>181360.944920494</text:p>
          </table:table-cell>
          <table:table-cell office:value-type="float" office:value="1903249.47857478" calcext:value-type="float">
            <text:p>1903249.47857478</text:p>
          </table:table-cell>
        </table:table-row>
        <table:table-row table:style-name="ro1">
          <table:table-cell office:value-type="string" calcext:value-type="string">
            <text:p>2022-03-08</text:p>
          </table:table-cell>
          <table:table-cell office:value-type="float" office:value="191787.4316681" calcext:value-type="float">
            <text:p>191787.4316681</text:p>
          </table:table-cell>
          <table:table-cell office:value-type="float" office:value="1937799.62709132" calcext:value-type="float">
            <text:p>1937799.62709132</text:p>
          </table:table-cell>
        </table:table-row>
        <table:table-row table:style-name="ro1">
          <table:table-cell office:value-type="string" calcext:value-type="string">
            <text:p>2022-03-09</text:p>
          </table:table-cell>
          <table:table-cell office:value-type="float" office:value="203723.550935863" calcext:value-type="float">
            <text:p>203723.550935863</text:p>
          </table:table-cell>
          <table:table-cell office:value-type="float" office:value="1983915.69328453" calcext:value-type="float">
            <text:p>1983915.69328453</text:p>
          </table:table-cell>
        </table:table-row>
        <table:table-row table:style-name="ro1">
          <table:table-cell office:value-type="string" calcext:value-type="string">
            <text:p>2022-03-10</text:p>
          </table:table-cell>
          <table:table-cell office:value-type="float" office:value="216045.648369313" calcext:value-type="float">
            <text:p>216045.648369313</text:p>
          </table:table-cell>
          <table:table-cell office:value-type="float" office:value="2041306.88734118" calcext:value-type="float">
            <text:p>2041306.88734118</text:p>
          </table:table-cell>
        </table:table-row>
        <table:table-row table:style-name="ro1">
          <table:table-cell office:value-type="string" calcext:value-type="string">
            <text:p>2022-03-11</text:p>
          </table:table-cell>
          <table:table-cell office:value-type="float" office:value="228233.586460838" calcext:value-type="float">
            <text:p>228233.586460838</text:p>
          </table:table-cell>
          <table:table-cell office:value-type="float" office:value="2109084.91264506" calcext:value-type="float">
            <text:p>2109084.91264506</text:p>
          </table:table-cell>
        </table:table-row>
        <table:table-row table:style-name="ro1">
          <table:table-cell office:value-type="string" calcext:value-type="string">
            <text:p>2022-03-12</text:p>
          </table:table-cell>
          <table:table-cell office:value-type="float" office:value="239700.199649583" calcext:value-type="float">
            <text:p>239700.199649583</text:p>
          </table:table-cell>
          <table:table-cell office:value-type="float" office:value="2185699.21346083" calcext:value-type="float">
            <text:p>2185699.21346083</text:p>
          </table:table-cell>
        </table:table-row>
        <table:table-row table:style-name="ro1">
          <table:table-cell office:value-type="string" calcext:value-type="string">
            <text:p>2022-03-13</text:p>
          </table:table-cell>
          <table:table-cell office:value-type="float" office:value="251896.925106905" calcext:value-type="float">
            <text:p>251896.925106905</text:p>
          </table:table-cell>
          <table:table-cell office:value-type="float" office:value="2271060.50639394" calcext:value-type="float">
            <text:p>2271060.50639394</text:p>
          </table:table-cell>
        </table:table-row>
        <table:table-row table:style-name="ro1">
          <table:table-cell office:value-type="string" calcext:value-type="string">
            <text:p>2022-03-14</text:p>
          </table:table-cell>
          <table:table-cell office:value-type="float" office:value="263985.113690694" calcext:value-type="float">
            <text:p>263985.113690694</text:p>
          </table:table-cell>
          <table:table-cell office:value-type="float" office:value="2364257.64361573" calcext:value-type="float">
            <text:p>2364257.64361573</text:p>
          </table:table-cell>
        </table:table-row>
        <table:table-row table:style-name="ro1">
          <table:table-cell office:value-type="string" calcext:value-type="string">
            <text:p>2022-03-15</text:p>
          </table:table-cell>
          <table:table-cell office:value-type="float" office:value="274884.382920303" calcext:value-type="float">
            <text:p>274884.382920303</text:p>
          </table:table-cell>
          <table:table-cell office:value-type="float" office:value="2463292.19106252" calcext:value-type="float">
            <text:p>2463292.19106252</text:p>
          </table:table-cell>
        </table:table-row>
        <table:table-row table:style-name="ro1">
          <table:table-cell office:value-type="string" calcext:value-type="string">
            <text:p>2022-03-16</text:p>
          </table:table-cell>
          <table:table-cell office:value-type="float" office:value="288417.706359292" calcext:value-type="float">
            <text:p>288417.706359292</text:p>
          </table:table-cell>
          <table:table-cell office:value-type="float" office:value="2570059.59312253" calcext:value-type="float">
            <text:p>2570059.59312253</text:p>
          </table:table-cell>
        </table:table-row>
        <table:table-row table:style-name="ro1">
          <table:table-cell office:value-type="string" calcext:value-type="string">
            <text:p>2022-03-17</text:p>
          </table:table-cell>
          <table:table-cell office:value-type="float" office:value="300195.956684151" calcext:value-type="float">
            <text:p>300195.956684151</text:p>
          </table:table-cell>
          <table:table-cell office:value-type="float" office:value="2682119.66531136" calcext:value-type="float">
            <text:p>2682119.66531136</text:p>
          </table:table-cell>
        </table:table-row>
        <table:table-row table:style-name="ro1">
          <table:table-cell office:value-type="string" calcext:value-type="string">
            <text:p>2022-03-18</text:p>
          </table:table-cell>
          <table:table-cell office:value-type="float" office:value="310093.7771558" calcext:value-type="float">
            <text:p>310093.7771558</text:p>
          </table:table-cell>
          <table:table-cell office:value-type="float" office:value="2796862.72568368" calcext:value-type="float">
            <text:p>2796862.72568368</text:p>
          </table:table-cell>
        </table:table-row>
        <table:table-row table:style-name="ro1">
          <table:table-cell office:value-type="string" calcext:value-type="string">
            <text:p>2022-03-19</text:p>
          </table:table-cell>
          <table:table-cell office:value-type="float" office:value="320158.028475598" calcext:value-type="float">
            <text:p>320158.028475598</text:p>
          </table:table-cell>
          <table:table-cell office:value-type="float" office:value="2913877.56820591" calcext:value-type="float">
            <text:p>2913877.56820591</text:p>
          </table:table-cell>
        </table:table-row>
        <table:table-row table:style-name="ro1">
          <table:table-cell office:value-type="string" calcext:value-type="string">
            <text:p>2022-03-20</text:p>
          </table:table-cell>
          <table:table-cell office:value-type="float" office:value="328085.359792308" calcext:value-type="float">
            <text:p>328085.359792308</text:p>
          </table:table-cell>
          <table:table-cell office:value-type="float" office:value="3030515.16068667" calcext:value-type="float">
            <text:p>3030515.16068667</text:p>
          </table:table-cell>
        </table:table-row>
        <table:table-row table:style-name="ro1">
          <table:table-cell office:value-type="string" calcext:value-type="string">
            <text:p>2022-03-21</text:p>
          </table:table-cell>
          <table:table-cell office:value-type="float" office:value="335366.52633455" calcext:value-type="float">
            <text:p>335366.52633455</text:p>
          </table:table-cell>
          <table:table-cell office:value-type="float" office:value="3145720.52229739" calcext:value-type="float">
            <text:p>3145720.52229739</text:p>
          </table:table-cell>
        </table:table-row>
        <table:table-row table:style-name="ro1">
          <table:table-cell office:value-type="string" calcext:value-type="string">
            <text:p>2022-03-22</text:p>
          </table:table-cell>
          <table:table-cell office:value-type="float" office:value="340539.682546862" calcext:value-type="float">
            <text:p>340539.682546862</text:p>
          </table:table-cell>
          <table:table-cell office:value-type="float" office:value="3257084.91671736" calcext:value-type="float">
            <text:p>3257084.91671736</text:p>
          </table:table-cell>
        </table:table-row>
        <table:table-row table:style-name="ro1">
          <table:table-cell office:value-type="string" calcext:value-type="string">
            <text:p>2022-03-23</text:p>
          </table:table-cell>
          <table:table-cell office:value-type="float" office:value="344749.761392938" calcext:value-type="float">
            <text:p>344749.761392938</text:p>
          </table:table-cell>
          <table:table-cell office:value-type="float" office:value="3363494.04591102" calcext:value-type="float">
            <text:p>3363494.04591102</text:p>
          </table:table-cell>
        </table:table-row>
        <table:table-row table:style-name="ro1">
          <table:table-cell office:value-type="string" calcext:value-type="string">
            <text:p>2022-03-24</text:p>
          </table:table-cell>
          <table:table-cell office:value-type="float" office:value="348519.858153704" calcext:value-type="float">
            <text:p>348519.858153704</text:p>
          </table:table-cell>
          <table:table-cell office:value-type="float" office:value="3464462.58872908" calcext:value-type="float">
            <text:p>3464462.58872908</text:p>
          </table:table-cell>
        </table:table-row>
        <table:table-row table:style-name="ro1">
          <table:table-cell office:value-type="string" calcext:value-type="string">
            <text:p>2022-03-25</text:p>
          </table:table-cell>
          <table:table-cell office:value-type="float" office:value="351509.743165855" calcext:value-type="float">
            <text:p>351509.743165855</text:p>
          </table:table-cell>
          <table:table-cell office:value-type="float" office:value="3559271.79804873" calcext:value-type="float">
            <text:p>3559271.79804873</text:p>
          </table:table-cell>
        </table:table-row>
        <table:table-row table:style-name="ro1">
          <table:table-cell office:value-type="string" calcext:value-type="string">
            <text:p>2022-03-26</text:p>
          </table:table-cell>
          <table:table-cell office:value-type="float" office:value="351460.208173847" calcext:value-type="float">
            <text:p>351460.208173847</text:p>
          </table:table-cell>
          <table:table-cell office:value-type="float" office:value="3645058.70842539" calcext:value-type="float">
            <text:p>3645058.70842539</text:p>
          </table:table-cell>
        </table:table-row>
        <table:table-row table:style-name="ro1">
          <table:table-cell office:value-type="string" calcext:value-type="string">
            <text:p>2022-03-27</text:p>
          </table:table-cell>
          <table:table-cell office:value-type="float" office:value="349148.60058752" calcext:value-type="float">
            <text:p>349148.60058752</text:p>
          </table:table-cell>
          <table:table-cell office:value-type="float" office:value="3719870.04542725" calcext:value-type="float">
            <text:p>3719870.04542725</text:p>
          </table:table-cell>
        </table:table-row>
        <table:table-row table:style-name="ro1">
          <table:table-cell office:value-type="string" calcext:value-type="string">
            <text:p>2022-03-28</text:p>
          </table:table-cell>
          <table:table-cell office:value-type="float" office:value="348111.831068274" calcext:value-type="float">
            <text:p>348111.831068274</text:p>
          </table:table-cell>
          <table:table-cell office:value-type="float" office:value="3785380.9278796" calcext:value-type="float">
            <text:p>3785380.9278796</text:p>
          </table:table-cell>
        </table:table-row>
        <table:table-row table:style-name="ro1">
          <table:table-cell office:value-type="string" calcext:value-type="string">
            <text:p>2022-03-29</text:p>
          </table:table-cell>
          <table:table-cell office:value-type="float" office:value="344603.433898646" calcext:value-type="float">
            <text:p>344603.433898646</text:p>
          </table:table-cell>
          <table:table-cell office:value-type="float" office:value="3839669.40371741" calcext:value-type="float">
            <text:p>3839669.40371741</text:p>
          </table:table-cell>
        </table:table-row>
        <table:table-row table:style-name="ro1">
          <table:table-cell office:value-type="string" calcext:value-type="string">
            <text:p>2022-03-30</text:p>
          </table:table-cell>
          <table:table-cell office:value-type="float" office:value="340589.221877316" calcext:value-type="float">
            <text:p>340589.221877316</text:p>
          </table:table-cell>
          <table:table-cell office:value-type="float" office:value="3882879.64473947" calcext:value-type="float">
            <text:p>3882879.64473947</text:p>
          </table:table-cell>
        </table:table-row>
      </table:table>
      <table:table table:name="Sheet3" table:style-name="ta1">
        <table:shapes>
          <draw:frame draw:z-index="0" draw:style-name="gr1" draw:text-style-name="P1" svg:width="15.997cm" svg:height="9.005cm" svg:x="11.18cm" svg:y="0.504cm">
            <draw:object draw:notify-on-update-of-ranges="Sheet3.A2:Sheet3.A225 Sheet3.B1:Sheet3.B1 Sheet3.B2:Sheet3.B225 Sheet3.C1:Sheet3.C1 Sheet3.C2:Sheet3.C2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11.071cm" svg:y="10.465cm">
            <draw:object draw:notify-on-update-of-ranges="Sheet3.A2:Sheet3.A225 Sheet3.B1:Sheet3.B1 Sheet3.B2:Sheet3.B225 Sheet3.C1:Sheet3.C1 Sheet3.C2:Sheet3.C2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1.132cm" svg:y="21.1cm">
            <draw:object draw:notify-on-update-of-ranges="Sheet3.A2:Sheet3.A137 Sheet3.D2:Sheet3.D1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2"/>
        <table:table-column table:style-name="co3" table:number-columns-repeated="3" table:default-cell-style-name="Default"/>
        <table:table-row table:style-name="ro1">
          <table:table-cell table:formula="of:=[$prevalence_history_20220401.A1]" office:value-type="string" office:string-value="date" calcext:value-type="string">
            <text:p>date</text:p>
          </table:table-cell>
          <table:table-cell table:formula="of:=[$prevalence_history_20220401.B1]" office:value-type="string" office:string-value="active_cases" calcext:value-type="string">
            <text:p>active_cases</text:p>
          </table:table-cell>
          <table:table-cell table:number-columns-repeated="2"/>
        </table:table-row>
        <table:table-row table:style-name="ro1">
          <table:table-cell table:formula="of:=VALUE([$prevalence_history_20220401.A2])" office:value-type="date" office:date-value="2021-11-01" calcext:value-type="date">
            <text:p>01/11/21</text:p>
          </table:table-cell>
          <table:table-cell table:formula="of:=[$prevalence_history_20220401.B2]" office:value-type="float" office:value="1225225.65325367" calcext:value-type="float">
            <text:p>1225225.65325367</text:p>
          </table:table-cell>
          <table:table-cell table:formula="of:=[$p_from_i_UK.C509]" office:value-type="float" office:value="1051838.06945806" calcext:value-type="float">
            <text:p>1051838.06945806</text:p>
          </table:table-cell>
          <table:table-cell table:formula="of:=[.C2]/[.B2]" office:value-type="float" office:value="0.858485183251618" calcext:value-type="float">
            <text:p>0.858485183251618</text:p>
          </table:table-cell>
        </table:table-row>
        <table:table-row table:style-name="ro1">
          <table:table-cell table:formula="of:=VALUE([$prevalence_history_20220401.A3])" office:value-type="date" office:date-value="2021-11-02" calcext:value-type="date">
            <text:p>02/11/21</text:p>
          </table:table-cell>
          <table:table-cell table:formula="of:=[$prevalence_history_20220401.B3]" office:value-type="float" office:value="1221161.83661904" calcext:value-type="float">
            <text:p>1221161.83661904</text:p>
          </table:table-cell>
          <table:table-cell table:formula="of:=[$p_from_i_UK.C510]" office:value-type="float" office:value="1047393.86442809" calcext:value-type="float">
            <text:p>1047393.86442809</text:p>
          </table:table-cell>
          <table:table-cell table:formula="of:=[.C3]/[.B3]" office:value-type="float" office:value="0.857702749152358" calcext:value-type="float">
            <text:p>0.857702749152358</text:p>
          </table:table-cell>
        </table:table-row>
        <table:table-row table:style-name="ro1">
          <table:table-cell table:formula="of:=VALUE([$prevalence_history_20220401.A4])" office:value-type="date" office:date-value="2021-11-03" calcext:value-type="date">
            <text:p>03/11/21</text:p>
          </table:table-cell>
          <table:table-cell table:formula="of:=[$prevalence_history_20220401.B4]" office:value-type="float" office:value="1213497.14986412" calcext:value-type="float">
            <text:p>1213497.14986412</text:p>
          </table:table-cell>
          <table:table-cell table:formula="of:=[$p_from_i_UK.C511]" office:value-type="float" office:value="1039798.84435169" calcext:value-type="float">
            <text:p>1039798.84435169</text:p>
          </table:table-cell>
          <table:table-cell table:formula="of:=[.C4]/[.B4]" office:value-type="float" office:value="0.856861381559995" calcext:value-type="float">
            <text:p>0.856861381559995</text:p>
          </table:table-cell>
        </table:table-row>
        <table:table-row table:style-name="ro1">
          <table:table-cell table:formula="of:=VALUE([$prevalence_history_20220401.A5])" office:value-type="date" office:date-value="2021-11-04" calcext:value-type="date">
            <text:p>04/11/21</text:p>
          </table:table-cell>
          <table:table-cell table:formula="of:=[$prevalence_history_20220401.B5]" office:value-type="float" office:value="1202131.65993773" calcext:value-type="float">
            <text:p>1202131.65993773</text:p>
          </table:table-cell>
          <table:table-cell table:formula="of:=[$p_from_i_UK.C512]" office:value-type="float" office:value="1028904.17205008" calcext:value-type="float">
            <text:p>1028904.17205008</text:p>
          </table:table-cell>
          <table:table-cell table:formula="of:=[.C5]/[.B5]" office:value-type="float" office:value="0.855899737390974" calcext:value-type="float">
            <text:p>0.855899737390974</text:p>
          </table:table-cell>
        </table:table-row>
        <table:table-row table:style-name="ro1">
          <table:table-cell table:formula="of:=VALUE([$prevalence_history_20220401.A6])" office:value-type="date" office:date-value="2021-11-05" calcext:value-type="date">
            <text:p>05/11/21</text:p>
          </table:table-cell>
          <table:table-cell table:formula="of:=[$prevalence_history_20220401.B6]" office:value-type="float" office:value="1188396.01801115" calcext:value-type="float">
            <text:p>1188396.01801115</text:p>
          </table:table-cell>
          <table:table-cell table:formula="of:=[$p_from_i_UK.C513]" office:value-type="float" office:value="1015997.21993322" calcext:value-type="float">
            <text:p>1015997.21993322</text:p>
          </table:table-cell>
          <table:table-cell table:formula="of:=[.C6]/[.B6]" office:value-type="float" office:value="0.854931524958786" calcext:value-type="float">
            <text:p>0.854931524958786</text:p>
          </table:table-cell>
        </table:table-row>
        <table:table-row table:style-name="ro1">
          <table:table-cell table:formula="of:=VALUE([$prevalence_history_20220401.A7])" office:value-type="date" office:date-value="2021-11-06" calcext:value-type="date">
            <text:p>06/11/21</text:p>
          </table:table-cell>
          <table:table-cell table:formula="of:=[$prevalence_history_20220401.B7]" office:value-type="float" office:value="1172661.9625553" calcext:value-type="float">
            <text:p>1172661.9625553</text:p>
          </table:table-cell>
          <table:table-cell table:formula="of:=[$p_from_i_UK.C514]" office:value-type="float" office:value="1001513.31174973" calcext:value-type="float">
            <text:p>1001513.31174973</text:p>
          </table:table-cell>
          <table:table-cell table:formula="of:=[.C7]/[.B7]" office:value-type="float" office:value="0.854051161996741" calcext:value-type="float">
            <text:p>0.854051161996741</text:p>
          </table:table-cell>
        </table:table-row>
        <table:table-row table:style-name="ro1">
          <table:table-cell table:formula="of:=VALUE([$prevalence_history_20220401.A8])" office:value-type="date" office:date-value="2021-11-07" calcext:value-type="date">
            <text:p>07/11/21</text:p>
          </table:table-cell>
          <table:table-cell table:formula="of:=[$prevalence_history_20220401.B8]" office:value-type="float" office:value="1154803.05304939" calcext:value-type="float">
            <text:p>1154803.05304939</text:p>
          </table:table-cell>
          <table:table-cell table:formula="of:=[$p_from_i_UK.C515]" office:value-type="float" office:value="985458.67854562" calcext:value-type="float">
            <text:p>985458.67854562</text:p>
          </table:table-cell>
          <table:table-cell table:formula="of:=[.C8]/[.B8]" office:value-type="float" office:value="0.853356488747933" calcext:value-type="float">
            <text:p>0.853356488747933</text:p>
          </table:table-cell>
        </table:table-row>
        <table:table-row table:style-name="ro1">
          <table:table-cell table:formula="of:=VALUE([$prevalence_history_20220401.A9])" office:value-type="date" office:date-value="2021-11-08" calcext:value-type="date">
            <text:p>08/11/21</text:p>
          </table:table-cell>
          <table:table-cell table:formula="of:=[$prevalence_history_20220401.B9]" office:value-type="float" office:value="1134519.5457792" calcext:value-type="float">
            <text:p>1134519.5457792</text:p>
          </table:table-cell>
          <table:table-cell table:formula="of:=[$p_from_i_UK.C516]" office:value-type="float" office:value="967450.74660272" calcext:value-type="float">
            <text:p>967450.74660272</text:p>
          </table:table-cell>
          <table:table-cell table:formula="of:=[.C9]/[.B9]" office:value-type="float" office:value="0.852740484024243" calcext:value-type="float">
            <text:p>0.852740484024243</text:p>
          </table:table-cell>
        </table:table-row>
        <table:table-row table:style-name="ro1">
          <table:table-cell table:formula="of:=VALUE([$prevalence_history_20220401.A10])" office:value-type="date" office:date-value="2021-11-09" calcext:value-type="date">
            <text:p>09/11/21</text:p>
          </table:table-cell>
          <table:table-cell table:formula="of:=[$prevalence_history_20220401.B10]" office:value-type="float" office:value="1112818.16170476" calcext:value-type="float">
            <text:p>1112818.16170476</text:p>
          </table:table-cell>
          <table:table-cell table:formula="of:=[$p_from_i_UK.C517]" office:value-type="float" office:value="948391.118988102" calcext:value-type="float">
            <text:p>948391.118988102</text:p>
          </table:table-cell>
          <table:table-cell table:formula="of:=[.C10]/[.B10]" office:value-type="float" office:value="0.852242667872379" calcext:value-type="float">
            <text:p>0.852242667872379</text:p>
          </table:table-cell>
        </table:table-row>
        <table:table-row table:style-name="ro1">
          <table:table-cell table:formula="of:=VALUE([$prevalence_history_20220401.A11])" office:value-type="date" office:date-value="2021-11-10" calcext:value-type="date">
            <text:p>10/11/21</text:p>
          </table:table-cell>
          <table:table-cell table:formula="of:=[$prevalence_history_20220401.B11]" office:value-type="float" office:value="1091519.54804676" calcext:value-type="float">
            <text:p>1091519.54804676</text:p>
          </table:table-cell>
          <table:table-cell table:formula="of:=[$p_from_i_UK.C518]" office:value-type="float" office:value="930036.373496446" calcext:value-type="float">
            <text:p>930036.373496446</text:p>
          </table:table-cell>
          <table:table-cell table:formula="of:=[.C11]/[.B11]" office:value-type="float" office:value="0.852056543706172" calcext:value-type="float">
            <text:p>0.852056543706172</text:p>
          </table:table-cell>
        </table:table-row>
        <table:table-row table:style-name="ro1">
          <table:table-cell table:formula="of:=VALUE([$prevalence_history_20220401.A12])" office:value-type="date" office:date-value="2021-11-11" calcext:value-type="date">
            <text:p>11/11/21</text:p>
          </table:table-cell>
          <table:table-cell table:formula="of:=[$prevalence_history_20220401.B12]" office:value-type="float" office:value="1070837.04337689" calcext:value-type="float">
            <text:p>1070837.04337689</text:p>
          </table:table-cell>
          <table:table-cell table:formula="of:=[$p_from_i_UK.C519]" office:value-type="float" office:value="912485.793450863" calcext:value-type="float">
            <text:p>912485.793450863</text:p>
          </table:table-cell>
          <table:table-cell table:formula="of:=[.C12]/[.B12]" office:value-type="float" office:value="0.85212385870901" calcext:value-type="float">
            <text:p>0.85212385870901</text:p>
          </table:table-cell>
        </table:table-row>
        <table:table-row table:style-name="ro1">
          <table:table-cell table:formula="of:=VALUE([$prevalence_history_20220401.A13])" office:value-type="date" office:date-value="2021-11-12" calcext:value-type="date">
            <text:p>12/11/21</text:p>
          </table:table-cell>
          <table:table-cell table:formula="of:=[$prevalence_history_20220401.B13]" office:value-type="float" office:value="1050768.13430284" calcext:value-type="float">
            <text:p>1050768.13430284</text:p>
          </table:table-cell>
          <table:table-cell table:formula="of:=[$p_from_i_UK.C520]" office:value-type="float" office:value="895680.033860166" calcext:value-type="float">
            <text:p>895680.033860166</text:p>
          </table:table-cell>
          <table:table-cell table:formula="of:=[.C13]/[.B13]" office:value-type="float" office:value="0.852405021260403" calcext:value-type="float">
            <text:p>0.852405021260403</text:p>
          </table:table-cell>
        </table:table-row>
        <table:table-row table:style-name="ro1">
          <table:table-cell table:formula="of:=VALUE([$prevalence_history_20220401.A14])" office:value-type="date" office:date-value="2021-11-13" calcext:value-type="date">
            <text:p>13/11/21</text:p>
          </table:table-cell>
          <table:table-cell table:formula="of:=[$prevalence_history_20220401.B14]" office:value-type="float" office:value="1032717.10448078" calcext:value-type="float">
            <text:p>1032717.10448078</text:p>
          </table:table-cell>
          <table:table-cell table:formula="of:=[$p_from_i_UK.C521]" office:value-type="float" office:value="880948.643122814" calcext:value-type="float">
            <text:p>880948.643122814</text:p>
          </table:table-cell>
          <table:table-cell table:formula="of:=[.C14]/[.B14]" office:value-type="float" office:value="0.853039655584798" calcext:value-type="float">
            <text:p>0.853039655584798</text:p>
          </table:table-cell>
        </table:table-row>
        <table:table-row table:style-name="ro1">
          <table:table-cell table:formula="of:=VALUE([$prevalence_history_20220401.A15])" office:value-type="date" office:date-value="2021-11-14" calcext:value-type="date">
            <text:p>14/11/21</text:p>
          </table:table-cell>
          <table:table-cell table:formula="of:=[$prevalence_history_20220401.B15]" office:value-type="float" office:value="1016582.37337023" calcext:value-type="float">
            <text:p>1016582.37337023</text:p>
          </table:table-cell>
          <table:table-cell table:formula="of:=[$p_from_i_UK.C522]" office:value-type="float" office:value="868033.100204849" calcext:value-type="float">
            <text:p>868033.100204849</text:p>
          </table:table-cell>
          <table:table-cell table:formula="of:=[.C15]/[.B15]" office:value-type="float" office:value="0.853873845291157" calcext:value-type="float">
            <text:p>0.853873845291157</text:p>
          </table:table-cell>
        </table:table-row>
        <table:table-row table:style-name="ro1">
          <table:table-cell table:formula="of:=VALUE([$prevalence_history_20220401.A16])" office:value-type="date" office:date-value="2021-11-15" calcext:value-type="date">
            <text:p>15/11/21</text:p>
          </table:table-cell>
          <table:table-cell table:formula="of:=[$prevalence_history_20220401.B16]" office:value-type="float" office:value="1003487.52279245" calcext:value-type="float">
            <text:p>1003487.52279245</text:p>
          </table:table-cell>
          <table:table-cell table:formula="of:=[$p_from_i_UK.C523]" office:value-type="float" office:value="857924.420838541" calcext:value-type="float">
            <text:p>857924.420838541</text:p>
          </table:table-cell>
          <table:table-cell table:formula="of:=[.C16]/[.B16]" office:value-type="float" office:value="0.854942788377833" calcext:value-type="float">
            <text:p>0.854942788377833</text:p>
          </table:table-cell>
        </table:table-row>
        <table:table-row table:style-name="ro1">
          <table:table-cell table:formula="of:=VALUE([$prevalence_history_20220401.A17])" office:value-type="date" office:date-value="2021-11-16" calcext:value-type="date">
            <text:p>16/11/21</text:p>
          </table:table-cell>
          <table:table-cell table:formula="of:=[$prevalence_history_20220401.B17]" office:value-type="float" office:value="993886.608771427" calcext:value-type="float">
            <text:p>993886.608771427</text:p>
          </table:table-cell>
          <table:table-cell table:formula="of:=[$p_from_i_UK.C524]" office:value-type="float" office:value="850962.221935385" calcext:value-type="float">
            <text:p>850962.221935385</text:p>
          </table:table-cell>
          <table:table-cell table:formula="of:=[.C17]/[.B17]" office:value-type="float" office:value="0.856196486022973" calcext:value-type="float">
            <text:p>0.856196486022973</text:p>
          </table:table-cell>
        </table:table-row>
        <table:table-row table:style-name="ro1">
          <table:table-cell table:formula="of:=VALUE([$prevalence_history_20220401.A18])" office:value-type="date" office:date-value="2021-11-17" calcext:value-type="date">
            <text:p>17/11/21</text:p>
          </table:table-cell>
          <table:table-cell table:formula="of:=[$prevalence_history_20220401.B18]" office:value-type="float" office:value="987724.832476748" calcext:value-type="float">
            <text:p>987724.832476748</text:p>
          </table:table-cell>
          <table:table-cell table:formula="of:=[$p_from_i_UK.C525]" office:value-type="float" office:value="847104.181712756" calcext:value-type="float">
            <text:p>847104.181712756</text:p>
          </table:table-cell>
          <table:table-cell table:formula="of:=[.C18]/[.B18]" office:value-type="float" office:value="0.857631755180862" calcext:value-type="float">
            <text:p>0.857631755180862</text:p>
          </table:table-cell>
        </table:table-row>
        <table:table-row table:style-name="ro1">
          <table:table-cell table:formula="of:=VALUE([$prevalence_history_20220401.A19])" office:value-type="date" office:date-value="2021-11-18" calcext:value-type="date">
            <text:p>18/11/21</text:p>
          </table:table-cell>
          <table:table-cell table:formula="of:=[$prevalence_history_20220401.B19]" office:value-type="float" office:value="985140.282204749" calcext:value-type="float">
            <text:p>985140.282204749</text:p>
          </table:table-cell>
          <table:table-cell table:formula="of:=[$p_from_i_UK.C526]" office:value-type="float" office:value="846375.144732286" calcext:value-type="float">
            <text:p>846375.144732286</text:p>
          </table:table-cell>
          <table:table-cell table:formula="of:=[.C19]/[.B19]" office:value-type="float" office:value="0.859141748663544" calcext:value-type="float">
            <text:p>0.859141748663544</text:p>
          </table:table-cell>
        </table:table-row>
        <table:table-row table:style-name="ro1">
          <table:table-cell table:formula="of:=VALUE([$prevalence_history_20220401.A20])" office:value-type="date" office:date-value="2021-11-19" calcext:value-type="date">
            <text:p>19/11/21</text:p>
          </table:table-cell>
          <table:table-cell table:formula="of:=[$prevalence_history_20220401.B20]" office:value-type="float" office:value="986208.452628364" calcext:value-type="float">
            <text:p>986208.452628364</text:p>
          </table:table-cell>
          <table:table-cell table:formula="of:=[$p_from_i_UK.C527]" office:value-type="float" office:value="848699.883029479" calcext:value-type="float">
            <text:p>848699.883029479</text:p>
          </table:table-cell>
          <table:table-cell table:formula="of:=[.C20]/[.B20]" office:value-type="float" office:value="0.860568453624172" calcext:value-type="float">
            <text:p>0.860568453624172</text:p>
          </table:table-cell>
        </table:table-row>
        <table:table-row table:style-name="ro1">
          <table:table-cell table:formula="of:=VALUE([$prevalence_history_20220401.A21])" office:value-type="date" office:date-value="2021-11-20" calcext:value-type="date">
            <text:p>20/11/21</text:p>
          </table:table-cell>
          <table:table-cell table:formula="of:=[$prevalence_history_20220401.B21]" office:value-type="float" office:value="990776.779205306" calcext:value-type="float">
            <text:p>990776.779205306</text:p>
          </table:table-cell>
          <table:table-cell table:formula="of:=[$p_from_i_UK.C528]" office:value-type="float" office:value="853935.85462641" calcext:value-type="float">
            <text:p>853935.85462641</text:p>
          </table:table-cell>
          <table:table-cell table:formula="of:=[.C21]/[.B21]" office:value-type="float" office:value="0.861885212238568" calcext:value-type="float">
            <text:p>0.861885212238568</text:p>
          </table:table-cell>
        </table:table-row>
        <table:table-row table:style-name="ro1">
          <table:table-cell table:formula="of:=VALUE([$prevalence_history_20220401.A22])" office:value-type="date" office:date-value="2021-11-21" calcext:value-type="date">
            <text:p>21/11/21</text:p>
          </table:table-cell>
          <table:table-cell table:formula="of:=[$prevalence_history_20220401.B22]" office:value-type="float" office:value="997231.967933214" calcext:value-type="float">
            <text:p>997231.967933214</text:p>
          </table:table-cell>
          <table:table-cell table:formula="of:=[$p_from_i_UK.C529]" office:value-type="float" office:value="860461.734719332" calcext:value-type="float">
            <text:p>860461.734719332</text:p>
          </table:table-cell>
          <table:table-cell table:formula="of:=[.C22]/[.B22]" office:value-type="float" office:value="0.862850131552299" calcext:value-type="float">
            <text:p>0.862850131552299</text:p>
          </table:table-cell>
        </table:table-row>
        <table:table-row table:style-name="ro1">
          <table:table-cell table:formula="of:=VALUE([$prevalence_history_20220401.A23])" office:value-type="date" office:date-value="2021-11-22" calcext:value-type="date">
            <text:p>22/11/21</text:p>
          </table:table-cell>
          <table:table-cell table:formula="of:=[$prevalence_history_20220401.B23]" office:value-type="float" office:value="1006581.75691971" calcext:value-type="float">
            <text:p>1006581.75691971</text:p>
          </table:table-cell>
          <table:table-cell table:formula="of:=[$p_from_i_UK.C530]" office:value-type="float" office:value="869316.449446622" calcext:value-type="float">
            <text:p>869316.449446622</text:p>
          </table:table-cell>
          <table:table-cell table:formula="of:=[.C23]/[.B23]" office:value-type="float" office:value="0.863632232027391" calcext:value-type="float">
            <text:p>0.863632232027391</text:p>
          </table:table-cell>
        </table:table-row>
        <table:table-row table:style-name="ro1">
          <table:table-cell table:formula="of:=VALUE([$prevalence_history_20220401.A24])" office:value-type="date" office:date-value="2021-11-23" calcext:value-type="date">
            <text:p>23/11/21</text:p>
          </table:table-cell>
          <table:table-cell table:formula="of:=[$prevalence_history_20220401.B24]" office:value-type="float" office:value="1016791.52573228" calcext:value-type="float">
            <text:p>1016791.52573228</text:p>
          </table:table-cell>
          <table:table-cell table:formula="of:=[$p_from_i_UK.C531]" office:value-type="float" office:value="878532.648877305" calcext:value-type="float">
            <text:p>878532.648877305</text:p>
          </table:table-cell>
          <table:table-cell table:formula="of:=[.C24]/[.B24]" office:value-type="float" office:value="0.864024361576575" calcext:value-type="float">
            <text:p>0.864024361576575</text:p>
          </table:table-cell>
        </table:table-row>
        <table:table-row table:style-name="ro1">
          <table:table-cell table:formula="of:=VALUE([$prevalence_history_20220401.A25])" office:value-type="date" office:date-value="2021-11-24" calcext:value-type="date">
            <text:p>24/11/21</text:p>
          </table:table-cell>
          <table:table-cell table:formula="of:=[$prevalence_history_20220401.B25]" office:value-type="float" office:value="1027264.39287272" calcext:value-type="float">
            <text:p>1027264.39287272</text:p>
          </table:table-cell>
          <table:table-cell table:formula="of:=[$p_from_i_UK.C532]" office:value-type="float" office:value="887548.92763641" calcext:value-type="float">
            <text:p>887548.92763641</text:p>
          </table:table-cell>
          <table:table-cell table:formula="of:=[.C25]/[.B25]" office:value-type="float" office:value="0.863992691457358" calcext:value-type="float">
            <text:p>0.863992691457358</text:p>
          </table:table-cell>
        </table:table-row>
        <table:table-row table:style-name="ro1">
          <table:table-cell table:formula="of:=VALUE([$prevalence_history_20220401.A26])" office:value-type="date" office:date-value="2021-11-25" calcext:value-type="date">
            <text:p>25/11/21</text:p>
          </table:table-cell>
          <table:table-cell table:formula="of:=[$prevalence_history_20220401.B26]" office:value-type="float" office:value="1037108.1322188" calcext:value-type="float">
            <text:p>1037108.1322188</text:p>
          </table:table-cell>
          <table:table-cell table:formula="of:=[$p_from_i_UK.C533]" office:value-type="float" office:value="895617.073202673" calcext:value-type="float">
            <text:p>895617.073202673</text:p>
          </table:table-cell>
          <table:table-cell table:formula="of:=[.C26]/[.B26]" office:value-type="float" office:value="0.863571546089973" calcext:value-type="float">
            <text:p>0.863571546089973</text:p>
          </table:table-cell>
        </table:table-row>
        <table:table-row table:style-name="ro1">
          <table:table-cell table:formula="of:=VALUE([$prevalence_history_20220401.A27])" office:value-type="date" office:date-value="2021-11-26" calcext:value-type="date">
            <text:p>26/11/21</text:p>
          </table:table-cell>
          <table:table-cell table:formula="of:=[$prevalence_history_20220401.B27]" office:value-type="float" office:value="1046606.19079905" calcext:value-type="float">
            <text:p>1046606.19079905</text:p>
          </table:table-cell>
          <table:table-cell table:formula="of:=[$p_from_i_UK.C534]" office:value-type="float" office:value="903185.516002592" calcext:value-type="float">
            <text:p>903185.516002592</text:p>
          </table:table-cell>
          <table:table-cell table:formula="of:=[.C27]/[.B27]" office:value-type="float" office:value="0.862965959825863" calcext:value-type="float">
            <text:p>0.862965959825863</text:p>
          </table:table-cell>
        </table:table-row>
        <table:table-row table:style-name="ro1">
          <table:table-cell table:formula="of:=VALUE([$prevalence_history_20220401.A28])" office:value-type="date" office:date-value="2021-11-27" calcext:value-type="date">
            <text:p>27/11/21</text:p>
          </table:table-cell>
          <table:table-cell table:formula="of:=[$prevalence_history_20220401.B28]" office:value-type="float" office:value="1055100.25457194" calcext:value-type="float">
            <text:p>1055100.25457194</text:p>
          </table:table-cell>
          <table:table-cell table:formula="of:=[$p_from_i_UK.C535]" office:value-type="float" office:value="909784.380273766" calcext:value-type="float">
            <text:p>909784.380273766</text:p>
          </table:table-cell>
          <table:table-cell table:formula="of:=[.C28]/[.B28]" office:value-type="float" office:value="0.86227292272133" calcext:value-type="float">
            <text:p>0.86227292272133</text:p>
          </table:table-cell>
        </table:table-row>
        <table:table-row table:style-name="ro1">
          <table:table-cell table:formula="of:=VALUE([$prevalence_history_20220401.A29])" office:value-type="date" office:date-value="2021-11-28" calcext:value-type="date">
            <text:p>28/11/21</text:p>
          </table:table-cell>
          <table:table-cell table:formula="of:=[$prevalence_history_20220401.B29]" office:value-type="float" office:value="1062844.93468102" calcext:value-type="float">
            <text:p>1062844.93468102</text:p>
          </table:table-cell>
          <table:table-cell table:formula="of:=[$p_from_i_UK.C536]" office:value-type="float" office:value="915687.047102539" calcext:value-type="float">
            <text:p>915687.047102539</text:p>
          </table:table-cell>
          <table:table-cell table:formula="of:=[.C29]/[.B29]" office:value-type="float" office:value="0.861543407907715" calcext:value-type="float">
            <text:p>0.861543407907715</text:p>
          </table:table-cell>
        </table:table-row>
        <table:table-row table:style-name="ro1">
          <table:table-cell table:formula="of:=VALUE([$prevalence_history_20220401.A30])" office:value-type="date" office:date-value="2021-11-29" calcext:value-type="date">
            <text:p>29/11/21</text:p>
          </table:table-cell>
          <table:table-cell table:formula="of:=[$prevalence_history_20220401.B30]" office:value-type="float" office:value="1069182.23509926" calcext:value-type="float">
            <text:p>1069182.23509926</text:p>
          </table:table-cell>
          <table:table-cell table:formula="of:=[$p_from_i_UK.C537]" office:value-type="float" office:value="920448.030427027" calcext:value-type="float">
            <text:p>920448.030427027</text:p>
          </table:table-cell>
          <table:table-cell table:formula="of:=[.C30]/[.B30]" office:value-type="float" office:value="0.86088975313135" calcext:value-type="float">
            <text:p>0.86088975313135</text:p>
          </table:table-cell>
        </table:table-row>
        <table:table-row table:style-name="ro1">
          <table:table-cell table:formula="of:=VALUE([$prevalence_history_20220401.A31])" office:value-type="date" office:date-value="2021-11-30" calcext:value-type="date">
            <text:p>30/11/21</text:p>
          </table:table-cell>
          <table:table-cell table:formula="of:=[$prevalence_history_20220401.B31]" office:value-type="float" office:value="1074578.80594417" calcext:value-type="float">
            <text:p>1074578.80594417</text:p>
          </table:table-cell>
          <table:table-cell table:formula="of:=[$p_from_i_UK.C538]" office:value-type="float" office:value="924590.428901402" calcext:value-type="float">
            <text:p>924590.428901402</text:p>
          </table:table-cell>
          <table:table-cell table:formula="of:=[.C31]/[.B31]" office:value-type="float" office:value="0.860421240198403" calcext:value-type="float">
            <text:p>0.860421240198403</text:p>
          </table:table-cell>
        </table:table-row>
        <table:table-row table:style-name="ro1">
          <table:table-cell table:formula="of:=VALUE([$prevalence_history_20220401.A32])" office:value-type="date" office:date-value="2021-12-01" calcext:value-type="date">
            <text:p>01/12/21</text:p>
          </table:table-cell>
          <table:table-cell table:formula="of:=[$prevalence_history_20220401.B32]" office:value-type="float" office:value="1079282.99854664" calcext:value-type="float">
            <text:p>1079282.99854664</text:p>
          </table:table-cell>
          <table:table-cell table:formula="of:=[$p_from_i_UK.C539]" office:value-type="float" office:value="928296.395418741" calcext:value-type="float">
            <text:p>928296.395418741</text:p>
          </table:table-cell>
          <table:table-cell table:formula="of:=[.C32]/[.B32]" office:value-type="float" office:value="0.860104714582536" calcext:value-type="float">
            <text:p>0.860104714582536</text:p>
          </table:table-cell>
        </table:table-row>
        <table:table-row table:style-name="ro1">
          <table:table-cell table:formula="of:=VALUE([$prevalence_history_20220401.A33])" office:value-type="date" office:date-value="2021-12-02" calcext:value-type="date">
            <text:p>02/12/21</text:p>
          </table:table-cell>
          <table:table-cell table:formula="of:=[$prevalence_history_20220401.B33]" office:value-type="float" office:value="1084176.64488056" calcext:value-type="float">
            <text:p>1084176.64488056</text:p>
          </table:table-cell>
          <table:table-cell table:formula="of:=[$p_from_i_UK.C540]" office:value-type="float" office:value="932423.804058939" calcext:value-type="float">
            <text:p>932423.804058939</text:p>
          </table:table-cell>
          <table:table-cell table:formula="of:=[.C33]/[.B33]" office:value-type="float" office:value="0.860029413529435" calcext:value-type="float">
            <text:p>0.860029413529435</text:p>
          </table:table-cell>
        </table:table-row>
        <table:table-row table:style-name="ro1">
          <table:table-cell table:formula="of:=VALUE([$prevalence_history_20220401.A34])" office:value-type="date" office:date-value="2021-12-03" calcext:value-type="date">
            <text:p>03/12/21</text:p>
          </table:table-cell>
          <table:table-cell table:formula="of:=[$prevalence_history_20220401.B34]" office:value-type="float" office:value="1088964.73051117" calcext:value-type="float">
            <text:p>1088964.73051117</text:p>
          </table:table-cell>
          <table:table-cell table:formula="of:=[$p_from_i_UK.C541]" office:value-type="float" office:value="936623.302119437" calcext:value-type="float">
            <text:p>936623.302119437</text:p>
          </table:table-cell>
          <table:table-cell table:formula="of:=[.C34]/[.B34]" office:value-type="float" office:value="0.86010435037669" calcext:value-type="float">
            <text:p>0.86010435037669</text:p>
          </table:table-cell>
        </table:table-row>
        <table:table-row table:style-name="ro1">
          <table:table-cell table:formula="of:=VALUE([$prevalence_history_20220401.A35])" office:value-type="date" office:date-value="2021-12-04" calcext:value-type="date">
            <text:p>04/12/21</text:p>
          </table:table-cell>
          <table:table-cell table:formula="of:=[$prevalence_history_20220401.B35]" office:value-type="float" office:value="1093775.99829496" calcext:value-type="float">
            <text:p>1093775.99829496</text:p>
          </table:table-cell>
          <table:table-cell table:formula="of:=[$p_from_i_UK.C542]" office:value-type="float" office:value="940986.538856711" calcext:value-type="float">
            <text:p>940986.538856711</text:p>
          </table:table-cell>
          <table:table-cell table:formula="of:=[.C35]/[.B35]" office:value-type="float" office:value="0.860310100352882" calcext:value-type="float">
            <text:p>0.860310100352882</text:p>
          </table:table-cell>
        </table:table-row>
        <table:table-row table:style-name="ro1">
          <table:table-cell table:formula="of:=VALUE([$prevalence_history_20220401.A36])" office:value-type="date" office:date-value="2021-12-05" calcext:value-type="date">
            <text:p>05/12/21</text:p>
          </table:table-cell>
          <table:table-cell table:formula="of:=[$prevalence_history_20220401.B36]" office:value-type="float" office:value="1099070.70362963" calcext:value-type="float">
            <text:p>1099070.70362963</text:p>
          </table:table-cell>
          <table:table-cell table:formula="of:=[$p_from_i_UK.C543]" office:value-type="float" office:value="945899.398959611" calcext:value-type="float">
            <text:p>945899.398959611</text:p>
          </table:table-cell>
          <table:table-cell table:formula="of:=[.C36]/[.B36]" office:value-type="float" office:value="0.860635622290561" calcext:value-type="float">
            <text:p>0.860635622290561</text:p>
          </table:table-cell>
        </table:table-row>
        <table:table-row table:style-name="ro1">
          <table:table-cell table:formula="of:=VALUE([$prevalence_history_20220401.A37])" office:value-type="date" office:date-value="2021-12-06" calcext:value-type="date">
            <text:p>06/12/21</text:p>
          </table:table-cell>
          <table:table-cell table:formula="of:=[$prevalence_history_20220401.B37]" office:value-type="float" office:value="1103638.67736126" calcext:value-type="float">
            <text:p>1103638.67736126</text:p>
          </table:table-cell>
          <table:table-cell table:formula="of:=[$p_from_i_UK.C544]" office:value-type="float" office:value="950052.20812311" calcext:value-type="float">
            <text:p>950052.20812311</text:p>
          </table:table-cell>
          <table:table-cell table:formula="of:=[.C37]/[.B37]" office:value-type="float" office:value="0.860836275142725" calcext:value-type="float">
            <text:p>0.860836275142725</text:p>
          </table:table-cell>
        </table:table-row>
        <table:table-row table:style-name="ro1">
          <table:table-cell table:formula="of:=VALUE([$prevalence_history_20220401.A38])" office:value-type="date" office:date-value="2021-12-07" calcext:value-type="date">
            <text:p>07/12/21</text:p>
          </table:table-cell>
          <table:table-cell table:formula="of:=[$prevalence_history_20220401.B38]" office:value-type="float" office:value="1107611.78444115" calcext:value-type="float">
            <text:p>1107611.78444115</text:p>
          </table:table-cell>
          <table:table-cell table:formula="of:=[$p_from_i_UK.C545]" office:value-type="float" office:value="953525.145476844" calcext:value-type="float">
            <text:p>953525.145476844</text:p>
          </table:table-cell>
          <table:table-cell table:formula="of:=[.C38]/[.B38]" office:value-type="float" office:value="0.8608838935006" calcext:value-type="float">
            <text:p>0.8608838935006</text:p>
          </table:table-cell>
        </table:table-row>
        <table:table-row table:style-name="ro1">
          <table:table-cell table:formula="of:=VALUE([$prevalence_history_20220401.A39])" office:value-type="date" office:date-value="2021-12-08" calcext:value-type="date">
            <text:p>08/12/21</text:p>
          </table:table-cell>
          <table:table-cell table:formula="of:=[$prevalence_history_20220401.B39]" office:value-type="float" office:value="1112247.7745548" calcext:value-type="float">
            <text:p>1112247.7745548</text:p>
          </table:table-cell>
          <table:table-cell table:formula="of:=[$p_from_i_UK.C546]" office:value-type="float" office:value="957565.479418241" calcext:value-type="float">
            <text:p>957565.479418241</text:p>
          </table:table-cell>
          <table:table-cell table:formula="of:=[.C39]/[.B39]" office:value-type="float" office:value="0.860928204420572" calcext:value-type="float">
            <text:p>0.860928204420572</text:p>
          </table:table-cell>
        </table:table-row>
        <table:table-row table:style-name="ro1">
          <table:table-cell table:formula="of:=VALUE([$prevalence_history_20220401.A40])" office:value-type="date" office:date-value="2021-12-09" calcext:value-type="date">
            <text:p>09/12/21</text:p>
          </table:table-cell>
          <table:table-cell table:formula="of:=[$prevalence_history_20220401.B40]" office:value-type="float" office:value="1118021.2044387" calcext:value-type="float">
            <text:p>1118021.2044387</text:p>
          </table:table-cell>
          <table:table-cell table:formula="of:=[$p_from_i_UK.C547]" office:value-type="float" office:value="962696.575148138" calcext:value-type="float">
            <text:p>962696.575148138</text:p>
          </table:table-cell>
          <table:table-cell table:formula="of:=[.C40]/[.B40]" office:value-type="float" office:value="0.861071839537656" calcext:value-type="float">
            <text:p>0.861071839537656</text:p>
          </table:table-cell>
        </table:table-row>
        <table:table-row table:style-name="ro1">
          <table:table-cell table:formula="of:=VALUE([$prevalence_history_20220401.A41])" office:value-type="date" office:date-value="2021-12-10" calcext:value-type="date">
            <text:p>10/12/21</text:p>
          </table:table-cell>
          <table:table-cell table:formula="of:=[$prevalence_history_20220401.B41]" office:value-type="float" office:value="1124891.06437716" calcext:value-type="float">
            <text:p>1124891.06437716</text:p>
          </table:table-cell>
          <table:table-cell table:formula="of:=[$p_from_i_UK.C548]" office:value-type="float" office:value="968886.968619388" calcext:value-type="float">
            <text:p>968886.968619388</text:p>
          </table:table-cell>
          <table:table-cell table:formula="of:=[.C41]/[.B41]" office:value-type="float" office:value="0.861316263682697" calcext:value-type="float">
            <text:p>0.861316263682697</text:p>
          </table:table-cell>
        </table:table-row>
        <table:table-row table:style-name="ro1">
          <table:table-cell table:formula="of:=VALUE([$prevalence_history_20220401.A42])" office:value-type="date" office:date-value="2021-12-11" calcext:value-type="date">
            <text:p>11/12/21</text:p>
          </table:table-cell>
          <table:table-cell table:formula="of:=[$prevalence_history_20220401.B42]" office:value-type="float" office:value="1132961.24402994" calcext:value-type="float">
            <text:p>1132961.24402994</text:p>
          </table:table-cell>
          <table:table-cell table:formula="of:=[$p_from_i_UK.C549]" office:value-type="float" office:value="976217.420143095" calcext:value-type="float">
            <text:p>976217.420143095</text:p>
          </table:table-cell>
          <table:table-cell table:formula="of:=[.C42]/[.B42]" office:value-type="float" office:value="0.861651204123005" calcext:value-type="float">
            <text:p>0.861651204123005</text:p>
          </table:table-cell>
        </table:table-row>
        <table:table-row table:style-name="ro1">
          <table:table-cell table:formula="of:=VALUE([$prevalence_history_20220401.A43])" office:value-type="date" office:date-value="2021-12-12" calcext:value-type="date">
            <text:p>12/12/21</text:p>
          </table:table-cell>
          <table:table-cell table:formula="of:=[$prevalence_history_20220401.B43]" office:value-type="float" office:value="1142942.97691262" calcext:value-type="float">
            <text:p>1142942.97691262</text:p>
          </table:table-cell>
          <table:table-cell table:formula="of:=[$p_from_i_UK.C550]" office:value-type="float" office:value="985448.322918392" calcext:value-type="float">
            <text:p>985448.322918392</text:p>
          </table:table-cell>
          <table:table-cell table:formula="of:=[.C43]/[.B43]" office:value-type="float" office:value="0.8622025270065" calcext:value-type="float">
            <text:p>0.8622025270065</text:p>
          </table:table-cell>
        </table:table-row>
        <table:table-row table:style-name="ro1">
          <table:table-cell table:formula="of:=VALUE([$prevalence_history_20220401.A44])" office:value-type="date" office:date-value="2021-12-13" calcext:value-type="date">
            <text:p>13/12/21</text:p>
          </table:table-cell>
          <table:table-cell table:formula="of:=[$prevalence_history_20220401.B44]" office:value-type="float" office:value="1155368.48174719" calcext:value-type="float">
            <text:p>1155368.48174719</text:p>
          </table:table-cell>
          <table:table-cell table:formula="of:=[$p_from_i_UK.C551]" office:value-type="float" office:value="996995.116673034" calcext:value-type="float">
            <text:p>996995.116673034</text:p>
          </table:table-cell>
          <table:table-cell table:formula="of:=[.C44]/[.B44]" office:value-type="float" office:value="0.862923935024904" calcext:value-type="float">
            <text:p>0.862923935024904</text:p>
          </table:table-cell>
        </table:table-row>
        <table:table-row table:style-name="ro1">
          <table:table-cell table:formula="of:=VALUE([$prevalence_history_20220401.A45])" office:value-type="date" office:date-value="2021-12-14" calcext:value-type="date">
            <text:p>14/12/21</text:p>
          </table:table-cell>
          <table:table-cell table:formula="of:=[$prevalence_history_20220401.B45]" office:value-type="float" office:value="1171934.93729835" calcext:value-type="float">
            <text:p>1171934.93729835</text:p>
          </table:table-cell>
          <table:table-cell table:formula="of:=[$p_from_i_UK.C552]" office:value-type="float" office:value="1012397.66852681" calcext:value-type="float">
            <text:p>1012397.66852681</text:p>
          </table:table-cell>
          <table:table-cell table:formula="of:=[.C45]/[.B45]" office:value-type="float" office:value="0.86386849329766" calcext:value-type="float">
            <text:p>0.86386849329766</text:p>
          </table:table-cell>
        </table:table-row>
        <table:table-row table:style-name="ro1">
          <table:table-cell table:formula="of:=VALUE([$prevalence_history_20220401.A46])" office:value-type="date" office:date-value="2021-12-15" calcext:value-type="date">
            <text:p>15/12/21</text:p>
          </table:table-cell>
          <table:table-cell table:formula="of:=[$prevalence_history_20220401.B46]" office:value-type="float" office:value="1196707.86614131" calcext:value-type="float">
            <text:p>1196707.86614131</text:p>
          </table:table-cell>
          <table:table-cell table:formula="of:=[$p_from_i_UK.C553]" office:value-type="float" office:value="1035718.24195431" calcext:value-type="float">
            <text:p>1035718.24195431</text:p>
          </table:table-cell>
          <table:table-cell table:formula="of:=[.C46]/[.B46]" office:value-type="float" office:value="0.865472912193598" calcext:value-type="float">
            <text:p>0.865472912193598</text:p>
          </table:table-cell>
        </table:table-row>
        <table:table-row table:style-name="ro1">
          <table:table-cell table:formula="of:=VALUE([$prevalence_history_20220401.A47])" office:value-type="date" office:date-value="2021-12-16" calcext:value-type="date">
            <text:p>16/12/21</text:p>
          </table:table-cell>
          <table:table-cell table:formula="of:=[$prevalence_history_20220401.B47]" office:value-type="float" office:value="1229409.73091686" calcext:value-type="float">
            <text:p>1229409.73091686</text:p>
          </table:table-cell>
          <table:table-cell table:formula="of:=[$p_from_i_UK.C554]" office:value-type="float" office:value="1066575.95569419" calcext:value-type="float">
            <text:p>1066575.95569419</text:p>
          </table:table-cell>
          <table:table-cell table:formula="of:=[.C47]/[.B47]" office:value-type="float" office:value="0.867551255592198" calcext:value-type="float">
            <text:p>0.867551255592198</text:p>
          </table:table-cell>
        </table:table-row>
        <table:table-row table:style-name="ro1">
          <table:table-cell table:formula="of:=VALUE([$prevalence_history_20220401.A48])" office:value-type="date" office:date-value="2021-12-17" calcext:value-type="date">
            <text:p>17/12/21</text:p>
          </table:table-cell>
          <table:table-cell table:formula="of:=[$prevalence_history_20220401.B48]" office:value-type="float" office:value="1269200.43706022" calcext:value-type="float">
            <text:p>1269200.43706022</text:p>
          </table:table-cell>
          <table:table-cell table:formula="of:=[$p_from_i_UK.C555]" office:value-type="float" office:value="1103957.04219194" calcext:value-type="float">
            <text:p>1103957.04219194</text:p>
          </table:table-cell>
          <table:table-cell table:formula="of:=[.C48]/[.B48]" office:value-type="float" office:value="0.869805122939429" calcext:value-type="float">
            <text:p>0.869805122939429</text:p>
          </table:table-cell>
        </table:table-row>
        <table:table-row table:style-name="ro1">
          <table:table-cell table:formula="of:=VALUE([$prevalence_history_20220401.A49])" office:value-type="date" office:date-value="2021-12-18" calcext:value-type="date">
            <text:p>18/12/21</text:p>
          </table:table-cell>
          <table:table-cell table:formula="of:=[$prevalence_history_20220401.B49]" office:value-type="float" office:value="1315981.43205328" calcext:value-type="float">
            <text:p>1315981.43205328</text:p>
          </table:table-cell>
          <table:table-cell table:formula="of:=[$p_from_i_UK.C556]" office:value-type="float" office:value="1147449.45307923" calcext:value-type="float">
            <text:p>1147449.45307923</text:p>
          </table:table-cell>
          <table:table-cell table:formula="of:=[.C49]/[.B49]" office:value-type="float" office:value="0.871934379263165" calcext:value-type="float">
            <text:p>0.871934379263165</text:p>
          </table:table-cell>
        </table:table-row>
        <table:table-row table:style-name="ro1">
          <table:table-cell table:formula="of:=VALUE([$prevalence_history_20220401.A50])" office:value-type="date" office:date-value="2021-12-19" calcext:value-type="date">
            <text:p>19/12/21</text:p>
          </table:table-cell>
          <table:table-cell table:formula="of:=[$prevalence_history_20220401.B50]" office:value-type="float" office:value="1370710.61757525" calcext:value-type="float">
            <text:p>1370710.61757525</text:p>
          </table:table-cell>
          <table:table-cell table:formula="of:=[$p_from_i_UK.C557]" office:value-type="float" office:value="1197808.77921066" calcext:value-type="float">
            <text:p>1197808.77921066</text:p>
          </table:table-cell>
          <table:table-cell table:formula="of:=[.C50]/[.B50]" office:value-type="float" office:value="0.873859707404579" calcext:value-type="float">
            <text:p>0.873859707404579</text:p>
          </table:table-cell>
        </table:table-row>
        <table:table-row table:style-name="ro1">
          <table:table-cell table:formula="of:=VALUE([$prevalence_history_20220401.A51])" office:value-type="date" office:date-value="2021-12-20" calcext:value-type="date">
            <text:p>20/12/21</text:p>
          </table:table-cell>
          <table:table-cell table:formula="of:=[$prevalence_history_20220401.B51]" office:value-type="float" office:value="1432303.1275663" calcext:value-type="float">
            <text:p>1432303.1275663</text:p>
          </table:table-cell>
          <table:table-cell table:formula="of:=[$p_from_i_UK.C558]" office:value-type="float" office:value="1253703.77471849" calcext:value-type="float">
            <text:p>1253703.77471849</text:p>
          </table:table-cell>
          <table:table-cell table:formula="of:=[.C51]/[.B51]" office:value-type="float" office:value="0.875306176876627" calcext:value-type="float">
            <text:p>0.875306176876627</text:p>
          </table:table-cell>
        </table:table-row>
        <table:table-row table:style-name="ro1">
          <table:table-cell table:formula="of:=VALUE([$prevalence_history_20220401.A52])" office:value-type="date" office:date-value="2021-12-21" calcext:value-type="date">
            <text:p>21/12/21</text:p>
          </table:table-cell>
          <table:table-cell table:formula="of:=[$prevalence_history_20220401.B52]" office:value-type="float" office:value="1500933.82501413" calcext:value-type="float">
            <text:p>1500933.82501413</text:p>
          </table:table-cell>
          <table:table-cell table:formula="of:=[$p_from_i_UK.C559]" office:value-type="float" office:value="1315171.03540889" calcext:value-type="float">
            <text:p>1315171.03540889</text:p>
          </table:table-cell>
          <table:table-cell table:formula="of:=[.C52]/[.B52]" office:value-type="float" office:value="0.876235190046776" calcext:value-type="float">
            <text:p>0.876235190046776</text:p>
          </table:table-cell>
        </table:table-row>
        <table:table-row table:style-name="ro1">
          <table:table-cell table:formula="of:=VALUE([$prevalence_history_20220401.A53])" office:value-type="date" office:date-value="2021-12-22" calcext:value-type="date">
            <text:p>22/12/21</text:p>
          </table:table-cell>
          <table:table-cell table:formula="of:=[$prevalence_history_20220401.B53]" office:value-type="float" office:value="1575673.97506158" calcext:value-type="float">
            <text:p>1575673.97506158</text:p>
          </table:table-cell>
          <table:table-cell table:formula="of:=[$p_from_i_UK.C560]" office:value-type="float" office:value="1381526.57401905" calcext:value-type="float">
            <text:p>1381526.57401905</text:p>
          </table:table-cell>
          <table:table-cell table:formula="of:=[.C53]/[.B53]" office:value-type="float" office:value="0.876784535306588" calcext:value-type="float">
            <text:p>0.876784535306588</text:p>
          </table:table-cell>
        </table:table-row>
        <table:table-row table:style-name="ro1">
          <table:table-cell table:formula="of:=VALUE([$prevalence_history_20220401.A54])" office:value-type="date" office:date-value="2021-12-23" calcext:value-type="date">
            <text:p>23/12/21</text:p>
          </table:table-cell>
          <table:table-cell table:formula="of:=[$prevalence_history_20220401.B54]" office:value-type="float" office:value="1656593.63105086" calcext:value-type="float">
            <text:p>1656593.63105086</text:p>
          </table:table-cell>
          <table:table-cell table:formula="of:=[$p_from_i_UK.C561]" office:value-type="float" office:value="1452957.47991208" calcext:value-type="float">
            <text:p>1452957.47991208</text:p>
          </table:table-cell>
          <table:table-cell table:formula="of:=[.C54]/[.B54]" office:value-type="float" office:value="0.877075374840354" calcext:value-type="float">
            <text:p>0.877075374840354</text:p>
          </table:table-cell>
        </table:table-row>
        <table:table-row table:style-name="ro1">
          <table:table-cell table:formula="of:=VALUE([$prevalence_history_20220401.A55])" office:value-type="date" office:date-value="2021-12-24" calcext:value-type="date">
            <text:p>24/12/21</text:p>
          </table:table-cell>
          <table:table-cell table:formula="of:=[$prevalence_history_20220401.B55]" office:value-type="float" office:value="1742628.07986191" calcext:value-type="float">
            <text:p>1742628.07986191</text:p>
          </table:table-cell>
          <table:table-cell table:formula="of:=[$p_from_i_UK.C562]" office:value-type="float" office:value="1528425.18931274" calcext:value-type="float">
            <text:p>1528425.18931274</text:p>
          </table:table-cell>
          <table:table-cell table:formula="of:=[.C55]/[.B55]" office:value-type="float" office:value="0.877080546890912" calcext:value-type="float">
            <text:p>0.877080546890912</text:p>
          </table:table-cell>
        </table:table-row>
        <table:table-row table:style-name="ro1">
          <table:table-cell table:formula="of:=VALUE([$prevalence_history_20220401.A56])" office:value-type="date" office:date-value="2021-12-25" calcext:value-type="date">
            <text:p>25/12/21</text:p>
          </table:table-cell>
          <table:table-cell table:formula="of:=[$prevalence_history_20220401.B56]" office:value-type="float" office:value="1830702.95432837" calcext:value-type="float">
            <text:p>1830702.95432837</text:p>
          </table:table-cell>
          <table:table-cell table:formula="of:=[$p_from_i_UK.C563]" office:value-type="float" office:value="1604995.74849834" calcext:value-type="float">
            <text:p>1604995.74849834</text:p>
          </table:table-cell>
          <table:table-cell table:formula="of:=[.C56]/[.B56]" office:value-type="float" office:value="0.876710088167837" calcext:value-type="float">
            <text:p>0.876710088167837</text:p>
          </table:table-cell>
        </table:table-row>
        <table:table-row table:style-name="ro1">
          <table:table-cell table:formula="of:=VALUE([$prevalence_history_20220401.A57])" office:value-type="date" office:date-value="2021-12-26" calcext:value-type="date">
            <text:p>26/12/21</text:p>
          </table:table-cell>
          <table:table-cell table:formula="of:=[$prevalence_history_20220401.B57]" office:value-type="float" office:value="1919438.10352442" calcext:value-type="float">
            <text:p>1919438.10352442</text:p>
          </table:table-cell>
          <table:table-cell table:formula="of:=[$p_from_i_UK.C564]" office:value-type="float" office:value="1681524.7155518" calcext:value-type="float">
            <text:p>1681524.7155518</text:p>
          </table:table-cell>
          <table:table-cell table:formula="of:=[.C57]/[.B57]" office:value-type="float" office:value="0.876050502730057" calcext:value-type="float">
            <text:p>0.876050502730057</text:p>
          </table:table-cell>
        </table:table-row>
        <table:table-row table:style-name="ro1">
          <table:table-cell table:formula="of:=VALUE([$prevalence_history_20220401.A58])" office:value-type="date" office:date-value="2021-12-27" calcext:value-type="date">
            <text:p>27/12/21</text:p>
          </table:table-cell>
          <table:table-cell table:formula="of:=[$prevalence_history_20220401.B58]" office:value-type="float" office:value="2007610.66064007" calcext:value-type="float">
            <text:p>2007610.66064007</text:p>
          </table:table-cell>
          <table:table-cell table:formula="of:=[$p_from_i_UK.C565]" office:value-type="float" office:value="1756934.97083924" calcext:value-type="float">
            <text:p>1756934.97083924</text:p>
          </table:table-cell>
          <table:table-cell table:formula="of:=[.C58]/[.B58]" office:value-type="float" office:value="0.875137298921837" calcext:value-type="float">
            <text:p>0.875137298921837</text:p>
          </table:table-cell>
        </table:table-row>
        <table:table-row table:style-name="ro1">
          <table:table-cell table:formula="of:=VALUE([$prevalence_history_20220401.A59])" office:value-type="date" office:date-value="2021-12-28" calcext:value-type="date">
            <text:p>28/12/21</text:p>
          </table:table-cell>
          <table:table-cell table:formula="of:=[$prevalence_history_20220401.B59]" office:value-type="float" office:value="2094060.70716616" calcext:value-type="float">
            <text:p>2094060.70716616</text:p>
          </table:table-cell>
          <table:table-cell table:formula="of:=[$p_from_i_UK.C566]" office:value-type="float" office:value="1830192.11718779" calcext:value-type="float">
            <text:p>1830192.11718779</text:p>
          </table:table-cell>
          <table:table-cell table:formula="of:=[.C59]/[.B59]" office:value-type="float" office:value="0.873991910036144" calcext:value-type="float">
            <text:p>0.873991910036144</text:p>
          </table:table-cell>
        </table:table-row>
        <table:table-row table:style-name="ro1">
          <table:table-cell table:formula="of:=VALUE([$prevalence_history_20220401.A60])" office:value-type="date" office:date-value="2021-12-29" calcext:value-type="date">
            <text:p>29/12/21</text:p>
          </table:table-cell>
          <table:table-cell table:formula="of:=[$prevalence_history_20220401.B60]" office:value-type="float" office:value="2177312.82952321" calcext:value-type="float">
            <text:p>2177312.82952321</text:p>
          </table:table-cell>
          <table:table-cell table:formula="of:=[$p_from_i_UK.C567]" office:value-type="float" office:value="1900032.00969607" calcext:value-type="float">
            <text:p>1900032.00969607</text:p>
          </table:table-cell>
          <table:table-cell table:formula="of:=[.C60]/[.B60]" office:value-type="float" office:value="0.87264998576807" calcext:value-type="float">
            <text:p>0.87264998576807</text:p>
          </table:table-cell>
        </table:table-row>
        <table:table-row table:style-name="ro1">
          <table:table-cell table:formula="of:=VALUE([$prevalence_history_20220401.A61])" office:value-type="date" office:date-value="2021-12-30" calcext:value-type="date">
            <text:p>30/12/21</text:p>
          </table:table-cell>
          <table:table-cell table:formula="of:=[$prevalence_history_20220401.B61]" office:value-type="float" office:value="2258299.42138797" calcext:value-type="float">
            <text:p>2258299.42138797</text:p>
          </table:table-cell>
          <table:table-cell table:formula="of:=[$p_from_i_UK.C568]" office:value-type="float" office:value="1967762.02042705" calcext:value-type="float">
            <text:p>1967762.02042705</text:p>
          </table:table-cell>
          <table:table-cell table:formula="of:=[.C61]/[.B61]" office:value-type="float" office:value="0.871346820439624" calcext:value-type="float">
            <text:p>0.871346820439624</text:p>
          </table:table-cell>
        </table:table-row>
        <table:table-row table:style-name="ro1">
          <table:table-cell table:formula="of:=VALUE([$prevalence_history_20220401.A62])" office:value-type="date" office:date-value="2021-12-31" calcext:value-type="date">
            <text:p>31/12/21</text:p>
          </table:table-cell>
          <table:table-cell table:formula="of:=[$prevalence_history_20220401.B62]" office:value-type="float" office:value="2336172.54667223" calcext:value-type="float">
            <text:p>2336172.54667223</text:p>
          </table:table-cell>
          <table:table-cell table:formula="of:=[$p_from_i_UK.C569]" office:value-type="float" office:value="2032934.46026395" calcext:value-type="float">
            <text:p>2032934.46026395</text:p>
          </table:table-cell>
          <table:table-cell table:formula="of:=[.C62]/[.B62]" office:value-type="float" office:value="0.870198762997953" calcext:value-type="float">
            <text:p>0.870198762997953</text:p>
          </table:table-cell>
        </table:table-row>
        <table:table-row table:style-name="ro1">
          <table:table-cell table:formula="of:=VALUE([$prevalence_history_20220401.A63])" office:value-type="date" office:date-value="2022-01-01" calcext:value-type="date">
            <text:p>01/01/22</text:p>
          </table:table-cell>
          <table:table-cell table:formula="of:=[$prevalence_history_20220401.B63]" office:value-type="float" office:value="2409954.4467259" calcext:value-type="float">
            <text:p>2409954.4467259</text:p>
          </table:table-cell>
          <table:table-cell table:formula="of:=[$p_from_i_UK.C570]" office:value-type="float" office:value="2094658.04947091" calcext:value-type="float">
            <text:p>2094658.04947091</text:p>
          </table:table-cell>
          <table:table-cell table:formula="of:=[.C63]/[.B63]" office:value-type="float" office:value="0.869169146461112" calcext:value-type="float">
            <text:p>0.869169146461112</text:p>
          </table:table-cell>
        </table:table-row>
        <table:table-row table:style-name="ro1">
          <table:table-cell table:formula="of:=VALUE([$prevalence_history_20220401.A64])" office:value-type="date" office:date-value="2022-01-02" calcext:value-type="date">
            <text:p>02/01/22</text:p>
          </table:table-cell>
          <table:table-cell table:formula="of:=[$prevalence_history_20220401.B64]" office:value-type="float" office:value="2477673.60128534" calcext:value-type="float">
            <text:p>2477673.60128534</text:p>
          </table:table-cell>
          <table:table-cell table:formula="of:=[$p_from_i_UK.C571]" office:value-type="float" office:value="2151016.85724656" calcext:value-type="float">
            <text:p>2151016.85724656</text:p>
          </table:table-cell>
          <table:table-cell table:formula="of:=[.C64]/[.B64]" office:value-type="float" office:value="0.868159896497535" calcext:value-type="float">
            <text:p>0.868159896497535</text:p>
          </table:table-cell>
        </table:table-row>
        <table:table-row table:style-name="ro1">
          <table:table-cell table:formula="of:=VALUE([$prevalence_history_20220401.A65])" office:value-type="date" office:date-value="2022-01-03" calcext:value-type="date">
            <text:p>03/01/22</text:p>
          </table:table-cell>
          <table:table-cell table:formula="of:=[$prevalence_history_20220401.B65]" office:value-type="float" office:value="2539531.79667837" calcext:value-type="float">
            <text:p>2539531.79667837</text:p>
          </table:table-cell>
          <table:table-cell table:formula="of:=[$p_from_i_UK.C572]" office:value-type="float" office:value="2202288.90961288" calcext:value-type="float">
            <text:p>2202288.90961288</text:p>
          </table:table-cell>
          <table:table-cell table:formula="of:=[.C65]/[.B65]" office:value-type="float" office:value="0.867202731028375" calcext:value-type="float">
            <text:p>0.867202731028375</text:p>
          </table:table-cell>
        </table:table-row>
        <table:table-row table:style-name="ro1">
          <table:table-cell table:formula="of:=VALUE([$prevalence_history_20220401.A66])" office:value-type="date" office:date-value="2022-01-04" calcext:value-type="date">
            <text:p>04/01/22</text:p>
          </table:table-cell>
          <table:table-cell table:formula="of:=[$prevalence_history_20220401.B66]" office:value-type="float" office:value="2594926.84368055" calcext:value-type="float">
            <text:p>2594926.84368055</text:p>
          </table:table-cell>
          <table:table-cell table:formula="of:=[$p_from_i_UK.C573]" office:value-type="float" office:value="2247865.50611742" calcext:value-type="float">
            <text:p>2247865.50611742</text:p>
          </table:table-cell>
          <table:table-cell table:formula="of:=[.C66]/[.B66]" office:value-type="float" office:value="0.866253902915092" calcext:value-type="float">
            <text:p>0.866253902915092</text:p>
          </table:table-cell>
        </table:table-row>
        <table:table-row table:style-name="ro1">
          <table:table-cell table:formula="of:=VALUE([$prevalence_history_20220401.A67])" office:value-type="date" office:date-value="2022-01-05" calcext:value-type="date">
            <text:p>05/01/22</text:p>
          </table:table-cell>
          <table:table-cell table:formula="of:=[$prevalence_history_20220401.B67]" office:value-type="float" office:value="2642460.38602982" calcext:value-type="float">
            <text:p>2642460.38602982</text:p>
          </table:table-cell>
          <table:table-cell table:formula="of:=[$p_from_i_UK.C574]" office:value-type="float" office:value="2286246.69256902" calcext:value-type="float">
            <text:p>2286246.69256902</text:p>
          </table:table-cell>
          <table:table-cell table:formula="of:=[.C67]/[.B67]" office:value-type="float" office:value="0.865196202999281" calcext:value-type="float">
            <text:p>0.865196202999281</text:p>
          </table:table-cell>
        </table:table-row>
        <table:table-row table:style-name="ro1">
          <table:table-cell table:formula="of:=VALUE([$prevalence_history_20220401.A68])" office:value-type="date" office:date-value="2022-01-06" calcext:value-type="date">
            <text:p>06/01/22</text:p>
          </table:table-cell>
          <table:table-cell table:formula="of:=[$prevalence_history_20220401.B68]" office:value-type="float" office:value="2681354.24460668" calcext:value-type="float">
            <text:p>2681354.24460668</text:p>
          </table:table-cell>
          <table:table-cell table:formula="of:=[$p_from_i_UK.C575]" office:value-type="float" office:value="2316756.66300903" calcext:value-type="float">
            <text:p>2316756.66300903</text:p>
          </table:table-cell>
          <table:table-cell table:formula="of:=[.C68]/[.B68]" office:value-type="float" office:value="0.86402483657987" calcext:value-type="float">
            <text:p>0.86402483657987</text:p>
          </table:table-cell>
        </table:table-row>
        <table:table-row table:style-name="ro1">
          <table:table-cell table:formula="of:=VALUE([$prevalence_history_20220401.A69])" office:value-type="date" office:date-value="2022-01-07" calcext:value-type="date">
            <text:p>07/01/22</text:p>
          </table:table-cell>
          <table:table-cell table:formula="of:=[$prevalence_history_20220401.B69]" office:value-type="float" office:value="2711498.80222384" calcext:value-type="float">
            <text:p>2711498.80222384</text:p>
          </table:table-cell>
          <table:table-cell table:formula="of:=[$p_from_i_UK.C576]" office:value-type="float" office:value="2339504.8990124" calcext:value-type="float">
            <text:p>2339504.8990124</text:p>
          </table:table-cell>
          <table:table-cell table:formula="of:=[.C69]/[.B69]" office:value-type="float" office:value="0.862808752522276" calcext:value-type="float">
            <text:p>0.862808752522276</text:p>
          </table:table-cell>
        </table:table-row>
        <table:table-row table:style-name="ro1">
          <table:table-cell table:formula="of:=VALUE([$prevalence_history_20220401.A70])" office:value-type="date" office:date-value="2022-01-08" calcext:value-type="date">
            <text:p>08/01/22</text:p>
          </table:table-cell>
          <table:table-cell table:formula="of:=[$prevalence_history_20220401.B70]" office:value-type="float" office:value="2733235.20342781" calcext:value-type="float">
            <text:p>2733235.20342781</text:p>
          </table:table-cell>
          <table:table-cell table:formula="of:=[$p_from_i_UK.C577]" office:value-type="float" office:value="2354986.12454453" calcext:value-type="float">
            <text:p>2354986.12454453</text:p>
          </table:table-cell>
          <table:table-cell table:formula="of:=[.C70]/[.B70]" office:value-type="float" office:value="0.861611222331356" calcext:value-type="float">
            <text:p>0.861611222331356</text:p>
          </table:table-cell>
        </table:table-row>
        <table:table-row table:style-name="ro1">
          <table:table-cell table:formula="of:=VALUE([$prevalence_history_20220401.A71])" office:value-type="date" office:date-value="2022-01-09" calcext:value-type="date">
            <text:p>09/01/22</text:p>
          </table:table-cell>
          <table:table-cell table:formula="of:=[$prevalence_history_20220401.B71]" office:value-type="float" office:value="2746377.06056317" calcext:value-type="float">
            <text:p>2746377.06056317</text:p>
          </table:table-cell>
          <table:table-cell table:formula="of:=[$p_from_i_UK.C578]" office:value-type="float" office:value="2363076.98033158" calcext:value-type="float">
            <text:p>2363076.98033158</text:p>
          </table:table-cell>
          <table:table-cell table:formula="of:=[.C71]/[.B71]" office:value-type="float" office:value="0.860434284230079" calcext:value-type="float">
            <text:p>0.860434284230079</text:p>
          </table:table-cell>
        </table:table-row>
        <table:table-row table:style-name="ro1">
          <table:table-cell table:formula="of:=VALUE([$prevalence_history_20220401.A72])" office:value-type="date" office:date-value="2022-01-10" calcext:value-type="date">
            <text:p>10/01/22</text:p>
          </table:table-cell>
          <table:table-cell table:formula="of:=[$prevalence_history_20220401.B72]" office:value-type="float" office:value="2750193.9517426" calcext:value-type="float">
            <text:p>2750193.9517426</text:p>
          </table:table-cell>
          <table:table-cell table:formula="of:=[$p_from_i_UK.C579]" office:value-type="float" office:value="2363135.01459034" calcext:value-type="float">
            <text:p>2363135.01459034</text:p>
          </table:table-cell>
          <table:table-cell table:formula="of:=[.C72]/[.B72]" office:value-type="float" office:value="0.859261221592386" calcext:value-type="float">
            <text:p>0.859261221592386</text:p>
          </table:table-cell>
        </table:table-row>
        <table:table-row table:style-name="ro1">
          <table:table-cell table:formula="of:=VALUE([$prevalence_history_20220401.A73])" office:value-type="date" office:date-value="2022-01-11" calcext:value-type="date">
            <text:p>11/01/22</text:p>
          </table:table-cell>
          <table:table-cell table:formula="of:=[$prevalence_history_20220401.B73]" office:value-type="float" office:value="2743510.53346998" calcext:value-type="float">
            <text:p>2743510.53346998</text:p>
          </table:table-cell>
          <table:table-cell table:formula="of:=[$p_from_i_UK.C580]" office:value-type="float" office:value="2354126.7051024" calcext:value-type="float">
            <text:p>2354126.7051024</text:p>
          </table:table-cell>
          <table:table-cell table:formula="of:=[.C73]/[.B73]" office:value-type="float" office:value="0.858070955581466" calcext:value-type="float">
            <text:p>0.858070955581466</text:p>
          </table:table-cell>
        </table:table-row>
        <table:table-row table:style-name="ro1">
          <table:table-cell table:formula="of:=VALUE([$prevalence_history_20220401.A74])" office:value-type="date" office:date-value="2022-01-12" calcext:value-type="date">
            <text:p>12/01/22</text:p>
          </table:table-cell>
          <table:table-cell table:formula="of:=[$prevalence_history_20220401.B74]" office:value-type="float" office:value="2725973.07078637" calcext:value-type="float">
            <text:p>2725973.07078637</text:p>
          </table:table-cell>
          <table:table-cell table:formula="of:=[$p_from_i_UK.C581]" office:value-type="float" office:value="2335594.79648438" calcext:value-type="float">
            <text:p>2335594.79648438</text:p>
          </table:table-cell>
          <table:table-cell table:formula="of:=[.C74]/[.B74]" office:value-type="float" office:value="0.856793055483348" calcext:value-type="float">
            <text:p>0.856793055483348</text:p>
          </table:table-cell>
        </table:table-row>
        <table:table-row table:style-name="ro1">
          <table:table-cell table:formula="of:=VALUE([$prevalence_history_20220401.A75])" office:value-type="date" office:date-value="2022-01-13" calcext:value-type="date">
            <text:p>13/01/22</text:p>
          </table:table-cell>
          <table:table-cell table:formula="of:=[$prevalence_history_20220401.B75]" office:value-type="float" office:value="2697898.94109244" calcext:value-type="float">
            <text:p>2697898.94109244</text:p>
          </table:table-cell>
          <table:table-cell table:formula="of:=[$p_from_i_UK.C582]" office:value-type="float" office:value="2307806.26262926" calcext:value-type="float">
            <text:p>2307806.26262926</text:p>
          </table:table-cell>
          <table:table-cell table:formula="of:=[.C75]/[.B75]" office:value-type="float" office:value="0.855408713602436" calcext:value-type="float">
            <text:p>0.855408713602436</text:p>
          </table:table-cell>
        </table:table-row>
        <table:table-row table:style-name="ro1">
          <table:table-cell table:formula="of:=VALUE([$prevalence_history_20220401.A76])" office:value-type="date" office:date-value="2022-01-14" calcext:value-type="date">
            <text:p>14/01/22</text:p>
          </table:table-cell>
          <table:table-cell table:formula="of:=[$prevalence_history_20220401.B76]" office:value-type="float" office:value="2661183.24560049" calcext:value-type="float">
            <text:p>2661183.24560049</text:p>
          </table:table-cell>
          <table:table-cell table:formula="of:=[$p_from_i_UK.C583]" office:value-type="float" office:value="2272712.43503872" calcext:value-type="float">
            <text:p>2272712.43503872</text:p>
          </table:table-cell>
          <table:table-cell table:formula="of:=[.C76]/[.B76]" office:value-type="float" office:value="0.854023276599238" calcext:value-type="float">
            <text:p>0.854023276599238</text:p>
          </table:table-cell>
        </table:table-row>
        <table:table-row table:style-name="ro1">
          <table:table-cell table:formula="of:=VALUE([$prevalence_history_20220401.A77])" office:value-type="date" office:date-value="2022-01-15" calcext:value-type="date">
            <text:p>15/01/22</text:p>
          </table:table-cell>
          <table:table-cell table:formula="of:=[$prevalence_history_20220401.B77]" office:value-type="float" office:value="2617601.06895556" calcext:value-type="float">
            <text:p>2617601.06895556</text:p>
          </table:table-cell>
          <table:table-cell table:formula="of:=[$p_from_i_UK.C584]" office:value-type="float" office:value="2232228.0786976" calcext:value-type="float">
            <text:p>2232228.0786976</text:p>
          </table:table-cell>
          <table:table-cell table:formula="of:=[.C77]/[.B77]" office:value-type="float" office:value="0.852776271056566" calcext:value-type="float">
            <text:p>0.852776271056566</text:p>
          </table:table-cell>
        </table:table-row>
        <table:table-row table:style-name="ro1">
          <table:table-cell table:formula="of:=VALUE([$prevalence_history_20220401.A78])" office:value-type="date" office:date-value="2022-01-16" calcext:value-type="date">
            <text:p>16/01/22</text:p>
          </table:table-cell>
          <table:table-cell table:formula="of:=[$prevalence_history_20220401.B78]" office:value-type="float" office:value="2569289.07254374" calcext:value-type="float">
            <text:p>2569289.07254374</text:p>
          </table:table-cell>
          <table:table-cell table:formula="of:=[$p_from_i_UK.C585]" office:value-type="float" office:value="2188544.71585116" calcext:value-type="float">
            <text:p>2188544.71585116</text:p>
          </table:table-cell>
          <table:table-cell table:formula="of:=[.C78]/[.B78]" office:value-type="float" office:value="0.851809451586692" calcext:value-type="float">
            <text:p>0.851809451586692</text:p>
          </table:table-cell>
        </table:table-row>
        <table:table-row table:style-name="ro1">
          <table:table-cell table:formula="of:=VALUE([$prevalence_history_20220401.A79])" office:value-type="date" office:date-value="2022-01-17" calcext:value-type="date">
            <text:p>17/01/22</text:p>
          </table:table-cell>
          <table:table-cell table:formula="of:=[$prevalence_history_20220401.B79]" office:value-type="float" office:value="2517512.20846105" calcext:value-type="float">
            <text:p>2517512.20846105</text:p>
          </table:table-cell>
          <table:table-cell table:formula="of:=[$p_from_i_UK.C586]" office:value-type="float" office:value="2142829.4074777" calcext:value-type="float">
            <text:p>2142829.4074777</text:p>
          </table:table-cell>
          <table:table-cell table:formula="of:=[.C79]/[.B79]" office:value-type="float" office:value="0.85116942046037" calcext:value-type="float">
            <text:p>0.85116942046037</text:p>
          </table:table-cell>
        </table:table-row>
        <table:table-row table:style-name="ro1">
          <table:table-cell table:formula="of:=VALUE([$prevalence_history_20220401.A80])" office:value-type="date" office:date-value="2022-01-18" calcext:value-type="date">
            <text:p>18/01/22</text:p>
          </table:table-cell>
          <table:table-cell table:formula="of:=[$prevalence_history_20220401.B80]" office:value-type="float" office:value="2462507.47281987" calcext:value-type="float">
            <text:p>2462507.47281987</text:p>
          </table:table-cell>
          <table:table-cell table:formula="of:=[$p_from_i_UK.C587]" office:value-type="float" office:value="2095088.45325318" calcext:value-type="float">
            <text:p>2095088.45325318</text:p>
          </table:table-cell>
          <table:table-cell table:formula="of:=[.C80]/[.B80]" office:value-type="float" office:value="0.850794759560281" calcext:value-type="float">
            <text:p>0.850794759560281</text:p>
          </table:table-cell>
        </table:table-row>
        <table:table-row table:style-name="ro1">
          <table:table-cell table:formula="of:=VALUE([$prevalence_history_20220401.A81])" office:value-type="date" office:date-value="2022-01-19" calcext:value-type="date">
            <text:p>19/01/22</text:p>
          </table:table-cell>
          <table:table-cell table:formula="of:=[$prevalence_history_20220401.B81]" office:value-type="float" office:value="2407604.16338639" calcext:value-type="float">
            <text:p>2407604.16338639</text:p>
          </table:table-cell>
          <table:table-cell table:formula="of:=[$p_from_i_UK.C588]" office:value-type="float" office:value="2048299.32707704" calcext:value-type="float">
            <text:p>2048299.32707704</text:p>
          </table:table-cell>
          <table:table-cell table:formula="of:=[.C81]/[.B81]" office:value-type="float" office:value="0.850762495856474" calcext:value-type="float">
            <text:p>0.850762495856474</text:p>
          </table:table-cell>
        </table:table-row>
        <table:table-row table:style-name="ro1">
          <table:table-cell table:formula="of:=VALUE([$prevalence_history_20220401.A82])" office:value-type="date" office:date-value="2022-01-20" calcext:value-type="date">
            <text:p>20/01/22</text:p>
          </table:table-cell>
          <table:table-cell table:formula="of:=[$prevalence_history_20220401.B82]" office:value-type="float" office:value="2355591.37419954" calcext:value-type="float">
            <text:p>2355591.37419954</text:p>
          </table:table-cell>
          <table:table-cell table:formula="of:=[$p_from_i_UK.C589]" office:value-type="float" office:value="2004876.31827579" calcext:value-type="float">
            <text:p>2004876.31827579</text:p>
          </table:table-cell>
          <table:table-cell table:formula="of:=[.C82]/[.B82]" office:value-type="float" office:value="0.85111379683035" calcext:value-type="float">
            <text:p>0.85111379683035</text:p>
          </table:table-cell>
        </table:table-row>
        <table:table-row table:style-name="ro1">
          <table:table-cell table:formula="of:=VALUE([$prevalence_history_20220401.A83])" office:value-type="date" office:date-value="2022-01-21" calcext:value-type="date">
            <text:p>21/01/22</text:p>
          </table:table-cell>
          <table:table-cell table:formula="of:=[$prevalence_history_20220401.B83]" office:value-type="float" office:value="2308789.26745214" calcext:value-type="float">
            <text:p>2308789.26745214</text:p>
          </table:table-cell>
          <table:table-cell table:formula="of:=[$p_from_i_UK.C590]" office:value-type="float" office:value="1966764.56844957" calcext:value-type="float">
            <text:p>1966764.56844957</text:p>
          </table:table-cell>
          <table:table-cell table:formula="of:=[.C83]/[.B83]" office:value-type="float" office:value="0.851859715468959" calcext:value-type="float">
            <text:p>0.851859715468959</text:p>
          </table:table-cell>
        </table:table-row>
        <table:table-row table:style-name="ro1">
          <table:table-cell table:formula="of:=VALUE([$prevalence_history_20220401.A84])" office:value-type="date" office:date-value="2022-01-22" calcext:value-type="date">
            <text:p>22/01/22</text:p>
          </table:table-cell>
          <table:table-cell table:formula="of:=[$prevalence_history_20220401.B84]" office:value-type="float" office:value="2268097.03744749" calcext:value-type="float">
            <text:p>2268097.03744749</text:p>
          </table:table-cell>
          <table:table-cell table:formula="of:=[$p_from_i_UK.C591]" office:value-type="float" office:value="1934544.08672485" calcext:value-type="float">
            <text:p>1934544.08672485</text:p>
          </table:table-cell>
          <table:table-cell table:formula="of:=[.C84]/[.B84]" office:value-type="float" office:value="0.852937089897166" calcext:value-type="float">
            <text:p>0.852937089897166</text:p>
          </table:table-cell>
        </table:table-row>
        <table:table-row table:style-name="ro1">
          <table:table-cell table:formula="of:=VALUE([$prevalence_history_20220401.A85])" office:value-type="date" office:date-value="2022-01-23" calcext:value-type="date">
            <text:p>23/01/22</text:p>
          </table:table-cell>
          <table:table-cell table:formula="of:=[$prevalence_history_20220401.B85]" office:value-type="float" office:value="2235066.91831615" calcext:value-type="float">
            <text:p>2235066.91831615</text:p>
          </table:table-cell>
          <table:table-cell table:formula="of:=[$p_from_i_UK.C592]" office:value-type="float" office:value="1909474.14556335" calcext:value-type="float">
            <text:p>1909474.14556335</text:p>
          </table:table-cell>
          <table:table-cell table:formula="of:=[.C85]/[.B85]" office:value-type="float" office:value="0.854325268704664" calcext:value-type="float">
            <text:p>0.854325268704664</text:p>
          </table:table-cell>
        </table:table-row>
        <table:table-row table:style-name="ro1">
          <table:table-cell table:formula="of:=VALUE([$prevalence_history_20220401.A86])" office:value-type="date" office:date-value="2022-01-24" calcext:value-type="date">
            <text:p>24/01/22</text:p>
          </table:table-cell>
          <table:table-cell table:formula="of:=[$prevalence_history_20220401.B86]" office:value-type="float" office:value="2210771.93688579" calcext:value-type="float">
            <text:p>2210771.93688579</text:p>
          </table:table-cell>
          <table:table-cell table:formula="of:=[$p_from_i_UK.C593]" office:value-type="float" office:value="1892352.77206213" calcext:value-type="float">
            <text:p>1892352.77206213</text:p>
          </table:table-cell>
          <table:table-cell table:formula="of:=[.C86]/[.B86]" office:value-type="float" office:value="0.855969238838721" calcext:value-type="float">
            <text:p>0.855969238838721</text:p>
          </table:table-cell>
        </table:table-row>
        <table:table-row table:style-name="ro1">
          <table:table-cell table:formula="of:=VALUE([$prevalence_history_20220401.A87])" office:value-type="date" office:date-value="2022-01-25" calcext:value-type="date">
            <text:p>25/01/22</text:p>
          </table:table-cell>
          <table:table-cell table:formula="of:=[$prevalence_history_20220401.B87]" office:value-type="float" office:value="2195530.43039408" calcext:value-type="float">
            <text:p>2195530.43039408</text:p>
          </table:table-cell>
          <table:table-cell table:formula="of:=[$p_from_i_UK.C594]" office:value-type="float" office:value="1883075.4290445" calcext:value-type="float">
            <text:p>1883075.4290445</text:p>
          </table:table-cell>
          <table:table-cell table:formula="of:=[.C87]/[.B87]" office:value-type="float" office:value="0.857685870792739" calcext:value-type="float">
            <text:p>0.857685870792739</text:p>
          </table:table-cell>
        </table:table-row>
        <table:table-row table:style-name="ro1">
          <table:table-cell table:formula="of:=VALUE([$prevalence_history_20220401.A88])" office:value-type="date" office:date-value="2022-01-26" calcext:value-type="date">
            <text:p>26/01/22</text:p>
          </table:table-cell>
          <table:table-cell table:formula="of:=[$prevalence_history_20220401.B88]" office:value-type="float" office:value="2189752.56706795" calcext:value-type="float">
            <text:p>2189752.56706795</text:p>
          </table:table-cell>
          <table:table-cell table:formula="of:=[$p_from_i_UK.C595]" office:value-type="float" office:value="1881880.2610442" calcext:value-type="float">
            <text:p>1881880.2610442</text:p>
          </table:table-cell>
          <table:table-cell table:formula="of:=[.C88]/[.B88]" office:value-type="float" office:value="0.859403153281384" calcext:value-type="float">
            <text:p>0.859403153281384</text:p>
          </table:table-cell>
        </table:table-row>
        <table:table-row table:style-name="ro1">
          <table:table-cell table:formula="of:=VALUE([$prevalence_history_20220401.A89])" office:value-type="date" office:date-value="2022-01-27" calcext:value-type="date">
            <text:p>27/01/22</text:p>
          </table:table-cell>
          <table:table-cell table:formula="of:=[$prevalence_history_20220401.B89]" office:value-type="float" office:value="2193745.30893546" calcext:value-type="float">
            <text:p>2193745.30893546</text:p>
          </table:table-cell>
          <table:table-cell table:formula="of:=[$p_from_i_UK.C596]" office:value-type="float" office:value="1888970.5648998" calcext:value-type="float">
            <text:p>1888970.5648998</text:p>
          </table:table-cell>
          <table:table-cell table:formula="of:=[.C89]/[.B89]" office:value-type="float" office:value="0.861071044667644" calcext:value-type="float">
            <text:p>0.861071044667644</text:p>
          </table:table-cell>
        </table:table-row>
        <table:table-row table:style-name="ro1">
          <table:table-cell table:formula="of:=VALUE([$prevalence_history_20220401.A90])" office:value-type="date" office:date-value="2022-01-28" calcext:value-type="date">
            <text:p>28/01/22</text:p>
          </table:table-cell>
          <table:table-cell table:formula="of:=[$prevalence_history_20220401.B90]" office:value-type="float" office:value="2206545.57952518" calcext:value-type="float">
            <text:p>2206545.57952518</text:p>
          </table:table-cell>
          <table:table-cell table:formula="of:=[$p_from_i_UK.C597]" office:value-type="float" office:value="1903314.37139617" calcext:value-type="float">
            <text:p>1903314.37139617</text:p>
          </table:table-cell>
          <table:table-cell table:formula="of:=[.C90]/[.B90]" office:value-type="float" office:value="0.862576503770086" calcext:value-type="float">
            <text:p>0.862576503770086</text:p>
          </table:table-cell>
        </table:table-row>
        <table:table-row table:style-name="ro1">
          <table:table-cell table:formula="of:=VALUE([$prevalence_history_20220401.A91])" office:value-type="date" office:date-value="2022-01-29" calcext:value-type="date">
            <text:p>29/01/22</text:p>
          </table:table-cell>
          <table:table-cell table:formula="of:=[$prevalence_history_20220401.B91]" office:value-type="float" office:value="2227761.58783144" calcext:value-type="float">
            <text:p>2227761.58783144</text:p>
          </table:table-cell>
          <table:table-cell table:formula="of:=[$p_from_i_UK.C598]" office:value-type="float" office:value="1924470.46689723" calcext:value-type="float">
            <text:p>1924470.46689723</text:p>
          </table:table-cell>
          <table:table-cell table:formula="of:=[.C91]/[.B91]" office:value-type="float" office:value="0.863858357828388" calcext:value-type="float">
            <text:p>0.863858357828388</text:p>
          </table:table-cell>
        </table:table-row>
        <table:table-row table:style-name="ro1">
          <table:table-cell table:formula="of:=VALUE([$prevalence_history_20220401.A92])" office:value-type="date" office:date-value="2022-01-30" calcext:value-type="date">
            <text:p>30/01/22</text:p>
          </table:table-cell>
          <table:table-cell table:formula="of:=[$prevalence_history_20220401.B92]" office:value-type="float" office:value="2256169.1758445" calcext:value-type="float">
            <text:p>2256169.1758445</text:p>
          </table:table-cell>
          <table:table-cell table:formula="of:=[$p_from_i_UK.C599]" office:value-type="float" office:value="1951274.53707582" calcext:value-type="float">
            <text:p>1951274.53707582</text:p>
          </table:table-cell>
          <table:table-cell table:formula="of:=[.C92]/[.B92]" office:value-type="float" office:value="0.864861801130425" calcext:value-type="float">
            <text:p>0.864861801130425</text:p>
          </table:table-cell>
        </table:table-row>
        <table:table-row table:style-name="ro1">
          <table:table-cell table:formula="of:=VALUE([$prevalence_history_20220401.A93])" office:value-type="date" office:date-value="2022-01-31" calcext:value-type="date">
            <text:p>31/01/22</text:p>
          </table:table-cell>
          <table:table-cell table:formula="of:=[$prevalence_history_20220401.B93]" office:value-type="float" office:value="2289912.32492456" calcext:value-type="float">
            <text:p>2289912.32492456</text:p>
          </table:table-cell>
          <table:table-cell table:formula="of:=[$p_from_i_UK.C600]" office:value-type="float" office:value="1982074.54845613" calcext:value-type="float">
            <text:p>1982074.54845613</text:p>
          </table:table-cell>
          <table:table-cell table:formula="of:=[.C93]/[.B93]" office:value-type="float" office:value="0.865567876499999" calcext:value-type="float">
            <text:p>0.865567876499999</text:p>
          </table:table-cell>
        </table:table-row>
        <table:table-row table:style-name="ro1">
          <table:table-cell table:formula="of:=VALUE([$prevalence_history_20220401.A94])" office:value-type="date" office:date-value="2022-02-01" calcext:value-type="date">
            <text:p>01/02/22</text:p>
          </table:table-cell>
          <table:table-cell table:formula="of:=[$prevalence_history_20220401.B94]" office:value-type="float" office:value="2327811.4902091" calcext:value-type="float">
            <text:p>2327811.4902091</text:p>
          </table:table-cell>
          <table:table-cell table:formula="of:=[$p_from_i_UK.C601]" office:value-type="float" office:value="2015825.21166942" calcext:value-type="float">
            <text:p>2015825.21166942</text:p>
          </table:table-cell>
          <table:table-cell table:formula="of:=[.C94]/[.B94]" office:value-type="float" office:value="0.865974422820788" calcext:value-type="float">
            <text:p>0.865974422820788</text:p>
          </table:table-cell>
        </table:table-row>
        <table:table-row table:style-name="ro1">
          <table:table-cell table:formula="of:=VALUE([$prevalence_history_20220401.A95])" office:value-type="date" office:date-value="2022-02-02" calcext:value-type="date">
            <text:p>02/02/22</text:p>
          </table:table-cell>
          <table:table-cell table:formula="of:=[$prevalence_history_20220401.B95]" office:value-type="float" office:value="2369461.69461441" calcext:value-type="float">
            <text:p>2369461.69461441</text:p>
          </table:table-cell>
          <table:table-cell table:formula="of:=[$p_from_i_UK.C602]" office:value-type="float" office:value="2052323.63557476" calcext:value-type="float">
            <text:p>2052323.63557476</text:p>
          </table:table-cell>
          <table:table-cell table:formula="of:=[.C95]/[.B95]" office:value-type="float" office:value="0.866156072596371" calcext:value-type="float">
            <text:p>0.866156072596371</text:p>
          </table:table-cell>
        </table:table-row>
        <table:table-row table:style-name="ro1">
          <table:table-cell table:formula="of:=VALUE([$prevalence_history_20220401.A96])" office:value-type="date" office:date-value="2022-02-03" calcext:value-type="date">
            <text:p>03/02/22</text:p>
          </table:table-cell>
          <table:table-cell table:formula="of:=[$prevalence_history_20220401.B96]" office:value-type="float" office:value="2413683.82807985" calcext:value-type="float">
            <text:p>2413683.82807985</text:p>
          </table:table-cell>
          <table:table-cell table:formula="of:=[$p_from_i_UK.C603]" office:value-type="float" office:value="2090631.32395198" calcext:value-type="float">
            <text:p>2090631.32395198</text:p>
          </table:table-cell>
          <table:table-cell table:formula="of:=[.C96]/[.B96]" office:value-type="float" office:value="0.866157903380053" calcext:value-type="float">
            <text:p>0.866157903380053</text:p>
          </table:table-cell>
        </table:table-row>
        <table:table-row table:style-name="ro1">
          <table:table-cell table:formula="of:=VALUE([$prevalence_history_20220401.A97])" office:value-type="date" office:date-value="2022-02-04" calcext:value-type="date">
            <text:p>04/02/22</text:p>
          </table:table-cell>
          <table:table-cell table:formula="of:=[$prevalence_history_20220401.B97]" office:value-type="float" office:value="2458228.38040988" calcext:value-type="float">
            <text:p>2458228.38040988</text:p>
          </table:table-cell>
          <table:table-cell table:formula="of:=[$p_from_i_UK.C604]" office:value-type="float" office:value="2128697.3841837" calcext:value-type="float">
            <text:p>2128697.3841837</text:p>
          </table:table-cell>
          <table:table-cell table:formula="of:=[.C97]/[.B97]" office:value-type="float" office:value="0.865947770006939" calcext:value-type="float">
            <text:p>0.865947770006939</text:p>
          </table:table-cell>
        </table:table-row>
        <table:table-row table:style-name="ro1">
          <table:table-cell table:formula="of:=VALUE([$prevalence_history_20220401.A98])" office:value-type="date" office:date-value="2022-02-05" calcext:value-type="date">
            <text:p>05/02/22</text:p>
          </table:table-cell>
          <table:table-cell table:formula="of:=[$prevalence_history_20220401.B98]" office:value-type="float" office:value="2502201.10270068" calcext:value-type="float">
            <text:p>2502201.10270068</text:p>
          </table:table-cell>
          <table:table-cell table:formula="of:=[$p_from_i_UK.C605]" office:value-type="float" office:value="2165888.41636083" calcext:value-type="float">
            <text:p>2165888.41636083</text:p>
          </table:table-cell>
          <table:table-cell table:formula="of:=[.C98]/[.B98]" office:value-type="float" office:value="0.865593262677065" calcext:value-type="float">
            <text:p>0.865593262677065</text:p>
          </table:table-cell>
        </table:table-row>
        <table:table-row table:style-name="ro1">
          <table:table-cell table:formula="of:=VALUE([$prevalence_history_20220401.A99])" office:value-type="date" office:date-value="2022-02-06" calcext:value-type="date">
            <text:p>06/02/22</text:p>
          </table:table-cell>
          <table:table-cell table:formula="of:=[$prevalence_history_20220401.B99]" office:value-type="float" office:value="2543736.01503" calcext:value-type="float">
            <text:p>2543736.01503</text:p>
          </table:table-cell>
          <table:table-cell table:formula="of:=[$p_from_i_UK.C606]" office:value-type="float" office:value="2200558.08549805" calcext:value-type="float">
            <text:p>2200558.08549805</text:p>
          </table:table-cell>
          <table:table-cell table:formula="of:=[.C99]/[.B99]" office:value-type="float" office:value="0.865089015721662" calcext:value-type="float">
            <text:p>0.865089015721662</text:p>
          </table:table-cell>
        </table:table-row>
        <table:table-row table:style-name="ro1">
          <table:table-cell table:formula="of:=VALUE([$prevalence_history_20220401.A100])" office:value-type="date" office:date-value="2022-02-07" calcext:value-type="date">
            <text:p>07/02/22</text:p>
          </table:table-cell>
          <table:table-cell table:formula="of:=[$prevalence_history_20220401.B100]" office:value-type="float" office:value="2581133.71089688" calcext:value-type="float">
            <text:p>2581133.71089688</text:p>
          </table:table-cell>
          <table:table-cell table:formula="of:=[$p_from_i_UK.C607]" office:value-type="float" office:value="2231144.51240422" calcext:value-type="float">
            <text:p>2231144.51240422</text:p>
          </table:table-cell>
          <table:table-cell table:formula="of:=[.C100]/[.B100]" office:value-type="float" office:value="0.864404855503962" calcext:value-type="float">
            <text:p>0.864404855503962</text:p>
          </table:table-cell>
        </table:table-row>
        <table:table-row table:style-name="ro1">
          <table:table-cell table:formula="of:=VALUE([$prevalence_history_20220401.A101])" office:value-type="date" office:date-value="2022-02-08" calcext:value-type="date">
            <text:p>08/02/22</text:p>
          </table:table-cell>
          <table:table-cell table:formula="of:=[$prevalence_history_20220401.B101]" office:value-type="float" office:value="2613437.72736932" calcext:value-type="float">
            <text:p>2613437.72736932</text:p>
          </table:table-cell>
          <table:table-cell table:formula="of:=[$p_from_i_UK.C608]" office:value-type="float" office:value="2256863.42042988" calcext:value-type="float">
            <text:p>2256863.42042988</text:p>
          </table:table-cell>
          <table:table-cell table:formula="of:=[.C101]/[.B101]" office:value-type="float" office:value="0.86356120017508" calcext:value-type="float">
            <text:p>0.86356120017508</text:p>
          </table:table-cell>
        </table:table-row>
        <table:table-row table:style-name="ro1">
          <table:table-cell table:formula="of:=VALUE([$prevalence_history_20220401.A102])" office:value-type="date" office:date-value="2022-02-09" calcext:value-type="date">
            <text:p>09/02/22</text:p>
          </table:table-cell>
          <table:table-cell table:formula="of:=[$prevalence_history_20220401.B102]" office:value-type="float" office:value="2639851.50049568" calcext:value-type="float">
            <text:p>2639851.50049568</text:p>
          </table:table-cell>
          <table:table-cell table:formula="of:=[$p_from_i_UK.C609]" office:value-type="float" office:value="2277172.74851037" calcext:value-type="float">
            <text:p>2277172.74851037</text:p>
          </table:table-cell>
          <table:table-cell table:formula="of:=[.C102]/[.B102]" office:value-type="float" office:value="0.862613956914922" calcext:value-type="float">
            <text:p>0.862613956914922</text:p>
          </table:table-cell>
        </table:table-row>
        <table:table-row table:style-name="ro1">
          <table:table-cell table:formula="of:=VALUE([$prevalence_history_20220401.A103])" office:value-type="date" office:date-value="2022-02-10" calcext:value-type="date">
            <text:p>10/02/22</text:p>
          </table:table-cell>
          <table:table-cell table:formula="of:=[$prevalence_history_20220401.B103]" office:value-type="float" office:value="2659850.21328853" calcext:value-type="float">
            <text:p>2659850.21328853</text:p>
          </table:table-cell>
          <table:table-cell table:formula="of:=[$p_from_i_UK.C610]" office:value-type="float" office:value="2291782.14727807" calcext:value-type="float">
            <text:p>2291782.14727807</text:p>
          </table:table-cell>
          <table:table-cell table:formula="of:=[.C103]/[.B103]" office:value-type="float" office:value="0.861620754367443" calcext:value-type="float">
            <text:p>0.861620754367443</text:p>
          </table:table-cell>
        </table:table-row>
        <table:table-row table:style-name="ro1">
          <table:table-cell table:formula="of:=VALUE([$prevalence_history_20220401.A104])" office:value-type="date" office:date-value="2022-02-11" calcext:value-type="date">
            <text:p>11/02/22</text:p>
          </table:table-cell>
          <table:table-cell table:formula="of:=[$prevalence_history_20220401.B104]" office:value-type="float" office:value="2674163.45907564" calcext:value-type="float">
            <text:p>2674163.45907564</text:p>
          </table:table-cell>
          <table:table-cell table:formula="of:=[$p_from_i_UK.C611]" office:value-type="float" office:value="2301516.72247637" calcext:value-type="float">
            <text:p>2301516.72247637</text:p>
          </table:table-cell>
          <table:table-cell table:formula="of:=[.C104]/[.B104]" office:value-type="float" office:value="0.86064923019774" calcext:value-type="float">
            <text:p>0.86064923019774</text:p>
          </table:table-cell>
        </table:table-row>
        <table:table-row table:style-name="ro1">
          <table:table-cell table:formula="of:=VALUE([$prevalence_history_20220401.A105])" office:value-type="date" office:date-value="2022-02-12" calcext:value-type="date">
            <text:p>12/02/22</text:p>
          </table:table-cell>
          <table:table-cell table:formula="of:=[$prevalence_history_20220401.B105]" office:value-type="float" office:value="2682372.13425227" calcext:value-type="float">
            <text:p>2682372.13425227</text:p>
          </table:table-cell>
          <table:table-cell table:formula="of:=[$p_from_i_UK.C612]" office:value-type="float" office:value="2306121.26926321" calcext:value-type="float">
            <text:p>2306121.26926321</text:p>
          </table:table-cell>
          <table:table-cell table:formula="of:=[.C105]/[.B105]" office:value-type="float" office:value="0.859732040836333" calcext:value-type="float">
            <text:p>0.859732040836333</text:p>
          </table:table-cell>
        </table:table-row>
        <table:table-row table:style-name="ro1">
          <table:table-cell table:formula="of:=VALUE([$prevalence_history_20220401.A106])" office:value-type="date" office:date-value="2022-02-13" calcext:value-type="date">
            <text:p>13/02/22</text:p>
          </table:table-cell>
          <table:table-cell table:formula="of:=[$prevalence_history_20220401.B106]" office:value-type="float" office:value="2683736.42491193" calcext:value-type="float">
            <text:p>2683736.42491193</text:p>
          </table:table-cell>
          <table:table-cell table:formula="of:=[$p_from_i_UK.C613]" office:value-type="float" office:value="2304982.08360062" calcext:value-type="float">
            <text:p>2304982.08360062</text:p>
          </table:table-cell>
          <table:table-cell table:formula="of:=[.C106]/[.B106]" office:value-type="float" office:value="0.858870514333858" calcext:value-type="float">
            <text:p>0.858870514333858</text:p>
          </table:table-cell>
        </table:table-row>
        <table:table-row table:style-name="ro1">
          <table:table-cell table:formula="of:=VALUE([$prevalence_history_20220401.A107])" office:value-type="date" office:date-value="2022-02-14" calcext:value-type="date">
            <text:p>14/02/22</text:p>
          </table:table-cell>
          <table:table-cell table:formula="of:=[$prevalence_history_20220401.B107]" office:value-type="float" office:value="2678949.47448495" calcext:value-type="float">
            <text:p>2678949.47448495</text:p>
          </table:table-cell>
          <table:table-cell table:formula="of:=[$p_from_i_UK.C614]" office:value-type="float" office:value="2298768.53265705" calcext:value-type="float">
            <text:p>2298768.53265705</text:p>
          </table:table-cell>
          <table:table-cell table:formula="of:=[.C107]/[.B107]" office:value-type="float" office:value="0.858085811080483" calcext:value-type="float">
            <text:p>0.858085811080483</text:p>
          </table:table-cell>
        </table:table-row>
        <table:table-row table:style-name="ro1">
          <table:table-cell table:formula="of:=VALUE([$prevalence_history_20220401.A108])" office:value-type="date" office:date-value="2022-02-15" calcext:value-type="date">
            <text:p>15/02/22</text:p>
          </table:table-cell>
          <table:table-cell table:formula="of:=[$prevalence_history_20220401.B108]" office:value-type="float" office:value="2667597.84886694" calcext:value-type="float">
            <text:p>2667597.84886694</text:p>
          </table:table-cell>
          <table:table-cell table:formula="of:=[$p_from_i_UK.C615]" office:value-type="float" office:value="2287043.56721106" calcext:value-type="float">
            <text:p>2287043.56721106</text:p>
          </table:table-cell>
          <table:table-cell table:formula="of:=[.C108]/[.B108]" office:value-type="float" office:value="0.857341959614521" calcext:value-type="float">
            <text:p>0.857341959614521</text:p>
          </table:table-cell>
        </table:table-row>
        <table:table-row table:style-name="ro1">
          <table:table-cell table:formula="of:=VALUE([$prevalence_history_20220401.A109])" office:value-type="date" office:date-value="2022-02-16" calcext:value-type="date">
            <text:p>16/02/22</text:p>
          </table:table-cell>
          <table:table-cell table:formula="of:=[$prevalence_history_20220401.B109]" office:value-type="float" office:value="2649263.43745461" calcext:value-type="float">
            <text:p>2649263.43745461</text:p>
          </table:table-cell>
          <table:table-cell table:formula="of:=[$p_from_i_UK.C616]" office:value-type="float" office:value="2269262.56421693" calcext:value-type="float">
            <text:p>2269262.56421693</text:p>
          </table:table-cell>
          <table:table-cell table:formula="of:=[.C109]/[.B109]" office:value-type="float" office:value="0.856563576175427" calcext:value-type="float">
            <text:p>0.856563576175427</text:p>
          </table:table-cell>
        </table:table-row>
        <table:table-row table:style-name="ro1">
          <table:table-cell table:formula="of:=VALUE([$prevalence_history_20220401.A110])" office:value-type="date" office:date-value="2022-02-17" calcext:value-type="date">
            <text:p>17/02/22</text:p>
          </table:table-cell>
          <table:table-cell table:formula="of:=[$prevalence_history_20220401.B110]" office:value-type="float" office:value="2627171.16641734" calcext:value-type="float">
            <text:p>2627171.16641734</text:p>
          </table:table-cell>
          <table:table-cell table:formula="of:=[$p_from_i_UK.C617]" office:value-type="float" office:value="2248563.5965798" calcext:value-type="float">
            <text:p>2248563.5965798</text:p>
          </table:table-cell>
          <table:table-cell table:formula="of:=[.C110]/[.B110]" office:value-type="float" office:value="0.855887741660228" calcext:value-type="float">
            <text:p>0.855887741660228</text:p>
          </table:table-cell>
        </table:table-row>
        <table:table-row table:style-name="ro1">
          <table:table-cell table:formula="of:=VALUE([$prevalence_history_20220401.A111])" office:value-type="date" office:date-value="2022-02-18" calcext:value-type="date">
            <text:p>18/02/22</text:p>
          </table:table-cell>
          <table:table-cell table:formula="of:=[$prevalence_history_20220401.B111]" office:value-type="float" office:value="2601043.58100839" calcext:value-type="float">
            <text:p>2601043.58100839</text:p>
          </table:table-cell>
          <table:table-cell table:formula="of:=[$p_from_i_UK.C618]" office:value-type="float" office:value="2224708.17659741" calcext:value-type="float">
            <text:p>2224708.17659741</text:p>
          </table:table-cell>
          <table:table-cell table:formula="of:=[.C111]/[.B111]" office:value-type="float" office:value="0.855313687491127" calcext:value-type="float">
            <text:p>0.855313687491127</text:p>
          </table:table-cell>
        </table:table-row>
        <table:table-row table:style-name="ro1">
          <table:table-cell table:formula="of:=VALUE([$prevalence_history_20220401.A112])" office:value-type="date" office:date-value="2022-02-19" calcext:value-type="date">
            <text:p>19/02/22</text:p>
          </table:table-cell>
          <table:table-cell table:formula="of:=[$prevalence_history_20220401.B112]" office:value-type="float" office:value="2571559.92090826" calcext:value-type="float">
            <text:p>2571559.92090826</text:p>
          </table:table-cell>
          <table:table-cell table:formula="of:=[$p_from_i_UK.C619]" office:value-type="float" office:value="2198343.62094084" calcext:value-type="float">
            <text:p>2198343.62094084</text:p>
          </table:table-cell>
          <table:table-cell table:formula="of:=[.C112]/[.B112]" office:value-type="float" office:value="0.85486774119749" calcext:value-type="float">
            <text:p>0.85486774119749</text:p>
          </table:table-cell>
        </table:table-row>
        <table:table-row table:style-name="ro1">
          <table:table-cell table:formula="of:=VALUE([$prevalence_history_20220401.A113])" office:value-type="date" office:date-value="2022-02-20" calcext:value-type="date">
            <text:p>20/02/22</text:p>
          </table:table-cell>
          <table:table-cell table:formula="of:=[$prevalence_history_20220401.B113]" office:value-type="float" office:value="2539288.38834797" calcext:value-type="float">
            <text:p>2539288.38834797</text:p>
          </table:table-cell>
          <table:table-cell table:formula="of:=[$p_from_i_UK.C620]" office:value-type="float" office:value="2169898.24828498" calcext:value-type="float">
            <text:p>2169898.24828498</text:p>
          </table:table-cell>
          <table:table-cell table:formula="of:=[.C113]/[.B113]" office:value-type="float" office:value="0.854530055838474" calcext:value-type="float">
            <text:p>0.854530055838474</text:p>
          </table:table-cell>
        </table:table-row>
        <table:table-row table:style-name="ro1">
          <table:table-cell table:formula="of:=VALUE([$prevalence_history_20220401.A114])" office:value-type="date" office:date-value="2022-02-21" calcext:value-type="date">
            <text:p>21/02/22</text:p>
          </table:table-cell>
          <table:table-cell table:formula="of:=[$prevalence_history_20220401.B114]" office:value-type="float" office:value="2504998.25170073" calcext:value-type="float">
            <text:p>2504998.25170073</text:p>
          </table:table-cell>
          <table:table-cell table:formula="of:=[$p_from_i_UK.C621]" office:value-type="float" office:value="2140072.07958393" calcext:value-type="float">
            <text:p>2140072.07958393</text:p>
          </table:table-cell>
          <table:table-cell table:formula="of:=[.C114]/[.B114]" office:value-type="float" office:value="0.854320787701533" calcext:value-type="float">
            <text:p>0.854320787701533</text:p>
          </table:table-cell>
        </table:table-row>
        <table:table-row table:style-name="ro1">
          <table:table-cell table:formula="of:=VALUE([$prevalence_history_20220401.A115])" office:value-type="date" office:date-value="2022-02-22" calcext:value-type="date">
            <text:p>22/02/22</text:p>
          </table:table-cell>
          <table:table-cell table:formula="of:=[$prevalence_history_20220401.B115]" office:value-type="float" office:value="2468326.10256982" calcext:value-type="float">
            <text:p>2468326.10256982</text:p>
          </table:table-cell>
          <table:table-cell table:formula="of:=[$p_from_i_UK.C622]" office:value-type="float" office:value="2108337.88438727" calcext:value-type="float">
            <text:p>2108337.88438727</text:p>
          </table:table-cell>
          <table:table-cell table:formula="of:=[.C115]/[.B115]" office:value-type="float" office:value="0.854156945547933" calcext:value-type="float">
            <text:p>0.854156945547933</text:p>
          </table:table-cell>
        </table:table-row>
        <table:table-row table:style-name="ro1">
          <table:table-cell table:formula="of:=VALUE([$prevalence_history_20220401.A116])" office:value-type="date" office:date-value="2022-02-23" calcext:value-type="date">
            <text:p>23/02/22</text:p>
          </table:table-cell>
          <table:table-cell table:formula="of:=[$prevalence_history_20220401.B116]" office:value-type="float" office:value="2429999.26432166" calcext:value-type="float">
            <text:p>2429999.26432166</text:p>
          </table:table-cell>
          <table:table-cell table:formula="of:=[$p_from_i_UK.C623]" office:value-type="float" office:value="2075137.51325818" calcext:value-type="float">
            <text:p>2075137.51325818</text:p>
          </table:table-cell>
          <table:table-cell table:formula="of:=[.C116]/[.B116]" office:value-type="float" office:value="0.853966313375595" calcext:value-type="float">
            <text:p>0.853966313375595</text:p>
          </table:table-cell>
        </table:table-row>
        <table:table-row table:style-name="ro1">
          <table:table-cell table:formula="of:=VALUE([$prevalence_history_20220401.A117])" office:value-type="date" office:date-value="2022-02-24" calcext:value-type="date">
            <text:p>24/02/22</text:p>
          </table:table-cell>
          <table:table-cell table:formula="of:=[$prevalence_history_20220401.B117]" office:value-type="float" office:value="2391305.93631846" calcext:value-type="float">
            <text:p>2391305.93631846</text:p>
          </table:table-cell>
          <table:table-cell table:formula="of:=[$p_from_i_UK.C624]" office:value-type="float" office:value="2041780.50953347" calcext:value-type="float">
            <text:p>2041780.50953347</text:p>
          </table:table-cell>
          <table:table-cell table:formula="of:=[.C117]/[.B117]" office:value-type="float" office:value="0.853834918620618" calcext:value-type="float">
            <text:p>0.853834918620618</text:p>
          </table:table-cell>
        </table:table-row>
        <table:table-row table:style-name="ro1">
          <table:table-cell table:formula="of:=VALUE([$prevalence_history_20220401.A118])" office:value-type="date" office:date-value="2022-02-25" calcext:value-type="date">
            <text:p>25/02/22</text:p>
          </table:table-cell>
          <table:table-cell table:formula="of:=[$prevalence_history_20220401.B118]" office:value-type="float" office:value="2353562.91433675" calcext:value-type="float">
            <text:p>2353562.91433675</text:p>
          </table:table-cell>
          <table:table-cell table:formula="of:=[$p_from_i_UK.C625]" office:value-type="float" office:value="2009501.74500341" calcext:value-type="float">
            <text:p>2009501.74500341</text:p>
          </table:table-cell>
          <table:table-cell table:formula="of:=[.C118]/[.B118]" office:value-type="float" office:value="0.853812631377948" calcext:value-type="float">
            <text:p>0.853812631377948</text:p>
          </table:table-cell>
        </table:table-row>
        <table:table-row table:style-name="ro1">
          <table:table-cell table:formula="of:=VALUE([$prevalence_history_20220401.A119])" office:value-type="date" office:date-value="2022-02-26" calcext:value-type="date">
            <text:p>26/02/22</text:p>
          </table:table-cell>
          <table:table-cell table:formula="of:=[$prevalence_history_20220401.B119]" office:value-type="float" office:value="2317026.76331251" calcext:value-type="float">
            <text:p>2317026.76331251</text:p>
          </table:table-cell>
          <table:table-cell table:formula="of:=[$p_from_i_UK.C626]" office:value-type="float" office:value="1978479.37063151" calcext:value-type="float">
            <text:p>1978479.37063151</text:p>
          </table:table-cell>
          <table:table-cell table:formula="of:=[.C119]/[.B119]" office:value-type="float" office:value="0.853887146216214" calcext:value-type="float">
            <text:p>0.853887146216214</text:p>
          </table:table-cell>
        </table:table-row>
        <table:table-row table:style-name="ro1">
          <table:table-cell table:formula="of:=VALUE([$prevalence_history_20220401.A120])" office:value-type="date" office:date-value="2022-02-27" calcext:value-type="date">
            <text:p>27/02/22</text:p>
          </table:table-cell>
          <table:table-cell table:formula="of:=[$prevalence_history_20220401.B120]" office:value-type="float" office:value="2283198.30916072" calcext:value-type="float">
            <text:p>2283198.30916072</text:p>
          </table:table-cell>
          <table:table-cell table:formula="of:=[$p_from_i_UK.C627]" office:value-type="float" office:value="1950190.66862863" calcext:value-type="float">
            <text:p>1950190.66862863</text:p>
          </table:table-cell>
          <table:table-cell table:formula="of:=[.C120]/[.B120]" office:value-type="float" office:value="0.854148612848922" calcext:value-type="float">
            <text:p>0.854148612848922</text:p>
          </table:table-cell>
        </table:table-row>
        <table:table-row table:style-name="ro1">
          <table:table-cell table:formula="of:=VALUE([$prevalence_history_20220401.A121])" office:value-type="date" office:date-value="2022-02-28" calcext:value-type="date">
            <text:p>28/02/22</text:p>
          </table:table-cell>
          <table:table-cell table:formula="of:=[$prevalence_history_20220401.B121]" office:value-type="float" office:value="2252301.14240576" calcext:value-type="float">
            <text:p>2252301.14240576</text:p>
          </table:table-cell>
          <table:table-cell table:formula="of:=[$p_from_i_UK.C628]" office:value-type="float" office:value="1924803.89439313" calcext:value-type="float">
            <text:p>1924803.89439313</text:p>
          </table:table-cell>
          <table:table-cell table:formula="of:=[.C121]/[.B121]" office:value-type="float" office:value="0.854594378235401" calcext:value-type="float">
            <text:p>0.854594378235401</text:p>
          </table:table-cell>
        </table:table-row>
        <table:table-row table:style-name="ro1">
          <table:table-cell table:formula="of:=VALUE([$prevalence_history_20220401.A122])" office:value-type="date" office:date-value="2022-03-01" calcext:value-type="date">
            <text:p>01/03/22</text:p>
          </table:table-cell>
          <table:table-cell table:formula="of:=[$prevalence_history_20220401.B122]" office:value-type="float" office:value="2224037.58753879" calcext:value-type="float">
            <text:p>2224037.58753879</text:p>
          </table:table-cell>
          <table:table-cell table:formula="of:=[$p_from_i_UK.C629]" office:value-type="float" office:value="1901877.95328444" calcext:value-type="float">
            <text:p>1901877.95328444</text:p>
          </table:table-cell>
          <table:table-cell table:formula="of:=[.C122]/[.B122]" office:value-type="float" office:value="0.855146497496535" calcext:value-type="float">
            <text:p>0.855146497496535</text:p>
          </table:table-cell>
        </table:table-row>
        <table:table-row table:style-name="ro1">
          <table:table-cell table:formula="of:=VALUE([$prevalence_history_20220401.A123])" office:value-type="date" office:date-value="2022-03-02" calcext:value-type="date">
            <text:p>02/03/22</text:p>
          </table:table-cell>
          <table:table-cell table:formula="of:=[$prevalence_history_20220401.B123]" office:value-type="float" office:value="2200829.21195052" calcext:value-type="float">
            <text:p>2200829.21195052</text:p>
          </table:table-cell>
          <table:table-cell table:formula="of:=[$p_from_i_UK.C630]" office:value-type="float" office:value="1883609.8611376" calcext:value-type="float">
            <text:p>1883609.8611376</text:p>
          </table:table-cell>
          <table:table-cell table:formula="of:=[.C123]/[.B123]" office:value-type="float" office:value="0.855863713053965" calcext:value-type="float">
            <text:p>0.855863713053965</text:p>
          </table:table-cell>
        </table:table-row>
        <table:table-row table:style-name="ro1">
          <table:table-cell table:formula="of:=VALUE([$prevalence_history_20220401.A124])" office:value-type="date" office:date-value="2022-03-03" calcext:value-type="date">
            <text:p>03/03/22</text:p>
          </table:table-cell>
          <table:table-cell table:formula="of:=[$prevalence_history_20220401.B124]" office:value-type="float" office:value="2182742.76225924" calcext:value-type="float">
            <text:p>2182742.76225924</text:p>
          </table:table-cell>
          <table:table-cell table:formula="of:=[$p_from_i_UK.C631]" office:value-type="float" office:value="1869935.6982572" calcext:value-type="float">
            <text:p>1869935.6982572</text:p>
          </table:table-cell>
          <table:table-cell table:formula="of:=[.C124]/[.B124]" office:value-type="float" office:value="0.856690825226573" calcext:value-type="float">
            <text:p>0.856690825226573</text:p>
          </table:table-cell>
        </table:table-row>
        <table:table-row table:style-name="ro1">
          <table:table-cell table:formula="of:=VALUE([$prevalence_history_20220401.A125])" office:value-type="date" office:date-value="2022-03-04" calcext:value-type="date">
            <text:p>04/03/22</text:p>
          </table:table-cell>
          <table:table-cell table:formula="of:=[$prevalence_history_20220401.B125]" office:value-type="float" office:value="2171214.31829348" calcext:value-type="float">
            <text:p>2171214.31829348</text:p>
          </table:table-cell>
          <table:table-cell table:formula="of:=[$p_from_i_UK.C632]" office:value-type="float" office:value="1862227.02409792" calcext:value-type="float">
            <text:p>1862227.02409792</text:p>
          </table:table-cell>
          <table:table-cell table:formula="of:=[.C125]/[.B125]" office:value-type="float" office:value="0.857689178082421" calcext:value-type="float">
            <text:p>0.857689178082421</text:p>
          </table:table-cell>
        </table:table-row>
        <table:table-row table:style-name="ro1">
          <table:table-cell table:formula="of:=VALUE([$prevalence_history_20220401.A126])" office:value-type="date" office:date-value="2022-03-05" calcext:value-type="date">
            <text:p>05/03/22</text:p>
          </table:table-cell>
          <table:table-cell table:formula="of:=[$prevalence_history_20220401.B126]" office:value-type="float" office:value="2166601.80342667" calcext:value-type="float">
            <text:p>2166601.80342667</text:p>
          </table:table-cell>
          <table:table-cell table:formula="of:=[$p_from_i_UK.C633]" office:value-type="float" office:value="1860702.91110706" calcext:value-type="float">
            <text:p>1860702.91110706</text:p>
          </table:table-cell>
          <table:table-cell table:formula="of:=[.C126]/[.B126]" office:value-type="float" office:value="0.858811669114369" calcext:value-type="float">
            <text:p>0.858811669114369</text:p>
          </table:table-cell>
        </table:table-row>
        <table:table-row table:style-name="ro1">
          <table:table-cell table:formula="of:=VALUE([$prevalence_history_20220401.A127])" office:value-type="date" office:date-value="2022-03-06" calcext:value-type="date">
            <text:p>06/03/22</text:p>
          </table:table-cell>
          <table:table-cell table:formula="of:=[$prevalence_history_20220401.B127]" office:value-type="float" office:value="2169494.96638992" calcext:value-type="float">
            <text:p>2169494.96638992</text:p>
          </table:table-cell>
          <table:table-cell table:formula="of:=[$p_from_i_UK.C634]" office:value-type="float" office:value="1865896.72074856" calcext:value-type="float">
            <text:p>1865896.72074856</text:p>
          </table:table-cell>
          <table:table-cell table:formula="of:=[.C127]/[.B127]" office:value-type="float" office:value="0.860060405603729" calcext:value-type="float">
            <text:p>0.860060405603729</text:p>
          </table:table-cell>
        </table:table-row>
        <table:table-row table:style-name="ro1">
          <table:table-cell table:formula="of:=VALUE([$prevalence_history_20220401.A128])" office:value-type="date" office:date-value="2022-03-07" calcext:value-type="date">
            <text:p>07/03/22</text:p>
          </table:table-cell>
          <table:table-cell table:formula="of:=[$prevalence_history_20220401.B128]" office:value-type="float" office:value="2181524.36625129" calcext:value-type="float">
            <text:p>2181524.36625129</text:p>
          </table:table-cell>
          <table:table-cell table:formula="of:=[$p_from_i_UK.C635]" office:value-type="float" office:value="1879347.01211457" calcext:value-type="float">
            <text:p>1879347.01211457</text:p>
          </table:table-cell>
          <table:table-cell table:formula="of:=[.C128]/[.B128]" office:value-type="float" office:value="0.861483392616888" calcext:value-type="float">
            <text:p>0.861483392616888</text:p>
          </table:table-cell>
        </table:table-row>
        <table:table-row table:style-name="ro1">
          <table:table-cell table:formula="of:=VALUE([$prevalence_history_20220401.A129])" office:value-type="date" office:date-value="2022-03-08" calcext:value-type="date">
            <text:p>08/03/22</text:p>
          </table:table-cell>
          <table:table-cell table:formula="of:=[$prevalence_history_20220401.B129]" office:value-type="float" office:value="2205095.87533586" calcext:value-type="float">
            <text:p>2205095.87533586</text:p>
          </table:table-cell>
          <table:table-cell table:formula="of:=[$p_from_i_UK.C636]" office:value-type="float" office:value="1903249.47857478" calcext:value-type="float">
            <text:p>1903249.47857478</text:p>
          </table:table-cell>
          <table:table-cell table:formula="of:=[.C129]/[.B129]" office:value-type="float" office:value="0.863114162002092" calcext:value-type="float">
            <text:p>0.863114162002092</text:p>
          </table:table-cell>
        </table:table-row>
        <table:table-row table:style-name="ro1">
          <table:table-cell table:formula="of:=VALUE([$prevalence_history_20220401.A130])" office:value-type="date" office:date-value="2022-03-09" calcext:value-type="date">
            <text:p>09/03/22</text:p>
          </table:table-cell>
          <table:table-cell table:formula="of:=[$prevalence_history_20220401.B130]" office:value-type="float" office:value="2240462.42999339" calcext:value-type="float">
            <text:p>2240462.42999339</text:p>
          </table:table-cell>
          <table:table-cell table:formula="of:=[$p_from_i_UK.C637]" office:value-type="float" office:value="1937799.62709132" calcext:value-type="float">
            <text:p>1937799.62709132</text:p>
          </table:table-cell>
          <table:table-cell table:formula="of:=[.C130]/[.B130]" office:value-type="float" office:value="0.864910565403696" calcext:value-type="float">
            <text:p>0.864910565403696</text:p>
          </table:table-cell>
        </table:table-row>
        <table:table-row table:style-name="ro1">
          <table:table-cell table:formula="of:=VALUE([$prevalence_history_20220401.A131])" office:value-type="date" office:date-value="2022-03-10" calcext:value-type="date">
            <text:p>10/03/22</text:p>
          </table:table-cell>
          <table:table-cell table:formula="of:=[$prevalence_history_20220401.B131]" office:value-type="float" office:value="2288746.80929362" calcext:value-type="float">
            <text:p>2288746.80929362</text:p>
          </table:table-cell>
          <table:table-cell table:formula="of:=[$p_from_i_UK.C638]" office:value-type="float" office:value="1983915.69328453" calcext:value-type="float">
            <text:p>1983915.69328453</text:p>
          </table:table-cell>
          <table:table-cell table:formula="of:=[.C131]/[.B131]" office:value-type="float" office:value="0.866813089691135" calcext:value-type="float">
            <text:p>0.866813089691135</text:p>
          </table:table-cell>
        </table:table-row>
        <table:table-row table:style-name="ro1">
          <table:table-cell table:formula="of:=VALUE([$prevalence_history_20220401.A132])" office:value-type="date" office:date-value="2022-03-11" calcext:value-type="date">
            <text:p>11/03/22</text:p>
          </table:table-cell>
          <table:table-cell table:formula="of:=[$prevalence_history_20220401.B132]" office:value-type="float" office:value="2349851.60354518" calcext:value-type="float">
            <text:p>2349851.60354518</text:p>
          </table:table-cell>
          <table:table-cell table:formula="of:=[$p_from_i_UK.C639]" office:value-type="float" office:value="2041306.88734118" calcext:value-type="float">
            <text:p>2041306.88734118</text:p>
          </table:table-cell>
          <table:table-cell table:formula="of:=[.C132]/[.B132]" office:value-type="float" office:value="0.868696084578912" calcext:value-type="float">
            <text:p>0.868696084578912</text:p>
          </table:table-cell>
        </table:table-row>
        <table:table-row table:style-name="ro1">
          <table:table-cell table:formula="of:=VALUE([$prevalence_history_20220401.A133])" office:value-type="date" office:date-value="2022-03-12" calcext:value-type="date">
            <text:p>12/03/22</text:p>
          </table:table-cell>
          <table:table-cell table:formula="of:=[$prevalence_history_20220401.B133]" office:value-type="float" office:value="2423082.56816634" calcext:value-type="float">
            <text:p>2423082.56816634</text:p>
          </table:table-cell>
          <table:table-cell table:formula="of:=[$p_from_i_UK.C640]" office:value-type="float" office:value="2109084.91264506" calcext:value-type="float">
            <text:p>2109084.91264506</text:p>
          </table:table-cell>
          <table:table-cell table:formula="of:=[.C133]/[.B133]" office:value-type="float" office:value="0.870413967874444" calcext:value-type="float">
            <text:p>0.870413967874444</text:p>
          </table:table-cell>
        </table:table-row>
        <table:table-row table:style-name="ro1">
          <table:table-cell table:formula="of:=VALUE([$prevalence_history_20220401.A134])" office:value-type="date" office:date-value="2022-03-13" calcext:value-type="date">
            <text:p>13/03/22</text:p>
          </table:table-cell>
          <table:table-cell table:formula="of:=[$prevalence_history_20220401.B134]" office:value-type="float" office:value="2507133.86324099" calcext:value-type="float">
            <text:p>2507133.86324099</text:p>
          </table:table-cell>
          <table:table-cell table:formula="of:=[$p_from_i_UK.C641]" office:value-type="float" office:value="2185699.21346083" calcext:value-type="float">
            <text:p>2185699.21346083</text:p>
          </table:table-cell>
          <table:table-cell table:formula="of:=[.C134]/[.B134]" office:value-type="float" office:value="0.871791987459081" calcext:value-type="float">
            <text:p>0.871791987459081</text:p>
          </table:table-cell>
        </table:table-row>
        <table:table-row table:style-name="ro1">
          <table:table-cell table:formula="of:=VALUE([$prevalence_history_20220401.A135])" office:value-type="date" office:date-value="2022-03-14" calcext:value-type="date">
            <text:p>14/03/22</text:p>
          </table:table-cell>
          <table:table-cell table:formula="of:=[$prevalence_history_20220401.B135]" office:value-type="float" office:value="2601933.58163299" calcext:value-type="float">
            <text:p>2601933.58163299</text:p>
          </table:table-cell>
          <table:table-cell table:formula="of:=[$p_from_i_UK.C642]" office:value-type="float" office:value="2271060.50639394" calcext:value-type="float">
            <text:p>2271060.50639394</text:p>
          </table:table-cell>
          <table:table-cell table:formula="of:=[.C135]/[.B135]" office:value-type="float" office:value="0.872835695125086" calcext:value-type="float">
            <text:p>0.872835695125086</text:p>
          </table:table-cell>
        </table:table-row>
        <table:table-row table:style-name="ro1">
          <table:table-cell table:formula="of:=VALUE([$prevalence_history_20220401.A136])" office:value-type="date" office:date-value="2022-03-15" calcext:value-type="date">
            <text:p>15/03/22</text:p>
          </table:table-cell>
          <table:table-cell table:formula="of:=[$prevalence_history_20220401.B136]" office:value-type="float" office:value="2706486.36889106" calcext:value-type="float">
            <text:p>2706486.36889106</text:p>
          </table:table-cell>
          <table:table-cell table:formula="of:=[$p_from_i_UK.C643]" office:value-type="float" office:value="2364257.64361573" calcext:value-type="float">
            <text:p>2364257.64361573</text:p>
          </table:table-cell>
          <table:table-cell table:formula="of:=[.C136]/[.B136]" office:value-type="float" office:value="0.873552392796438" calcext:value-type="float">
            <text:p>0.873552392796438</text:p>
          </table:table-cell>
        </table:table-row>
        <table:table-row table:style-name="ro1">
          <table:table-cell table:formula="of:=VALUE([$prevalence_history_20220401.A137])" office:value-type="date" office:date-value="2022-03-16" calcext:value-type="date">
            <text:p>16/03/22</text:p>
          </table:table-cell>
          <table:table-cell table:formula="of:=[$prevalence_history_20220401.B137]" office:value-type="float" office:value="2818667.58447118" calcext:value-type="float">
            <text:p>2818667.58447118</text:p>
          </table:table-cell>
          <table:table-cell table:formula="of:=[$p_from_i_UK.C644]" office:value-type="float" office:value="2463292.19106252" calcext:value-type="float">
            <text:p>2463292.19106252</text:p>
          </table:table-cell>
          <table:table-cell table:formula="of:=[.C137]/[.B137]" office:value-type="float" office:value="0.873920786059865" calcext:value-type="float">
            <text:p>0.873920786059865</text:p>
          </table:table-cell>
        </table:table-row>
        <table:table-row table:style-name="ro1">
          <table:table-cell table:formula="of:=VALUE([$prevalence_history_20220401.A138])" office:value-type="date" office:date-value="2022-03-17" calcext:value-type="date">
            <text:p>17/03/22</text:p>
          </table:table-cell>
          <table:table-cell table:formula="of:=[$prevalence_history_20220401.B138]" office:value-type="float" office:value="2940192.23220466" calcext:value-type="float">
            <text:p>2940192.23220466</text:p>
          </table:table-cell>
          <table:table-cell table:formula="of:=[$p_from_i_UK.C645]" office:value-type="float" office:value="2570059.59312253" calcext:value-type="float">
            <text:p>2570059.59312253</text:p>
          </table:table-cell>
          <table:table-cell table:formula="of:=[.C138]/[.B138]" office:value-type="float" office:value="0.874112775679095" calcext:value-type="float">
            <text:p>0.874112775679095</text:p>
          </table:table-cell>
        </table:table-row>
        <table:table-row table:style-name="ro1">
          <table:table-cell table:formula="of:=VALUE([$prevalence_history_20220401.A139])" office:value-type="date" office:date-value="2022-03-18" calcext:value-type="date">
            <text:p>18/03/22</text:p>
          </table:table-cell>
          <table:table-cell table:formula="of:=[$prevalence_history_20220401.B139]" office:value-type="float" office:value="3068345.72817281" calcext:value-type="float">
            <text:p>3068345.72817281</text:p>
          </table:table-cell>
          <table:table-cell table:formula="of:=[$p_from_i_UK.C646]" office:value-type="float" office:value="2682119.66531136" calcext:value-type="float">
            <text:p>2682119.66531136</text:p>
          </table:table-cell>
          <table:table-cell table:formula="of:=[.C139]/[.B139]" office:value-type="float" office:value="0.874125637370256" calcext:value-type="float">
            <text:p>0.874125637370256</text:p>
          </table:table-cell>
        </table:table-row>
        <table:table-row table:style-name="ro1">
          <table:table-cell table:formula="of:=VALUE([$prevalence_history_20220401.A140])" office:value-type="date" office:date-value="2022-03-19" calcext:value-type="date">
            <text:p>19/03/22</text:p>
          </table:table-cell>
          <table:table-cell table:formula="of:=[$prevalence_history_20220401.B140]" office:value-type="float" office:value="3200283.6560356" calcext:value-type="float">
            <text:p>3200283.6560356</text:p>
          </table:table-cell>
          <table:table-cell table:formula="of:=[$p_from_i_UK.C647]" office:value-type="float" office:value="2796862.72568368" calcext:value-type="float">
            <text:p>2796862.72568368</text:p>
          </table:table-cell>
          <table:table-cell table:formula="of:=[.C140]/[.B140]" office:value-type="float" office:value="0.873942133350871" calcext:value-type="float">
            <text:p>0.873942133350871</text:p>
          </table:table-cell>
        </table:table-row>
        <table:table-row table:style-name="ro1">
          <table:table-cell table:formula="of:=VALUE([$prevalence_history_20220401.A141])" office:value-type="date" office:date-value="2022-03-20" calcext:value-type="date">
            <text:p>20/03/22</text:p>
          </table:table-cell>
          <table:table-cell table:formula="of:=[$prevalence_history_20220401.B141]" office:value-type="float" office:value="3335465.81380341" calcext:value-type="float">
            <text:p>3335465.81380341</text:p>
          </table:table-cell>
          <table:table-cell table:formula="of:=[$p_from_i_UK.C648]" office:value-type="float" office:value="2913877.56820591" calcext:value-type="float">
            <text:p>2913877.56820591</text:p>
          </table:table-cell>
          <table:table-cell table:formula="of:=[.C141]/[.B141]" office:value-type="float" office:value="0.873604387173508" calcext:value-type="float">
            <text:p>0.873604387173508</text:p>
          </table:table-cell>
        </table:table-row>
        <table:table-row table:style-name="ro1">
          <table:table-cell table:formula="of:=VALUE([$prevalence_history_20220401.A142])" office:value-type="date" office:date-value="2022-03-21" calcext:value-type="date">
            <text:p>21/03/22</text:p>
          </table:table-cell>
          <table:table-cell table:formula="of:=[$prevalence_history_20220401.B142]" office:value-type="float" office:value="3471048.87935953" calcext:value-type="float">
            <text:p>3471048.87935953</text:p>
          </table:table-cell>
          <table:table-cell table:formula="of:=[$p_from_i_UK.C649]" office:value-type="float" office:value="3030515.16068667" calcext:value-type="float">
            <text:p>3030515.16068667</text:p>
          </table:table-cell>
          <table:table-cell table:formula="of:=[.C142]/[.B142]" office:value-type="float" office:value="0.873083401016772" calcext:value-type="float">
            <text:p>0.873083401016772</text:p>
          </table:table-cell>
        </table:table-row>
        <table:table-row table:style-name="ro1">
          <table:table-cell table:formula="of:=VALUE([$prevalence_history_20220401.A143])" office:value-type="date" office:date-value="2022-03-22" calcext:value-type="date">
            <text:p>22/03/22</text:p>
          </table:table-cell>
          <table:table-cell table:formula="of:=[$prevalence_history_20220401.B143]" office:value-type="float" office:value="3605768.98110139" calcext:value-type="float">
            <text:p>3605768.98110139</text:p>
          </table:table-cell>
          <table:table-cell table:formula="of:=[$p_from_i_UK.C650]" office:value-type="float" office:value="3145720.52229739" calcext:value-type="float">
            <text:p>3145720.52229739</text:p>
          </table:table-cell>
          <table:table-cell table:formula="of:=[.C143]/[.B143]" office:value-type="float" office:value="0.872413218590761" calcext:value-type="float">
            <text:p>0.872413218590761</text:p>
          </table:table-cell>
        </table:table-row>
        <table:table-row table:style-name="ro1">
          <table:table-cell table:formula="of:=VALUE([$prevalence_history_20220401.A144])" office:value-type="date" office:date-value="2022-03-23" calcext:value-type="date">
            <text:p>23/03/22</text:p>
          </table:table-cell>
          <table:table-cell table:formula="of:=[$prevalence_history_20220401.B144]" office:value-type="float" office:value="3737106.98740981" calcext:value-type="float">
            <text:p>3737106.98740981</text:p>
          </table:table-cell>
          <table:table-cell table:formula="of:=[$p_from_i_UK.C651]" office:value-type="float" office:value="3257084.91671736" calcext:value-type="float">
            <text:p>3257084.91671736</text:p>
          </table:table-cell>
          <table:table-cell table:formula="of:=[.C144]/[.B144]" office:value-type="float" office:value="0.87155249440018" calcext:value-type="float">
            <text:p>0.87155249440018</text:p>
          </table:table-cell>
        </table:table-row>
        <table:table-row table:style-name="ro1">
          <table:table-cell table:formula="of:=VALUE([$prevalence_history_20220401.A145])" office:value-type="date" office:date-value="2022-03-24" calcext:value-type="date">
            <text:p>24/03/22</text:p>
          </table:table-cell>
          <table:table-cell table:formula="of:=[$prevalence_history_20220401.B145]" office:value-type="float" office:value="3863465.45636865" calcext:value-type="float">
            <text:p>3863465.45636865</text:p>
          </table:table-cell>
          <table:table-cell table:formula="of:=[$p_from_i_UK.C652]" office:value-type="float" office:value="3363494.04591102" calcext:value-type="float">
            <text:p>3363494.04591102</text:p>
          </table:table-cell>
          <table:table-cell table:formula="of:=[.C145]/[.B145]" office:value-type="float" office:value="0.870589910508074" calcext:value-type="float">
            <text:p>0.870589910508074</text:p>
          </table:table-cell>
        </table:table-row>
        <table:table-row table:style-name="ro1">
          <table:table-cell table:formula="of:=VALUE([$prevalence_history_20220401.A146])" office:value-type="date" office:date-value="2022-03-25" calcext:value-type="date">
            <text:p>25/03/22</text:p>
          </table:table-cell>
          <table:table-cell table:formula="of:=[$prevalence_history_20220401.B146]" office:value-type="float" office:value="3984019.16781891" calcext:value-type="float">
            <text:p>3984019.16781891</text:p>
          </table:table-cell>
          <table:table-cell table:formula="of:=[$p_from_i_UK.C653]" office:value-type="float" office:value="3464462.58872908" calcext:value-type="float">
            <text:p>3464462.58872908</text:p>
          </table:table-cell>
          <table:table-cell table:formula="of:=[.C146]/[.B146]" office:value-type="float" office:value="0.869589839505147" calcext:value-type="float">
            <text:p>0.869589839505147</text:p>
          </table:table-cell>
        </table:table-row>
        <table:table-row table:style-name="ro1">
          <table:table-cell table:formula="of:=VALUE([$prevalence_history_20220401.A147])" office:value-type="date" office:date-value="2022-03-26" calcext:value-type="date">
            <text:p>26/03/22</text:p>
          </table:table-cell>
          <table:table-cell table:formula="of:=[$prevalence_history_20220401.B147]" office:value-type="float" office:value="4097863.08988523" calcext:value-type="float">
            <text:p>4097863.08988523</text:p>
          </table:table-cell>
          <table:table-cell table:formula="of:=[$p_from_i_UK.C654]" office:value-type="float" office:value="3559271.79804873" calcext:value-type="float">
            <text:p>3559271.79804873</text:p>
          </table:table-cell>
          <table:table-cell table:formula="of:=[.C147]/[.B147]" office:value-type="float" office:value="0.868567768121414" calcext:value-type="float">
            <text:p>0.868567768121414</text:p>
          </table:table-cell>
        </table:table-row>
        <table:table-row table:style-name="ro1">
          <table:table-cell table:formula="of:=VALUE([$prevalence_history_20220401.A148])" office:value-type="date" office:date-value="2022-03-27" calcext:value-type="date">
            <text:p>27/03/22</text:p>
          </table:table-cell>
          <table:table-cell table:formula="of:=[$prevalence_history_20220401.B148]" office:value-type="float" office:value="4201714.98265371" calcext:value-type="float">
            <text:p>4201714.98265371</text:p>
          </table:table-cell>
          <table:table-cell table:formula="of:=[$p_from_i_UK.C655]" office:value-type="float" office:value="3645058.70842539" calcext:value-type="float">
            <text:p>3645058.70842539</text:p>
          </table:table-cell>
          <table:table-cell table:formula="of:=[.C148]/[.B148]" office:value-type="float" office:value="0.867516888573734" calcext:value-type="float">
            <text:p>0.867516888573734</text:p>
          </table:table-cell>
        </table:table-row>
        <table:table-row table:style-name="ro1">
          <table:table-cell table:formula="of:=VALUE([$prevalence_history_20220401.A149])" office:value-type="date" office:date-value="2022-03-28" calcext:value-type="date">
            <text:p>28/03/22</text:p>
          </table:table-cell>
          <table:table-cell table:formula="of:=[$prevalence_history_20220401.B149]" office:value-type="float" office:value="4293484.03910085" calcext:value-type="float">
            <text:p>4293484.03910085</text:p>
          </table:table-cell>
          <table:table-cell table:formula="of:=[$p_from_i_UK.C656]" office:value-type="float" office:value="3719870.04542725" calcext:value-type="float">
            <text:p>3719870.04542725</text:p>
          </table:table-cell>
          <table:table-cell table:formula="of:=[.C149]/[.B149]" office:value-type="float" office:value="0.866398945832874" calcext:value-type="float">
            <text:p>0.866398945832874</text:p>
          </table:table-cell>
        </table:table-row>
        <table:table-row table:style-name="ro1">
          <table:table-cell table:formula="of:=VALUE([$prevalence_history_20220401.A150])" office:value-type="date" office:date-value="2022-03-29" calcext:value-type="date">
            <text:p>29/03/22</text:p>
          </table:table-cell>
          <table:table-cell table:formula="of:=[$prevalence_history_20220401.B150]" office:value-type="float" office:value="4374572.90902805" calcext:value-type="float">
            <text:p>4374572.90902805</text:p>
          </table:table-cell>
          <table:table-cell table:formula="of:=[$p_from_i_UK.C657]" office:value-type="float" office:value="3785380.9278796" calcext:value-type="float">
            <text:p>3785380.9278796</text:p>
          </table:table-cell>
          <table:table-cell table:formula="of:=[.C150]/[.B150]" office:value-type="float" office:value="0.86531439905082" calcext:value-type="float">
            <text:p>0.86531439905082</text:p>
          </table:table-cell>
        </table:table-row>
        <table:table-row table:style-name="ro1">
          <table:table-cell table:formula="of:=VALUE([$prevalence_history_20220401.A151])" office:value-type="date" office:date-value="2022-03-30" calcext:value-type="date">
            <text:p>30/03/22</text:p>
          </table:table-cell>
          <table:table-cell table:formula="of:=[$prevalence_history_20220401.B151]" office:value-type="float" office:value="4442987.31516464" calcext:value-type="float">
            <text:p>4442987.31516464</text:p>
          </table:table-cell>
          <table:table-cell table:formula="of:=[$p_from_i_UK.C658]" office:value-type="float" office:value="3839669.40371741" calcext:value-type="float">
            <text:p>3839669.40371741</text:p>
          </table:table-cell>
          <table:table-cell table:formula="of:=[.C151]/[.B151]" office:value-type="float" office:value="0.864208950273613" calcext:value-type="float">
            <text:p>0.864208950273613</text:p>
          </table:table-cell>
        </table:table-row>
        <table:table-row table:style-name="ro1">
          <table:table-cell table:formula="of:=VALUE([$prevalence_history_20220401.A152])" office:value-type="date" office:date-value="2022-03-31" calcext:value-type="date">
            <text:p>31/03/22</text:p>
          </table:table-cell>
          <table:table-cell table:formula="of:=[$prevalence_history_20220401.B152]" office:value-type="float" office:value="4498791.40002867" calcext:value-type="float">
            <text:p>4498791.40002867</text:p>
          </table:table-cell>
          <table:table-cell table:formula="of:=[$p_from_i_UK.C659]" office:value-type="float" office:value="3882879.64473947" calcext:value-type="float">
            <text:p>3882879.64473947</text:p>
          </table:table-cell>
          <table:table-cell table:formula="of:=[.C152]/[.B152]" office:value-type="float" office:value="0.863093951125344" calcext:value-type="float">
            <text:p>0.863093951125344</text:p>
          </table:table-cell>
        </table:table-row>
        <table:table-row table:style-name="ro1" table:number-rows-repeated="104842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22:49:31.2334485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1T22:50:44.350277222</dc:date>
    <meta:editing-duration>PT38M11S</meta:editing-duration>
    <meta:editing-cycles>7</meta:editing-cycles>
    <meta:generator>LibreOffice/7.2.5.2.0$Linux_X86_64 LibreOffice_project/20$Build-2</meta:generator>
    <meta:document-statistic meta:table-count="3" meta:cell-count="288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617cm" svg:y="3.955cm" style:legend-expansion="high" chart:style-name="ch2"/>
        <chart:plot-area chart:style-name="ch3" table:cell-range-address="Sheet3.A2:Sheet3.C225 Sheet3.B1:Sheet3.C1" chart:data-source-has-labels="both" svg:x="0.319cm" svg:y="0.18cm" svg:width="11.979cm" svg:height="8.646cm">
          <chart:coordinate-region svg:x="1.866cm" svg:y="0.379cm" svg:width="10.432cm" svg:height="7.8cm"/>
          <chart:axis chart:dimension="x" chart:name="primary-x" chart:style-name="ch4" chartooo:axis-type="auto">
            <chartooo:date-scale/>
            <chart:categories table:cell-range-address="Sheet3.A2:Sheet3.A2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225" chart:label-cell-address="Sheet3.B1:Sheet3.B1" chart:class="chart:line">
            <chart:data-point chart:repeated="224"/>
          </chart:series>
          <chart:series chart:style-name="ch8" chart:values-cell-range-address="Sheet3.C2:Sheet3.C225" chart:label-cell-address="Sheet3.C1:Sheet3.C1" chart:class="chart:line">
            <chart:data-point chart:repeated="2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Sheet3.B1:Sheet3.B1</svg:desc>
                </draw:g>
              </table:table-cell>
              <table:table-cell office:value-type="string">
                <text:p/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float" office:value="44501">
                <text:p>44501</text:p>
                <draw:g>
                  <svg:desc>Sheet3.A2:Sheet3.A225</svg:desc>
                </draw:g>
              </table:table-cell>
              <table:table-cell office:value-type="float" office:value="1225225.65325367">
                <text:p>1225225.65325367</text:p>
                <draw:g>
                  <svg:desc>Sheet3.B2:Sheet3.B225</svg:desc>
                </draw:g>
              </table:table-cell>
              <table:table-cell office:value-type="float" office:value="1051838.06945806">
                <text:p>1051838.06945806</text:p>
                <draw:g>
                  <svg:desc>Sheet3.C2:Sheet3.C225</svg:desc>
                </draw:g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1221161.83661904">
                <text:p>1221161.83661904</text:p>
              </table:table-cell>
              <table:table-cell office:value-type="float" office:value="1047393.86442809">
                <text:p>1047393.86442809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213497.14986412">
                <text:p>1213497.14986412</text:p>
              </table:table-cell>
              <table:table-cell office:value-type="float" office:value="1039798.84435169">
                <text:p>1039798.8443516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1202131.65993773">
                <text:p>1202131.65993773</text:p>
              </table:table-cell>
              <table:table-cell office:value-type="float" office:value="1028904.17205008">
                <text:p>1028904.172050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1188396.01801115">
                <text:p>1188396.01801115</text:p>
              </table:table-cell>
              <table:table-cell office:value-type="float" office:value="1015997.21993322">
                <text:p>1015997.21993322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1172661.9625553">
                <text:p>1172661.9625553</text:p>
              </table:table-cell>
              <table:table-cell office:value-type="float" office:value="1001513.31174973">
                <text:p>1001513.3117497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1154803.05304939">
                <text:p>1154803.05304939</text:p>
              </table:table-cell>
              <table:table-cell office:value-type="float" office:value="985458.67854562">
                <text:p>985458.67854562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1134519.5457792">
                <text:p>1134519.5457792</text:p>
              </table:table-cell>
              <table:table-cell office:value-type="float" office:value="967450.74660272">
                <text:p>967450.74660272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1112818.16170476">
                <text:p>1112818.16170476</text:p>
              </table:table-cell>
              <table:table-cell office:value-type="float" office:value="948391.118988102">
                <text:p>948391.118988102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1091519.54804676">
                <text:p>1091519.54804676</text:p>
              </table:table-cell>
              <table:table-cell office:value-type="float" office:value="930036.373496446">
                <text:p>930036.373496446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1070837.04337689">
                <text:p>1070837.04337689</text:p>
              </table:table-cell>
              <table:table-cell office:value-type="float" office:value="912485.793450863">
                <text:p>912485.793450863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1050768.13430284">
                <text:p>1050768.13430284</text:p>
              </table:table-cell>
              <table:table-cell office:value-type="float" office:value="895680.033860166">
                <text:p>895680.033860166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1032717.10448078">
                <text:p>1032717.10448078</text:p>
              </table:table-cell>
              <table:table-cell office:value-type="float" office:value="880948.643122814">
                <text:p>880948.643122814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1016582.37337023">
                <text:p>1016582.37337023</text:p>
              </table:table-cell>
              <table:table-cell office:value-type="float" office:value="868033.100204849">
                <text:p>868033.100204849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1003487.52279245">
                <text:p>1003487.52279245</text:p>
              </table:table-cell>
              <table:table-cell office:value-type="float" office:value="857924.420838541">
                <text:p>857924.420838541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993886.608771427">
                <text:p>993886.608771427</text:p>
              </table:table-cell>
              <table:table-cell office:value-type="float" office:value="850962.221935385">
                <text:p>850962.221935385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987724.832476748">
                <text:p>987724.832476748</text:p>
              </table:table-cell>
              <table:table-cell office:value-type="float" office:value="847104.181712756">
                <text:p>847104.181712756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985140.282204749">
                <text:p>985140.282204749</text:p>
              </table:table-cell>
              <table:table-cell office:value-type="float" office:value="846375.144732286">
                <text:p>846375.144732286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986208.452628364">
                <text:p>986208.452628364</text:p>
              </table:table-cell>
              <table:table-cell office:value-type="float" office:value="848699.883029479">
                <text:p>848699.883029479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990776.779205306">
                <text:p>990776.779205306</text:p>
              </table:table-cell>
              <table:table-cell office:value-type="float" office:value="853935.85462641">
                <text:p>853935.85462641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997231.967933214">
                <text:p>997231.967933214</text:p>
              </table:table-cell>
              <table:table-cell office:value-type="float" office:value="860461.734719332">
                <text:p>860461.734719332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1006581.75691971">
                <text:p>1006581.75691971</text:p>
              </table:table-cell>
              <table:table-cell office:value-type="float" office:value="869316.449446622">
                <text:p>869316.449446622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1016791.52573228">
                <text:p>1016791.52573228</text:p>
              </table:table-cell>
              <table:table-cell office:value-type="float" office:value="878532.648877305">
                <text:p>878532.648877305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1027264.39287272">
                <text:p>1027264.39287272</text:p>
              </table:table-cell>
              <table:table-cell office:value-type="float" office:value="887548.92763641">
                <text:p>887548.92763641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1037108.1322188">
                <text:p>1037108.1322188</text:p>
              </table:table-cell>
              <table:table-cell office:value-type="float" office:value="895617.073202673">
                <text:p>895617.073202673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1046606.19079905">
                <text:p>1046606.19079905</text:p>
              </table:table-cell>
              <table:table-cell office:value-type="float" office:value="903185.516002592">
                <text:p>903185.516002592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1055100.25457194">
                <text:p>1055100.25457194</text:p>
              </table:table-cell>
              <table:table-cell office:value-type="float" office:value="909784.380273766">
                <text:p>909784.380273766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1062844.93468102">
                <text:p>1062844.93468102</text:p>
              </table:table-cell>
              <table:table-cell office:value-type="float" office:value="915687.047102539">
                <text:p>915687.047102539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1069182.23509926">
                <text:p>1069182.23509926</text:p>
              </table:table-cell>
              <table:table-cell office:value-type="float" office:value="920448.030427027">
                <text:p>920448.030427027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1074578.80594417">
                <text:p>1074578.80594417</text:p>
              </table:table-cell>
              <table:table-cell office:value-type="float" office:value="924590.428901402">
                <text:p>924590.428901402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1079282.99854664">
                <text:p>1079282.99854664</text:p>
              </table:table-cell>
              <table:table-cell office:value-type="float" office:value="928296.395418741">
                <text:p>928296.395418741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1084176.64488056">
                <text:p>1084176.64488056</text:p>
              </table:table-cell>
              <table:table-cell office:value-type="float" office:value="932423.804058939">
                <text:p>932423.804058939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1088964.73051117">
                <text:p>1088964.73051117</text:p>
              </table:table-cell>
              <table:table-cell office:value-type="float" office:value="936623.302119437">
                <text:p>936623.302119437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1093775.99829496">
                <text:p>1093775.99829496</text:p>
              </table:table-cell>
              <table:table-cell office:value-type="float" office:value="940986.538856711">
                <text:p>940986.538856711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1099070.70362963">
                <text:p>1099070.70362963</text:p>
              </table:table-cell>
              <table:table-cell office:value-type="float" office:value="945899.398959611">
                <text:p>945899.398959611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1103638.67736126">
                <text:p>1103638.67736126</text:p>
              </table:table-cell>
              <table:table-cell office:value-type="float" office:value="950052.20812311">
                <text:p>950052.20812311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1107611.78444115">
                <text:p>1107611.78444115</text:p>
              </table:table-cell>
              <table:table-cell office:value-type="float" office:value="953525.145476844">
                <text:p>953525.145476844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1112247.7745548">
                <text:p>1112247.7745548</text:p>
              </table:table-cell>
              <table:table-cell office:value-type="float" office:value="957565.479418241">
                <text:p>957565.479418241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1118021.2044387">
                <text:p>1118021.2044387</text:p>
              </table:table-cell>
              <table:table-cell office:value-type="float" office:value="962696.575148138">
                <text:p>962696.575148138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1124891.06437716">
                <text:p>1124891.06437716</text:p>
              </table:table-cell>
              <table:table-cell office:value-type="float" office:value="968886.968619388">
                <text:p>968886.968619388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1132961.24402994">
                <text:p>1132961.24402994</text:p>
              </table:table-cell>
              <table:table-cell office:value-type="float" office:value="976217.420143095">
                <text:p>976217.420143095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1142942.97691262">
                <text:p>1142942.97691262</text:p>
              </table:table-cell>
              <table:table-cell office:value-type="float" office:value="985448.322918392">
                <text:p>985448.322918392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1155368.48174719">
                <text:p>1155368.48174719</text:p>
              </table:table-cell>
              <table:table-cell office:value-type="float" office:value="996995.116673034">
                <text:p>996995.116673034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1171934.93729835">
                <text:p>1171934.93729835</text:p>
              </table:table-cell>
              <table:table-cell office:value-type="float" office:value="1012397.66852681">
                <text:p>1012397.66852681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1196707.86614131">
                <text:p>1196707.86614131</text:p>
              </table:table-cell>
              <table:table-cell office:value-type="float" office:value="1035718.24195431">
                <text:p>1035718.24195431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1229409.73091686">
                <text:p>1229409.73091686</text:p>
              </table:table-cell>
              <table:table-cell office:value-type="float" office:value="1066575.95569419">
                <text:p>1066575.95569419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1269200.43706022">
                <text:p>1269200.43706022</text:p>
              </table:table-cell>
              <table:table-cell office:value-type="float" office:value="1103957.04219194">
                <text:p>1103957.04219194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1315981.43205328">
                <text:p>1315981.43205328</text:p>
              </table:table-cell>
              <table:table-cell office:value-type="float" office:value="1147449.45307923">
                <text:p>1147449.45307923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1370710.61757525">
                <text:p>1370710.61757525</text:p>
              </table:table-cell>
              <table:table-cell office:value-type="float" office:value="1197808.77921066">
                <text:p>1197808.77921066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1432303.1275663">
                <text:p>1432303.1275663</text:p>
              </table:table-cell>
              <table:table-cell office:value-type="float" office:value="1253703.77471849">
                <text:p>1253703.77471849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1500933.82501413">
                <text:p>1500933.82501413</text:p>
              </table:table-cell>
              <table:table-cell office:value-type="float" office:value="1315171.03540889">
                <text:p>1315171.03540889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1575673.97506158">
                <text:p>1575673.97506158</text:p>
              </table:table-cell>
              <table:table-cell office:value-type="float" office:value="1381526.57401905">
                <text:p>1381526.57401905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1656593.63105086">
                <text:p>1656593.63105086</text:p>
              </table:table-cell>
              <table:table-cell office:value-type="float" office:value="1452957.47991208">
                <text:p>1452957.47991208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1742628.07986191">
                <text:p>1742628.07986191</text:p>
              </table:table-cell>
              <table:table-cell office:value-type="float" office:value="1528425.18931274">
                <text:p>1528425.18931274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1830702.95432837">
                <text:p>1830702.95432837</text:p>
              </table:table-cell>
              <table:table-cell office:value-type="float" office:value="1604995.74849834">
                <text:p>1604995.74849834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1919438.10352442">
                <text:p>1919438.10352442</text:p>
              </table:table-cell>
              <table:table-cell office:value-type="float" office:value="1681524.7155518">
                <text:p>1681524.7155518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2007610.66064007">
                <text:p>2007610.66064007</text:p>
              </table:table-cell>
              <table:table-cell office:value-type="float" office:value="1756934.97083924">
                <text:p>1756934.97083924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2094060.70716616">
                <text:p>2094060.70716616</text:p>
              </table:table-cell>
              <table:table-cell office:value-type="float" office:value="1830192.11718779">
                <text:p>1830192.11718779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2177312.82952321">
                <text:p>2177312.82952321</text:p>
              </table:table-cell>
              <table:table-cell office:value-type="float" office:value="1900032.00969607">
                <text:p>1900032.00969607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2258299.42138797">
                <text:p>2258299.42138797</text:p>
              </table:table-cell>
              <table:table-cell office:value-type="float" office:value="1967762.02042705">
                <text:p>1967762.02042705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2336172.54667223">
                <text:p>2336172.54667223</text:p>
              </table:table-cell>
              <table:table-cell office:value-type="float" office:value="2032934.46026395">
                <text:p>2032934.46026395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2409954.4467259">
                <text:p>2409954.4467259</text:p>
              </table:table-cell>
              <table:table-cell office:value-type="float" office:value="2094658.04947091">
                <text:p>2094658.04947091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2477673.60128534">
                <text:p>2477673.60128534</text:p>
              </table:table-cell>
              <table:table-cell office:value-type="float" office:value="2151016.85724656">
                <text:p>2151016.85724656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2539531.79667837">
                <text:p>2539531.79667837</text:p>
              </table:table-cell>
              <table:table-cell office:value-type="float" office:value="2202288.90961288">
                <text:p>2202288.90961288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2594926.84368055">
                <text:p>2594926.84368055</text:p>
              </table:table-cell>
              <table:table-cell office:value-type="float" office:value="2247865.50611742">
                <text:p>2247865.50611742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2642460.38602982">
                <text:p>2642460.38602982</text:p>
              </table:table-cell>
              <table:table-cell office:value-type="float" office:value="2286246.69256902">
                <text:p>2286246.69256902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2681354.24460668">
                <text:p>2681354.24460668</text:p>
              </table:table-cell>
              <table:table-cell office:value-type="float" office:value="2316756.66300903">
                <text:p>2316756.66300903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2711498.80222384">
                <text:p>2711498.80222384</text:p>
              </table:table-cell>
              <table:table-cell office:value-type="float" office:value="2339504.8990124">
                <text:p>2339504.8990124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2733235.20342781">
                <text:p>2733235.20342781</text:p>
              </table:table-cell>
              <table:table-cell office:value-type="float" office:value="2354986.12454453">
                <text:p>2354986.12454453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2746377.06056317">
                <text:p>2746377.06056317</text:p>
              </table:table-cell>
              <table:table-cell office:value-type="float" office:value="2363076.98033158">
                <text:p>2363076.98033158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2750193.9517426">
                <text:p>2750193.9517426</text:p>
              </table:table-cell>
              <table:table-cell office:value-type="float" office:value="2363135.01459034">
                <text:p>2363135.01459034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2743510.53346998">
                <text:p>2743510.53346998</text:p>
              </table:table-cell>
              <table:table-cell office:value-type="float" office:value="2354126.7051024">
                <text:p>2354126.7051024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2725973.07078637">
                <text:p>2725973.07078637</text:p>
              </table:table-cell>
              <table:table-cell office:value-type="float" office:value="2335594.79648438">
                <text:p>2335594.79648438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2697898.94109244">
                <text:p>2697898.94109244</text:p>
              </table:table-cell>
              <table:table-cell office:value-type="float" office:value="2307806.26262926">
                <text:p>2307806.26262926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2661183.24560049">
                <text:p>2661183.24560049</text:p>
              </table:table-cell>
              <table:table-cell office:value-type="float" office:value="2272712.43503872">
                <text:p>2272712.43503872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2617601.06895556">
                <text:p>2617601.06895556</text:p>
              </table:table-cell>
              <table:table-cell office:value-type="float" office:value="2232228.0786976">
                <text:p>2232228.0786976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2569289.07254374">
                <text:p>2569289.07254374</text:p>
              </table:table-cell>
              <table:table-cell office:value-type="float" office:value="2188544.71585116">
                <text:p>2188544.71585116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2517512.20846105">
                <text:p>2517512.20846105</text:p>
              </table:table-cell>
              <table:table-cell office:value-type="float" office:value="2142829.4074777">
                <text:p>2142829.4074777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2462507.47281987">
                <text:p>2462507.47281987</text:p>
              </table:table-cell>
              <table:table-cell office:value-type="float" office:value="2095088.45325318">
                <text:p>2095088.45325318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2407604.16338639">
                <text:p>2407604.16338639</text:p>
              </table:table-cell>
              <table:table-cell office:value-type="float" office:value="2048299.32707704">
                <text:p>2048299.32707704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2355591.37419954">
                <text:p>2355591.37419954</text:p>
              </table:table-cell>
              <table:table-cell office:value-type="float" office:value="2004876.31827579">
                <text:p>2004876.31827579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2308789.26745214">
                <text:p>2308789.26745214</text:p>
              </table:table-cell>
              <table:table-cell office:value-type="float" office:value="1966764.56844957">
                <text:p>1966764.56844957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2268097.03744749">
                <text:p>2268097.03744749</text:p>
              </table:table-cell>
              <table:table-cell office:value-type="float" office:value="1934544.08672485">
                <text:p>1934544.08672485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2235066.91831615">
                <text:p>2235066.91831615</text:p>
              </table:table-cell>
              <table:table-cell office:value-type="float" office:value="1909474.14556335">
                <text:p>1909474.14556335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2210771.93688579">
                <text:p>2210771.93688579</text:p>
              </table:table-cell>
              <table:table-cell office:value-type="float" office:value="1892352.77206213">
                <text:p>1892352.77206213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2195530.43039408">
                <text:p>2195530.43039408</text:p>
              </table:table-cell>
              <table:table-cell office:value-type="float" office:value="1883075.4290445">
                <text:p>1883075.4290445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2189752.56706795">
                <text:p>2189752.56706795</text:p>
              </table:table-cell>
              <table:table-cell office:value-type="float" office:value="1881880.2610442">
                <text:p>1881880.2610442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2193745.30893546">
                <text:p>2193745.30893546</text:p>
              </table:table-cell>
              <table:table-cell office:value-type="float" office:value="1888970.5648998">
                <text:p>1888970.5648998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2206545.57952518">
                <text:p>2206545.57952518</text:p>
              </table:table-cell>
              <table:table-cell office:value-type="float" office:value="1903314.37139617">
                <text:p>1903314.37139617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2227761.58783144">
                <text:p>2227761.58783144</text:p>
              </table:table-cell>
              <table:table-cell office:value-type="float" office:value="1924470.46689723">
                <text:p>1924470.46689723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2256169.1758445">
                <text:p>2256169.1758445</text:p>
              </table:table-cell>
              <table:table-cell office:value-type="float" office:value="1951274.53707582">
                <text:p>1951274.53707582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2289912.32492456">
                <text:p>2289912.32492456</text:p>
              </table:table-cell>
              <table:table-cell office:value-type="float" office:value="1982074.54845613">
                <text:p>1982074.54845613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2327811.4902091">
                <text:p>2327811.4902091</text:p>
              </table:table-cell>
              <table:table-cell office:value-type="float" office:value="2015825.21166942">
                <text:p>2015825.21166942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2369461.69461441">
                <text:p>2369461.69461441</text:p>
              </table:table-cell>
              <table:table-cell office:value-type="float" office:value="2052323.63557476">
                <text:p>2052323.63557476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2413683.82807985">
                <text:p>2413683.82807985</text:p>
              </table:table-cell>
              <table:table-cell office:value-type="float" office:value="2090631.32395198">
                <text:p>2090631.32395198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2458228.38040988">
                <text:p>2458228.38040988</text:p>
              </table:table-cell>
              <table:table-cell office:value-type="float" office:value="2128697.3841837">
                <text:p>2128697.3841837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2502201.10270068">
                <text:p>2502201.10270068</text:p>
              </table:table-cell>
              <table:table-cell office:value-type="float" office:value="2165888.41636083">
                <text:p>2165888.41636083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2543736.01503">
                <text:p>2543736.01503</text:p>
              </table:table-cell>
              <table:table-cell office:value-type="float" office:value="2200558.08549805">
                <text:p>2200558.08549805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2581133.71089688">
                <text:p>2581133.71089688</text:p>
              </table:table-cell>
              <table:table-cell office:value-type="float" office:value="2231144.51240422">
                <text:p>2231144.51240422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2613437.72736932">
                <text:p>2613437.72736932</text:p>
              </table:table-cell>
              <table:table-cell office:value-type="float" office:value="2256863.42042988">
                <text:p>2256863.42042988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2639851.50049568">
                <text:p>2639851.50049568</text:p>
              </table:table-cell>
              <table:table-cell office:value-type="float" office:value="2277172.74851037">
                <text:p>2277172.74851037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2659850.21328853">
                <text:p>2659850.21328853</text:p>
              </table:table-cell>
              <table:table-cell office:value-type="float" office:value="2291782.14727807">
                <text:p>2291782.14727807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2674163.45907564">
                <text:p>2674163.45907564</text:p>
              </table:table-cell>
              <table:table-cell office:value-type="float" office:value="2301516.72247637">
                <text:p>2301516.72247637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2682372.13425227">
                <text:p>2682372.13425227</text:p>
              </table:table-cell>
              <table:table-cell office:value-type="float" office:value="2306121.26926321">
                <text:p>2306121.26926321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2683736.42491193">
                <text:p>2683736.42491193</text:p>
              </table:table-cell>
              <table:table-cell office:value-type="float" office:value="2304982.08360062">
                <text:p>2304982.08360062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2678949.47448495">
                <text:p>2678949.47448495</text:p>
              </table:table-cell>
              <table:table-cell office:value-type="float" office:value="2298768.53265705">
                <text:p>2298768.53265705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2667597.84886694">
                <text:p>2667597.84886694</text:p>
              </table:table-cell>
              <table:table-cell office:value-type="float" office:value="2287043.56721106">
                <text:p>2287043.56721106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2649263.43745461">
                <text:p>2649263.43745461</text:p>
              </table:table-cell>
              <table:table-cell office:value-type="float" office:value="2269262.56421693">
                <text:p>2269262.56421693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2627171.16641734">
                <text:p>2627171.16641734</text:p>
              </table:table-cell>
              <table:table-cell office:value-type="float" office:value="2248563.5965798">
                <text:p>2248563.5965798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2601043.58100839">
                <text:p>2601043.58100839</text:p>
              </table:table-cell>
              <table:table-cell office:value-type="float" office:value="2224708.17659741">
                <text:p>2224708.17659741</text:p>
              </table:table-cell>
            </table:table-row>
            <table:table-row>
              <table:table-cell office:value-type="float" office:value="44611">
                <text:p>44611</text:p>
              </table:table-cell>
              <table:table-cell office:value-type="float" office:value="2571559.92090826">
                <text:p>2571559.92090826</text:p>
              </table:table-cell>
              <table:table-cell office:value-type="float" office:value="2198343.62094084">
                <text:p>2198343.62094084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2539288.38834797">
                <text:p>2539288.38834797</text:p>
              </table:table-cell>
              <table:table-cell office:value-type="float" office:value="2169898.24828498">
                <text:p>2169898.24828498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2504998.25170073">
                <text:p>2504998.25170073</text:p>
              </table:table-cell>
              <table:table-cell office:value-type="float" office:value="2140072.07958393">
                <text:p>2140072.07958393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2468326.10256982">
                <text:p>2468326.10256982</text:p>
              </table:table-cell>
              <table:table-cell office:value-type="float" office:value="2108337.88438727">
                <text:p>2108337.88438727</text:p>
              </table:table-cell>
            </table:table-row>
            <table:table-row>
              <table:table-cell office:value-type="float" office:value="44615">
                <text:p>44615</text:p>
              </table:table-cell>
              <table:table-cell office:value-type="float" office:value="2429999.26432166">
                <text:p>2429999.26432166</text:p>
              </table:table-cell>
              <table:table-cell office:value-type="float" office:value="2075137.51325818">
                <text:p>2075137.51325818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2391305.93631846">
                <text:p>2391305.93631846</text:p>
              </table:table-cell>
              <table:table-cell office:value-type="float" office:value="2041780.50953347">
                <text:p>2041780.50953347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2353562.91433675">
                <text:p>2353562.91433675</text:p>
              </table:table-cell>
              <table:table-cell office:value-type="float" office:value="2009501.74500341">
                <text:p>2009501.74500341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2317026.76331251">
                <text:p>2317026.76331251</text:p>
              </table:table-cell>
              <table:table-cell office:value-type="float" office:value="1978479.37063151">
                <text:p>1978479.37063151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2283198.30916072">
                <text:p>2283198.30916072</text:p>
              </table:table-cell>
              <table:table-cell office:value-type="float" office:value="1950190.66862863">
                <text:p>1950190.66862863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2252301.14240576">
                <text:p>2252301.14240576</text:p>
              </table:table-cell>
              <table:table-cell office:value-type="float" office:value="1924803.89439313">
                <text:p>1924803.89439313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2224037.58753879">
                <text:p>2224037.58753879</text:p>
              </table:table-cell>
              <table:table-cell office:value-type="float" office:value="1901877.95328444">
                <text:p>1901877.95328444</text:p>
              </table:table-cell>
            </table:table-row>
            <table:table-row>
              <table:table-cell office:value-type="float" office:value="44622">
                <text:p>44622</text:p>
              </table:table-cell>
              <table:table-cell office:value-type="float" office:value="2200829.21195052">
                <text:p>2200829.21195052</text:p>
              </table:table-cell>
              <table:table-cell office:value-type="float" office:value="1883609.8611376">
                <text:p>1883609.8611376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2182742.76225924">
                <text:p>2182742.76225924</text:p>
              </table:table-cell>
              <table:table-cell office:value-type="float" office:value="1869935.6982572">
                <text:p>1869935.6982572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2171214.31829348">
                <text:p>2171214.31829348</text:p>
              </table:table-cell>
              <table:table-cell office:value-type="float" office:value="1862227.02409792">
                <text:p>1862227.02409792</text:p>
              </table:table-cell>
            </table:table-row>
            <table:table-row>
              <table:table-cell office:value-type="float" office:value="44625">
                <text:p>44625</text:p>
              </table:table-cell>
              <table:table-cell office:value-type="float" office:value="2166601.80342667">
                <text:p>2166601.80342667</text:p>
              </table:table-cell>
              <table:table-cell office:value-type="float" office:value="1860702.91110706">
                <text:p>1860702.91110706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2169494.96638992">
                <text:p>2169494.96638992</text:p>
              </table:table-cell>
              <table:table-cell office:value-type="float" office:value="1865896.72074856">
                <text:p>1865896.72074856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2181524.36625129">
                <text:p>2181524.36625129</text:p>
              </table:table-cell>
              <table:table-cell office:value-type="float" office:value="1879347.01211457">
                <text:p>1879347.01211457</text:p>
              </table:table-cell>
            </table:table-row>
            <table:table-row>
              <table:table-cell office:value-type="float" office:value="44628">
                <text:p>44628</text:p>
              </table:table-cell>
              <table:table-cell office:value-type="float" office:value="2205095.87533586">
                <text:p>2205095.87533586</text:p>
              </table:table-cell>
              <table:table-cell office:value-type="float" office:value="1903249.47857478">
                <text:p>1903249.47857478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2240462.42999339">
                <text:p>2240462.42999339</text:p>
              </table:table-cell>
              <table:table-cell office:value-type="float" office:value="1937799.62709132">
                <text:p>1937799.62709132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2288746.80929362">
                <text:p>2288746.80929362</text:p>
              </table:table-cell>
              <table:table-cell office:value-type="float" office:value="1983915.69328453">
                <text:p>1983915.69328453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2349851.60354518">
                <text:p>2349851.60354518</text:p>
              </table:table-cell>
              <table:table-cell office:value-type="float" office:value="2041306.88734118">
                <text:p>2041306.88734118</text:p>
              </table:table-cell>
            </table:table-row>
            <table:table-row>
              <table:table-cell office:value-type="float" office:value="44632">
                <text:p>44632</text:p>
              </table:table-cell>
              <table:table-cell office:value-type="float" office:value="2423082.56816634">
                <text:p>2423082.56816634</text:p>
              </table:table-cell>
              <table:table-cell office:value-type="float" office:value="2109084.91264506">
                <text:p>2109084.91264506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2507133.86324099">
                <text:p>2507133.86324099</text:p>
              </table:table-cell>
              <table:table-cell office:value-type="float" office:value="2185699.21346083">
                <text:p>2185699.21346083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2601933.58163299">
                <text:p>2601933.58163299</text:p>
              </table:table-cell>
              <table:table-cell office:value-type="float" office:value="2271060.50639394">
                <text:p>2271060.50639394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2706486.36889106">
                <text:p>2706486.36889106</text:p>
              </table:table-cell>
              <table:table-cell office:value-type="float" office:value="2364257.64361573">
                <text:p>2364257.64361573</text:p>
              </table:table-cell>
            </table:table-row>
            <table:table-row>
              <table:table-cell office:value-type="float" office:value="44636">
                <text:p>44636</text:p>
              </table:table-cell>
              <table:table-cell office:value-type="float" office:value="2818667.58447118">
                <text:p>2818667.58447118</text:p>
              </table:table-cell>
              <table:table-cell office:value-type="float" office:value="2463292.19106252">
                <text:p>2463292.19106252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2940192.23220466">
                <text:p>2940192.23220466</text:p>
              </table:table-cell>
              <table:table-cell office:value-type="float" office:value="2570059.59312253">
                <text:p>2570059.59312253</text:p>
              </table:table-cell>
            </table:table-row>
            <table:table-row>
              <table:table-cell office:value-type="float" office:value="44638">
                <text:p>44638</text:p>
              </table:table-cell>
              <table:table-cell office:value-type="float" office:value="3068345.72817281">
                <text:p>3068345.72817281</text:p>
              </table:table-cell>
              <table:table-cell office:value-type="float" office:value="2682119.66531136">
                <text:p>2682119.66531136</text:p>
              </table:table-cell>
            </table:table-row>
            <table:table-row>
              <table:table-cell office:value-type="float" office:value="44639">
                <text:p>44639</text:p>
              </table:table-cell>
              <table:table-cell office:value-type="float" office:value="3200283.6560356">
                <text:p>3200283.6560356</text:p>
              </table:table-cell>
              <table:table-cell office:value-type="float" office:value="2796862.72568368">
                <text:p>2796862.72568368</text:p>
              </table:table-cell>
            </table:table-row>
            <table:table-row>
              <table:table-cell office:value-type="float" office:value="44640">
                <text:p>44640</text:p>
              </table:table-cell>
              <table:table-cell office:value-type="float" office:value="3335465.81380341">
                <text:p>3335465.81380341</text:p>
              </table:table-cell>
              <table:table-cell office:value-type="float" office:value="2913877.56820591">
                <text:p>2913877.56820591</text:p>
              </table:table-cell>
            </table:table-row>
            <table:table-row>
              <table:table-cell office:value-type="float" office:value="44641">
                <text:p>44641</text:p>
              </table:table-cell>
              <table:table-cell office:value-type="float" office:value="3471048.87935953">
                <text:p>3471048.87935953</text:p>
              </table:table-cell>
              <table:table-cell office:value-type="float" office:value="3030515.16068667">
                <text:p>3030515.16068667</text:p>
              </table:table-cell>
            </table:table-row>
            <table:table-row>
              <table:table-cell office:value-type="float" office:value="44642">
                <text:p>44642</text:p>
              </table:table-cell>
              <table:table-cell office:value-type="float" office:value="3605768.98110139">
                <text:p>3605768.98110139</text:p>
              </table:table-cell>
              <table:table-cell office:value-type="float" office:value="3145720.52229739">
                <text:p>3145720.52229739</text:p>
              </table:table-cell>
            </table:table-row>
            <table:table-row>
              <table:table-cell office:value-type="float" office:value="44643">
                <text:p>44643</text:p>
              </table:table-cell>
              <table:table-cell office:value-type="float" office:value="3737106.98740981">
                <text:p>3737106.98740981</text:p>
              </table:table-cell>
              <table:table-cell office:value-type="float" office:value="3257084.91671736">
                <text:p>3257084.91671736</text:p>
              </table:table-cell>
            </table:table-row>
            <table:table-row>
              <table:table-cell office:value-type="float" office:value="44644">
                <text:p>44644</text:p>
              </table:table-cell>
              <table:table-cell office:value-type="float" office:value="3863465.45636865">
                <text:p>3863465.45636865</text:p>
              </table:table-cell>
              <table:table-cell office:value-type="float" office:value="3363494.04591102">
                <text:p>3363494.04591102</text:p>
              </table:table-cell>
            </table:table-row>
            <table:table-row>
              <table:table-cell office:value-type="float" office:value="44645">
                <text:p>44645</text:p>
              </table:table-cell>
              <table:table-cell office:value-type="float" office:value="3984019.16781891">
                <text:p>3984019.16781891</text:p>
              </table:table-cell>
              <table:table-cell office:value-type="float" office:value="3464462.58872908">
                <text:p>3464462.58872908</text:p>
              </table:table-cell>
            </table:table-row>
            <table:table-row>
              <table:table-cell office:value-type="float" office:value="44646">
                <text:p>44646</text:p>
              </table:table-cell>
              <table:table-cell office:value-type="float" office:value="4097863.08988523">
                <text:p>4097863.08988523</text:p>
              </table:table-cell>
              <table:table-cell office:value-type="float" office:value="3559271.79804873">
                <text:p>3559271.79804873</text:p>
              </table:table-cell>
            </table:table-row>
            <table:table-row>
              <table:table-cell office:value-type="float" office:value="44647">
                <text:p>44647</text:p>
              </table:table-cell>
              <table:table-cell office:value-type="float" office:value="4201714.98265371">
                <text:p>4201714.98265371</text:p>
              </table:table-cell>
              <table:table-cell office:value-type="float" office:value="3645058.70842539">
                <text:p>3645058.70842539</text:p>
              </table:table-cell>
            </table:table-row>
            <table:table-row>
              <table:table-cell office:value-type="float" office:value="44648">
                <text:p>44648</text:p>
              </table:table-cell>
              <table:table-cell office:value-type="float" office:value="4293484.03910085">
                <text:p>4293484.03910085</text:p>
              </table:table-cell>
              <table:table-cell office:value-type="float" office:value="3719870.04542725">
                <text:p>3719870.04542725</text:p>
              </table:table-cell>
            </table:table-row>
            <table:table-row>
              <table:table-cell office:value-type="float" office:value="44649">
                <text:p>44649</text:p>
              </table:table-cell>
              <table:table-cell office:value-type="float" office:value="4374572.90902805">
                <text:p>4374572.90902805</text:p>
              </table:table-cell>
              <table:table-cell office:value-type="float" office:value="3785380.9278796">
                <text:p>3785380.9278796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4442987.31516464">
                <text:p>4442987.31516464</text:p>
              </table:table-cell>
              <table:table-cell office:value-type="float" office:value="3839669.40371741">
                <text:p>3839669.40371741</text:p>
              </table:table-cell>
            </table:table-row>
            <table:table-row>
              <table:table-cell office:value-type="float" office:value="44651">
                <text:p>44651</text:p>
              </table:table-cell>
              <table:table-cell office:value-type="float" office:value="4498791.40002867">
                <text:p>4498791.40002867</text:p>
              </table:table-cell>
              <table:table-cell office:value-type="float" office:value="3882879.64473947">
                <text:p>3882879.64473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617cm" svg:y="3.955cm" style:legend-expansion="high" chart:style-name="ch2"/>
        <chart:plot-area chart:style-name="ch3" table:cell-range-address="Sheet3.A2:Sheet3.C225 Sheet3.B1:Sheet3.C1" chart:data-source-has-labels="both" svg:x="0.319cm" svg:y="0.18cm" svg:width="11.979cm" svg:height="8.646cm">
          <chart:coordinate-region svg:x="2.052cm" svg:y="0.379cm" svg:width="10.246cm" svg:height="7.8cm"/>
          <chart:axis chart:dimension="x" chart:name="primary-x" chart:style-name="ch4" chartooo:axis-type="auto">
            <chartooo:date-scale/>
            <chart:categories table:cell-range-address="Sheet3.A2:Sheet3.A22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heet3.B2:Sheet3.B225" chart:label-cell-address="Sheet3.B1:Sheet3.B1" chart:class="chart:line">
            <chart:data-point chart:repeated="224"/>
          </chart:series>
          <chart:series chart:style-name="ch9" chart:values-cell-range-address="Sheet3.C2:Sheet3.C225" chart:label-cell-address="Sheet3.C1:Sheet3.C1" chart:class="chart:line">
            <chart:data-point chart:repeated="2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ive_cases</text:p>
                <draw:g>
                  <svg:desc>Sheet3.B1:Sheet3.B1</svg:desc>
                </draw:g>
              </table:table-cell>
              <table:table-cell office:value-type="string">
                <text:p/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float" office:value="44501">
                <text:p>44501</text:p>
                <draw:g>
                  <svg:desc>Sheet3.A2:Sheet3.A225</svg:desc>
                </draw:g>
              </table:table-cell>
              <table:table-cell office:value-type="float" office:value="1225225.65325367">
                <text:p>1225225.65325367</text:p>
                <draw:g>
                  <svg:desc>Sheet3.B2:Sheet3.B225</svg:desc>
                </draw:g>
              </table:table-cell>
              <table:table-cell office:value-type="float" office:value="1051838.06945806">
                <text:p>1051838.06945806</text:p>
                <draw:g>
                  <svg:desc>Sheet3.C2:Sheet3.C225</svg:desc>
                </draw:g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1221161.83661904">
                <text:p>1221161.83661904</text:p>
              </table:table-cell>
              <table:table-cell office:value-type="float" office:value="1047393.86442809">
                <text:p>1047393.86442809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213497.14986412">
                <text:p>1213497.14986412</text:p>
              </table:table-cell>
              <table:table-cell office:value-type="float" office:value="1039798.84435169">
                <text:p>1039798.8443516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1202131.65993773">
                <text:p>1202131.65993773</text:p>
              </table:table-cell>
              <table:table-cell office:value-type="float" office:value="1028904.17205008">
                <text:p>1028904.172050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1188396.01801115">
                <text:p>1188396.01801115</text:p>
              </table:table-cell>
              <table:table-cell office:value-type="float" office:value="1015997.21993322">
                <text:p>1015997.21993322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1172661.9625553">
                <text:p>1172661.9625553</text:p>
              </table:table-cell>
              <table:table-cell office:value-type="float" office:value="1001513.31174973">
                <text:p>1001513.3117497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1154803.05304939">
                <text:p>1154803.05304939</text:p>
              </table:table-cell>
              <table:table-cell office:value-type="float" office:value="985458.67854562">
                <text:p>985458.67854562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1134519.5457792">
                <text:p>1134519.5457792</text:p>
              </table:table-cell>
              <table:table-cell office:value-type="float" office:value="967450.74660272">
                <text:p>967450.74660272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1112818.16170476">
                <text:p>1112818.16170476</text:p>
              </table:table-cell>
              <table:table-cell office:value-type="float" office:value="948391.118988102">
                <text:p>948391.118988102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1091519.54804676">
                <text:p>1091519.54804676</text:p>
              </table:table-cell>
              <table:table-cell office:value-type="float" office:value="930036.373496446">
                <text:p>930036.373496446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1070837.04337689">
                <text:p>1070837.04337689</text:p>
              </table:table-cell>
              <table:table-cell office:value-type="float" office:value="912485.793450863">
                <text:p>912485.793450863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1050768.13430284">
                <text:p>1050768.13430284</text:p>
              </table:table-cell>
              <table:table-cell office:value-type="float" office:value="895680.033860166">
                <text:p>895680.033860166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1032717.10448078">
                <text:p>1032717.10448078</text:p>
              </table:table-cell>
              <table:table-cell office:value-type="float" office:value="880948.643122814">
                <text:p>880948.643122814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1016582.37337023">
                <text:p>1016582.37337023</text:p>
              </table:table-cell>
              <table:table-cell office:value-type="float" office:value="868033.100204849">
                <text:p>868033.100204849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1003487.52279245">
                <text:p>1003487.52279245</text:p>
              </table:table-cell>
              <table:table-cell office:value-type="float" office:value="857924.420838541">
                <text:p>857924.420838541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993886.608771427">
                <text:p>993886.608771427</text:p>
              </table:table-cell>
              <table:table-cell office:value-type="float" office:value="850962.221935385">
                <text:p>850962.221935385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987724.832476748">
                <text:p>987724.832476748</text:p>
              </table:table-cell>
              <table:table-cell office:value-type="float" office:value="847104.181712756">
                <text:p>847104.181712756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985140.282204749">
                <text:p>985140.282204749</text:p>
              </table:table-cell>
              <table:table-cell office:value-type="float" office:value="846375.144732286">
                <text:p>846375.144732286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986208.452628364">
                <text:p>986208.452628364</text:p>
              </table:table-cell>
              <table:table-cell office:value-type="float" office:value="848699.883029479">
                <text:p>848699.883029479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990776.779205306">
                <text:p>990776.779205306</text:p>
              </table:table-cell>
              <table:table-cell office:value-type="float" office:value="853935.85462641">
                <text:p>853935.85462641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997231.967933214">
                <text:p>997231.967933214</text:p>
              </table:table-cell>
              <table:table-cell office:value-type="float" office:value="860461.734719332">
                <text:p>860461.734719332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1006581.75691971">
                <text:p>1006581.75691971</text:p>
              </table:table-cell>
              <table:table-cell office:value-type="float" office:value="869316.449446622">
                <text:p>869316.449446622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1016791.52573228">
                <text:p>1016791.52573228</text:p>
              </table:table-cell>
              <table:table-cell office:value-type="float" office:value="878532.648877305">
                <text:p>878532.648877305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1027264.39287272">
                <text:p>1027264.39287272</text:p>
              </table:table-cell>
              <table:table-cell office:value-type="float" office:value="887548.92763641">
                <text:p>887548.92763641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1037108.1322188">
                <text:p>1037108.1322188</text:p>
              </table:table-cell>
              <table:table-cell office:value-type="float" office:value="895617.073202673">
                <text:p>895617.073202673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1046606.19079905">
                <text:p>1046606.19079905</text:p>
              </table:table-cell>
              <table:table-cell office:value-type="float" office:value="903185.516002592">
                <text:p>903185.516002592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1055100.25457194">
                <text:p>1055100.25457194</text:p>
              </table:table-cell>
              <table:table-cell office:value-type="float" office:value="909784.380273766">
                <text:p>909784.380273766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1062844.93468102">
                <text:p>1062844.93468102</text:p>
              </table:table-cell>
              <table:table-cell office:value-type="float" office:value="915687.047102539">
                <text:p>915687.047102539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1069182.23509926">
                <text:p>1069182.23509926</text:p>
              </table:table-cell>
              <table:table-cell office:value-type="float" office:value="920448.030427027">
                <text:p>920448.030427027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1074578.80594417">
                <text:p>1074578.80594417</text:p>
              </table:table-cell>
              <table:table-cell office:value-type="float" office:value="924590.428901402">
                <text:p>924590.428901402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1079282.99854664">
                <text:p>1079282.99854664</text:p>
              </table:table-cell>
              <table:table-cell office:value-type="float" office:value="928296.395418741">
                <text:p>928296.395418741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1084176.64488056">
                <text:p>1084176.64488056</text:p>
              </table:table-cell>
              <table:table-cell office:value-type="float" office:value="932423.804058939">
                <text:p>932423.804058939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1088964.73051117">
                <text:p>1088964.73051117</text:p>
              </table:table-cell>
              <table:table-cell office:value-type="float" office:value="936623.302119437">
                <text:p>936623.302119437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1093775.99829496">
                <text:p>1093775.99829496</text:p>
              </table:table-cell>
              <table:table-cell office:value-type="float" office:value="940986.538856711">
                <text:p>940986.538856711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1099070.70362963">
                <text:p>1099070.70362963</text:p>
              </table:table-cell>
              <table:table-cell office:value-type="float" office:value="945899.398959611">
                <text:p>945899.398959611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1103638.67736126">
                <text:p>1103638.67736126</text:p>
              </table:table-cell>
              <table:table-cell office:value-type="float" office:value="950052.20812311">
                <text:p>950052.20812311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1107611.78444115">
                <text:p>1107611.78444115</text:p>
              </table:table-cell>
              <table:table-cell office:value-type="float" office:value="953525.145476844">
                <text:p>953525.145476844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1112247.7745548">
                <text:p>1112247.7745548</text:p>
              </table:table-cell>
              <table:table-cell office:value-type="float" office:value="957565.479418241">
                <text:p>957565.479418241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1118021.2044387">
                <text:p>1118021.2044387</text:p>
              </table:table-cell>
              <table:table-cell office:value-type="float" office:value="962696.575148138">
                <text:p>962696.575148138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1124891.06437716">
                <text:p>1124891.06437716</text:p>
              </table:table-cell>
              <table:table-cell office:value-type="float" office:value="968886.968619388">
                <text:p>968886.968619388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1132961.24402994">
                <text:p>1132961.24402994</text:p>
              </table:table-cell>
              <table:table-cell office:value-type="float" office:value="976217.420143095">
                <text:p>976217.420143095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1142942.97691262">
                <text:p>1142942.97691262</text:p>
              </table:table-cell>
              <table:table-cell office:value-type="float" office:value="985448.322918392">
                <text:p>985448.322918392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1155368.48174719">
                <text:p>1155368.48174719</text:p>
              </table:table-cell>
              <table:table-cell office:value-type="float" office:value="996995.116673034">
                <text:p>996995.116673034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1171934.93729835">
                <text:p>1171934.93729835</text:p>
              </table:table-cell>
              <table:table-cell office:value-type="float" office:value="1012397.66852681">
                <text:p>1012397.66852681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1196707.86614131">
                <text:p>1196707.86614131</text:p>
              </table:table-cell>
              <table:table-cell office:value-type="float" office:value="1035718.24195431">
                <text:p>1035718.24195431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1229409.73091686">
                <text:p>1229409.73091686</text:p>
              </table:table-cell>
              <table:table-cell office:value-type="float" office:value="1066575.95569419">
                <text:p>1066575.95569419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1269200.43706022">
                <text:p>1269200.43706022</text:p>
              </table:table-cell>
              <table:table-cell office:value-type="float" office:value="1103957.04219194">
                <text:p>1103957.04219194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1315981.43205328">
                <text:p>1315981.43205328</text:p>
              </table:table-cell>
              <table:table-cell office:value-type="float" office:value="1147449.45307923">
                <text:p>1147449.45307923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1370710.61757525">
                <text:p>1370710.61757525</text:p>
              </table:table-cell>
              <table:table-cell office:value-type="float" office:value="1197808.77921066">
                <text:p>1197808.77921066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1432303.1275663">
                <text:p>1432303.1275663</text:p>
              </table:table-cell>
              <table:table-cell office:value-type="float" office:value="1253703.77471849">
                <text:p>1253703.77471849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1500933.82501413">
                <text:p>1500933.82501413</text:p>
              </table:table-cell>
              <table:table-cell office:value-type="float" office:value="1315171.03540889">
                <text:p>1315171.03540889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1575673.97506158">
                <text:p>1575673.97506158</text:p>
              </table:table-cell>
              <table:table-cell office:value-type="float" office:value="1381526.57401905">
                <text:p>1381526.57401905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1656593.63105086">
                <text:p>1656593.63105086</text:p>
              </table:table-cell>
              <table:table-cell office:value-type="float" office:value="1452957.47991208">
                <text:p>1452957.47991208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1742628.07986191">
                <text:p>1742628.07986191</text:p>
              </table:table-cell>
              <table:table-cell office:value-type="float" office:value="1528425.18931274">
                <text:p>1528425.18931274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1830702.95432837">
                <text:p>1830702.95432837</text:p>
              </table:table-cell>
              <table:table-cell office:value-type="float" office:value="1604995.74849834">
                <text:p>1604995.74849834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1919438.10352442">
                <text:p>1919438.10352442</text:p>
              </table:table-cell>
              <table:table-cell office:value-type="float" office:value="1681524.7155518">
                <text:p>1681524.7155518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2007610.66064007">
                <text:p>2007610.66064007</text:p>
              </table:table-cell>
              <table:table-cell office:value-type="float" office:value="1756934.97083924">
                <text:p>1756934.97083924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2094060.70716616">
                <text:p>2094060.70716616</text:p>
              </table:table-cell>
              <table:table-cell office:value-type="float" office:value="1830192.11718779">
                <text:p>1830192.11718779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2177312.82952321">
                <text:p>2177312.82952321</text:p>
              </table:table-cell>
              <table:table-cell office:value-type="float" office:value="1900032.00969607">
                <text:p>1900032.00969607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2258299.42138797">
                <text:p>2258299.42138797</text:p>
              </table:table-cell>
              <table:table-cell office:value-type="float" office:value="1967762.02042705">
                <text:p>1967762.02042705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2336172.54667223">
                <text:p>2336172.54667223</text:p>
              </table:table-cell>
              <table:table-cell office:value-type="float" office:value="2032934.46026395">
                <text:p>2032934.46026395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2409954.4467259">
                <text:p>2409954.4467259</text:p>
              </table:table-cell>
              <table:table-cell office:value-type="float" office:value="2094658.04947091">
                <text:p>2094658.04947091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2477673.60128534">
                <text:p>2477673.60128534</text:p>
              </table:table-cell>
              <table:table-cell office:value-type="float" office:value="2151016.85724656">
                <text:p>2151016.85724656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2539531.79667837">
                <text:p>2539531.79667837</text:p>
              </table:table-cell>
              <table:table-cell office:value-type="float" office:value="2202288.90961288">
                <text:p>2202288.90961288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2594926.84368055">
                <text:p>2594926.84368055</text:p>
              </table:table-cell>
              <table:table-cell office:value-type="float" office:value="2247865.50611742">
                <text:p>2247865.50611742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2642460.38602982">
                <text:p>2642460.38602982</text:p>
              </table:table-cell>
              <table:table-cell office:value-type="float" office:value="2286246.69256902">
                <text:p>2286246.69256902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2681354.24460668">
                <text:p>2681354.24460668</text:p>
              </table:table-cell>
              <table:table-cell office:value-type="float" office:value="2316756.66300903">
                <text:p>2316756.66300903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2711498.80222384">
                <text:p>2711498.80222384</text:p>
              </table:table-cell>
              <table:table-cell office:value-type="float" office:value="2339504.8990124">
                <text:p>2339504.8990124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2733235.20342781">
                <text:p>2733235.20342781</text:p>
              </table:table-cell>
              <table:table-cell office:value-type="float" office:value="2354986.12454453">
                <text:p>2354986.12454453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2746377.06056317">
                <text:p>2746377.06056317</text:p>
              </table:table-cell>
              <table:table-cell office:value-type="float" office:value="2363076.98033158">
                <text:p>2363076.98033158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2750193.9517426">
                <text:p>2750193.9517426</text:p>
              </table:table-cell>
              <table:table-cell office:value-type="float" office:value="2363135.01459034">
                <text:p>2363135.01459034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2743510.53346998">
                <text:p>2743510.53346998</text:p>
              </table:table-cell>
              <table:table-cell office:value-type="float" office:value="2354126.7051024">
                <text:p>2354126.7051024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2725973.07078637">
                <text:p>2725973.07078637</text:p>
              </table:table-cell>
              <table:table-cell office:value-type="float" office:value="2335594.79648438">
                <text:p>2335594.79648438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2697898.94109244">
                <text:p>2697898.94109244</text:p>
              </table:table-cell>
              <table:table-cell office:value-type="float" office:value="2307806.26262926">
                <text:p>2307806.26262926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2661183.24560049">
                <text:p>2661183.24560049</text:p>
              </table:table-cell>
              <table:table-cell office:value-type="float" office:value="2272712.43503872">
                <text:p>2272712.43503872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2617601.06895556">
                <text:p>2617601.06895556</text:p>
              </table:table-cell>
              <table:table-cell office:value-type="float" office:value="2232228.0786976">
                <text:p>2232228.0786976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2569289.07254374">
                <text:p>2569289.07254374</text:p>
              </table:table-cell>
              <table:table-cell office:value-type="float" office:value="2188544.71585116">
                <text:p>2188544.71585116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2517512.20846105">
                <text:p>2517512.20846105</text:p>
              </table:table-cell>
              <table:table-cell office:value-type="float" office:value="2142829.4074777">
                <text:p>2142829.4074777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2462507.47281987">
                <text:p>2462507.47281987</text:p>
              </table:table-cell>
              <table:table-cell office:value-type="float" office:value="2095088.45325318">
                <text:p>2095088.45325318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2407604.16338639">
                <text:p>2407604.16338639</text:p>
              </table:table-cell>
              <table:table-cell office:value-type="float" office:value="2048299.32707704">
                <text:p>2048299.32707704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2355591.37419954">
                <text:p>2355591.37419954</text:p>
              </table:table-cell>
              <table:table-cell office:value-type="float" office:value="2004876.31827579">
                <text:p>2004876.31827579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2308789.26745214">
                <text:p>2308789.26745214</text:p>
              </table:table-cell>
              <table:table-cell office:value-type="float" office:value="1966764.56844957">
                <text:p>1966764.56844957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2268097.03744749">
                <text:p>2268097.03744749</text:p>
              </table:table-cell>
              <table:table-cell office:value-type="float" office:value="1934544.08672485">
                <text:p>1934544.08672485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2235066.91831615">
                <text:p>2235066.91831615</text:p>
              </table:table-cell>
              <table:table-cell office:value-type="float" office:value="1909474.14556335">
                <text:p>1909474.14556335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2210771.93688579">
                <text:p>2210771.93688579</text:p>
              </table:table-cell>
              <table:table-cell office:value-type="float" office:value="1892352.77206213">
                <text:p>1892352.77206213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2195530.43039408">
                <text:p>2195530.43039408</text:p>
              </table:table-cell>
              <table:table-cell office:value-type="float" office:value="1883075.4290445">
                <text:p>1883075.4290445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2189752.56706795">
                <text:p>2189752.56706795</text:p>
              </table:table-cell>
              <table:table-cell office:value-type="float" office:value="1881880.2610442">
                <text:p>1881880.2610442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2193745.30893546">
                <text:p>2193745.30893546</text:p>
              </table:table-cell>
              <table:table-cell office:value-type="float" office:value="1888970.5648998">
                <text:p>1888970.5648998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2206545.57952518">
                <text:p>2206545.57952518</text:p>
              </table:table-cell>
              <table:table-cell office:value-type="float" office:value="1903314.37139617">
                <text:p>1903314.37139617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2227761.58783144">
                <text:p>2227761.58783144</text:p>
              </table:table-cell>
              <table:table-cell office:value-type="float" office:value="1924470.46689723">
                <text:p>1924470.46689723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2256169.1758445">
                <text:p>2256169.1758445</text:p>
              </table:table-cell>
              <table:table-cell office:value-type="float" office:value="1951274.53707582">
                <text:p>1951274.53707582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2289912.32492456">
                <text:p>2289912.32492456</text:p>
              </table:table-cell>
              <table:table-cell office:value-type="float" office:value="1982074.54845613">
                <text:p>1982074.54845613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2327811.4902091">
                <text:p>2327811.4902091</text:p>
              </table:table-cell>
              <table:table-cell office:value-type="float" office:value="2015825.21166942">
                <text:p>2015825.21166942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2369461.69461441">
                <text:p>2369461.69461441</text:p>
              </table:table-cell>
              <table:table-cell office:value-type="float" office:value="2052323.63557476">
                <text:p>2052323.63557476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2413683.82807985">
                <text:p>2413683.82807985</text:p>
              </table:table-cell>
              <table:table-cell office:value-type="float" office:value="2090631.32395198">
                <text:p>2090631.32395198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2458228.38040988">
                <text:p>2458228.38040988</text:p>
              </table:table-cell>
              <table:table-cell office:value-type="float" office:value="2128697.3841837">
                <text:p>2128697.3841837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2502201.10270068">
                <text:p>2502201.10270068</text:p>
              </table:table-cell>
              <table:table-cell office:value-type="float" office:value="2165888.41636083">
                <text:p>2165888.41636083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2543736.01503">
                <text:p>2543736.01503</text:p>
              </table:table-cell>
              <table:table-cell office:value-type="float" office:value="2200558.08549805">
                <text:p>2200558.08549805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2581133.71089688">
                <text:p>2581133.71089688</text:p>
              </table:table-cell>
              <table:table-cell office:value-type="float" office:value="2231144.51240422">
                <text:p>2231144.51240422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2613437.72736932">
                <text:p>2613437.72736932</text:p>
              </table:table-cell>
              <table:table-cell office:value-type="float" office:value="2256863.42042988">
                <text:p>2256863.42042988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2639851.50049568">
                <text:p>2639851.50049568</text:p>
              </table:table-cell>
              <table:table-cell office:value-type="float" office:value="2277172.74851037">
                <text:p>2277172.74851037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2659850.21328853">
                <text:p>2659850.21328853</text:p>
              </table:table-cell>
              <table:table-cell office:value-type="float" office:value="2291782.14727807">
                <text:p>2291782.14727807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2674163.45907564">
                <text:p>2674163.45907564</text:p>
              </table:table-cell>
              <table:table-cell office:value-type="float" office:value="2301516.72247637">
                <text:p>2301516.72247637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2682372.13425227">
                <text:p>2682372.13425227</text:p>
              </table:table-cell>
              <table:table-cell office:value-type="float" office:value="2306121.26926321">
                <text:p>2306121.26926321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2683736.42491193">
                <text:p>2683736.42491193</text:p>
              </table:table-cell>
              <table:table-cell office:value-type="float" office:value="2304982.08360062">
                <text:p>2304982.08360062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2678949.47448495">
                <text:p>2678949.47448495</text:p>
              </table:table-cell>
              <table:table-cell office:value-type="float" office:value="2298768.53265705">
                <text:p>2298768.53265705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2667597.84886694">
                <text:p>2667597.84886694</text:p>
              </table:table-cell>
              <table:table-cell office:value-type="float" office:value="2287043.56721106">
                <text:p>2287043.56721106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2649263.43745461">
                <text:p>2649263.43745461</text:p>
              </table:table-cell>
              <table:table-cell office:value-type="float" office:value="2269262.56421693">
                <text:p>2269262.56421693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2627171.16641734">
                <text:p>2627171.16641734</text:p>
              </table:table-cell>
              <table:table-cell office:value-type="float" office:value="2248563.5965798">
                <text:p>2248563.5965798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2601043.58100839">
                <text:p>2601043.58100839</text:p>
              </table:table-cell>
              <table:table-cell office:value-type="float" office:value="2224708.17659741">
                <text:p>2224708.17659741</text:p>
              </table:table-cell>
            </table:table-row>
            <table:table-row>
              <table:table-cell office:value-type="float" office:value="44611">
                <text:p>44611</text:p>
              </table:table-cell>
              <table:table-cell office:value-type="float" office:value="2571559.92090826">
                <text:p>2571559.92090826</text:p>
              </table:table-cell>
              <table:table-cell office:value-type="float" office:value="2198343.62094084">
                <text:p>2198343.62094084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2539288.38834797">
                <text:p>2539288.38834797</text:p>
              </table:table-cell>
              <table:table-cell office:value-type="float" office:value="2169898.24828498">
                <text:p>2169898.24828498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2504998.25170073">
                <text:p>2504998.25170073</text:p>
              </table:table-cell>
              <table:table-cell office:value-type="float" office:value="2140072.07958393">
                <text:p>2140072.07958393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2468326.10256982">
                <text:p>2468326.10256982</text:p>
              </table:table-cell>
              <table:table-cell office:value-type="float" office:value="2108337.88438727">
                <text:p>2108337.88438727</text:p>
              </table:table-cell>
            </table:table-row>
            <table:table-row>
              <table:table-cell office:value-type="float" office:value="44615">
                <text:p>44615</text:p>
              </table:table-cell>
              <table:table-cell office:value-type="float" office:value="2429999.26432166">
                <text:p>2429999.26432166</text:p>
              </table:table-cell>
              <table:table-cell office:value-type="float" office:value="2075137.51325818">
                <text:p>2075137.51325818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2391305.93631846">
                <text:p>2391305.93631846</text:p>
              </table:table-cell>
              <table:table-cell office:value-type="float" office:value="2041780.50953347">
                <text:p>2041780.50953347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2353562.91433675">
                <text:p>2353562.91433675</text:p>
              </table:table-cell>
              <table:table-cell office:value-type="float" office:value="2009501.74500341">
                <text:p>2009501.74500341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2317026.76331251">
                <text:p>2317026.76331251</text:p>
              </table:table-cell>
              <table:table-cell office:value-type="float" office:value="1978479.37063151">
                <text:p>1978479.37063151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2283198.30916072">
                <text:p>2283198.30916072</text:p>
              </table:table-cell>
              <table:table-cell office:value-type="float" office:value="1950190.66862863">
                <text:p>1950190.66862863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2252301.14240576">
                <text:p>2252301.14240576</text:p>
              </table:table-cell>
              <table:table-cell office:value-type="float" office:value="1924803.89439313">
                <text:p>1924803.89439313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2224037.58753879">
                <text:p>2224037.58753879</text:p>
              </table:table-cell>
              <table:table-cell office:value-type="float" office:value="1901877.95328444">
                <text:p>1901877.95328444</text:p>
              </table:table-cell>
            </table:table-row>
            <table:table-row>
              <table:table-cell office:value-type="float" office:value="44622">
                <text:p>44622</text:p>
              </table:table-cell>
              <table:table-cell office:value-type="float" office:value="2200829.21195052">
                <text:p>2200829.21195052</text:p>
              </table:table-cell>
              <table:table-cell office:value-type="float" office:value="1883609.8611376">
                <text:p>1883609.8611376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2182742.76225924">
                <text:p>2182742.76225924</text:p>
              </table:table-cell>
              <table:table-cell office:value-type="float" office:value="1869935.6982572">
                <text:p>1869935.6982572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2171214.31829348">
                <text:p>2171214.31829348</text:p>
              </table:table-cell>
              <table:table-cell office:value-type="float" office:value="1862227.02409792">
                <text:p>1862227.02409792</text:p>
              </table:table-cell>
            </table:table-row>
            <table:table-row>
              <table:table-cell office:value-type="float" office:value="44625">
                <text:p>44625</text:p>
              </table:table-cell>
              <table:table-cell office:value-type="float" office:value="2166601.80342667">
                <text:p>2166601.80342667</text:p>
              </table:table-cell>
              <table:table-cell office:value-type="float" office:value="1860702.91110706">
                <text:p>1860702.91110706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2169494.96638992">
                <text:p>2169494.96638992</text:p>
              </table:table-cell>
              <table:table-cell office:value-type="float" office:value="1865896.72074856">
                <text:p>1865896.72074856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2181524.36625129">
                <text:p>2181524.36625129</text:p>
              </table:table-cell>
              <table:table-cell office:value-type="float" office:value="1879347.01211457">
                <text:p>1879347.01211457</text:p>
              </table:table-cell>
            </table:table-row>
            <table:table-row>
              <table:table-cell office:value-type="float" office:value="44628">
                <text:p>44628</text:p>
              </table:table-cell>
              <table:table-cell office:value-type="float" office:value="2205095.87533586">
                <text:p>2205095.87533586</text:p>
              </table:table-cell>
              <table:table-cell office:value-type="float" office:value="1903249.47857478">
                <text:p>1903249.47857478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2240462.42999339">
                <text:p>2240462.42999339</text:p>
              </table:table-cell>
              <table:table-cell office:value-type="float" office:value="1937799.62709132">
                <text:p>1937799.62709132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2288746.80929362">
                <text:p>2288746.80929362</text:p>
              </table:table-cell>
              <table:table-cell office:value-type="float" office:value="1983915.69328453">
                <text:p>1983915.69328453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2349851.60354518">
                <text:p>2349851.60354518</text:p>
              </table:table-cell>
              <table:table-cell office:value-type="float" office:value="2041306.88734118">
                <text:p>2041306.88734118</text:p>
              </table:table-cell>
            </table:table-row>
            <table:table-row>
              <table:table-cell office:value-type="float" office:value="44632">
                <text:p>44632</text:p>
              </table:table-cell>
              <table:table-cell office:value-type="float" office:value="2423082.56816634">
                <text:p>2423082.56816634</text:p>
              </table:table-cell>
              <table:table-cell office:value-type="float" office:value="2109084.91264506">
                <text:p>2109084.91264506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2507133.86324099">
                <text:p>2507133.86324099</text:p>
              </table:table-cell>
              <table:table-cell office:value-type="float" office:value="2185699.21346083">
                <text:p>2185699.21346083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2601933.58163299">
                <text:p>2601933.58163299</text:p>
              </table:table-cell>
              <table:table-cell office:value-type="float" office:value="2271060.50639394">
                <text:p>2271060.50639394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2706486.36889106">
                <text:p>2706486.36889106</text:p>
              </table:table-cell>
              <table:table-cell office:value-type="float" office:value="2364257.64361573">
                <text:p>2364257.64361573</text:p>
              </table:table-cell>
            </table:table-row>
            <table:table-row>
              <table:table-cell office:value-type="float" office:value="44636">
                <text:p>44636</text:p>
              </table:table-cell>
              <table:table-cell office:value-type="float" office:value="2818667.58447118">
                <text:p>2818667.58447118</text:p>
              </table:table-cell>
              <table:table-cell office:value-type="float" office:value="2463292.19106252">
                <text:p>2463292.19106252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2940192.23220466">
                <text:p>2940192.23220466</text:p>
              </table:table-cell>
              <table:table-cell office:value-type="float" office:value="2570059.59312253">
                <text:p>2570059.59312253</text:p>
              </table:table-cell>
            </table:table-row>
            <table:table-row>
              <table:table-cell office:value-type="float" office:value="44638">
                <text:p>44638</text:p>
              </table:table-cell>
              <table:table-cell office:value-type="float" office:value="3068345.72817281">
                <text:p>3068345.72817281</text:p>
              </table:table-cell>
              <table:table-cell office:value-type="float" office:value="2682119.66531136">
                <text:p>2682119.66531136</text:p>
              </table:table-cell>
            </table:table-row>
            <table:table-row>
              <table:table-cell office:value-type="float" office:value="44639">
                <text:p>44639</text:p>
              </table:table-cell>
              <table:table-cell office:value-type="float" office:value="3200283.6560356">
                <text:p>3200283.6560356</text:p>
              </table:table-cell>
              <table:table-cell office:value-type="float" office:value="2796862.72568368">
                <text:p>2796862.72568368</text:p>
              </table:table-cell>
            </table:table-row>
            <table:table-row>
              <table:table-cell office:value-type="float" office:value="44640">
                <text:p>44640</text:p>
              </table:table-cell>
              <table:table-cell office:value-type="float" office:value="3335465.81380341">
                <text:p>3335465.81380341</text:p>
              </table:table-cell>
              <table:table-cell office:value-type="float" office:value="2913877.56820591">
                <text:p>2913877.56820591</text:p>
              </table:table-cell>
            </table:table-row>
            <table:table-row>
              <table:table-cell office:value-type="float" office:value="44641">
                <text:p>44641</text:p>
              </table:table-cell>
              <table:table-cell office:value-type="float" office:value="3471048.87935953">
                <text:p>3471048.87935953</text:p>
              </table:table-cell>
              <table:table-cell office:value-type="float" office:value="3030515.16068667">
                <text:p>3030515.16068667</text:p>
              </table:table-cell>
            </table:table-row>
            <table:table-row>
              <table:table-cell office:value-type="float" office:value="44642">
                <text:p>44642</text:p>
              </table:table-cell>
              <table:table-cell office:value-type="float" office:value="3605768.98110139">
                <text:p>3605768.98110139</text:p>
              </table:table-cell>
              <table:table-cell office:value-type="float" office:value="3145720.52229739">
                <text:p>3145720.52229739</text:p>
              </table:table-cell>
            </table:table-row>
            <table:table-row>
              <table:table-cell office:value-type="float" office:value="44643">
                <text:p>44643</text:p>
              </table:table-cell>
              <table:table-cell office:value-type="float" office:value="3737106.98740981">
                <text:p>3737106.98740981</text:p>
              </table:table-cell>
              <table:table-cell office:value-type="float" office:value="3257084.91671736">
                <text:p>3257084.91671736</text:p>
              </table:table-cell>
            </table:table-row>
            <table:table-row>
              <table:table-cell office:value-type="float" office:value="44644">
                <text:p>44644</text:p>
              </table:table-cell>
              <table:table-cell office:value-type="float" office:value="3863465.45636865">
                <text:p>3863465.45636865</text:p>
              </table:table-cell>
              <table:table-cell office:value-type="float" office:value="3363494.04591102">
                <text:p>3363494.04591102</text:p>
              </table:table-cell>
            </table:table-row>
            <table:table-row>
              <table:table-cell office:value-type="float" office:value="44645">
                <text:p>44645</text:p>
              </table:table-cell>
              <table:table-cell office:value-type="float" office:value="3984019.16781891">
                <text:p>3984019.16781891</text:p>
              </table:table-cell>
              <table:table-cell office:value-type="float" office:value="3464462.58872908">
                <text:p>3464462.58872908</text:p>
              </table:table-cell>
            </table:table-row>
            <table:table-row>
              <table:table-cell office:value-type="float" office:value="44646">
                <text:p>44646</text:p>
              </table:table-cell>
              <table:table-cell office:value-type="float" office:value="4097863.08988523">
                <text:p>4097863.08988523</text:p>
              </table:table-cell>
              <table:table-cell office:value-type="float" office:value="3559271.79804873">
                <text:p>3559271.79804873</text:p>
              </table:table-cell>
            </table:table-row>
            <table:table-row>
              <table:table-cell office:value-type="float" office:value="44647">
                <text:p>44647</text:p>
              </table:table-cell>
              <table:table-cell office:value-type="float" office:value="4201714.98265371">
                <text:p>4201714.98265371</text:p>
              </table:table-cell>
              <table:table-cell office:value-type="float" office:value="3645058.70842539">
                <text:p>3645058.70842539</text:p>
              </table:table-cell>
            </table:table-row>
            <table:table-row>
              <table:table-cell office:value-type="float" office:value="44648">
                <text:p>44648</text:p>
              </table:table-cell>
              <table:table-cell office:value-type="float" office:value="4293484.03910085">
                <text:p>4293484.03910085</text:p>
              </table:table-cell>
              <table:table-cell office:value-type="float" office:value="3719870.04542725">
                <text:p>3719870.04542725</text:p>
              </table:table-cell>
            </table:table-row>
            <table:table-row>
              <table:table-cell office:value-type="float" office:value="44649">
                <text:p>44649</text:p>
              </table:table-cell>
              <table:table-cell office:value-type="float" office:value="4374572.90902805">
                <text:p>4374572.90902805</text:p>
              </table:table-cell>
              <table:table-cell office:value-type="float" office:value="3785380.9278796">
                <text:p>3785380.9278796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4442987.31516464">
                <text:p>4442987.31516464</text:p>
              </table:table-cell>
              <table:table-cell office:value-type="float" office:value="3839669.40371741">
                <text:p>3839669.40371741</text:p>
              </table:table-cell>
            </table:table-row>
            <table:table-row>
              <table:table-cell office:value-type="float" office:value="44651">
                <text:p>44651</text:p>
              </table:table-cell>
              <table:table-cell office:value-type="float" office:value="4498791.40002867">
                <text:p>4498791.40002867</text:p>
              </table:table-cell>
              <table:table-cell office:value-type="float" office:value="3882879.64473947">
                <text:p>3882879.64473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4.201cm" style:legend-expansion="high" chart:style-name="ch2"/>
        <chart:plot-area chart:style-name="ch3" table:cell-range-address="Sheet3.A2:Sheet3.A137 Sheet3.D2:Sheet3.D137" chart:data-source-has-labels="both" svg:x="0.32cm" svg:y="0.18cm" svg:width="12.825cm" svg:height="8.64cm">
          <chart:coordinate-region svg:x="1.418cm" svg:y="0.379cm" svg:width="11.727cm" svg:height="7.794cm"/>
          <chart:axis chart:dimension="x" chart:name="primary-x" chart:style-name="ch4" chartooo:axis-type="auto">
            <chartooo:date-scale/>
            <chart:categories table:cell-range-address="Sheet3.A2:Sheet3.A1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D2:Sheet3.D137" loext:label-string="'percent" chart:class="chart:line">
            <chart:data-point chart:repeated="1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percent</text:p>
              </table:table-cell>
            </table:table-row>
          </table:table-header-rows>
          <table:table-rows>
            <table:table-row>
              <table:table-cell office:value-type="float" office:value="44501">
                <text:p>44501</text:p>
                <draw:g>
                  <svg:desc>Sheet3.A2:Sheet3.A137</svg:desc>
                </draw:g>
              </table:table-cell>
              <table:table-cell office:value-type="float" office:value="0.858485183251618">
                <text:p>0.858485183251618</text:p>
                <draw:g>
                  <svg:desc>Sheet3.D2:Sheet3.D137</svg:desc>
                </draw:g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857702749152358">
                <text:p>0.857702749152358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856861381559995">
                <text:p>0.85686138155999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855899737390974">
                <text:p>0.855899737390974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854931524958786">
                <text:p>0.854931524958786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854051161996741">
                <text:p>0.854051161996741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.853356488747933">
                <text:p>0.853356488747933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.852740484024243">
                <text:p>0.852740484024243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0.852242667872379">
                <text:p>0.852242667872379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0.852056543706172">
                <text:p>0.852056543706172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0.85212385870901">
                <text:p>0.85212385870901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0.852405021260403">
                <text:p>0.852405021260403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0.853039655584798">
                <text:p>0.853039655584798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0.853873845291157">
                <text:p>0.853873845291157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0.854942788377833">
                <text:p>0.854942788377833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0.856196486022973">
                <text:p>0.856196486022973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0.857631755180862">
                <text:p>0.857631755180862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0.859141748663544">
                <text:p>0.859141748663544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0.860568453624172">
                <text:p>0.860568453624172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0.861885212238568">
                <text:p>0.861885212238568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0.862850131552299">
                <text:p>0.862850131552299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0.863632232027391">
                <text:p>0.863632232027391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0.864024361576575">
                <text:p>0.864024361576575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0.863992691457358">
                <text:p>0.863992691457358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0.863571546089973">
                <text:p>0.863571546089973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0.862965959825863">
                <text:p>0.862965959825863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0.86227292272133">
                <text:p>0.86227292272133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0.861543407907715">
                <text:p>0.861543407907715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0.86088975313135">
                <text:p>0.86088975313135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0.860421240198403">
                <text:p>0.860421240198403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0.860104714582536">
                <text:p>0.860104714582536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0.860029413529435">
                <text:p>0.860029413529435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0.86010435037669">
                <text:p>0.86010435037669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0.860310100352882">
                <text:p>0.860310100352882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0.860635622290561">
                <text:p>0.860635622290561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0.860836275142725">
                <text:p>0.860836275142725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0.8608838935006">
                <text:p>0.8608838935006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0.860928204420572">
                <text:p>0.860928204420572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0.861071839537656">
                <text:p>0.861071839537656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0.861316263682697">
                <text:p>0.861316263682697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0.861651204123005">
                <text:p>0.861651204123005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0.8622025270065">
                <text:p>0.8622025270065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0.862923935024904">
                <text:p>0.862923935024904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0.86386849329766">
                <text:p>0.86386849329766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0.865472912193598">
                <text:p>0.865472912193598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0.867551255592198">
                <text:p>0.867551255592198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0.869805122939429">
                <text:p>0.869805122939429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0.871934379263165">
                <text:p>0.871934379263165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0.873859707404579">
                <text:p>0.873859707404579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0.875306176876627">
                <text:p>0.875306176876627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0.876235190046776">
                <text:p>0.876235190046776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0.876784535306588">
                <text:p>0.876784535306588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0.877075374840354">
                <text:p>0.877075374840354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0.877080546890912">
                <text:p>0.877080546890912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0.876710088167837">
                <text:p>0.876710088167837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0.876050502730057">
                <text:p>0.876050502730057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0.875137298921837">
                <text:p>0.875137298921837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0.873991910036144">
                <text:p>0.873991910036144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0.87264998576807">
                <text:p>0.87264998576807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0.871346820439624">
                <text:p>0.871346820439624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0.870198762997953">
                <text:p>0.870198762997953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0.869169146461112">
                <text:p>0.869169146461112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0.868159896497535">
                <text:p>0.868159896497535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0.867202731028375">
                <text:p>0.867202731028375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0.866253902915092">
                <text:p>0.866253902915092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0.865196202999281">
                <text:p>0.865196202999281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0.86402483657987">
                <text:p>0.86402483657987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0.862808752522276">
                <text:p>0.862808752522276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0.861611222331356">
                <text:p>0.861611222331356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0.860434284230079">
                <text:p>0.860434284230079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0.859261221592386">
                <text:p>0.859261221592386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0.858070955581466">
                <text:p>0.858070955581466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0.856793055483348">
                <text:p>0.856793055483348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0.855408713602436">
                <text:p>0.855408713602436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0.854023276599238">
                <text:p>0.854023276599238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0.852776271056566">
                <text:p>0.852776271056566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0.851809451586692">
                <text:p>0.851809451586692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0.85116942046037">
                <text:p>0.85116942046037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0.850794759560281">
                <text:p>0.850794759560281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0.850762495856474">
                <text:p>0.850762495856474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0.85111379683035">
                <text:p>0.85111379683035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0.851859715468959">
                <text:p>0.851859715468959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0.852937089897166">
                <text:p>0.852937089897166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0.854325268704664">
                <text:p>0.854325268704664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0.855969238838721">
                <text:p>0.855969238838721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0.857685870792739">
                <text:p>0.857685870792739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0.859403153281384">
                <text:p>0.859403153281384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0.861071044667644">
                <text:p>0.861071044667644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0.862576503770086">
                <text:p>0.862576503770086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0.863858357828388">
                <text:p>0.863858357828388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0.864861801130425">
                <text:p>0.864861801130425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0.865567876499999">
                <text:p>0.865567876499999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0.865974422820788">
                <text:p>0.865974422820788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0.866156072596371">
                <text:p>0.866156072596371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0.866157903380053">
                <text:p>0.866157903380053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0.865947770006939">
                <text:p>0.865947770006939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0.865593262677065">
                <text:p>0.865593262677065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0.865089015721662">
                <text:p>0.865089015721662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0.864404855503962">
                <text:p>0.864404855503962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0.86356120017508">
                <text:p>0.86356120017508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0.862613956914922">
                <text:p>0.862613956914922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0.861620754367443">
                <text:p>0.861620754367443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0.86064923019774">
                <text:p>0.86064923019774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0.859732040836333">
                <text:p>0.859732040836333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0.858870514333858">
                <text:p>0.858870514333858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0.858085811080483">
                <text:p>0.858085811080483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0.857341959614521">
                <text:p>0.857341959614521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0.856563576175427">
                <text:p>0.856563576175427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0.855887741660228">
                <text:p>0.855887741660228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0.855313687491127">
                <text:p>0.855313687491127</text:p>
              </table:table-cell>
            </table:table-row>
            <table:table-row>
              <table:table-cell office:value-type="float" office:value="44611">
                <text:p>44611</text:p>
              </table:table-cell>
              <table:table-cell office:value-type="float" office:value="0.85486774119749">
                <text:p>0.85486774119749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0.854530055838474">
                <text:p>0.854530055838474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0.854320787701533">
                <text:p>0.854320787701533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0.854156945547933">
                <text:p>0.854156945547933</text:p>
              </table:table-cell>
            </table:table-row>
            <table:table-row>
              <table:table-cell office:value-type="float" office:value="44615">
                <text:p>44615</text:p>
              </table:table-cell>
              <table:table-cell office:value-type="float" office:value="0.853966313375595">
                <text:p>0.853966313375595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0.853834918620618">
                <text:p>0.853834918620618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0.853812631377948">
                <text:p>0.853812631377948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0.853887146216214">
                <text:p>0.853887146216214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0.854148612848922">
                <text:p>0.854148612848922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0.854594378235401">
                <text:p>0.854594378235401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0.855146497496535">
                <text:p>0.855146497496535</text:p>
              </table:table-cell>
            </table:table-row>
            <table:table-row>
              <table:table-cell office:value-type="float" office:value="44622">
                <text:p>44622</text:p>
              </table:table-cell>
              <table:table-cell office:value-type="float" office:value="0.855863713053965">
                <text:p>0.855863713053965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0.856690825226573">
                <text:p>0.856690825226573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0.857689178082421">
                <text:p>0.857689178082421</text:p>
              </table:table-cell>
            </table:table-row>
            <table:table-row>
              <table:table-cell office:value-type="float" office:value="44625">
                <text:p>44625</text:p>
              </table:table-cell>
              <table:table-cell office:value-type="float" office:value="0.858811669114369">
                <text:p>0.858811669114369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0.860060405603729">
                <text:p>0.860060405603729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0.861483392616888">
                <text:p>0.861483392616888</text:p>
              </table:table-cell>
            </table:table-row>
            <table:table-row>
              <table:table-cell office:value-type="float" office:value="44628">
                <text:p>44628</text:p>
              </table:table-cell>
              <table:table-cell office:value-type="float" office:value="0.863114162002092">
                <text:p>0.863114162002092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0.864910565403696">
                <text:p>0.864910565403696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0.866813089691135">
                <text:p>0.866813089691135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0.868696084578912">
                <text:p>0.868696084578912</text:p>
              </table:table-cell>
            </table:table-row>
            <table:table-row>
              <table:table-cell office:value-type="float" office:value="44632">
                <text:p>44632</text:p>
              </table:table-cell>
              <table:table-cell office:value-type="float" office:value="0.870413967874444">
                <text:p>0.870413967874444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0.871791987459081">
                <text:p>0.871791987459081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0.872835695125086">
                <text:p>0.872835695125086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0.873552392796438">
                <text:p>0.873552392796438</text:p>
              </table:table-cell>
            </table:table-row>
            <table:table-row>
              <table:table-cell office:value-type="float" office:value="44636">
                <text:p>44636</text:p>
              </table:table-cell>
              <table:table-cell office:value-type="float" office:value="0.873920786059865">
                <text:p>0.8739207860598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</office:styles>
</office:document-styles>
</file>